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8.78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ynchbench_epcc_19_10_2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4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MP n thre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BARRIER overhead</text:p>
          </table:table-cell>
          <table:table-cell office:value-type="float" office:value="0.07367" calcext:value-type="float">
            <text:p>0,07367</text:p>
          </table:table-cell>
          <table:table-cell office:value-type="float" office:value="0.417978" calcext:value-type="float">
            <text:p>0,417978</text:p>
          </table:table-cell>
          <table:table-cell office:value-type="float" office:value="0.646518" calcext:value-type="float">
            <text:p>0,646518</text:p>
          </table:table-cell>
          <table:table-cell office:value-type="float" office:value="0.770149" calcext:value-type="float">
            <text:p>0,770149</text:p>
          </table:table-cell>
          <table:table-cell office:value-type="float" office:value="1.137507" calcext:value-type="float">
            <text:p>1,137507</text:p>
          </table:table-cell>
          <table:table-cell office:value-type="float" office:value="1.107979" calcext:value-type="float">
            <text:p>1,107979</text:p>
          </table:table-cell>
          <table:table-cell office:value-type="float" office:value="1.382304" calcext:value-type="float">
            <text:p>1,382304</text:p>
          </table:table-cell>
          <table:table-cell office:value-type="float" office:value="1.581904" calcext:value-type="float">
            <text:p>1,581904</text:p>
          </table:table-cell>
          <table:table-cell office:value-type="float" office:value="1.733743" calcext:value-type="float">
            <text:p>1,733743</text:p>
          </table:table-cell>
          <table:table-cell office:value-type="float" office:value="1.725004" calcext:value-type="float">
            <text:p>1,725004</text:p>
          </table:table-cell>
          <table:table-cell office:value-type="float" office:value="1.679416" calcext:value-type="float">
            <text:p>1,679416</text:p>
          </table:table-cell>
          <table:table-cell office:value-type="float" office:value="1.707422" calcext:value-type="float">
            <text:p>1,707422</text:p>
          </table:table-cell>
          <table:table-cell office:value-type="float" office:value="1.860932" calcext:value-type="float">
            <text:p>1,860932</text:p>
          </table:table-cell>
          <table:table-cell office:value-type="float" office:value="1.882945" calcext:value-type="float">
            <text:p>1,882945</text:p>
          </table:table-cell>
          <table:table-cell office:value-type="float" office:value="1.842726" calcext:value-type="float">
            <text:p>1,842726</text:p>
          </table:table-cell>
          <table:table-cell office:value-type="float" office:value="1.946994" calcext:value-type="float">
            <text:p>1,946994</text:p>
          </table:table-cell>
          <table:table-cell office:value-type="float" office:value="2.224995" calcext:value-type="float">
            <text:p>2,224995</text:p>
          </table:table-cell>
          <table:table-cell office:value-type="float" office:value="2.239963" calcext:value-type="float">
            <text:p>2,239963</text:p>
          </table:table-cell>
          <table:table-cell office:value-type="float" office:value="2.236648" calcext:value-type="float">
            <text:p>2,236648</text:p>
          </table:table-cell>
          <table:table-cell office:value-type="float" office:value="2.264376" calcext:value-type="float">
            <text:p>2,264376</text:p>
          </table:table-cell>
          <table:table-cell office:value-type="float" office:value="2.266641" calcext:value-type="float">
            <text:p>2,266641</text:p>
          </table:table-cell>
          <table:table-cell office:value-type="float" office:value="2.310769" calcext:value-type="float">
            <text:p>2,310769</text:p>
          </table:table-cell>
          <table:table-cell office:value-type="float" office:value="2.382323" calcext:value-type="float">
            <text:p>2,382323</text:p>
          </table:table-cell>
          <table:table-cell office:value-type="float" office:value="2.415792" calcext:value-type="float">
            <text:p>2,415792</text:p>
          </table:table-cell>
          <table:table-cell office:value-type="float" office:value="2.550373" calcext:value-type="float">
            <text:p>2,550373</text:p>
          </table:table-cell>
          <table:table-cell office:value-type="float" office:value="2.623624" calcext:value-type="float">
            <text:p>2,623624</text:p>
          </table:table-cell>
          <table:table-cell office:value-type="float" office:value="2.604205" calcext:value-type="float">
            <text:p>2,604205</text:p>
          </table:table-cell>
          <table:table-cell office:value-type="float" office:value="2.61181" calcext:value-type="float">
            <text:p>2,61181</text:p>
          </table:table-cell>
          <table:table-cell office:value-type="float" office:value="2.751842" calcext:value-type="float">
            <text:p>2,751842</text:p>
          </table:table-cell>
          <table:table-cell office:value-type="float" office:value="2.73319" calcext:value-type="float">
            <text:p>2,73319</text:p>
          </table:table-cell>
          <table:table-cell office:value-type="float" office:value="2.81703" calcext:value-type="float">
            <text:p>2,81703</text:p>
          </table:table-cell>
          <table:table-cell office:value-type="float" office:value="2.835991" calcext:value-type="float">
            <text:p>2,835991</text:p>
          </table:table-cell>
          <table:table-cell office:value-type="float" office:value="3.0073" calcext:value-type="float">
            <text:p>3,0073</text:p>
          </table:table-cell>
          <table:table-cell office:value-type="float" office:value="2.996018" calcext:value-type="float">
            <text:p>2,996018</text:p>
          </table:table-cell>
          <table:table-cell office:value-type="float" office:value="2.98156" calcext:value-type="float">
            <text:p>2,98156</text:p>
          </table:table-cell>
          <table:table-cell office:value-type="float" office:value="3.015352" calcext:value-type="float">
            <text:p>3,015352</text:p>
          </table:table-cell>
          <table:table-cell office:value-type="float" office:value="3.013212" calcext:value-type="float">
            <text:p>3,013212</text:p>
          </table:table-cell>
          <table:table-cell office:value-type="float" office:value="3.033247" calcext:value-type="float">
            <text:p>3,033247</text:p>
          </table:table-cell>
          <table:table-cell office:value-type="float" office:value="3.075621" calcext:value-type="float">
            <text:p>3,075621</text:p>
          </table:table-cell>
          <table:table-cell office:value-type="float" office:value="3.106286" calcext:value-type="float">
            <text:p>3,106286</text:p>
          </table:table-cell>
          <table:table-cell office:value-type="float" office:value="3.071781" calcext:value-type="float">
            <text:p>3,071781</text:p>
          </table:table-cell>
          <table:table-cell office:value-type="float" office:value="3.128015" calcext:value-type="float">
            <text:p>3,128015</text:p>
          </table:table-cell>
          <table:table-cell office:value-type="float" office:value="3.021997" calcext:value-type="float">
            <text:p>3,021997</text:p>
          </table:table-cell>
          <table:table-cell office:value-type="float" office:value="3.295501" calcext:value-type="float">
            <text:p>3,295501</text:p>
          </table:table-cell>
          <table:table-cell office:value-type="float" office:value="3.254392" calcext:value-type="float">
            <text:p>3,254392</text:p>
          </table:table-cell>
          <table:table-cell office:value-type="float" office:value="3.240059" calcext:value-type="float">
            <text:p>3,240059</text:p>
          </table:table-cell>
          <table:table-cell office:value-type="float" office:value="3.42143" calcext:value-type="float">
            <text:p>3,42143</text:p>
          </table:table-cell>
          <table:table-cell office:value-type="float" office:value="3.528269" calcext:value-type="float">
            <text:p>3,528269</text:p>
          </table:table-cell>
          <table:table-cell office:value-type="float" office:value="3.407222" calcext:value-type="float">
            <text:p>3,407222</text:p>
          </table:table-cell>
          <table:table-cell office:value-type="float" office:value="3.324089" calcext:value-type="float">
            <text:p>3,324089</text:p>
          </table:table-cell>
          <table:table-cell office:value-type="float" office:value="3.383545" calcext:value-type="float">
            <text:p>3,383545</text:p>
          </table:table-cell>
          <table:table-cell office:value-type="float" office:value="3.391984" calcext:value-type="float">
            <text:p>3,391984</text:p>
          </table:table-cell>
          <table:table-cell office:value-type="float" office:value="3.160149" calcext:value-type="float">
            <text:p>3,160149</text:p>
          </table:table-cell>
          <table:table-cell office:value-type="float" office:value="3.228278" calcext:value-type="float">
            <text:p>3,228278</text:p>
          </table:table-cell>
          <table:table-cell office:value-type="float" office:value="3.363069" calcext:value-type="float">
            <text:p>3,363069</text:p>
          </table:table-cell>
          <table:table-cell office:value-type="float" office:value="3.392217" calcext:value-type="float">
            <text:p>3,392217</text:p>
          </table:table-cell>
          <table:table-cell office:value-type="float" office:value="3.341313" calcext:value-type="float">
            <text:p>3,341313</text:p>
          </table:table-cell>
          <table:table-cell office:value-type="float" office:value="3.4894" calcext:value-type="float">
            <text:p>3,4894</text:p>
          </table:table-cell>
          <table:table-cell office:value-type="float" office:value="3.593499" calcext:value-type="float">
            <text:p>3,593499</text:p>
          </table:table-cell>
          <table:table-cell office:value-type="float" office:value="3.71848" calcext:value-type="float">
            <text:p>3,71848</text:p>
          </table:table-cell>
          <table:table-cell office:value-type="float" office:value="3.589093" calcext:value-type="float">
            <text:p>3,589093</text:p>
          </table:table-cell>
          <table:table-cell office:value-type="float" office:value="3.572052" calcext:value-type="float">
            <text:p>3,572052</text:p>
          </table:table-cell>
          <table:table-cell office:value-type="float" office:value="3.619161" calcext:value-type="float">
            <text:p>3,619161</text:p>
          </table:table-cell>
          <table:table-cell office:value-type="float" office:value="3.982987" calcext:value-type="float">
            <text:p>3,982987</text:p>
          </table:table-cell>
          <table:table-cell office:value-type="float" office:value="3.817344" calcext:value-type="float">
            <text:p>3,817344</text:p>
          </table:table-cell>
          <table:table-cell office:value-type="float" office:value="3.897997" calcext:value-type="float">
            <text:p>3,897997</text:p>
          </table:table-cell>
          <table:table-cell office:value-type="float" office:value="3.848804" calcext:value-type="float">
            <text:p>3,848804</text:p>
          </table:table-cell>
          <table:table-cell office:value-type="float" office:value="3.857448" calcext:value-type="float">
            <text:p>3,857448</text:p>
          </table:table-cell>
          <table:table-cell office:value-type="float" office:value="3.83635" calcext:value-type="float">
            <text:p>3,83635</text:p>
          </table:table-cell>
          <table:table-cell office:value-type="float" office:value="3.845246" calcext:value-type="float">
            <text:p>3,845246</text:p>
          </table:table-cell>
          <table:table-cell office:value-type="float" office:value="3.845413" calcext:value-type="float">
            <text:p>3,845413</text:p>
          </table:table-cell>
          <table:table-cell office:value-type="float" office:value="3.903573" calcext:value-type="float">
            <text:p>3,903573</text:p>
          </table:table-cell>
        </table:table-row>
        <table:table-row table:style-name="ro1">
          <table:table-cell office:value-type="string" calcext:value-type="string">
            <text:p>_CENTRALIZED BARRIER overhead</text:p>
          </table:table-cell>
          <table:table-cell office:value-type="float" office:value="0.03618" calcext:value-type="float">
            <text:p>0,03618</text:p>
          </table:table-cell>
          <table:table-cell office:value-type="float" office:value="0.108351" calcext:value-type="float">
            <text:p>0,108351</text:p>
          </table:table-cell>
          <table:table-cell office:value-type="float" office:value="0.335914" calcext:value-type="float">
            <text:p>0,335914</text:p>
          </table:table-cell>
          <table:table-cell office:value-type="float" office:value="0.363149" calcext:value-type="float">
            <text:p>0,363149</text:p>
          </table:table-cell>
          <table:table-cell office:value-type="float" office:value="0.494928" calcext:value-type="float">
            <text:p>0,494928</text:p>
          </table:table-cell>
          <table:table-cell office:value-type="float" office:value="0.476906" calcext:value-type="float">
            <text:p>0,476906</text:p>
          </table:table-cell>
          <table:table-cell office:value-type="float" office:value="0.584348" calcext:value-type="float">
            <text:p>0,584348</text:p>
          </table:table-cell>
          <table:table-cell office:value-type="float" office:value="0.610492" calcext:value-type="float">
            <text:p>0,610492</text:p>
          </table:table-cell>
          <table:table-cell office:value-type="float" office:value="0.697705" calcext:value-type="float">
            <text:p>0,697705</text:p>
          </table:table-cell>
          <table:table-cell office:value-type="float" office:value="0.712221" calcext:value-type="float">
            <text:p>0,712221</text:p>
          </table:table-cell>
          <table:table-cell office:value-type="float" office:value="0.795431" calcext:value-type="float">
            <text:p>0,795431</text:p>
          </table:table-cell>
          <table:table-cell office:value-type="float" office:value="0.803763" calcext:value-type="float">
            <text:p>0,803763</text:p>
          </table:table-cell>
          <table:table-cell office:value-type="float" office:value="0.925876" calcext:value-type="float">
            <text:p>0,925876</text:p>
          </table:table-cell>
          <table:table-cell office:value-type="float" office:value="0.929223" calcext:value-type="float">
            <text:p>0,929223</text:p>
          </table:table-cell>
          <table:table-cell office:value-type="float" office:value="1.00592" calcext:value-type="float">
            <text:p>1,00592</text:p>
          </table:table-cell>
          <table:table-cell office:value-type="float" office:value="1.024436" calcext:value-type="float">
            <text:p>1,024436</text:p>
          </table:table-cell>
          <table:table-cell office:value-type="float" office:value="1.150617" calcext:value-type="float">
            <text:p>1,150617</text:p>
          </table:table-cell>
          <table:table-cell office:value-type="float" office:value="1.15663" calcext:value-type="float">
            <text:p>1,15663</text:p>
          </table:table-cell>
          <table:table-cell office:value-type="float" office:value="1.213551" calcext:value-type="float">
            <text:p>1,213551</text:p>
          </table:table-cell>
          <table:table-cell office:value-type="float" office:value="1.275502" calcext:value-type="float">
            <text:p>1,275502</text:p>
          </table:table-cell>
          <table:table-cell office:value-type="float" office:value="1.347375" calcext:value-type="float">
            <text:p>1,347375</text:p>
          </table:table-cell>
          <table:table-cell office:value-type="float" office:value="1.347655" calcext:value-type="float">
            <text:p>1,347655</text:p>
          </table:table-cell>
          <table:table-cell office:value-type="float" office:value="1.433862" calcext:value-type="float">
            <text:p>1,433862</text:p>
          </table:table-cell>
          <table:table-cell office:value-type="float" office:value="1.475442" calcext:value-type="float">
            <text:p>1,475442</text:p>
          </table:table-cell>
          <table:table-cell office:value-type="float" office:value="1.55033" calcext:value-type="float">
            <text:p>1,55033</text:p>
          </table:table-cell>
          <table:table-cell office:value-type="float" office:value="1.606199" calcext:value-type="float">
            <text:p>1,606199</text:p>
          </table:table-cell>
          <table:table-cell office:value-type="float" office:value="1.665414" calcext:value-type="float">
            <text:p>1,665414</text:p>
          </table:table-cell>
          <table:table-cell office:value-type="float" office:value="1.685995" calcext:value-type="float">
            <text:p>1,685995</text:p>
          </table:table-cell>
          <table:table-cell office:value-type="float" office:value="1.810107" calcext:value-type="float">
            <text:p>1,810107</text:p>
          </table:table-cell>
          <table:table-cell office:value-type="float" office:value="1.809315" calcext:value-type="float">
            <text:p>1,809315</text:p>
          </table:table-cell>
          <table:table-cell office:value-type="float" office:value="1.877952" calcext:value-type="float">
            <text:p>1,877952</text:p>
          </table:table-cell>
          <table:table-cell office:value-type="float" office:value="1.974852" calcext:value-type="float">
            <text:p>1,974852</text:p>
          </table:table-cell>
          <table:table-cell office:value-type="float" office:value="1.971021" calcext:value-type="float">
            <text:p>1,971021</text:p>
          </table:table-cell>
          <table:table-cell office:value-type="float" office:value="2.02617" calcext:value-type="float">
            <text:p>2,02617</text:p>
          </table:table-cell>
          <table:table-cell office:value-type="float" office:value="2.11312" calcext:value-type="float">
            <text:p>2,11312</text:p>
          </table:table-cell>
          <table:table-cell office:value-type="float" office:value="2.123804" calcext:value-type="float">
            <text:p>2,123804</text:p>
          </table:table-cell>
          <table:table-cell office:value-type="float" office:value="2.19704" calcext:value-type="float">
            <text:p>2,19704</text:p>
          </table:table-cell>
          <table:table-cell office:value-type="float" office:value="2.24096" calcext:value-type="float">
            <text:p>2,24096</text:p>
          </table:table-cell>
          <table:table-cell office:value-type="float" office:value="2.285552" calcext:value-type="float">
            <text:p>2,285552</text:p>
          </table:table-cell>
          <table:table-cell office:value-type="float" office:value="2.324227" calcext:value-type="float">
            <text:p>2,324227</text:p>
          </table:table-cell>
          <table:table-cell office:value-type="float" office:value="2.411166" calcext:value-type="float">
            <text:p>2,411166</text:p>
          </table:table-cell>
          <table:table-cell office:value-type="float" office:value="2.456922" calcext:value-type="float">
            <text:p>2,456922</text:p>
          </table:table-cell>
          <table:table-cell office:value-type="float" office:value="2.601411" calcext:value-type="float">
            <text:p>2,601411</text:p>
          </table:table-cell>
          <table:table-cell office:value-type="float" office:value="2.5444" calcext:value-type="float">
            <text:p>2,5444</text:p>
          </table:table-cell>
          <table:table-cell office:value-type="float" office:value="2.646392" calcext:value-type="float">
            <text:p>2,646392</text:p>
          </table:table-cell>
          <table:table-cell office:value-type="float" office:value="2.658242" calcext:value-type="float">
            <text:p>2,658242</text:p>
          </table:table-cell>
          <table:table-cell office:value-type="float" office:value="2.756026" calcext:value-type="float">
            <text:p>2,756026</text:p>
          </table:table-cell>
          <table:table-cell office:value-type="float" office:value="2.842735" calcext:value-type="float">
            <text:p>2,842735</text:p>
          </table:table-cell>
          <table:table-cell office:value-type="float" office:value="2.831755" calcext:value-type="float">
            <text:p>2,831755</text:p>
          </table:table-cell>
          <table:table-cell office:value-type="float" office:value="2.903466" calcext:value-type="float">
            <text:p>2,903466</text:p>
          </table:table-cell>
          <table:table-cell office:value-type="float" office:value="2.978744" calcext:value-type="float">
            <text:p>2,978744</text:p>
          </table:table-cell>
          <table:table-cell office:value-type="float" office:value="3.072845" calcext:value-type="float">
            <text:p>3,072845</text:p>
          </table:table-cell>
          <table:table-cell office:value-type="float" office:value="3.132711" calcext:value-type="float">
            <text:p>3,132711</text:p>
          </table:table-cell>
          <table:table-cell office:value-type="float" office:value="3.116759" calcext:value-type="float">
            <text:p>3,116759</text:p>
          </table:table-cell>
          <table:table-cell office:value-type="float" office:value="3.232371" calcext:value-type="float">
            <text:p>3,232371</text:p>
          </table:table-cell>
          <table:table-cell office:value-type="float" office:value="3.367511" calcext:value-type="float">
            <text:p>3,367511</text:p>
          </table:table-cell>
          <table:table-cell office:value-type="float" office:value="3.313293" calcext:value-type="float">
            <text:p>3,313293</text:p>
          </table:table-cell>
          <table:table-cell office:value-type="float" office:value="3.342144" calcext:value-type="float">
            <text:p>3,342144</text:p>
          </table:table-cell>
          <table:table-cell office:value-type="float" office:value="3.435836" calcext:value-type="float">
            <text:p>3,435836</text:p>
          </table:table-cell>
          <table:table-cell office:value-type="float" office:value="3.473963" calcext:value-type="float">
            <text:p>3,473963</text:p>
          </table:table-cell>
          <table:table-cell office:value-type="float" office:value="3.551298" calcext:value-type="float">
            <text:p>3,551298</text:p>
          </table:table-cell>
          <table:table-cell office:value-type="float" office:value="3.542916" calcext:value-type="float">
            <text:p>3,542916</text:p>
          </table:table-cell>
          <table:table-cell office:value-type="float" office:value="3.684427" calcext:value-type="float">
            <text:p>3,684427</text:p>
          </table:table-cell>
          <table:table-cell office:value-type="float" office:value="3.665766" calcext:value-type="float">
            <text:p>3,665766</text:p>
          </table:table-cell>
          <table:table-cell office:value-type="float" office:value="3.773439" calcext:value-type="float">
            <text:p>3,773439</text:p>
          </table:table-cell>
          <table:table-cell office:value-type="float" office:value="3.792206" calcext:value-type="float">
            <text:p>3,792206</text:p>
          </table:table-cell>
          <table:table-cell office:value-type="float" office:value="3.869579" calcext:value-type="float">
            <text:p>3,869579</text:p>
          </table:table-cell>
          <table:table-cell office:value-type="float" office:value="3.893211" calcext:value-type="float">
            <text:p>3,893211</text:p>
          </table:table-cell>
          <table:table-cell office:value-type="float" office:value="4.077463" calcext:value-type="float">
            <text:p>4,077463</text:p>
          </table:table-cell>
          <table:table-cell office:value-type="float" office:value="3.952363" calcext:value-type="float">
            <text:p>3,952363</text:p>
          </table:table-cell>
          <table:table-cell office:value-type="float" office:value="4.035311" calcext:value-type="float">
            <text:p>4,035311</text:p>
          </table:table-cell>
          <table:table-cell office:value-type="float" office:value="4.141982" calcext:value-type="float">
            <text:p>4,141982</text:p>
          </table:table-cell>
        </table:table-row>
        <table:table-row table:style-name="ro1">
          <table:table-cell office:value-type="string" calcext:value-type="string">
            <text:p>COMBINING TREE BARRIER overhead</text:p>
          </table:table-cell>
          <table:table-cell office:value-type="float" office:value="0.038442" calcext:value-type="float">
            <text:p>0,038442</text:p>
          </table:table-cell>
          <table:table-cell office:value-type="float" office:value="0.1419" calcext:value-type="float">
            <text:p>0,1419</text:p>
          </table:table-cell>
          <table:table-cell office:value-type="float" office:value="0.613787" calcext:value-type="float">
            <text:p>0,613787</text:p>
          </table:table-cell>
          <table:table-cell office:value-type="float" office:value="0.694866" calcext:value-type="float">
            <text:p>0,694866</text:p>
          </table:table-cell>
          <table:table-cell office:value-type="float" office:value="0.920528" calcext:value-type="float">
            <text:p>0,920528</text:p>
          </table:table-cell>
          <table:table-cell office:value-type="float" office:value="1.003492" calcext:value-type="float">
            <text:p>1,003492</text:p>
          </table:table-cell>
          <table:table-cell office:value-type="float" office:value="1.130492" calcext:value-type="float">
            <text:p>1,130492</text:p>
          </table:table-cell>
          <table:table-cell office:value-type="float" office:value="1.129874" calcext:value-type="float">
            <text:p>1,129874</text:p>
          </table:table-cell>
          <table:table-cell office:value-type="float" office:value="1.302492" calcext:value-type="float">
            <text:p>1,302492</text:p>
          </table:table-cell>
          <table:table-cell office:value-type="float" office:value="1.309215" calcext:value-type="float">
            <text:p>1,309215</text:p>
          </table:table-cell>
          <table:table-cell office:value-type="float" office:value="1.439828" calcext:value-type="float">
            <text:p>1,439828</text:p>
          </table:table-cell>
          <table:table-cell office:value-type="float" office:value="1.471771" calcext:value-type="float">
            <text:p>1,471771</text:p>
          </table:table-cell>
          <table:table-cell office:value-type="float" office:value="1.503792" calcext:value-type="float">
            <text:p>1,503792</text:p>
          </table:table-cell>
          <table:table-cell office:value-type="float" office:value="1.516772" calcext:value-type="float">
            <text:p>1,516772</text:p>
          </table:table-cell>
          <table:table-cell office:value-type="float" office:value="1.642779" calcext:value-type="float">
            <text:p>1,642779</text:p>
          </table:table-cell>
          <table:table-cell office:value-type="float" office:value="1.571116" calcext:value-type="float">
            <text:p>1,571116</text:p>
          </table:table-cell>
          <table:table-cell office:value-type="float" office:value="1.660073" calcext:value-type="float">
            <text:p>1,660073</text:p>
          </table:table-cell>
          <table:table-cell office:value-type="float" office:value="1.598835" calcext:value-type="float">
            <text:p>1,598835</text:p>
          </table:table-cell>
          <table:table-cell office:value-type="float" office:value="1.778601" calcext:value-type="float">
            <text:p>1,778601</text:p>
          </table:table-cell>
          <table:table-cell office:value-type="float" office:value="1.709062" calcext:value-type="float">
            <text:p>1,709062</text:p>
          </table:table-cell>
          <table:table-cell office:value-type="float" office:value="1.800242" calcext:value-type="float">
            <text:p>1,800242</text:p>
          </table:table-cell>
          <table:table-cell office:value-type="float" office:value="1.825295" calcext:value-type="float">
            <text:p>1,825295</text:p>
          </table:table-cell>
          <table:table-cell office:value-type="float" office:value="1.924946" calcext:value-type="float">
            <text:p>1,924946</text:p>
          </table:table-cell>
          <table:table-cell office:value-type="float" office:value="1.934116" calcext:value-type="float">
            <text:p>1,934116</text:p>
          </table:table-cell>
          <table:table-cell office:value-type="float" office:value="1.904379" calcext:value-type="float">
            <text:p>1,904379</text:p>
          </table:table-cell>
          <table:table-cell office:value-type="float" office:value="1.94177" calcext:value-type="float">
            <text:p>1,94177</text:p>
          </table:table-cell>
          <table:table-cell office:value-type="float" office:value="1.938375" calcext:value-type="float">
            <text:p>1,938375</text:p>
          </table:table-cell>
          <table:table-cell office:value-type="float" office:value="1.994212" calcext:value-type="float">
            <text:p>1,994212</text:p>
          </table:table-cell>
          <table:table-cell office:value-type="float" office:value="2.072031" calcext:value-type="float">
            <text:p>2,072031</text:p>
          </table:table-cell>
          <table:table-cell office:value-type="float" office:value="2.119668" calcext:value-type="float">
            <text:p>2,119668</text:p>
          </table:table-cell>
          <table:table-cell office:value-type="float" office:value="2.115713" calcext:value-type="float">
            <text:p>2,115713</text:p>
          </table:table-cell>
          <table:table-cell office:value-type="float" office:value="2.082601" calcext:value-type="float">
            <text:p>2,082601</text:p>
          </table:table-cell>
          <table:table-cell office:value-type="float" office:value="2.078558" calcext:value-type="float">
            <text:p>2,078558</text:p>
          </table:table-cell>
          <table:table-cell office:value-type="float" office:value="2.052669" calcext:value-type="float">
            <text:p>2,052669</text:p>
          </table:table-cell>
          <table:table-cell office:value-type="float" office:value="2.138604" calcext:value-type="float">
            <text:p>2,138604</text:p>
          </table:table-cell>
          <table:table-cell office:value-type="float" office:value="2.157884" calcext:value-type="float">
            <text:p>2,157884</text:p>
          </table:table-cell>
          <table:table-cell office:value-type="float" office:value="2.216173" calcext:value-type="float">
            <text:p>2,216173</text:p>
          </table:table-cell>
          <table:table-cell office:value-type="float" office:value="2.167482" calcext:value-type="float">
            <text:p>2,167482</text:p>
          </table:table-cell>
          <table:table-cell office:value-type="float" office:value="2.191402" calcext:value-type="float">
            <text:p>2,191402</text:p>
          </table:table-cell>
          <table:table-cell office:value-type="float" office:value="2.301377" calcext:value-type="float">
            <text:p>2,301377</text:p>
          </table:table-cell>
          <table:table-cell office:value-type="float" office:value="2.305275" calcext:value-type="float">
            <text:p>2,305275</text:p>
          </table:table-cell>
          <table:table-cell office:value-type="float" office:value="2.317195" calcext:value-type="float">
            <text:p>2,317195</text:p>
          </table:table-cell>
          <table:table-cell office:value-type="float" office:value="2.326994" calcext:value-type="float">
            <text:p>2,326994</text:p>
          </table:table-cell>
          <table:table-cell office:value-type="float" office:value="2.323812" calcext:value-type="float">
            <text:p>2,323812</text:p>
          </table:table-cell>
          <table:table-cell office:value-type="float" office:value="2.365796" calcext:value-type="float">
            <text:p>2,365796</text:p>
          </table:table-cell>
          <table:table-cell office:value-type="float" office:value="2.452198" calcext:value-type="float">
            <text:p>2,452198</text:p>
          </table:table-cell>
          <table:table-cell office:value-type="float" office:value="2.444931" calcext:value-type="float">
            <text:p>2,444931</text:p>
          </table:table-cell>
          <table:table-cell office:value-type="float" office:value="2.442296" calcext:value-type="float">
            <text:p>2,442296</text:p>
          </table:table-cell>
          <table:table-cell office:value-type="float" office:value="2.442518" calcext:value-type="float">
            <text:p>2,442518</text:p>
          </table:table-cell>
          <table:table-cell office:value-type="float" office:value="2.387051" calcext:value-type="float">
            <text:p>2,387051</text:p>
          </table:table-cell>
          <table:table-cell office:value-type="float" office:value="2.415131" calcext:value-type="float">
            <text:p>2,415131</text:p>
          </table:table-cell>
          <table:table-cell office:value-type="float" office:value="2.594392" calcext:value-type="float">
            <text:p>2,594392</text:p>
          </table:table-cell>
          <table:table-cell office:value-type="float" office:value="2.502504" calcext:value-type="float">
            <text:p>2,502504</text:p>
          </table:table-cell>
          <table:table-cell office:value-type="float" office:value="2.525524" calcext:value-type="float">
            <text:p>2,525524</text:p>
          </table:table-cell>
          <table:table-cell office:value-type="float" office:value="2.502697" calcext:value-type="float">
            <text:p>2,502697</text:p>
          </table:table-cell>
          <table:table-cell office:value-type="float" office:value="2.501924" calcext:value-type="float">
            <text:p>2,501924</text:p>
          </table:table-cell>
          <table:table-cell office:value-type="float" office:value="2.570679" calcext:value-type="float">
            <text:p>2,570679</text:p>
          </table:table-cell>
          <table:table-cell office:value-type="float" office:value="2.565249" calcext:value-type="float">
            <text:p>2,565249</text:p>
          </table:table-cell>
          <table:table-cell office:value-type="float" office:value="2.598776" calcext:value-type="float">
            <text:p>2,598776</text:p>
          </table:table-cell>
          <table:table-cell office:value-type="float" office:value="2.647424" calcext:value-type="float">
            <text:p>2,647424</text:p>
          </table:table-cell>
          <table:table-cell office:value-type="float" office:value="2.562983" calcext:value-type="float">
            <text:p>2,562983</text:p>
          </table:table-cell>
          <table:table-cell office:value-type="float" office:value="2.579798" calcext:value-type="float">
            <text:p>2,579798</text:p>
          </table:table-cell>
          <table:table-cell office:value-type="float" office:value="2.615557" calcext:value-type="float">
            <text:p>2,615557</text:p>
          </table:table-cell>
          <table:table-cell office:value-type="float" office:value="2.675078" calcext:value-type="float">
            <text:p>2,675078</text:p>
          </table:table-cell>
          <table:table-cell office:value-type="float" office:value="2.549112" calcext:value-type="float">
            <text:p>2,549112</text:p>
          </table:table-cell>
          <table:table-cell office:value-type="float" office:value="2.535567" calcext:value-type="float">
            <text:p>2,535567</text:p>
          </table:table-cell>
          <table:table-cell office:value-type="float" office:value="2.503394" calcext:value-type="float">
            <text:p>2,503394</text:p>
          </table:table-cell>
          <table:table-cell office:value-type="float" office:value="2.570303" calcext:value-type="float">
            <text:p>2,570303</text:p>
          </table:table-cell>
          <table:table-cell office:value-type="float" office:value="2.625552" calcext:value-type="float">
            <text:p>2,625552</text:p>
          </table:table-cell>
          <table:table-cell office:value-type="float" office:value="2.637109" calcext:value-type="float">
            <text:p>2,637109</text:p>
          </table:table-cell>
          <table:table-cell office:value-type="float" office:value="2.690756" calcext:value-type="float">
            <text:p>2,690756</text:p>
          </table:table-cell>
          <table:table-cell office:value-type="float" office:value="2.636093" calcext:value-type="float">
            <text:p>2,636093</text:p>
          </table:table-cell>
        </table:table-row>
        <table:table-row table:style-name="ro1">
          <table:table-cell office:value-type="string" calcext:value-type="string">
            <text:p>DISSEMINATION BARRIER overhead</text:p>
          </table:table-cell>
          <table:table-cell office:value-type="float" office:value="0.011858" calcext:value-type="float">
            <text:p>0,011858</text:p>
          </table:table-cell>
          <table:table-cell office:value-type="float" office:value="0.0803" calcext:value-type="float">
            <text:p>0,0803</text:p>
          </table:table-cell>
          <table:table-cell office:value-type="float" office:value="0.402602" calcext:value-type="float">
            <text:p>0,402602</text:p>
          </table:table-cell>
          <table:table-cell office:value-type="float" office:value="0.378164" calcext:value-type="float">
            <text:p>0,378164</text:p>
          </table:table-cell>
          <table:table-cell office:value-type="float" office:value="0.596003" calcext:value-type="float">
            <text:p>0,596003</text:p>
          </table:table-cell>
          <table:table-cell office:value-type="float" office:value="0.576878" calcext:value-type="float">
            <text:p>0,576878</text:p>
          </table:table-cell>
          <table:table-cell office:value-type="float" office:value="0.663798" calcext:value-type="float">
            <text:p>0,663798</text:p>
          </table:table-cell>
          <table:table-cell office:value-type="float" office:value="0.592536" calcext:value-type="float">
            <text:p>0,592536</text:p>
          </table:table-cell>
          <table:table-cell office:value-type="float" office:value="0.8163" calcext:value-type="float">
            <text:p>0,8163</text:p>
          </table:table-cell>
          <table:table-cell office:value-type="float" office:value="0.816901" calcext:value-type="float">
            <text:p>0,816901</text:p>
          </table:table-cell>
          <table:table-cell office:value-type="float" office:value="0.845629" calcext:value-type="float">
            <text:p>0,845629</text:p>
          </table:table-cell>
          <table:table-cell office:value-type="float" office:value="0.808007" calcext:value-type="float">
            <text:p>0,808007</text:p>
          </table:table-cell>
          <table:table-cell office:value-type="float" office:value="0.858515" calcext:value-type="float">
            <text:p>0,858515</text:p>
          </table:table-cell>
          <table:table-cell office:value-type="float" office:value="0.819534" calcext:value-type="float">
            <text:p>0,819534</text:p>
          </table:table-cell>
          <table:table-cell office:value-type="float" office:value="0.917631" calcext:value-type="float">
            <text:p>0,917631</text:p>
          </table:table-cell>
          <table:table-cell office:value-type="float" office:value="0.821621" calcext:value-type="float">
            <text:p>0,821621</text:p>
          </table:table-cell>
          <table:table-cell office:value-type="float" office:value="1.032931" calcext:value-type="float">
            <text:p>1,032931</text:p>
          </table:table-cell>
          <table:table-cell office:value-type="float" office:value="1.041753" calcext:value-type="float">
            <text:p>1,041753</text:p>
          </table:table-cell>
          <table:table-cell office:value-type="float" office:value="1.062148" calcext:value-type="float">
            <text:p>1,062148</text:p>
          </table:table-cell>
          <table:table-cell office:value-type="float" office:value="1.045112" calcext:value-type="float">
            <text:p>1,045112</text:p>
          </table:table-cell>
          <table:table-cell office:value-type="float" office:value="1.069989" calcext:value-type="float">
            <text:p>1,069989</text:p>
          </table:table-cell>
          <table:table-cell office:value-type="float" office:value="1.047488" calcext:value-type="float">
            <text:p>1,047488</text:p>
          </table:table-cell>
          <table:table-cell office:value-type="float" office:value="1.085411" calcext:value-type="float">
            <text:p>1,085411</text:p>
          </table:table-cell>
          <table:table-cell office:value-type="float" office:value="1.036998" calcext:value-type="float">
            <text:p>1,036998</text:p>
          </table:table-cell>
          <table:table-cell office:value-type="float" office:value="1.089557" calcext:value-type="float">
            <text:p>1,089557</text:p>
          </table:table-cell>
          <table:table-cell office:value-type="float" office:value="1.055772" calcext:value-type="float">
            <text:p>1,055772</text:p>
          </table:table-cell>
          <table:table-cell office:value-type="float" office:value="1.115681" calcext:value-type="float">
            <text:p>1,115681</text:p>
          </table:table-cell>
          <table:table-cell office:value-type="float" office:value="1.05525" calcext:value-type="float">
            <text:p>1,05525</text:p>
          </table:table-cell>
          <table:table-cell office:value-type="float" office:value="1.103913" calcext:value-type="float">
            <text:p>1,103913</text:p>
          </table:table-cell>
          <table:table-cell office:value-type="float" office:value="1.055564" calcext:value-type="float">
            <text:p>1,055564</text:p>
          </table:table-cell>
          <table:table-cell office:value-type="float" office:value="1.150809" calcext:value-type="float">
            <text:p>1,150809</text:p>
          </table:table-cell>
          <table:table-cell office:value-type="float" office:value="1.058418" calcext:value-type="float">
            <text:p>1,058418</text:p>
          </table:table-cell>
          <table:table-cell office:value-type="float" office:value="1.264808" calcext:value-type="float">
            <text:p>1,264808</text:p>
          </table:table-cell>
          <table:table-cell office:value-type="float" office:value="1.282759" calcext:value-type="float">
            <text:p>1,282759</text:p>
          </table:table-cell>
          <table:table-cell office:value-type="float" office:value="1.310384" calcext:value-type="float">
            <text:p>1,310384</text:p>
          </table:table-cell>
          <table:table-cell office:value-type="float" office:value="1.284012" calcext:value-type="float">
            <text:p>1,284012</text:p>
          </table:table-cell>
          <table:table-cell office:value-type="float" office:value="1.306839" calcext:value-type="float">
            <text:p>1,306839</text:p>
          </table:table-cell>
          <table:table-cell office:value-type="float" office:value="1.287208" calcext:value-type="float">
            <text:p>1,287208</text:p>
          </table:table-cell>
          <table:table-cell office:value-type="float" office:value="1.315226" calcext:value-type="float">
            <text:p>1,315226</text:p>
          </table:table-cell>
          <table:table-cell office:value-type="float" office:value="1.285448" calcext:value-type="float">
            <text:p>1,285448</text:p>
          </table:table-cell>
          <table:table-cell office:value-type="float" office:value="1.313356" calcext:value-type="float">
            <text:p>1,313356</text:p>
          </table:table-cell>
          <table:table-cell office:value-type="float" office:value="1.296399" calcext:value-type="float">
            <text:p>1,296399</text:p>
          </table:table-cell>
          <table:table-cell office:value-type="float" office:value="1.334387" calcext:value-type="float">
            <text:p>1,334387</text:p>
          </table:table-cell>
          <table:table-cell office:value-type="float" office:value="1.296552" calcext:value-type="float">
            <text:p>1,296552</text:p>
          </table:table-cell>
          <table:table-cell office:value-type="float" office:value="1.325017" calcext:value-type="float">
            <text:p>1,325017</text:p>
          </table:table-cell>
          <table:table-cell office:value-type="float" office:value="1.29942" calcext:value-type="float">
            <text:p>1,29942</text:p>
          </table:table-cell>
          <table:table-cell office:value-type="float" office:value="1.34232" calcext:value-type="float">
            <text:p>1,34232</text:p>
          </table:table-cell>
          <table:table-cell office:value-type="float" office:value="1.291639" calcext:value-type="float">
            <text:p>1,291639</text:p>
          </table:table-cell>
          <table:table-cell office:value-type="float" office:value="1.334053" calcext:value-type="float">
            <text:p>1,334053</text:p>
          </table:table-cell>
          <table:table-cell office:value-type="float" office:value="1.297271" calcext:value-type="float">
            <text:p>1,297271</text:p>
          </table:table-cell>
          <table:table-cell office:value-type="float" office:value="1.351115" calcext:value-type="float">
            <text:p>1,351115</text:p>
          </table:table-cell>
          <table:table-cell office:value-type="float" office:value="1.303847" calcext:value-type="float">
            <text:p>1,303847</text:p>
          </table:table-cell>
          <table:table-cell office:value-type="float" office:value="1.348709" calcext:value-type="float">
            <text:p>1,348709</text:p>
          </table:table-cell>
          <table:table-cell office:value-type="float" office:value="1.307386" calcext:value-type="float">
            <text:p>1,307386</text:p>
          </table:table-cell>
          <table:table-cell office:value-type="float" office:value="1.370003" calcext:value-type="float">
            <text:p>1,370003</text:p>
          </table:table-cell>
          <table:table-cell office:value-type="float" office:value="1.30225" calcext:value-type="float">
            <text:p>1,30225</text:p>
          </table:table-cell>
          <table:table-cell office:value-type="float" office:value="1.358997" calcext:value-type="float">
            <text:p>1,358997</text:p>
          </table:table-cell>
          <table:table-cell office:value-type="float" office:value="1.307975" calcext:value-type="float">
            <text:p>1,307975</text:p>
          </table:table-cell>
          <table:table-cell office:value-type="float" office:value="1.379318" calcext:value-type="float">
            <text:p>1,379318</text:p>
          </table:table-cell>
          <table:table-cell office:value-type="float" office:value="1.299963" calcext:value-type="float">
            <text:p>1,299963</text:p>
          </table:table-cell>
          <table:table-cell office:value-type="float" office:value="1.372752" calcext:value-type="float">
            <text:p>1,372752</text:p>
          </table:table-cell>
          <table:table-cell office:value-type="float" office:value="1.315971" calcext:value-type="float">
            <text:p>1,315971</text:p>
          </table:table-cell>
          <table:table-cell office:value-type="float" office:value="1.418869" calcext:value-type="float">
            <text:p>1,418869</text:p>
          </table:table-cell>
          <table:table-cell office:value-type="float" office:value="1.315493" calcext:value-type="float">
            <text:p>1,315493</text:p>
          </table:table-cell>
          <table:table-cell office:value-type="float" office:value="1.541421" calcext:value-type="float">
            <text:p>1,541421</text:p>
          </table:table-cell>
          <table:table-cell office:value-type="float" office:value="1.554687" calcext:value-type="float">
            <text:p>1,554687</text:p>
          </table:table-cell>
          <table:table-cell office:value-type="float" office:value="1.563568" calcext:value-type="float">
            <text:p>1,563568</text:p>
          </table:table-cell>
          <table:table-cell office:value-type="float" office:value="1.553413" calcext:value-type="float">
            <text:p>1,553413</text:p>
          </table:table-cell>
          <table:table-cell office:value-type="float" office:value="1.574679" calcext:value-type="float">
            <text:p>1,574679</text:p>
          </table:table-cell>
          <table:table-cell office:value-type="float" office:value="1.564861" calcext:value-type="float">
            <text:p>1,564861</text:p>
          </table:table-cell>
          <table:table-cell office:value-type="float" office:value="1.582322" calcext:value-type="float">
            <text:p>1,582322</text:p>
          </table:table-cell>
          <table:table-cell office:value-type="float" office:value="1.654851" calcext:value-type="float">
            <text:p>1,654851</text:p>
          </table:table-cell>
        </table:table-row>
        <table:table-row table:style-name="ro1">
          <table:table-cell office:value-type="string" calcext:value-type="string">
            <text:p>LINEAR CENTRALIZED BARRIER overhead</text:p>
          </table:table-cell>
          <table:table-cell office:value-type="float" office:value="0.006302" calcext:value-type="float">
            <text:p>0,006302</text:p>
          </table:table-cell>
          <table:table-cell office:value-type="float" office:value="0.088699" calcext:value-type="float">
            <text:p>0,088699</text:p>
          </table:table-cell>
          <table:table-cell office:value-type="float" office:value="0.368984" calcext:value-type="float">
            <text:p>0,368984</text:p>
          </table:table-cell>
          <table:table-cell office:value-type="float" office:value="0.426869" calcext:value-type="float">
            <text:p>0,426869</text:p>
          </table:table-cell>
          <table:table-cell office:value-type="float" office:value="0.438329" calcext:value-type="float">
            <text:p>0,438329</text:p>
          </table:table-cell>
          <table:table-cell office:value-type="float" office:value="0.488323" calcext:value-type="float">
            <text:p>0,488323</text:p>
          </table:table-cell>
          <table:table-cell office:value-type="float" office:value="0.528174" calcext:value-type="float">
            <text:p>0,528174</text:p>
          </table:table-cell>
          <table:table-cell office:value-type="float" office:value="0.619299" calcext:value-type="float">
            <text:p>0,619299</text:p>
          </table:table-cell>
          <table:table-cell office:value-type="float" office:value="0.667601" calcext:value-type="float">
            <text:p>0,667601</text:p>
          </table:table-cell>
          <table:table-cell office:value-type="float" office:value="0.645748" calcext:value-type="float">
            <text:p>0,645748</text:p>
          </table:table-cell>
          <table:table-cell office:value-type="float" office:value="0.624973" calcext:value-type="float">
            <text:p>0,624973</text:p>
          </table:table-cell>
          <table:table-cell office:value-type="float" office:value="0.596907" calcext:value-type="float">
            <text:p>0,596907</text:p>
          </table:table-cell>
          <table:table-cell office:value-type="float" office:value="0.773869" calcext:value-type="float">
            <text:p>0,773869</text:p>
          </table:table-cell>
          <table:table-cell office:value-type="float" office:value="0.73785" calcext:value-type="float">
            <text:p>0,73785</text:p>
          </table:table-cell>
          <table:table-cell office:value-type="float" office:value="0.745265" calcext:value-type="float">
            <text:p>0,745265</text:p>
          </table:table-cell>
          <table:table-cell office:value-type="float" office:value="0.88017" calcext:value-type="float">
            <text:p>0,88017</text:p>
          </table:table-cell>
          <table:table-cell office:value-type="float" office:value="0.841169" calcext:value-type="float">
            <text:p>0,841169</text:p>
          </table:table-cell>
          <table:table-cell office:value-type="float" office:value="0.775023" calcext:value-type="float">
            <text:p>0,775023</text:p>
          </table:table-cell>
          <table:table-cell office:value-type="float" office:value="0.846399" calcext:value-type="float">
            <text:p>0,846399</text:p>
          </table:table-cell>
          <table:table-cell office:value-type="float" office:value="0.871255" calcext:value-type="float">
            <text:p>0,871255</text:p>
          </table:table-cell>
          <table:table-cell office:value-type="float" office:value="1.239477" calcext:value-type="float">
            <text:p>1,239477</text:p>
          </table:table-cell>
          <table:table-cell office:value-type="float" office:value="0.997743" calcext:value-type="float">
            <text:p>0,997743</text:p>
          </table:table-cell>
          <table:table-cell office:value-type="float" office:value="1.158001" calcext:value-type="float">
            <text:p>1,158001</text:p>
          </table:table-cell>
          <table:table-cell office:value-type="float" office:value="1.249289" calcext:value-type="float">
            <text:p>1,249289</text:p>
          </table:table-cell>
          <table:table-cell office:value-type="float" office:value="1.202067" calcext:value-type="float">
            <text:p>1,202067</text:p>
          </table:table-cell>
          <table:table-cell office:value-type="float" office:value="1.16543" calcext:value-type="float">
            <text:p>1,16543</text:p>
          </table:table-cell>
          <table:table-cell office:value-type="float" office:value="1.33261" calcext:value-type="float">
            <text:p>1,33261</text:p>
          </table:table-cell>
          <table:table-cell office:value-type="float" office:value="1.496797" calcext:value-type="float">
            <text:p>1,496797</text:p>
          </table:table-cell>
          <table:table-cell office:value-type="float" office:value="1.592466" calcext:value-type="float">
            <text:p>1,592466</text:p>
          </table:table-cell>
          <table:table-cell office:value-type="float" office:value="1.431505" calcext:value-type="float">
            <text:p>1,431505</text:p>
          </table:table-cell>
          <table:table-cell office:value-type="float" office:value="1.581155" calcext:value-type="float">
            <text:p>1,581155</text:p>
          </table:table-cell>
          <table:table-cell office:value-type="float" office:value="1.69011" calcext:value-type="float">
            <text:p>1,69011</text:p>
          </table:table-cell>
          <table:table-cell office:value-type="float" office:value="2.131147" calcext:value-type="float">
            <text:p>2,131147</text:p>
          </table:table-cell>
          <table:table-cell office:value-type="float" office:value="2.240753" calcext:value-type="float">
            <text:p>2,240753</text:p>
          </table:table-cell>
          <table:table-cell office:value-type="float" office:value="1.84353" calcext:value-type="float">
            <text:p>1,84353</text:p>
          </table:table-cell>
          <table:table-cell office:value-type="float" office:value="1.949133" calcext:value-type="float">
            <text:p>1,949133</text:p>
          </table:table-cell>
          <table:table-cell office:value-type="float" office:value="2.162417" calcext:value-type="float">
            <text:p>2,162417</text:p>
          </table:table-cell>
          <table:table-cell office:value-type="float" office:value="2.609434" calcext:value-type="float">
            <text:p>2,609434</text:p>
          </table:table-cell>
          <table:table-cell office:value-type="float" office:value="2.639183" calcext:value-type="float">
            <text:p>2,639183</text:p>
          </table:table-cell>
          <table:table-cell office:value-type="float" office:value="3.18983" calcext:value-type="float">
            <text:p>3,18983</text:p>
          </table:table-cell>
          <table:table-cell office:value-type="float" office:value="2.406842" calcext:value-type="float">
            <text:p>2,406842</text:p>
          </table:table-cell>
          <table:table-cell office:value-type="float" office:value="3.186191" calcext:value-type="float">
            <text:p>3,186191</text:p>
          </table:table-cell>
          <table:table-cell office:value-type="float" office:value="3.121473" calcext:value-type="float">
            <text:p>3,121473</text:p>
          </table:table-cell>
          <table:table-cell office:value-type="float" office:value="2.903092" calcext:value-type="float">
            <text:p>2,903092</text:p>
          </table:table-cell>
          <table:table-cell office:value-type="float" office:value="3.085355" calcext:value-type="float">
            <text:p>3,085355</text:p>
          </table:table-cell>
          <table:table-cell office:value-type="float" office:value="3.178683" calcext:value-type="float">
            <text:p>3,178683</text:p>
          </table:table-cell>
          <table:table-cell office:value-type="float" office:value="3.024645" calcext:value-type="float">
            <text:p>3,024645</text:p>
          </table:table-cell>
          <table:table-cell office:value-type="float" office:value="3.300633" calcext:value-type="float">
            <text:p>3,300633</text:p>
          </table:table-cell>
          <table:table-cell office:value-type="float" office:value="3.581371" calcext:value-type="float">
            <text:p>3,581371</text:p>
          </table:table-cell>
          <table:table-cell office:value-type="float" office:value="3.678953" calcext:value-type="float">
            <text:p>3,678953</text:p>
          </table:table-cell>
          <table:table-cell office:value-type="float" office:value="3.692204" calcext:value-type="float">
            <text:p>3,692204</text:p>
          </table:table-cell>
          <table:table-cell office:value-type="float" office:value="3.826641" calcext:value-type="float">
            <text:p>3,826641</text:p>
          </table:table-cell>
          <table:table-cell office:value-type="float" office:value="3.956341" calcext:value-type="float">
            <text:p>3,956341</text:p>
          </table:table-cell>
          <table:table-cell office:value-type="float" office:value="3.947503" calcext:value-type="float">
            <text:p>3,947503</text:p>
          </table:table-cell>
          <table:table-cell office:value-type="float" office:value="4.057373" calcext:value-type="float">
            <text:p>4,057373</text:p>
          </table:table-cell>
          <table:table-cell office:value-type="float" office:value="4.359407" calcext:value-type="float">
            <text:p>4,359407</text:p>
          </table:table-cell>
          <table:table-cell office:value-type="float" office:value="4.73691" calcext:value-type="float">
            <text:p>4,73691</text:p>
          </table:table-cell>
          <table:table-cell office:value-type="float" office:value="4.747312" calcext:value-type="float">
            <text:p>4,747312</text:p>
          </table:table-cell>
          <table:table-cell office:value-type="float" office:value="4.801056" calcext:value-type="float">
            <text:p>4,801056</text:p>
          </table:table-cell>
          <table:table-cell office:value-type="float" office:value="4.919433" calcext:value-type="float">
            <text:p>4,919433</text:p>
          </table:table-cell>
          <table:table-cell office:value-type="float" office:value="5.062598" calcext:value-type="float">
            <text:p>5,062598</text:p>
          </table:table-cell>
          <table:table-cell office:value-type="float" office:value="5.335841" calcext:value-type="float">
            <text:p>5,335841</text:p>
          </table:table-cell>
          <table:table-cell office:value-type="float" office:value="5.511987" calcext:value-type="float">
            <text:p>5,511987</text:p>
          </table:table-cell>
          <table:table-cell office:value-type="float" office:value="5.677685" calcext:value-type="float">
            <text:p>5,677685</text:p>
          </table:table-cell>
          <table:table-cell office:value-type="float" office:value="5.705622" calcext:value-type="float">
            <text:p>5,705622</text:p>
          </table:table-cell>
          <table:table-cell office:value-type="float" office:value="5.874521" calcext:value-type="float">
            <text:p>5,874521</text:p>
          </table:table-cell>
          <table:table-cell office:value-type="float" office:value="5.785709" calcext:value-type="float">
            <text:p>5,785709</text:p>
          </table:table-cell>
          <table:table-cell office:value-type="float" office:value="6.011478" calcext:value-type="float">
            <text:p>6,011478</text:p>
          </table:table-cell>
          <table:table-cell office:value-type="float" office:value="5.990153" calcext:value-type="float">
            <text:p>5,990153</text:p>
          </table:table-cell>
          <table:table-cell office:value-type="float" office:value="6.234063" calcext:value-type="float">
            <text:p>6,234063</text:p>
          </table:table-cell>
          <table:table-cell office:value-type="float" office:value="6.304997" calcext:value-type="float">
            <text:p>6,304997</text:p>
          </table:table-cell>
          <table:table-cell office:value-type="float" office:value="6.911477" calcext:value-type="float">
            <text:p>6,911477</text:p>
          </table:table-cell>
        </table:table-row>
        <table:table-row table:style-name="ro1">
          <table:table-cell office:value-type="string" calcext:value-type="string">
            <text:p>HYBRID BARRIER overhead</text:p>
          </table:table-cell>
          <table:table-cell office:value-type="float" office:value="0.019141" calcext:value-type="float">
            <text:p>0,019141</text:p>
          </table:table-cell>
          <table:table-cell office:value-type="float" office:value="0.073221" calcext:value-type="float">
            <text:p>0,073221</text:p>
          </table:table-cell>
          <table:table-cell office:value-type="float" office:value="0.273866" calcext:value-type="float">
            <text:p>0,273866</text:p>
          </table:table-cell>
          <table:table-cell office:value-type="float" office:value="0.292551" calcext:value-type="float">
            <text:p>0,292551</text:p>
          </table:table-cell>
          <table:table-cell office:value-type="float" office:value="0.492494" calcext:value-type="float">
            <text:p>0,492494</text:p>
          </table:table-cell>
          <table:table-cell office:value-type="float" office:value="0.471009" calcext:value-type="float">
            <text:p>0,471009</text:p>
          </table:table-cell>
          <table:table-cell office:value-type="float" office:value="0.548063" calcext:value-type="float">
            <text:p>0,548063</text:p>
          </table:table-cell>
          <table:table-cell office:value-type="float" office:value="0.496646" calcext:value-type="float">
            <text:p>0,496646</text:p>
          </table:table-cell>
          <table:table-cell office:value-type="float" office:value="0.694494" calcext:value-type="float">
            <text:p>0,694494</text:p>
          </table:table-cell>
          <table:table-cell office:value-type="float" office:value="0.637249" calcext:value-type="float">
            <text:p>0,637249</text:p>
          </table:table-cell>
          <table:table-cell office:value-type="float" office:value="0.705119" calcext:value-type="float">
            <text:p>0,705119</text:p>
          </table:table-cell>
          <table:table-cell office:value-type="float" office:value="0.678629" calcext:value-type="float">
            <text:p>0,678629</text:p>
          </table:table-cell>
          <table:table-cell office:value-type="float" office:value="0.759418" calcext:value-type="float">
            <text:p>0,759418</text:p>
          </table:table-cell>
          <table:table-cell office:value-type="float" office:value="0.763301" calcext:value-type="float">
            <text:p>0,763301</text:p>
          </table:table-cell>
          <table:table-cell office:value-type="float" office:value="0.759422" calcext:value-type="float">
            <text:p>0,759422</text:p>
          </table:table-cell>
          <table:table-cell office:value-type="float" office:value="0.72021" calcext:value-type="float">
            <text:p>0,72021</text:p>
          </table:table-cell>
          <table:table-cell office:value-type="float" office:value="0.913981" calcext:value-type="float">
            <text:p>0,913981</text:p>
          </table:table-cell>
          <table:table-cell office:value-type="float" office:value="0.843167" calcext:value-type="float">
            <text:p>0,843167</text:p>
          </table:table-cell>
          <table:table-cell office:value-type="float" office:value="0.908331" calcext:value-type="float">
            <text:p>0,908331</text:p>
          </table:table-cell>
          <table:table-cell office:value-type="float" office:value="0.85262" calcext:value-type="float">
            <text:p>0,85262</text:p>
          </table:table-cell>
          <table:table-cell office:value-type="float" office:value="0.92462" calcext:value-type="float">
            <text:p>0,92462</text:p>
          </table:table-cell>
          <table:table-cell office:value-type="float" office:value="0.898935" calcext:value-type="float">
            <text:p>0,898935</text:p>
          </table:table-cell>
          <table:table-cell office:value-type="float" office:value="0.926107" calcext:value-type="float">
            <text:p>0,926107</text:p>
          </table:table-cell>
          <table:table-cell office:value-type="float" office:value="0.899787" calcext:value-type="float">
            <text:p>0,899787</text:p>
          </table:table-cell>
          <table:table-cell office:value-type="float" office:value="0.973257" calcext:value-type="float">
            <text:p>0,973257</text:p>
          </table:table-cell>
          <table:table-cell office:value-type="float" office:value="0.968587" calcext:value-type="float">
            <text:p>0,968587</text:p>
          </table:table-cell>
          <table:table-cell office:value-type="float" office:value="0.978611" calcext:value-type="float">
            <text:p>0,978611</text:p>
          </table:table-cell>
          <table:table-cell office:value-type="float" office:value="0.978791" calcext:value-type="float">
            <text:p>0,978791</text:p>
          </table:table-cell>
          <table:table-cell office:value-type="float" office:value="0.981406" calcext:value-type="float">
            <text:p>0,981406</text:p>
          </table:table-cell>
          <table:table-cell office:value-type="float" office:value="0.98108" calcext:value-type="float">
            <text:p>0,98108</text:p>
          </table:table-cell>
          <table:table-cell office:value-type="float" office:value="0.985514" calcext:value-type="float">
            <text:p>0,985514</text:p>
          </table:table-cell>
          <table:table-cell office:value-type="float" office:value="0.952787" calcext:value-type="float">
            <text:p>0,952787</text:p>
          </table:table-cell>
          <table:table-cell office:value-type="float" office:value="1.126141" calcext:value-type="float">
            <text:p>1,126141</text:p>
          </table:table-cell>
          <table:table-cell office:value-type="float" office:value="1.074227" calcext:value-type="float">
            <text:p>1,074227</text:p>
          </table:table-cell>
          <table:table-cell office:value-type="float" office:value="1.136388" calcext:value-type="float">
            <text:p>1,136388</text:p>
          </table:table-cell>
          <table:table-cell office:value-type="float" office:value="1.073344" calcext:value-type="float">
            <text:p>1,073344</text:p>
          </table:table-cell>
          <table:table-cell office:value-type="float" office:value="1.143079" calcext:value-type="float">
            <text:p>1,143079</text:p>
          </table:table-cell>
          <table:table-cell office:value-type="float" office:value="1.085058" calcext:value-type="float">
            <text:p>1,085058</text:p>
          </table:table-cell>
          <table:table-cell office:value-type="float" office:value="1.148129" calcext:value-type="float">
            <text:p>1,148129</text:p>
          </table:table-cell>
          <table:table-cell office:value-type="float" office:value="1.081149" calcext:value-type="float">
            <text:p>1,081149</text:p>
          </table:table-cell>
          <table:table-cell office:value-type="float" office:value="1.152154" calcext:value-type="float">
            <text:p>1,152154</text:p>
          </table:table-cell>
          <table:table-cell office:value-type="float" office:value="1.126204" calcext:value-type="float">
            <text:p>1,126204</text:p>
          </table:table-cell>
          <table:table-cell office:value-type="float" office:value="1.151609" calcext:value-type="float">
            <text:p>1,151609</text:p>
          </table:table-cell>
          <table:table-cell office:value-type="float" office:value="1.135219" calcext:value-type="float">
            <text:p>1,135219</text:p>
          </table:table-cell>
          <table:table-cell office:value-type="float" office:value="1.162488" calcext:value-type="float">
            <text:p>1,162488</text:p>
          </table:table-cell>
          <table:table-cell office:value-type="float" office:value="1.141555" calcext:value-type="float">
            <text:p>1,141555</text:p>
          </table:table-cell>
          <table:table-cell office:value-type="float" office:value="1.162373" calcext:value-type="float">
            <text:p>1,162373</text:p>
          </table:table-cell>
          <table:table-cell office:value-type="float" office:value="1.135146" calcext:value-type="float">
            <text:p>1,135146</text:p>
          </table:table-cell>
          <table:table-cell office:value-type="float" office:value="1.190055" calcext:value-type="float">
            <text:p>1,190055</text:p>
          </table:table-cell>
          <table:table-cell office:value-type="float" office:value="1.194213" calcext:value-type="float">
            <text:p>1,194213</text:p>
          </table:table-cell>
          <table:table-cell office:value-type="float" office:value="1.200865" calcext:value-type="float">
            <text:p>1,200865</text:p>
          </table:table-cell>
          <table:table-cell office:value-type="float" office:value="1.203298" calcext:value-type="float">
            <text:p>1,203298</text:p>
          </table:table-cell>
          <table:table-cell office:value-type="float" office:value="1.206636" calcext:value-type="float">
            <text:p>1,206636</text:p>
          </table:table-cell>
          <table:table-cell office:value-type="float" office:value="1.235157" calcext:value-type="float">
            <text:p>1,235157</text:p>
          </table:table-cell>
          <table:table-cell office:value-type="float" office:value="1.215117" calcext:value-type="float">
            <text:p>1,215117</text:p>
          </table:table-cell>
          <table:table-cell office:value-type="float" office:value="1.214026" calcext:value-type="float">
            <text:p>1,214026</text:p>
          </table:table-cell>
          <table:table-cell office:value-type="float" office:value="1.211096" calcext:value-type="float">
            <text:p>1,211096</text:p>
          </table:table-cell>
          <table:table-cell office:value-type="float" office:value="1.218833" calcext:value-type="float">
            <text:p>1,218833</text:p>
          </table:table-cell>
          <table:table-cell office:value-type="float" office:value="1.216981" calcext:value-type="float">
            <text:p>1,216981</text:p>
          </table:table-cell>
          <table:table-cell office:value-type="float" office:value="1.21937" calcext:value-type="float">
            <text:p>1,21937</text:p>
          </table:table-cell>
          <table:table-cell office:value-type="float" office:value="1.214871" calcext:value-type="float">
            <text:p>1,214871</text:p>
          </table:table-cell>
          <table:table-cell office:value-type="float" office:value="1.21855" calcext:value-type="float">
            <text:p>1,21855</text:p>
          </table:table-cell>
          <table:table-cell office:value-type="float" office:value="1.220943" calcext:value-type="float">
            <text:p>1,220943</text:p>
          </table:table-cell>
          <table:table-cell office:value-type="float" office:value="1.19514" calcext:value-type="float">
            <text:p>1,19514</text:p>
          </table:table-cell>
          <table:table-cell office:value-type="float" office:value="1.373552" calcext:value-type="float">
            <text:p>1,373552</text:p>
          </table:table-cell>
          <table:table-cell office:value-type="float" office:value="1.310671" calcext:value-type="float">
            <text:p>1,310671</text:p>
          </table:table-cell>
          <table:table-cell office:value-type="float" office:value="1.389426" calcext:value-type="float">
            <text:p>1,389426</text:p>
          </table:table-cell>
          <table:table-cell office:value-type="float" office:value="1.322943" calcext:value-type="float">
            <text:p>1,322943</text:p>
          </table:table-cell>
          <table:table-cell office:value-type="float" office:value="1.392377" calcext:value-type="float">
            <text:p>1,392377</text:p>
          </table:table-cell>
          <table:table-cell office:value-type="float" office:value="1.321939" calcext:value-type="float">
            <text:p>1,321939</text:p>
          </table:table-cell>
          <table:table-cell office:value-type="float" office:value="1.398481" calcext:value-type="float">
            <text:p>1,398481</text:p>
          </table:table-cell>
          <table:table-cell office:value-type="float" office:value="1.352731" calcext:value-type="float">
            <text:p>1,352731</text:p>
          </table:table-cell>
        </table:table-row>
        <table:table-row table:style-name="ro1" table:number-rows-repeated="2">
          <table:table-cell table:number-columns-repeated="73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EDUCTION overhead</text:p>
          </table:table-cell>
          <table:table-cell office:value-type="float" office:value="0.745399" calcext:value-type="float">
            <text:p>0,745399</text:p>
          </table:table-cell>
          <table:table-cell office:value-type="float" office:value="1.567593" calcext:value-type="float">
            <text:p>1,567593</text:p>
          </table:table-cell>
          <table:table-cell office:value-type="float" office:value="2.156986" calcext:value-type="float">
            <text:p>2,156986</text:p>
          </table:table-cell>
          <table:table-cell office:value-type="float" office:value="2.252586" calcext:value-type="float">
            <text:p>2,252586</text:p>
          </table:table-cell>
          <table:table-cell office:value-type="float" office:value="2.45383" calcext:value-type="float">
            <text:p>2,45383</text:p>
          </table:table-cell>
          <table:table-cell office:value-type="float" office:value="2.589244" calcext:value-type="float">
            <text:p>2,589244</text:p>
          </table:table-cell>
          <table:table-cell office:value-type="float" office:value="2.768404" calcext:value-type="float">
            <text:p>2,768404</text:p>
          </table:table-cell>
          <table:table-cell office:value-type="float" office:value="2.882441" calcext:value-type="float">
            <text:p>2,882441</text:p>
          </table:table-cell>
          <table:table-cell office:value-type="float" office:value="5.5776" calcext:value-type="float">
            <text:p>5,5776</text:p>
          </table:table-cell>
          <table:table-cell office:value-type="float" office:value="5.583087" calcext:value-type="float">
            <text:p>5,583087</text:p>
          </table:table-cell>
          <table:table-cell office:value-type="float" office:value="5.539091" calcext:value-type="float">
            <text:p>5,539091</text:p>
          </table:table-cell>
          <table:table-cell office:value-type="float" office:value="5.718637" calcext:value-type="float">
            <text:p>5,718637</text:p>
          </table:table-cell>
          <table:table-cell office:value-type="float" office:value="5.834632" calcext:value-type="float">
            <text:p>5,834632</text:p>
          </table:table-cell>
          <table:table-cell office:value-type="float" office:value="5.845883" calcext:value-type="float">
            <text:p>5,845883</text:p>
          </table:table-cell>
          <table:table-cell office:value-type="float" office:value="5.934365" calcext:value-type="float">
            <text:p>5,934365</text:p>
          </table:table-cell>
          <table:table-cell office:value-type="float" office:value="6.021131" calcext:value-type="float">
            <text:p>6,021131</text:p>
          </table:table-cell>
          <table:table-cell office:value-type="float" office:value="6.805884" calcext:value-type="float">
            <text:p>6,805884</text:p>
          </table:table-cell>
          <table:table-cell office:value-type="float" office:value="6.847367" calcext:value-type="float">
            <text:p>6,847367</text:p>
          </table:table-cell>
          <table:table-cell office:value-type="float" office:value="6.656937" calcext:value-type="float">
            <text:p>6,656937</text:p>
          </table:table-cell>
          <table:table-cell office:value-type="float" office:value="6.833253" calcext:value-type="float">
            <text:p>6,833253</text:p>
          </table:table-cell>
          <table:table-cell office:value-type="float" office:value="6.947055" calcext:value-type="float">
            <text:p>6,947055</text:p>
          </table:table-cell>
          <table:table-cell office:value-type="float" office:value="6.919094" calcext:value-type="float">
            <text:p>6,919094</text:p>
          </table:table-cell>
          <table:table-cell office:value-type="float" office:value="7.042537" calcext:value-type="float">
            <text:p>7,042537</text:p>
          </table:table-cell>
          <table:table-cell office:value-type="float" office:value="7.051978" calcext:value-type="float">
            <text:p>7,051978</text:p>
          </table:table-cell>
          <table:table-cell office:value-type="float" office:value="7.300226" calcext:value-type="float">
            <text:p>7,300226</text:p>
          </table:table-cell>
          <table:table-cell office:value-type="float" office:value="7.248713" calcext:value-type="float">
            <text:p>7,248713</text:p>
          </table:table-cell>
          <table:table-cell office:value-type="float" office:value="7.458272" calcext:value-type="float">
            <text:p>7,458272</text:p>
          </table:table-cell>
          <table:table-cell office:value-type="float" office:value="7.471611" calcext:value-type="float">
            <text:p>7,471611</text:p>
          </table:table-cell>
          <table:table-cell office:value-type="float" office:value="7.605816" calcext:value-type="float">
            <text:p>7,605816</text:p>
          </table:table-cell>
          <table:table-cell office:value-type="float" office:value="7.564831" calcext:value-type="float">
            <text:p>7,564831</text:p>
          </table:table-cell>
          <table:table-cell office:value-type="float" office:value="7.745504" calcext:value-type="float">
            <text:p>7,745504</text:p>
          </table:table-cell>
          <table:table-cell office:value-type="float" office:value="7.617242" calcext:value-type="float">
            <text:p>7,617242</text:p>
          </table:table-cell>
          <table:table-cell office:value-type="float" office:value="8.617338" calcext:value-type="float">
            <text:p>8,617338</text:p>
          </table:table-cell>
          <table:table-cell office:value-type="float" office:value="8.763366" calcext:value-type="float">
            <text:p>8,763366</text:p>
          </table:table-cell>
          <table:table-cell office:value-type="float" office:value="8.416676" calcext:value-type="float">
            <text:p>8,416676</text:p>
          </table:table-cell>
          <table:table-cell office:value-type="float" office:value="8.272676" calcext:value-type="float">
            <text:p>8,272676</text:p>
          </table:table-cell>
          <table:table-cell office:value-type="float" office:value="8.541991" calcext:value-type="float">
            <text:p>8,541991</text:p>
          </table:table-cell>
          <table:table-cell office:value-type="float" office:value="8.555212" calcext:value-type="float">
            <text:p>8,555212</text:p>
          </table:table-cell>
          <table:table-cell office:value-type="float" office:value="8.619844" calcext:value-type="float">
            <text:p>8,619844</text:p>
          </table:table-cell>
          <table:table-cell office:value-type="float" office:value="8.668555" calcext:value-type="float">
            <text:p>8,668555</text:p>
          </table:table-cell>
          <table:table-cell office:value-type="float" office:value="8.681971" calcext:value-type="float">
            <text:p>8,681971</text:p>
          </table:table-cell>
          <table:table-cell office:value-type="float" office:value="8.670367" calcext:value-type="float">
            <text:p>8,670367</text:p>
          </table:table-cell>
          <table:table-cell office:value-type="float" office:value="8.849737" calcext:value-type="float">
            <text:p>8,849737</text:p>
          </table:table-cell>
          <table:table-cell office:value-type="float" office:value="8.753964" calcext:value-type="float">
            <text:p>8,753964</text:p>
          </table:table-cell>
          <table:table-cell office:value-type="float" office:value="8.984672" calcext:value-type="float">
            <text:p>8,984672</text:p>
          </table:table-cell>
          <table:table-cell office:value-type="float" office:value="8.909109" calcext:value-type="float">
            <text:p>8,909109</text:p>
          </table:table-cell>
          <table:table-cell office:value-type="float" office:value="8.987939" calcext:value-type="float">
            <text:p>8,987939</text:p>
          </table:table-cell>
          <table:table-cell office:value-type="float" office:value="9.117647" calcext:value-type="float">
            <text:p>9,117647</text:p>
          </table:table-cell>
          <table:table-cell office:value-type="float" office:value="10.303815" calcext:value-type="float">
            <text:p>10,303815</text:p>
          </table:table-cell>
          <table:table-cell office:value-type="float" office:value="10.397393" calcext:value-type="float">
            <text:p>10,397393</text:p>
          </table:table-cell>
          <table:table-cell office:value-type="float" office:value="10.098217" calcext:value-type="float">
            <text:p>10,098217</text:p>
          </table:table-cell>
          <table:table-cell office:value-type="float" office:value="9.827756" calcext:value-type="float">
            <text:p>9,827756</text:p>
          </table:table-cell>
          <table:table-cell office:value-type="float" office:value="9.934387" calcext:value-type="float">
            <text:p>9,934387</text:p>
          </table:table-cell>
          <table:table-cell office:value-type="float" office:value="9.97167" calcext:value-type="float">
            <text:p>9,97167</text:p>
          </table:table-cell>
          <table:table-cell office:value-type="float" office:value="10.001868" calcext:value-type="float">
            <text:p>10,001868</text:p>
          </table:table-cell>
          <table:table-cell office:value-type="float" office:value="10.157397" calcext:value-type="float">
            <text:p>10,157397</text:p>
          </table:table-cell>
          <table:table-cell office:value-type="float" office:value="10.008284" calcext:value-type="float">
            <text:p>10,008284</text:p>
          </table:table-cell>
          <table:table-cell office:value-type="float" office:value="10.906297" calcext:value-type="float">
            <text:p>10,906297</text:p>
          </table:table-cell>
          <table:table-cell office:value-type="float" office:value="9.986169" calcext:value-type="float">
            <text:p>9,986169</text:p>
          </table:table-cell>
          <table:table-cell office:value-type="float" office:value="10.200027" calcext:value-type="float">
            <text:p>10,200027</text:p>
          </table:table-cell>
          <table:table-cell office:value-type="float" office:value="10.131484" calcext:value-type="float">
            <text:p>10,131484</text:p>
          </table:table-cell>
          <table:table-cell office:value-type="float" office:value="10.490872" calcext:value-type="float">
            <text:p>10,490872</text:p>
          </table:table-cell>
          <table:table-cell office:value-type="float" office:value="10.407615" calcext:value-type="float">
            <text:p>10,407615</text:p>
          </table:table-cell>
          <table:table-cell office:value-type="float" office:value="10.338364" calcext:value-type="float">
            <text:p>10,338364</text:p>
          </table:table-cell>
          <table:table-cell office:value-type="float" office:value="11.485566" calcext:value-type="float">
            <text:p>11,485566</text:p>
          </table:table-cell>
          <table:table-cell office:value-type="float" office:value="10.770743" calcext:value-type="float">
            <text:p>10,770743</text:p>
          </table:table-cell>
          <table:table-cell office:value-type="float" office:value="11.537365" calcext:value-type="float">
            <text:p>11,537365</text:p>
          </table:table-cell>
          <table:table-cell office:value-type="float" office:value="11.668224" calcext:value-type="float">
            <text:p>11,668224</text:p>
          </table:table-cell>
          <table:table-cell office:value-type="float" office:value="11.193026" calcext:value-type="float">
            <text:p>11,193026</text:p>
          </table:table-cell>
          <table:table-cell office:value-type="float" office:value="10.953777" calcext:value-type="float">
            <text:p>10,953777</text:p>
          </table:table-cell>
          <table:table-cell office:value-type="float" office:value="11.094401" calcext:value-type="float">
            <text:p>11,094401</text:p>
          </table:table-cell>
          <table:table-cell office:value-type="float" office:value="11.7108" calcext:value-type="float">
            <text:p>11,7108</text:p>
          </table:table-cell>
        </table:table-row>
        <table:table-row table:style-name="ro1">
          <table:table-cell office:value-type="string" calcext:value-type="string">
            <text:p>_FOR REDUCTION overhead</text:p>
          </table:table-cell>
          <table:table-cell office:value-type="float" office:value="0.280207" calcext:value-type="float">
            <text:p>0,280207</text:p>
          </table:table-cell>
          <table:table-cell office:value-type="float" office:value="0.712337" calcext:value-type="float">
            <text:p>0,712337</text:p>
          </table:table-cell>
          <table:table-cell office:value-type="float" office:value="1.055624" calcext:value-type="float">
            <text:p>1,055624</text:p>
          </table:table-cell>
          <table:table-cell office:value-type="float" office:value="1.191053" calcext:value-type="float">
            <text:p>1,191053</text:p>
          </table:table-cell>
          <table:table-cell office:value-type="float" office:value="1.603635" calcext:value-type="float">
            <text:p>1,603635</text:p>
          </table:table-cell>
          <table:table-cell office:value-type="float" office:value="1.651259" calcext:value-type="float">
            <text:p>1,651259</text:p>
          </table:table-cell>
          <table:table-cell office:value-type="float" office:value="1.819913" calcext:value-type="float">
            <text:p>1,819913</text:p>
          </table:table-cell>
          <table:table-cell office:value-type="float" office:value="2.035403" calcext:value-type="float">
            <text:p>2,035403</text:p>
          </table:table-cell>
          <table:table-cell office:value-type="float" office:value="3.0233" calcext:value-type="float">
            <text:p>3,0233</text:p>
          </table:table-cell>
          <table:table-cell office:value-type="float" office:value="2.984018" calcext:value-type="float">
            <text:p>2,984018</text:p>
          </table:table-cell>
          <table:table-cell office:value-type="float" office:value="2.993815" calcext:value-type="float">
            <text:p>2,993815</text:p>
          </table:table-cell>
          <table:table-cell office:value-type="float" office:value="3.025175" calcext:value-type="float">
            <text:p>3,025175</text:p>
          </table:table-cell>
          <table:table-cell office:value-type="float" office:value="3.084553" calcext:value-type="float">
            <text:p>3,084553</text:p>
          </table:table-cell>
          <table:table-cell office:value-type="float" office:value="3.094227" calcext:value-type="float">
            <text:p>3,094227</text:p>
          </table:table-cell>
          <table:table-cell office:value-type="float" office:value="3.183712" calcext:value-type="float">
            <text:p>3,183712</text:p>
          </table:table-cell>
          <table:table-cell office:value-type="float" office:value="3.33309" calcext:value-type="float">
            <text:p>3,33309</text:p>
          </table:table-cell>
          <table:table-cell office:value-type="float" office:value="3.902889" calcext:value-type="float">
            <text:p>3,902889</text:p>
          </table:table-cell>
          <table:table-cell office:value-type="float" office:value="3.920862" calcext:value-type="float">
            <text:p>3,920862</text:p>
          </table:table-cell>
          <table:table-cell office:value-type="float" office:value="3.87911" calcext:value-type="float">
            <text:p>3,87911</text:p>
          </table:table-cell>
          <table:table-cell office:value-type="float" office:value="3.816777" calcext:value-type="float">
            <text:p>3,816777</text:p>
          </table:table-cell>
          <table:table-cell office:value-type="float" office:value="3.886296" calcext:value-type="float">
            <text:p>3,886296</text:p>
          </table:table-cell>
          <table:table-cell office:value-type="float" office:value="3.898679" calcext:value-type="float">
            <text:p>3,898679</text:p>
          </table:table-cell>
          <table:table-cell office:value-type="float" office:value="3.929623" calcext:value-type="float">
            <text:p>3,929623</text:p>
          </table:table-cell>
          <table:table-cell office:value-type="float" office:value="3.974767" calcext:value-type="float">
            <text:p>3,974767</text:p>
          </table:table-cell>
          <table:table-cell office:value-type="float" office:value="4.015584" calcext:value-type="float">
            <text:p>4,015584</text:p>
          </table:table-cell>
          <table:table-cell office:value-type="float" office:value="4.07151" calcext:value-type="float">
            <text:p>4,07151</text:p>
          </table:table-cell>
          <table:table-cell office:value-type="float" office:value="4.120942" calcext:value-type="float">
            <text:p>4,120942</text:p>
          </table:table-cell>
          <table:table-cell office:value-type="float" office:value="4.142576" calcext:value-type="float">
            <text:p>4,142576</text:p>
          </table:table-cell>
          <table:table-cell office:value-type="float" office:value="4.256439" calcext:value-type="float">
            <text:p>4,256439</text:p>
          </table:table-cell>
          <table:table-cell office:value-type="float" office:value="4.24903" calcext:value-type="float">
            <text:p>4,24903</text:p>
          </table:table-cell>
          <table:table-cell office:value-type="float" office:value="4.363061" calcext:value-type="float">
            <text:p>4,363061</text:p>
          </table:table-cell>
          <table:table-cell office:value-type="float" office:value="4.426934" calcext:value-type="float">
            <text:p>4,426934</text:p>
          </table:table-cell>
          <table:table-cell office:value-type="float" office:value="5.011272" calcext:value-type="float">
            <text:p>5,011272</text:p>
          </table:table-cell>
          <table:table-cell office:value-type="float" office:value="5.012713" calcext:value-type="float">
            <text:p>5,012713</text:p>
          </table:table-cell>
          <table:table-cell office:value-type="float" office:value="4.965818" calcext:value-type="float">
            <text:p>4,965818</text:p>
          </table:table-cell>
          <table:table-cell office:value-type="float" office:value="4.967044" calcext:value-type="float">
            <text:p>4,967044</text:p>
          </table:table-cell>
          <table:table-cell office:value-type="float" office:value="4.907698" calcext:value-type="float">
            <text:p>4,907698</text:p>
          </table:table-cell>
          <table:table-cell office:value-type="float" office:value="4.921467" calcext:value-type="float">
            <text:p>4,921467</text:p>
          </table:table-cell>
          <table:table-cell office:value-type="float" office:value="4.994363" calcext:value-type="float">
            <text:p>4,994363</text:p>
          </table:table-cell>
          <table:table-cell office:value-type="float" office:value="5.019651" calcext:value-type="float">
            <text:p>5,019651</text:p>
          </table:table-cell>
          <table:table-cell office:value-type="float" office:value="5.065042" calcext:value-type="float">
            <text:p>5,065042</text:p>
          </table:table-cell>
          <table:table-cell office:value-type="float" office:value="5.115911" calcext:value-type="float">
            <text:p>5,115911</text:p>
          </table:table-cell>
          <table:table-cell office:value-type="float" office:value="5.205258" calcext:value-type="float">
            <text:p>5,205258</text:p>
          </table:table-cell>
          <table:table-cell office:value-type="float" office:value="5.23794" calcext:value-type="float">
            <text:p>5,23794</text:p>
          </table:table-cell>
          <table:table-cell office:value-type="float" office:value="5.361715" calcext:value-type="float">
            <text:p>5,361715</text:p>
          </table:table-cell>
          <table:table-cell office:value-type="float" office:value="5.317848" calcext:value-type="float">
            <text:p>5,317848</text:p>
          </table:table-cell>
          <table:table-cell office:value-type="float" office:value="5.376434" calcext:value-type="float">
            <text:p>5,376434</text:p>
          </table:table-cell>
          <table:table-cell office:value-type="float" office:value="5.364188" calcext:value-type="float">
            <text:p>5,364188</text:p>
          </table:table-cell>
          <table:table-cell office:value-type="float" office:value="5.576684" calcext:value-type="float">
            <text:p>5,576684</text:p>
          </table:table-cell>
          <table:table-cell office:value-type="float" office:value="5.506992" calcext:value-type="float">
            <text:p>5,506992</text:p>
          </table:table-cell>
          <table:table-cell office:value-type="float" office:value="5.662494" calcext:value-type="float">
            <text:p>5,662494</text:p>
          </table:table-cell>
          <table:table-cell office:value-type="float" office:value="5.611929" calcext:value-type="float">
            <text:p>5,611929</text:p>
          </table:table-cell>
          <table:table-cell office:value-type="float" office:value="5.722549" calcext:value-type="float">
            <text:p>5,722549</text:p>
          </table:table-cell>
          <table:table-cell office:value-type="float" office:value="5.718552" calcext:value-type="float">
            <text:p>5,718552</text:p>
          </table:table-cell>
          <table:table-cell office:value-type="float" office:value="5.790611" calcext:value-type="float">
            <text:p>5,790611</text:p>
          </table:table-cell>
          <table:table-cell office:value-type="float" office:value="5.769876" calcext:value-type="float">
            <text:p>5,769876</text:p>
          </table:table-cell>
          <table:table-cell office:value-type="float" office:value="5.894749" calcext:value-type="float">
            <text:p>5,894749</text:p>
          </table:table-cell>
          <table:table-cell office:value-type="float" office:value="5.884443" calcext:value-type="float">
            <text:p>5,884443</text:p>
          </table:table-cell>
          <table:table-cell office:value-type="float" office:value="5.988162" calcext:value-type="float">
            <text:p>5,988162</text:p>
          </table:table-cell>
          <table:table-cell office:value-type="float" office:value="5.936906" calcext:value-type="float">
            <text:p>5,936906</text:p>
          </table:table-cell>
          <table:table-cell office:value-type="float" office:value="6.137927" calcext:value-type="float">
            <text:p>6,137927</text:p>
          </table:table-cell>
          <table:table-cell office:value-type="float" office:value="6.05501" calcext:value-type="float">
            <text:p>6,05501</text:p>
          </table:table-cell>
          <table:table-cell office:value-type="float" office:value="6.179225" calcext:value-type="float">
            <text:p>6,179225</text:p>
          </table:table-cell>
          <table:table-cell office:value-type="float" office:value="6.192987" calcext:value-type="float">
            <text:p>6,192987</text:p>
          </table:table-cell>
          <table:table-cell office:value-type="float" office:value="6.802089" calcext:value-type="float">
            <text:p>6,802089</text:p>
          </table:table-cell>
          <table:table-cell office:value-type="float" office:value="6.777949" calcext:value-type="float">
            <text:p>6,777949</text:p>
          </table:table-cell>
          <table:table-cell office:value-type="float" office:value="6.840143" calcext:value-type="float">
            <text:p>6,840143</text:p>
          </table:table-cell>
          <table:table-cell office:value-type="float" office:value="6.827056" calcext:value-type="float">
            <text:p>6,827056</text:p>
          </table:table-cell>
          <table:table-cell office:value-type="float" office:value="6.814311" calcext:value-type="float">
            <text:p>6,814311</text:p>
          </table:table-cell>
          <table:table-cell office:value-type="float" office:value="6.952234" calcext:value-type="float">
            <text:p>6,952234</text:p>
          </table:table-cell>
          <table:table-cell office:value-type="float" office:value="7.052136" calcext:value-type="float">
            <text:p>7,052136</text:p>
          </table:table-cell>
          <table:table-cell office:value-type="float" office:value="7.074917" calcext:value-type="float">
            <text:p>7,074917</text:p>
          </table:table-cell>
        </table:table-row>
        <table:table-row table:style-name="ro1">
          <table:table-cell office:value-type="string" calcext:value-type="string">
            <text:p>LINEAR CENTRALIZED REDUCTION overhead</text:p>
          </table:table-cell>
          <table:table-cell office:value-type="float" office:value="0.049296" calcext:value-type="float">
            <text:p>0,049296</text:p>
          </table:table-cell>
          <table:table-cell office:value-type="float" office:value="0.193078" calcext:value-type="float">
            <text:p>0,193078</text:p>
          </table:table-cell>
          <table:table-cell office:value-type="float" office:value="0.465449" calcext:value-type="float">
            <text:p>0,465449</text:p>
          </table:table-cell>
          <table:table-cell office:value-type="float" office:value="0.572103" calcext:value-type="float">
            <text:p>0,572103</text:p>
          </table:table-cell>
          <table:table-cell office:value-type="float" office:value="0.707744" calcext:value-type="float">
            <text:p>0,707744</text:p>
          </table:table-cell>
          <table:table-cell office:value-type="float" office:value="0.854258" calcext:value-type="float">
            <text:p>0,854258</text:p>
          </table:table-cell>
          <table:table-cell office:value-type="float" office:value="0.906578" calcext:value-type="float">
            <text:p>0,906578</text:p>
          </table:table-cell>
          <table:table-cell office:value-type="float" office:value="0.910605" calcext:value-type="float">
            <text:p>0,910605</text:p>
          </table:table-cell>
          <table:table-cell office:value-type="float" office:value="0.934659" calcext:value-type="float">
            <text:p>0,934659</text:p>
          </table:table-cell>
          <table:table-cell office:value-type="float" office:value="0.917902" calcext:value-type="float">
            <text:p>0,917902</text:p>
          </table:table-cell>
          <table:table-cell office:value-type="float" office:value="0.846414" calcext:value-type="float">
            <text:p>0,846414</text:p>
          </table:table-cell>
          <table:table-cell office:value-type="float" office:value="0.872135" calcext:value-type="float">
            <text:p>0,872135</text:p>
          </table:table-cell>
          <table:table-cell office:value-type="float" office:value="0.947246" calcext:value-type="float">
            <text:p>0,947246</text:p>
          </table:table-cell>
          <table:table-cell office:value-type="float" office:value="0.987713" calcext:value-type="float">
            <text:p>0,987713</text:p>
          </table:table-cell>
          <table:table-cell office:value-type="float" office:value="0.984553" calcext:value-type="float">
            <text:p>0,984553</text:p>
          </table:table-cell>
          <table:table-cell office:value-type="float" office:value="1.203695" calcext:value-type="float">
            <text:p>1,203695</text:p>
          </table:table-cell>
          <table:table-cell office:value-type="float" office:value="1.233915" calcext:value-type="float">
            <text:p>1,233915</text:p>
          </table:table-cell>
          <table:table-cell office:value-type="float" office:value="1.220734" calcext:value-type="float">
            <text:p>1,220734</text:p>
          </table:table-cell>
          <table:table-cell office:value-type="float" office:value="1.293749" calcext:value-type="float">
            <text:p>1,293749</text:p>
          </table:table-cell>
          <table:table-cell office:value-type="float" office:value="1.309908" calcext:value-type="float">
            <text:p>1,309908</text:p>
          </table:table-cell>
          <table:table-cell office:value-type="float" office:value="1.44987" calcext:value-type="float">
            <text:p>1,44987</text:p>
          </table:table-cell>
          <table:table-cell office:value-type="float" office:value="1.437302" calcext:value-type="float">
            <text:p>1,437302</text:p>
          </table:table-cell>
          <table:table-cell office:value-type="float" office:value="1.524982" calcext:value-type="float">
            <text:p>1,524982</text:p>
          </table:table-cell>
          <table:table-cell office:value-type="float" office:value="1.667617" calcext:value-type="float">
            <text:p>1,667617</text:p>
          </table:table-cell>
          <table:table-cell office:value-type="float" office:value="1.601546" calcext:value-type="float">
            <text:p>1,601546</text:p>
          </table:table-cell>
          <table:table-cell office:value-type="float" office:value="1.667681" calcext:value-type="float">
            <text:p>1,667681</text:p>
          </table:table-cell>
          <table:table-cell office:value-type="float" office:value="1.758843" calcext:value-type="float">
            <text:p>1,758843</text:p>
          </table:table-cell>
          <table:table-cell office:value-type="float" office:value="1.867186" calcext:value-type="float">
            <text:p>1,867186</text:p>
          </table:table-cell>
          <table:table-cell office:value-type="float" office:value="1.943729" calcext:value-type="float">
            <text:p>1,943729</text:p>
          </table:table-cell>
          <table:table-cell office:value-type="float" office:value="2.065631" calcext:value-type="float">
            <text:p>2,065631</text:p>
          </table:table-cell>
          <table:table-cell office:value-type="float" office:value="2.106659" calcext:value-type="float">
            <text:p>2,106659</text:p>
          </table:table-cell>
          <table:table-cell office:value-type="float" office:value="2.218065" calcext:value-type="float">
            <text:p>2,218065</text:p>
          </table:table-cell>
          <table:table-cell office:value-type="float" office:value="2.290189" calcext:value-type="float">
            <text:p>2,290189</text:p>
          </table:table-cell>
          <table:table-cell office:value-type="float" office:value="2.546241" calcext:value-type="float">
            <text:p>2,546241</text:p>
          </table:table-cell>
          <table:table-cell office:value-type="float" office:value="2.416826" calcext:value-type="float">
            <text:p>2,416826</text:p>
          </table:table-cell>
          <table:table-cell office:value-type="float" office:value="2.618154" calcext:value-type="float">
            <text:p>2,618154</text:p>
          </table:table-cell>
          <table:table-cell office:value-type="float" office:value="2.757155" calcext:value-type="float">
            <text:p>2,757155</text:p>
          </table:table-cell>
          <table:table-cell office:value-type="float" office:value="2.693122" calcext:value-type="float">
            <text:p>2,693122</text:p>
          </table:table-cell>
          <table:table-cell office:value-type="float" office:value="2.690061" calcext:value-type="float">
            <text:p>2,690061</text:p>
          </table:table-cell>
          <table:table-cell office:value-type="float" office:value="2.903148" calcext:value-type="float">
            <text:p>2,903148</text:p>
          </table:table-cell>
          <table:table-cell office:value-type="float" office:value="2.900775" calcext:value-type="float">
            <text:p>2,900775</text:p>
          </table:table-cell>
          <table:table-cell office:value-type="float" office:value="3.1213" calcext:value-type="float">
            <text:p>3,1213</text:p>
          </table:table-cell>
          <table:table-cell office:value-type="float" office:value="3.15405" calcext:value-type="float">
            <text:p>3,15405</text:p>
          </table:table-cell>
          <table:table-cell office:value-type="float" office:value="3.319883" calcext:value-type="float">
            <text:p>3,319883</text:p>
          </table:table-cell>
          <table:table-cell office:value-type="float" office:value="3.571183" calcext:value-type="float">
            <text:p>3,571183</text:p>
          </table:table-cell>
          <table:table-cell office:value-type="float" office:value="3.653659" calcext:value-type="float">
            <text:p>3,653659</text:p>
          </table:table-cell>
          <table:table-cell office:value-type="float" office:value="3.903113" calcext:value-type="float">
            <text:p>3,903113</text:p>
          </table:table-cell>
          <table:table-cell office:value-type="float" office:value="3.925317" calcext:value-type="float">
            <text:p>3,925317</text:p>
          </table:table-cell>
          <table:table-cell office:value-type="float" office:value="4.128184" calcext:value-type="float">
            <text:p>4,128184</text:p>
          </table:table-cell>
          <table:table-cell office:value-type="float" office:value="4.159654" calcext:value-type="float">
            <text:p>4,159654</text:p>
          </table:table-cell>
          <table:table-cell office:value-type="float" office:value="4.200038" calcext:value-type="float">
            <text:p>4,200038</text:p>
          </table:table-cell>
          <table:table-cell office:value-type="float" office:value="4.448369" calcext:value-type="float">
            <text:p>4,448369</text:p>
          </table:table-cell>
          <table:table-cell office:value-type="float" office:value="4.50167" calcext:value-type="float">
            <text:p>4,50167</text:p>
          </table:table-cell>
          <table:table-cell office:value-type="float" office:value="4.698341" calcext:value-type="float">
            <text:p>4,698341</text:p>
          </table:table-cell>
          <table:table-cell office:value-type="float" office:value="4.736022" calcext:value-type="float">
            <text:p>4,736022</text:p>
          </table:table-cell>
          <table:table-cell office:value-type="float" office:value="5.099576" calcext:value-type="float">
            <text:p>5,099576</text:p>
          </table:table-cell>
          <table:table-cell office:value-type="float" office:value="5.398339" calcext:value-type="float">
            <text:p>5,398339</text:p>
          </table:table-cell>
          <table:table-cell office:value-type="float" office:value="5.459087" calcext:value-type="float">
            <text:p>5,459087</text:p>
          </table:table-cell>
          <table:table-cell office:value-type="float" office:value="5.622116" calcext:value-type="float">
            <text:p>5,622116</text:p>
          </table:table-cell>
          <table:table-cell office:value-type="float" office:value="5.887689" calcext:value-type="float">
            <text:p>5,887689</text:p>
          </table:table-cell>
          <table:table-cell office:value-type="float" office:value="5.639126" calcext:value-type="float">
            <text:p>5,639126</text:p>
          </table:table-cell>
          <table:table-cell office:value-type="float" office:value="6.044599" calcext:value-type="float">
            <text:p>6,044599</text:p>
          </table:table-cell>
          <table:table-cell office:value-type="float" office:value="6.337402" calcext:value-type="float">
            <text:p>6,337402</text:p>
          </table:table-cell>
          <table:table-cell office:value-type="float" office:value="6.48466" calcext:value-type="float">
            <text:p>6,48466</text:p>
          </table:table-cell>
          <table:table-cell office:value-type="float" office:value="6.636563" calcext:value-type="float">
            <text:p>6,636563</text:p>
          </table:table-cell>
          <table:table-cell office:value-type="float" office:value="7.127834" calcext:value-type="float">
            <text:p>7,127834</text:p>
          </table:table-cell>
          <table:table-cell office:value-type="float" office:value="7.108448" calcext:value-type="float">
            <text:p>7,108448</text:p>
          </table:table-cell>
          <table:table-cell office:value-type="float" office:value="7.303026" calcext:value-type="float">
            <text:p>7,303026</text:p>
          </table:table-cell>
          <table:table-cell office:value-type="float" office:value="7.363728" calcext:value-type="float">
            <text:p>7,363728</text:p>
          </table:table-cell>
          <table:table-cell office:value-type="float" office:value="7.285567" calcext:value-type="float">
            <text:p>7,285567</text:p>
          </table:table-cell>
          <table:table-cell office:value-type="float" office:value="7.575148" calcext:value-type="float">
            <text:p>7,575148</text:p>
          </table:table-cell>
          <table:table-cell office:value-type="float" office:value="7.595493" calcext:value-type="float">
            <text:p>7,595493</text:p>
          </table:table-cell>
        </table:table-row>
        <table:table-row table:style-name="ro1">
          <table:table-cell office:value-type="string" calcext:value-type="string">
            <text:p>HYBRID REDUCTION overhead</text:p>
          </table:table-cell>
          <table:table-cell office:value-type="float" office:value="0.058307" calcext:value-type="float">
            <text:p>0,058307</text:p>
          </table:table-cell>
          <table:table-cell office:value-type="float" office:value="0.170281" calcext:value-type="float">
            <text:p>0,170281</text:p>
          </table:table-cell>
          <table:table-cell office:value-type="float" office:value="0.351177" calcext:value-type="float">
            <text:p>0,351177</text:p>
          </table:table-cell>
          <table:table-cell office:value-type="float" office:value="0.41488" calcext:value-type="float">
            <text:p>0,41488</text:p>
          </table:table-cell>
          <table:table-cell office:value-type="float" office:value="0.573982" calcext:value-type="float">
            <text:p>0,573982</text:p>
          </table:table-cell>
          <table:table-cell office:value-type="float" office:value="0.551294" calcext:value-type="float">
            <text:p>0,551294</text:p>
          </table:table-cell>
          <table:table-cell office:value-type="float" office:value="0.624631" calcext:value-type="float">
            <text:p>0,624631</text:p>
          </table:table-cell>
          <table:table-cell office:value-type="float" office:value="0.664848" calcext:value-type="float">
            <text:p>0,664848</text:p>
          </table:table-cell>
          <table:table-cell office:value-type="float" office:value="0.789105" calcext:value-type="float">
            <text:p>0,789105</text:p>
          </table:table-cell>
          <table:table-cell office:value-type="float" office:value="0.728034" calcext:value-type="float">
            <text:p>0,728034</text:p>
          </table:table-cell>
          <table:table-cell office:value-type="float" office:value="0.792551" calcext:value-type="float">
            <text:p>0,792551</text:p>
          </table:table-cell>
          <table:table-cell office:value-type="float" office:value="0.767338" calcext:value-type="float">
            <text:p>0,767338</text:p>
          </table:table-cell>
          <table:table-cell office:value-type="float" office:value="0.839697" calcext:value-type="float">
            <text:p>0,839697</text:p>
          </table:table-cell>
          <table:table-cell office:value-type="float" office:value="0.846238" calcext:value-type="float">
            <text:p>0,846238</text:p>
          </table:table-cell>
          <table:table-cell office:value-type="float" office:value="0.852063" calcext:value-type="float">
            <text:p>0,852063</text:p>
          </table:table-cell>
          <table:table-cell office:value-type="float" office:value="0.920459" calcext:value-type="float">
            <text:p>0,920459</text:p>
          </table:table-cell>
          <table:table-cell office:value-type="float" office:value="1.019188" calcext:value-type="float">
            <text:p>1,019188</text:p>
          </table:table-cell>
          <table:table-cell office:value-type="float" office:value="0.953938" calcext:value-type="float">
            <text:p>0,953938</text:p>
          </table:table-cell>
          <table:table-cell office:value-type="float" office:value="1.019676" calcext:value-type="float">
            <text:p>1,019676</text:p>
          </table:table-cell>
          <table:table-cell office:value-type="float" office:value="0.962963" calcext:value-type="float">
            <text:p>0,962963</text:p>
          </table:table-cell>
          <table:table-cell office:value-type="float" office:value="1.025215" calcext:value-type="float">
            <text:p>1,025215</text:p>
          </table:table-cell>
          <table:table-cell office:value-type="float" office:value="1.000541" calcext:value-type="float">
            <text:p>1,000541</text:p>
          </table:table-cell>
          <table:table-cell office:value-type="float" office:value="1.034923" calcext:value-type="float">
            <text:p>1,034923</text:p>
          </table:table-cell>
          <table:table-cell office:value-type="float" office:value="1.000992" calcext:value-type="float">
            <text:p>1,000992</text:p>
          </table:table-cell>
          <table:table-cell office:value-type="float" office:value="1.069415" calcext:value-type="float">
            <text:p>1,069415</text:p>
          </table:table-cell>
          <table:table-cell office:value-type="float" office:value="1.077188" calcext:value-type="float">
            <text:p>1,077188</text:p>
          </table:table-cell>
          <table:table-cell office:value-type="float" office:value="1.083448" calcext:value-type="float">
            <text:p>1,083448</text:p>
          </table:table-cell>
          <table:table-cell office:value-type="float" office:value="1.083249" calcext:value-type="float">
            <text:p>1,083249</text:p>
          </table:table-cell>
          <table:table-cell office:value-type="float" office:value="1.081529" calcext:value-type="float">
            <text:p>1,081529</text:p>
          </table:table-cell>
          <table:table-cell office:value-type="float" office:value="1.082765" calcext:value-type="float">
            <text:p>1,082765</text:p>
          </table:table-cell>
          <table:table-cell office:value-type="float" office:value="1.089221" calcext:value-type="float">
            <text:p>1,089221</text:p>
          </table:table-cell>
          <table:table-cell office:value-type="float" office:value="1.188514" calcext:value-type="float">
            <text:p>1,188514</text:p>
          </table:table-cell>
          <table:table-cell office:value-type="float" office:value="1.250728" calcext:value-type="float">
            <text:p>1,250728</text:p>
          </table:table-cell>
          <table:table-cell office:value-type="float" office:value="1.208054" calcext:value-type="float">
            <text:p>1,208054</text:p>
          </table:table-cell>
          <table:table-cell office:value-type="float" office:value="1.26232" calcext:value-type="float">
            <text:p>1,26232</text:p>
          </table:table-cell>
          <table:table-cell office:value-type="float" office:value="1.208237" calcext:value-type="float">
            <text:p>1,208237</text:p>
          </table:table-cell>
          <table:table-cell office:value-type="float" office:value="1.266711" calcext:value-type="float">
            <text:p>1,266711</text:p>
          </table:table-cell>
          <table:table-cell office:value-type="float" office:value="1.207448" calcext:value-type="float">
            <text:p>1,207448</text:p>
          </table:table-cell>
          <table:table-cell office:value-type="float" office:value="1.273828" calcext:value-type="float">
            <text:p>1,273828</text:p>
          </table:table-cell>
          <table:table-cell office:value-type="float" office:value="1.209578" calcext:value-type="float">
            <text:p>1,209578</text:p>
          </table:table-cell>
          <table:table-cell office:value-type="float" office:value="1.269674" calcext:value-type="float">
            <text:p>1,269674</text:p>
          </table:table-cell>
          <table:table-cell office:value-type="float" office:value="1.243163" calcext:value-type="float">
            <text:p>1,243163</text:p>
          </table:table-cell>
          <table:table-cell office:value-type="float" office:value="1.269127" calcext:value-type="float">
            <text:p>1,269127</text:p>
          </table:table-cell>
          <table:table-cell office:value-type="float" office:value="1.252614" calcext:value-type="float">
            <text:p>1,252614</text:p>
          </table:table-cell>
          <table:table-cell office:value-type="float" office:value="1.285857" calcext:value-type="float">
            <text:p>1,285857</text:p>
          </table:table-cell>
          <table:table-cell office:value-type="float" office:value="1.251448" calcext:value-type="float">
            <text:p>1,251448</text:p>
          </table:table-cell>
          <table:table-cell office:value-type="float" office:value="1.280229" calcext:value-type="float">
            <text:p>1,280229</text:p>
          </table:table-cell>
          <table:table-cell office:value-type="float" office:value="1.250624" calcext:value-type="float">
            <text:p>1,250624</text:p>
          </table:table-cell>
          <table:table-cell office:value-type="float" office:value="1.306112" calcext:value-type="float">
            <text:p>1,306112</text:p>
          </table:table-cell>
          <table:table-cell office:value-type="float" office:value="1.320214" calcext:value-type="float">
            <text:p>1,320214</text:p>
          </table:table-cell>
          <table:table-cell office:value-type="float" office:value="1.315197" calcext:value-type="float">
            <text:p>1,315197</text:p>
          </table:table-cell>
          <table:table-cell office:value-type="float" office:value="1.32351" calcext:value-type="float">
            <text:p>1,32351</text:p>
          </table:table-cell>
          <table:table-cell office:value-type="float" office:value="1.326109" calcext:value-type="float">
            <text:p>1,326109</text:p>
          </table:table-cell>
          <table:table-cell office:value-type="float" office:value="1.332532" calcext:value-type="float">
            <text:p>1,332532</text:p>
          </table:table-cell>
          <table:table-cell office:value-type="float" office:value="1.327308" calcext:value-type="float">
            <text:p>1,327308</text:p>
          </table:table-cell>
          <table:table-cell office:value-type="float" office:value="1.334548" calcext:value-type="float">
            <text:p>1,334548</text:p>
          </table:table-cell>
          <table:table-cell office:value-type="float" office:value="1.331335" calcext:value-type="float">
            <text:p>1,331335</text:p>
          </table:table-cell>
          <table:table-cell office:value-type="float" office:value="1.332982" calcext:value-type="float">
            <text:p>1,332982</text:p>
          </table:table-cell>
          <table:table-cell office:value-type="float" office:value="1.334373" calcext:value-type="float">
            <text:p>1,334373</text:p>
          </table:table-cell>
          <table:table-cell office:value-type="float" office:value="1.334798" calcext:value-type="float">
            <text:p>1,334798</text:p>
          </table:table-cell>
          <table:table-cell office:value-type="float" office:value="1.339773" calcext:value-type="float">
            <text:p>1,339773</text:p>
          </table:table-cell>
          <table:table-cell office:value-type="float" office:value="1.336978" calcext:value-type="float">
            <text:p>1,336978</text:p>
          </table:table-cell>
          <table:table-cell office:value-type="float" office:value="1.339947" calcext:value-type="float">
            <text:p>1,339947</text:p>
          </table:table-cell>
          <table:table-cell office:value-type="float" office:value="1.495261" calcext:value-type="float">
            <text:p>1,495261</text:p>
          </table:table-cell>
          <table:table-cell office:value-type="float" office:value="1.531257" calcext:value-type="float">
            <text:p>1,531257</text:p>
          </table:table-cell>
          <table:table-cell office:value-type="float" office:value="1.479901" calcext:value-type="float">
            <text:p>1,479901</text:p>
          </table:table-cell>
          <table:table-cell office:value-type="float" office:value="1.556131" calcext:value-type="float">
            <text:p>1,556131</text:p>
          </table:table-cell>
          <table:table-cell office:value-type="float" office:value="1.510662" calcext:value-type="float">
            <text:p>1,510662</text:p>
          </table:table-cell>
          <table:table-cell office:value-type="float" office:value="1.594614" calcext:value-type="float">
            <text:p>1,594614</text:p>
          </table:table-cell>
          <table:table-cell office:value-type="float" office:value="1.559971" calcext:value-type="float">
            <text:p>1,559971</text:p>
          </table:table-cell>
          <table:table-cell office:value-type="float" office:value="1.558939" calcext:value-type="float">
            <text:p>1,558939</text:p>
          </table:table-cell>
          <table:table-cell office:value-type="float" office:value="1.484467" calcext:value-type="float">
            <text:p>1,484467</text:p>
          </table:table-cell>
        </table:table-row>
        <table:table-row table:style-name="ro1">
          <table:table-cell office:value-type="string" calcext:value-type="string">
            <text:p>PARALLEL overhead</text:p>
          </table:table-cell>
          <table:table-cell office:value-type="float" office:value="0.653997" calcext:value-type="float">
            <text:p>0,653997</text:p>
          </table:table-cell>
          <table:table-cell office:value-type="float" office:value="1.469399" calcext:value-type="float">
            <text:p>1,469399</text:p>
          </table:table-cell>
          <table:table-cell office:value-type="float" office:value="1.991052" calcext:value-type="float">
            <text:p>1,991052</text:p>
          </table:table-cell>
          <table:table-cell office:value-type="float" office:value="2.033115" calcext:value-type="float">
            <text:p>2,033115</text:p>
          </table:table-cell>
          <table:table-cell office:value-type="float" office:value="2.29741" calcext:value-type="float">
            <text:p>2,29741</text:p>
          </table:table-cell>
          <table:table-cell office:value-type="float" office:value="2.400673" calcext:value-type="float">
            <text:p>2,400673</text:p>
          </table:table-cell>
          <table:table-cell office:value-type="float" office:value="2.582032" calcext:value-type="float">
            <text:p>2,582032</text:p>
          </table:table-cell>
          <table:table-cell office:value-type="float" office:value="2.705986" calcext:value-type="float">
            <text:p>2,705986</text:p>
          </table:table-cell>
          <table:table-cell office:value-type="float" office:value="2.739621" calcext:value-type="float">
            <text:p>2,739621</text:p>
          </table:table-cell>
          <table:table-cell office:value-type="float" office:value="2.758383" calcext:value-type="float">
            <text:p>2,758383</text:p>
          </table:table-cell>
          <table:table-cell office:value-type="float" office:value="2.82907" calcext:value-type="float">
            <text:p>2,82907</text:p>
          </table:table-cell>
          <table:table-cell office:value-type="float" office:value="3.014925" calcext:value-type="float">
            <text:p>3,014925</text:p>
          </table:table-cell>
          <table:table-cell office:value-type="float" office:value="3.001772" calcext:value-type="float">
            <text:p>3,001772</text:p>
          </table:table-cell>
          <table:table-cell office:value-type="float" office:value="3.020096" calcext:value-type="float">
            <text:p>3,020096</text:p>
          </table:table-cell>
          <table:table-cell office:value-type="float" office:value="3.128621" calcext:value-type="float">
            <text:p>3,128621</text:p>
          </table:table-cell>
          <table:table-cell office:value-type="float" office:value="3.160279" calcext:value-type="float">
            <text:p>3,160279</text:p>
          </table:table-cell>
          <table:table-cell office:value-type="float" office:value="3.36654" calcext:value-type="float">
            <text:p>3,36654</text:p>
          </table:table-cell>
          <table:table-cell office:value-type="float" office:value="3.342067" calcext:value-type="float">
            <text:p>3,342067</text:p>
          </table:table-cell>
          <table:table-cell office:value-type="float" office:value="3.43601" calcext:value-type="float">
            <text:p>3,43601</text:p>
          </table:table-cell>
          <table:table-cell office:value-type="float" office:value="3.461357" calcext:value-type="float">
            <text:p>3,461357</text:p>
          </table:table-cell>
          <table:table-cell office:value-type="float" office:value="3.535821" calcext:value-type="float">
            <text:p>3,535821</text:p>
          </table:table-cell>
          <table:table-cell office:value-type="float" office:value="3.59272" calcext:value-type="float">
            <text:p>3,59272</text:p>
          </table:table-cell>
          <table:table-cell office:value-type="float" office:value="3.664642" calcext:value-type="float">
            <text:p>3,664642</text:p>
          </table:table-cell>
          <table:table-cell office:value-type="float" office:value="3.686688" calcext:value-type="float">
            <text:p>3,686688</text:p>
          </table:table-cell>
          <table:table-cell office:value-type="float" office:value="3.767782" calcext:value-type="float">
            <text:p>3,767782</text:p>
          </table:table-cell>
          <table:table-cell office:value-type="float" office:value="3.814766" calcext:value-type="float">
            <text:p>3,814766</text:p>
          </table:table-cell>
          <table:table-cell office:value-type="float" office:value="3.88249" calcext:value-type="float">
            <text:p>3,88249</text:p>
          </table:table-cell>
          <table:table-cell office:value-type="float" office:value="3.904739" calcext:value-type="float">
            <text:p>3,904739</text:p>
          </table:table-cell>
          <table:table-cell office:value-type="float" office:value="4.002796" calcext:value-type="float">
            <text:p>4,002796</text:p>
          </table:table-cell>
          <table:table-cell office:value-type="float" office:value="3.978135" calcext:value-type="float">
            <text:p>3,978135</text:p>
          </table:table-cell>
          <table:table-cell office:value-type="float" office:value="4.159783" calcext:value-type="float">
            <text:p>4,159783</text:p>
          </table:table-cell>
          <table:table-cell office:value-type="float" office:value="4.116406" calcext:value-type="float">
            <text:p>4,116406</text:p>
          </table:table-cell>
          <table:table-cell office:value-type="float" office:value="4.266479" calcext:value-type="float">
            <text:p>4,266479</text:p>
          </table:table-cell>
          <table:table-cell office:value-type="float" office:value="4.346066" calcext:value-type="float">
            <text:p>4,346066</text:p>
          </table:table-cell>
          <table:table-cell office:value-type="float" office:value="4.334594" calcext:value-type="float">
            <text:p>4,334594</text:p>
          </table:table-cell>
          <table:table-cell office:value-type="float" office:value="4.349053" calcext:value-type="float">
            <text:p>4,349053</text:p>
          </table:table-cell>
          <table:table-cell office:value-type="float" office:value="4.430499" calcext:value-type="float">
            <text:p>4,430499</text:p>
          </table:table-cell>
          <table:table-cell office:value-type="float" office:value="4.431017" calcext:value-type="float">
            <text:p>4,431017</text:p>
          </table:table-cell>
          <table:table-cell office:value-type="float" office:value="4.494827" calcext:value-type="float">
            <text:p>4,494827</text:p>
          </table:table-cell>
          <table:table-cell office:value-type="float" office:value="4.555271" calcext:value-type="float">
            <text:p>4,555271</text:p>
          </table:table-cell>
          <table:table-cell office:value-type="float" office:value="4.598931" calcext:value-type="float">
            <text:p>4,598931</text:p>
          </table:table-cell>
          <table:table-cell office:value-type="float" office:value="4.564935" calcext:value-type="float">
            <text:p>4,564935</text:p>
          </table:table-cell>
          <table:table-cell office:value-type="float" office:value="4.630607" calcext:value-type="float">
            <text:p>4,630607</text:p>
          </table:table-cell>
          <table:table-cell office:value-type="float" office:value="4.693771" calcext:value-type="float">
            <text:p>4,693771</text:p>
          </table:table-cell>
          <table:table-cell office:value-type="float" office:value="4.796008" calcext:value-type="float">
            <text:p>4,796008</text:p>
          </table:table-cell>
          <table:table-cell office:value-type="float" office:value="4.788265" calcext:value-type="float">
            <text:p>4,788265</text:p>
          </table:table-cell>
          <table:table-cell office:value-type="float" office:value="4.783579" calcext:value-type="float">
            <text:p>4,783579</text:p>
          </table:table-cell>
          <table:table-cell office:value-type="float" office:value="4.845033" calcext:value-type="float">
            <text:p>4,845033</text:p>
          </table:table-cell>
          <table:table-cell office:value-type="float" office:value="5.041066" calcext:value-type="float">
            <text:p>5,041066</text:p>
          </table:table-cell>
          <table:table-cell office:value-type="float" office:value="5.023961" calcext:value-type="float">
            <text:p>5,023961</text:p>
          </table:table-cell>
          <table:table-cell office:value-type="float" office:value="5.004454" calcext:value-type="float">
            <text:p>5,004454</text:p>
          </table:table-cell>
          <table:table-cell office:value-type="float" office:value="4.989567" calcext:value-type="float">
            <text:p>4,989567</text:p>
          </table:table-cell>
          <table:table-cell office:value-type="float" office:value="5.051498" calcext:value-type="float">
            <text:p>5,051498</text:p>
          </table:table-cell>
          <table:table-cell office:value-type="float" office:value="5.139508" calcext:value-type="float">
            <text:p>5,139508</text:p>
          </table:table-cell>
          <table:table-cell office:value-type="float" office:value="5.176853" calcext:value-type="float">
            <text:p>5,176853</text:p>
          </table:table-cell>
          <table:table-cell office:value-type="float" office:value="5.156874" calcext:value-type="float">
            <text:p>5,156874</text:p>
          </table:table-cell>
          <table:table-cell office:value-type="float" office:value="5.237655" calcext:value-type="float">
            <text:p>5,237655</text:p>
          </table:table-cell>
          <table:table-cell office:value-type="float" office:value="5.310976" calcext:value-type="float">
            <text:p>5,310976</text:p>
          </table:table-cell>
          <table:table-cell office:value-type="float" office:value="5.348912" calcext:value-type="float">
            <text:p>5,348912</text:p>
          </table:table-cell>
          <table:table-cell office:value-type="float" office:value="5.420863" calcext:value-type="float">
            <text:p>5,420863</text:p>
          </table:table-cell>
          <table:table-cell office:value-type="float" office:value="5.470464" calcext:value-type="float">
            <text:p>5,470464</text:p>
          </table:table-cell>
          <table:table-cell office:value-type="float" office:value="5.503889" calcext:value-type="float">
            <text:p>5,503889</text:p>
          </table:table-cell>
          <table:table-cell office:value-type="float" office:value="5.564219" calcext:value-type="float">
            <text:p>5,564219</text:p>
          </table:table-cell>
          <table:table-cell office:value-type="float" office:value="5.568459" calcext:value-type="float">
            <text:p>5,568459</text:p>
          </table:table-cell>
          <table:table-cell office:value-type="float" office:value="5.815313" calcext:value-type="float">
            <text:p>5,815313</text:p>
          </table:table-cell>
          <table:table-cell office:value-type="float" office:value="5.785112" calcext:value-type="float">
            <text:p>5,785112</text:p>
          </table:table-cell>
          <table:table-cell office:value-type="float" office:value="5.812356" calcext:value-type="float">
            <text:p>5,812356</text:p>
          </table:table-cell>
          <table:table-cell office:value-type="float" office:value="5.791487" calcext:value-type="float">
            <text:p>5,791487</text:p>
          </table:table-cell>
          <table:table-cell office:value-type="float" office:value="5.850033" calcext:value-type="float">
            <text:p>5,850033</text:p>
          </table:table-cell>
          <table:table-cell office:value-type="float" office:value="5.910852" calcext:value-type="float">
            <text:p>5,910852</text:p>
          </table:table-cell>
          <table:table-cell office:value-type="float" office:value="6.013657" calcext:value-type="float">
            <text:p>6,013657</text:p>
          </table:table-cell>
          <table:table-cell office:value-type="float" office:value="5.937537" calcext:value-type="float">
            <text:p>5,937537</text:p>
          </table:table-cell>
        </table:table-row>
        <table:table-row table:style-name="ro1">
          <table:table-cell office:value-type="string" calcext:value-type="string">
            <text:p>FOR overhead</text:p>
          </table:table-cell>
          <table:table-cell office:value-type="float" office:value="0.183309" calcext:value-type="float">
            <text:p>0,183309</text:p>
          </table:table-cell>
          <table:table-cell office:value-type="float" office:value="0.547417" calcext:value-type="float">
            <text:p>0,547417</text:p>
          </table:table-cell>
          <table:table-cell office:value-type="float" office:value="0.814946" calcext:value-type="float">
            <text:p>0,814946</text:p>
          </table:table-cell>
          <table:table-cell office:value-type="float" office:value="1.066912" calcext:value-type="float">
            <text:p>1,066912</text:p>
          </table:table-cell>
          <table:table-cell office:value-type="float" office:value="1.340738" calcext:value-type="float">
            <text:p>1,340738</text:p>
          </table:table-cell>
          <table:table-cell office:value-type="float" office:value="1.368075" calcext:value-type="float">
            <text:p>1,368075</text:p>
          </table:table-cell>
          <table:table-cell office:value-type="float" office:value="1.479678" calcext:value-type="float">
            <text:p>1,479678</text:p>
          </table:table-cell>
          <table:table-cell office:value-type="float" office:value="1.677089" calcext:value-type="float">
            <text:p>1,677089</text:p>
          </table:table-cell>
          <table:table-cell office:value-type="float" office:value="1.891668" calcext:value-type="float">
            <text:p>1,891668</text:p>
          </table:table-cell>
          <table:table-cell office:value-type="float" office:value="1.879785" calcext:value-type="float">
            <text:p>1,879785</text:p>
          </table:table-cell>
          <table:table-cell office:value-type="float" office:value="1.864328" calcext:value-type="float">
            <text:p>1,864328</text:p>
          </table:table-cell>
          <table:table-cell office:value-type="float" office:value="1.861016" calcext:value-type="float">
            <text:p>1,861016</text:p>
          </table:table-cell>
          <table:table-cell office:value-type="float" office:value="2.165001" calcext:value-type="float">
            <text:p>2,165001</text:p>
          </table:table-cell>
          <table:table-cell office:value-type="float" office:value="2.080351" calcext:value-type="float">
            <text:p>2,080351</text:p>
          </table:table-cell>
          <table:table-cell office:value-type="float" office:value="2.140203" calcext:value-type="float">
            <text:p>2,140203</text:p>
          </table:table-cell>
          <table:table-cell office:value-type="float" office:value="2.183611" calcext:value-type="float">
            <text:p>2,183611</text:p>
          </table:table-cell>
          <table:table-cell office:value-type="float" office:value="2.422706" calcext:value-type="float">
            <text:p>2,422706</text:p>
          </table:table-cell>
          <table:table-cell office:value-type="float" office:value="2.411906" calcext:value-type="float">
            <text:p>2,411906</text:p>
          </table:table-cell>
          <table:table-cell office:value-type="float" office:value="2.406184" calcext:value-type="float">
            <text:p>2,406184</text:p>
          </table:table-cell>
          <table:table-cell office:value-type="float" office:value="2.46815" calcext:value-type="float">
            <text:p>2,46815</text:p>
          </table:table-cell>
          <table:table-cell office:value-type="float" office:value="2.511258" calcext:value-type="float">
            <text:p>2,511258</text:p>
          </table:table-cell>
          <table:table-cell office:value-type="float" office:value="2.542769" calcext:value-type="float">
            <text:p>2,542769</text:p>
          </table:table-cell>
          <table:table-cell office:value-type="float" office:value="2.560988" calcext:value-type="float">
            <text:p>2,560988</text:p>
          </table:table-cell>
          <table:table-cell office:value-type="float" office:value="2.669423" calcext:value-type="float">
            <text:p>2,669423</text:p>
          </table:table-cell>
          <table:table-cell office:value-type="float" office:value="2.794567" calcext:value-type="float">
            <text:p>2,794567</text:p>
          </table:table-cell>
          <table:table-cell office:value-type="float" office:value="2.784094" calcext:value-type="float">
            <text:p>2,784094</text:p>
          </table:table-cell>
          <table:table-cell office:value-type="float" office:value="2.841275" calcext:value-type="float">
            <text:p>2,841275</text:p>
          </table:table-cell>
          <table:table-cell office:value-type="float" office:value="2.848597" calcext:value-type="float">
            <text:p>2,848597</text:p>
          </table:table-cell>
          <table:table-cell office:value-type="float" office:value="2.936212" calcext:value-type="float">
            <text:p>2,936212</text:p>
          </table:table-cell>
          <table:table-cell office:value-type="float" office:value="2.944617" calcext:value-type="float">
            <text:p>2,944617</text:p>
          </table:table-cell>
          <table:table-cell office:value-type="float" office:value="2.983553" calcext:value-type="float">
            <text:p>2,983553</text:p>
          </table:table-cell>
          <table:table-cell office:value-type="float" office:value="2.901494" calcext:value-type="float">
            <text:p>2,901494</text:p>
          </table:table-cell>
          <table:table-cell office:value-type="float" office:value="3.215171" calcext:value-type="float">
            <text:p>3,215171</text:p>
          </table:table-cell>
          <table:table-cell office:value-type="float" office:value="3.271775" calcext:value-type="float">
            <text:p>3,271775</text:p>
          </table:table-cell>
          <table:table-cell office:value-type="float" office:value="3.211689" calcext:value-type="float">
            <text:p>3,211689</text:p>
          </table:table-cell>
          <table:table-cell office:value-type="float" office:value="3.292703" calcext:value-type="float">
            <text:p>3,292703</text:p>
          </table:table-cell>
          <table:table-cell office:value-type="float" office:value="3.339323" calcext:value-type="float">
            <text:p>3,339323</text:p>
          </table:table-cell>
          <table:table-cell office:value-type="float" office:value="3.328247" calcext:value-type="float">
            <text:p>3,328247</text:p>
          </table:table-cell>
          <table:table-cell office:value-type="float" office:value="3.357829" calcext:value-type="float">
            <text:p>3,357829</text:p>
          </table:table-cell>
          <table:table-cell office:value-type="float" office:value="3.410935" calcext:value-type="float">
            <text:p>3,410935</text:p>
          </table:table-cell>
          <table:table-cell office:value-type="float" office:value="3.455027" calcext:value-type="float">
            <text:p>3,455027</text:p>
          </table:table-cell>
          <table:table-cell office:value-type="float" office:value="3.428044" calcext:value-type="float">
            <text:p>3,428044</text:p>
          </table:table-cell>
          <table:table-cell office:value-type="float" office:value="3.496797" calcext:value-type="float">
            <text:p>3,496797</text:p>
          </table:table-cell>
          <table:table-cell office:value-type="float" office:value="3.564007" calcext:value-type="float">
            <text:p>3,564007</text:p>
          </table:table-cell>
          <table:table-cell office:value-type="float" office:value="3.559456" calcext:value-type="float">
            <text:p>3,559456</text:p>
          </table:table-cell>
          <table:table-cell office:value-type="float" office:value="3.52454" calcext:value-type="float">
            <text:p>3,52454</text:p>
          </table:table-cell>
          <table:table-cell office:value-type="float" office:value="3.611555" calcext:value-type="float">
            <text:p>3,611555</text:p>
          </table:table-cell>
          <table:table-cell office:value-type="float" office:value="3.647009" calcext:value-type="float">
            <text:p>3,647009</text:p>
          </table:table-cell>
          <table:table-cell office:value-type="float" office:value="3.689902" calcext:value-type="float">
            <text:p>3,689902</text:p>
          </table:table-cell>
          <table:table-cell office:value-type="float" office:value="3.684388" calcext:value-type="float">
            <text:p>3,684388</text:p>
          </table:table-cell>
          <table:table-cell office:value-type="float" office:value="3.711297" calcext:value-type="float">
            <text:p>3,711297</text:p>
          </table:table-cell>
          <table:table-cell office:value-type="float" office:value="3.701219" calcext:value-type="float">
            <text:p>3,701219</text:p>
          </table:table-cell>
          <table:table-cell office:value-type="float" office:value="3.476857" calcext:value-type="float">
            <text:p>3,476857</text:p>
          </table:table-cell>
          <table:table-cell office:value-type="float" office:value="3.841456" calcext:value-type="float">
            <text:p>3,841456</text:p>
          </table:table-cell>
          <table:table-cell office:value-type="float" office:value="3.622349" calcext:value-type="float">
            <text:p>3,622349</text:p>
          </table:table-cell>
          <table:table-cell office:value-type="float" office:value="3.900416" calcext:value-type="float">
            <text:p>3,900416</text:p>
          </table:table-cell>
          <table:table-cell office:value-type="float" office:value="3.613501" calcext:value-type="float">
            <text:p>3,613501</text:p>
          </table:table-cell>
          <table:table-cell office:value-type="float" office:value="3.670847" calcext:value-type="float">
            <text:p>3,670847</text:p>
          </table:table-cell>
          <table:table-cell office:value-type="float" office:value="4.027595" calcext:value-type="float">
            <text:p>4,027595</text:p>
          </table:table-cell>
          <table:table-cell office:value-type="float" office:value="4.048845" calcext:value-type="float">
            <text:p>4,048845</text:p>
          </table:table-cell>
          <table:table-cell office:value-type="float" office:value="3.911747" calcext:value-type="float">
            <text:p>3,911747</text:p>
          </table:table-cell>
          <table:table-cell office:value-type="float" office:value="3.835571" calcext:value-type="float">
            <text:p>3,835571</text:p>
          </table:table-cell>
          <table:table-cell office:value-type="float" office:value="4.11797" calcext:value-type="float">
            <text:p>4,11797</text:p>
          </table:table-cell>
          <table:table-cell office:value-type="float" office:value="4.226933" calcext:value-type="float">
            <text:p>4,226933</text:p>
          </table:table-cell>
          <table:table-cell office:value-type="float" office:value="4.14921" calcext:value-type="float">
            <text:p>4,14921</text:p>
          </table:table-cell>
          <table:table-cell office:value-type="float" office:value="4.064263" calcext:value-type="float">
            <text:p>4,064263</text:p>
          </table:table-cell>
          <table:table-cell office:value-type="float" office:value="4.111507" calcext:value-type="float">
            <text:p>4,111507</text:p>
          </table:table-cell>
          <table:table-cell office:value-type="float" office:value="4.087929" calcext:value-type="float">
            <text:p>4,087929</text:p>
          </table:table-cell>
          <table:table-cell office:value-type="float" office:value="4.013035" calcext:value-type="float">
            <text:p>4,013035</text:p>
          </table:table-cell>
          <table:table-cell office:value-type="float" office:value="3.979712" calcext:value-type="float">
            <text:p>3,979712</text:p>
          </table:table-cell>
          <table:table-cell office:value-type="float" office:value="3.95366" calcext:value-type="float">
            <text:p>3,95366</text:p>
          </table:table-cell>
          <table:table-cell office:value-type="float" office:value="4.030496" calcext:value-type="float">
            <text:p>4,030496</text:p>
          </table:table-cell>
        </table:table-row>
        <table:table-row table:style-name="ro1" table:number-rows-repeated="2">
          <table:table-cell table:number-columns-repeated="73"/>
        </table:table-row>
        <table:table-row table:style-name="ro1">
          <table:table-cell office:value-type="string" calcext:value-type="string">
            <text:p>BARRIER time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43156" calcext:value-type="float">
            <text:p>0,143156</text:p>
          </table:table-cell>
          <table:table-cell office:value-type="float" office:value="0.141794" calcext:value-type="float">
            <text:p>0,141794</text:p>
          </table:table-cell>
          <table:table-cell office:value-type="float" office:value="0.152399" calcext:value-type="float">
            <text:p>0,152399</text:p>
          </table:table-cell>
          <table:table-cell office:value-type="float" office:value="0.002179" calcext:value-type="float">
            <text:p>0,002179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505153" calcext:value-type="float">
            <text:p>0,505153</text:p>
          </table:table-cell>
          <table:table-cell office:value-type="float" office:value="0.462728" calcext:value-type="float">
            <text:p>0,462728</text:p>
          </table:table-cell>
          <table:table-cell office:value-type="float" office:value="0.536535" calcext:value-type="float">
            <text:p>0,536535</text:p>
          </table:table-cell>
          <table:table-cell office:value-type="float" office:value="0.015054" calcext:value-type="float">
            <text:p>0,015054</text:p>
          </table:table-cell>
          <table:table-cell office:value-type="float" office:value="0" calcext:value-type="float">
            <text:p>0</text:p>
          </table:table-cell>
          <table:table-cell table:number-columns-repeated="6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755761" calcext:value-type="float">
            <text:p>0,755761</text:p>
          </table:table-cell>
          <table:table-cell office:value-type="float" office:value="0.744173" calcext:value-type="float">
            <text:p>0,744173</text:p>
          </table:table-cell>
          <table:table-cell office:value-type="float" office:value="0.77812" calcext:value-type="float">
            <text:p>0,77812</text:p>
          </table:table-cell>
          <table:table-cell office:value-type="float" office:value="0.005556" calcext:value-type="float">
            <text:p>0,005556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879427" calcext:value-type="float">
            <text:p>0,879427</text:p>
          </table:table-cell>
          <table:table-cell office:value-type="float" office:value="0.86762" calcext:value-type="float">
            <text:p>0,86762</text:p>
          </table:table-cell>
          <table:table-cell office:value-type="float" office:value="0.916794" calcext:value-type="float">
            <text:p>0,916794</text:p>
          </table:table-cell>
          <table:table-cell office:value-type="float" office:value="0.009013" calcext:value-type="float">
            <text:p>0,009013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.234864" calcext:value-type="float">
            <text:p>1,234864</text:p>
          </table:table-cell>
          <table:table-cell office:value-type="float" office:value="1.121126" calcext:value-type="float">
            <text:p>1,121126</text:p>
          </table:table-cell>
          <table:table-cell office:value-type="float" office:value="1.278892" calcext:value-type="float">
            <text:p>1,278892</text:p>
          </table:table-cell>
          <table:table-cell office:value-type="float" office:value="0.017983" calcext:value-type="float">
            <text:p>0,017983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.217311" calcext:value-type="float">
            <text:p>1,217311</text:p>
          </table:table-cell>
          <table:table-cell office:value-type="float" office:value="1.140963" calcext:value-type="float">
            <text:p>1,140963</text:p>
          </table:table-cell>
          <table:table-cell office:value-type="float" office:value="1.287553" calcext:value-type="float">
            <text:p>1,287553</text:p>
          </table:table-cell>
          <table:table-cell office:value-type="float" office:value="0.037207" calcext:value-type="float">
            <text:p>0,037207</text:p>
          </table:table-cell>
          <table:table-cell office:value-type="float" office:value="0" calcext:value-type="float">
            <text:p>0</text:p>
          </table:table-cell>
          <table:table-cell table:number-columns-repeated="6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.479589" calcext:value-type="float">
            <text:p>1,479589</text:p>
          </table:table-cell>
          <table:table-cell office:value-type="float" office:value="1.453888" calcext:value-type="float">
            <text:p>1,453888</text:p>
          </table:table-cell>
          <table:table-cell office:value-type="float" office:value="1.516007" calcext:value-type="float">
            <text:p>1,516007</text:p>
          </table:table-cell>
          <table:table-cell office:value-type="float" office:value="0.008303" calcext:value-type="float">
            <text:p>0,008303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.691153" calcext:value-type="float">
            <text:p>1,691153</text:p>
          </table:table-cell>
          <table:table-cell office:value-type="float" office:value="1.575612" calcext:value-type="float">
            <text:p>1,575612</text:p>
          </table:table-cell>
          <table:table-cell office:value-type="float" office:value="1.787581" calcext:value-type="float">
            <text:p>1,787581</text:p>
          </table:table-cell>
          <table:table-cell office:value-type="float" office:value="0.032463" calcext:value-type="float">
            <text:p>0,032463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1.842953" calcext:value-type="float">
            <text:p>1,842953</text:p>
          </table:table-cell>
          <table:table-cell office:value-type="float" office:value="1.748465" calcext:value-type="float">
            <text:p>1,748465</text:p>
          </table:table-cell>
          <table:table-cell office:value-type="float" office:value="1.918711" calcext:value-type="float">
            <text:p>1,918711</text:p>
          </table:table-cell>
          <table:table-cell office:value-type="float" office:value="0.015899" calcext:value-type="float">
            <text:p>0,015899</text:p>
          </table:table-cell>
          <table:table-cell office:value-type="float" office:value="15" calcext:value-type="float">
            <text:p>15</text:p>
          </table:table-cell>
          <table:table-cell table:number-columns-repeated="6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.834242" calcext:value-type="float">
            <text:p>1,834242</text:p>
          </table:table-cell>
          <table:table-cell office:value-type="float" office:value="1.700036" calcext:value-type="float">
            <text:p>1,700036</text:p>
          </table:table-cell>
          <table:table-cell office:value-type="float" office:value="1.925789" calcext:value-type="float">
            <text:p>1,925789</text:p>
          </table:table-cell>
          <table:table-cell office:value-type="float" office:value="0.037201" calcext:value-type="float">
            <text:p>0,037201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1.788598" calcext:value-type="float">
            <text:p>1,788598</text:p>
          </table:table-cell>
          <table:table-cell office:value-type="float" office:value="1.688302" calcext:value-type="float">
            <text:p>1,688302</text:p>
          </table:table-cell>
          <table:table-cell office:value-type="float" office:value="1.879781" calcext:value-type="float">
            <text:p>1,879781</text:p>
          </table:table-cell>
          <table:table-cell office:value-type="float" office:value="0.035067" calcext:value-type="float">
            <text:p>0,035067</text:p>
          </table:table-cell>
          <table:table-cell office:value-type="float" office:value="0" calcext:value-type="float">
            <text:p>0</text:p>
          </table:table-cell>
          <table:table-cell table:number-columns-repeated="6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.81667" calcext:value-type="float">
            <text:p>1,81667</text:p>
          </table:table-cell>
          <table:table-cell office:value-type="float" office:value="1.743808" calcext:value-type="float">
            <text:p>1,743808</text:p>
          </table:table-cell>
          <table:table-cell office:value-type="float" office:value="1.884438" calcext:value-type="float">
            <text:p>1,884438</text:p>
          </table:table-cell>
          <table:table-cell office:value-type="float" office:value="0.025361" calcext:value-type="float">
            <text:p>0,025361</text:p>
          </table:table-cell>
          <table:table-cell office:value-type="float" office:value="0" calcext:value-type="float">
            <text:p>0</text:p>
          </table:table-cell>
          <table:table-cell table:number-columns-repeated="6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1.970164" calcext:value-type="float">
            <text:p>1,970164</text:p>
          </table:table-cell>
          <table:table-cell office:value-type="float" office:value="1.918711" calcext:value-type="float">
            <text:p>1,918711</text:p>
          </table:table-cell>
          <table:table-cell office:value-type="float" office:value="2.108701" calcext:value-type="float">
            <text:p>2,108701</text:p>
          </table:table-cell>
          <table:table-cell office:value-type="float" office:value="0.043698" calcext:value-type="float">
            <text:p>0,043698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.992189" calcext:value-type="float">
            <text:p>1,992189</text:p>
          </table:table-cell>
          <table:table-cell office:value-type="float" office:value="1.939014" calcext:value-type="float">
            <text:p>1,939014</text:p>
          </table:table-cell>
          <table:table-cell office:value-type="float" office:value="2.073497" calcext:value-type="float">
            <text:p>2,073497</text:p>
          </table:table-cell>
          <table:table-cell office:value-type="float" office:value="0.039167" calcext:value-type="float">
            <text:p>0,039167</text:p>
          </table:table-cell>
          <table:table-cell office:value-type="float" office:value="0" calcext:value-type="float">
            <text:p>0</text:p>
          </table:table-cell>
          <table:table-cell table:number-columns-repeated="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1.951951" calcext:value-type="float">
            <text:p>1,951951</text:p>
          </table:table-cell>
          <table:table-cell office:value-type="float" office:value="1.917221" calcext:value-type="float">
            <text:p>1,917221</text:p>
          </table:table-cell>
          <table:table-cell office:value-type="float" office:value="2.086721" calcext:value-type="float">
            <text:p>2,086721</text:p>
          </table:table-cell>
          <table:table-cell office:value-type="float" office:value="0.027167" calcext:value-type="float">
            <text:p>0,027167</text:p>
          </table:table-cell>
          <table:table-cell office:value-type="float" office:value="15" calcext:value-type="float">
            <text:p>15</text:p>
          </table:table-cell>
          <table:table-cell table:number-columns-repeated="6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2.044274" calcext:value-type="float">
            <text:p>2,044274</text:p>
          </table:table-cell>
          <table:table-cell office:value-type="float" office:value="1.946092" calcext:value-type="float">
            <text:p>1,946092</text:p>
          </table:table-cell>
          <table:table-cell office:value-type="float" office:value="2.131239" calcext:value-type="float">
            <text:p>2,131239</text:p>
          </table:table-cell>
          <table:table-cell office:value-type="float" office:value="0.020534" calcext:value-type="float">
            <text:p>0,020534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2.322296" calcext:value-type="float">
            <text:p>2,322296</text:p>
          </table:table-cell>
          <table:table-cell office:value-type="float" office:value="2.100877" calcext:value-type="float">
            <text:p>2,100877</text:p>
          </table:table-cell>
          <table:table-cell office:value-type="float" office:value="2.39145" calcext:value-type="float">
            <text:p>2,39145</text:p>
          </table:table-cell>
          <table:table-cell office:value-type="float" office:value="0.027041" calcext:value-type="float">
            <text:p>0,027041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2.349164" calcext:value-type="float">
            <text:p>2,349164</text:p>
          </table:table-cell>
          <table:table-cell office:value-type="float" office:value="2.189912" calcext:value-type="float">
            <text:p>2,189912</text:p>
          </table:table-cell>
          <table:table-cell office:value-type="float" office:value="2.460927" calcext:value-type="float">
            <text:p>2,460927</text:p>
          </table:table-cell>
          <table:table-cell office:value-type="float" office:value="0.035566" calcext:value-type="float">
            <text:p>0,035566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2.345916" calcext:value-type="float">
            <text:p>2,345916</text:p>
          </table:table-cell>
          <table:table-cell office:value-type="float" office:value="2.166443" calcext:value-type="float">
            <text:p>2,166443</text:p>
          </table:table-cell>
          <table:table-cell office:value-type="float" office:value="2.424233" calcext:value-type="float">
            <text:p>2,424233</text:p>
          </table:table-cell>
          <table:table-cell office:value-type="float" office:value="0.034173" calcext:value-type="float">
            <text:p>0,034173</text:p>
          </table:table-cell>
          <table:table-cell office:value-type="float" office:value="14" calcext:value-type="float">
            <text:p>14</text:p>
          </table:table-cell>
          <table:table-cell table:number-columns-repeated="6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2.373595" calcext:value-type="float">
            <text:p>2,373595</text:p>
          </table:table-cell>
          <table:table-cell office:value-type="float" office:value="2.164207" calcext:value-type="float">
            <text:p>2,164207</text:p>
          </table:table-cell>
          <table:table-cell office:value-type="float" office:value="2.437457" calcext:value-type="float">
            <text:p>2,437457</text:p>
          </table:table-cell>
          <table:table-cell office:value-type="float" office:value="0.036031" calcext:value-type="float">
            <text:p>0,036031</text:p>
          </table:table-cell>
          <table:table-cell office:value-type="float" office:value="17" calcext:value-type="float">
            <text:p>17</text:p>
          </table:table-cell>
          <table:table-cell table:number-columns-repeated="6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2.363954" calcext:value-type="float">
            <text:p>2,363954</text:p>
          </table:table-cell>
          <table:table-cell office:value-type="float" office:value="2.155453" calcext:value-type="float">
            <text:p>2,155453</text:p>
          </table:table-cell>
          <table:table-cell office:value-type="float" office:value="2.537481" calcext:value-type="float">
            <text:p>2,537481</text:p>
          </table:table-cell>
          <table:table-cell office:value-type="float" office:value="0.038393" calcext:value-type="float">
            <text:p>0,038393</text:p>
          </table:table-cell>
          <table:table-cell office:value-type="float" office:value="18" calcext:value-type="float">
            <text:p>18</text:p>
          </table:table-cell>
          <table:table-cell table:number-columns-repeated="6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2.42004" calcext:value-type="float">
            <text:p>2,42004</text:p>
          </table:table-cell>
          <table:table-cell office:value-type="float" office:value="2.232753" calcext:value-type="float">
            <text:p>2,232753</text:p>
          </table:table-cell>
          <table:table-cell office:value-type="float" office:value="2.517365" calcext:value-type="float">
            <text:p>2,517365</text:p>
          </table:table-cell>
          <table:table-cell office:value-type="float" office:value="0.049689" calcext:value-type="float">
            <text:p>0,049689</text:p>
          </table:table-cell>
          <table:table-cell office:value-type="float" office:value="30" calcext:value-type="float">
            <text:p>30</text:p>
          </table:table-cell>
          <table:table-cell table:number-columns-repeated="6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2.491584" calcext:value-type="float">
            <text:p>2,491584</text:p>
          </table:table-cell>
          <table:table-cell office:value-type="float" office:value="2.27727" calcext:value-type="float">
            <text:p>2,27727</text:p>
          </table:table-cell>
          <table:table-cell office:value-type="float" office:value="2.578087" calcext:value-type="float">
            <text:p>2,578087</text:p>
          </table:table-cell>
          <table:table-cell office:value-type="float" office:value="0.065958" calcext:value-type="float">
            <text:p>0,065958</text:p>
          </table:table-cell>
          <table:table-cell office:value-type="float" office:value="34" calcext:value-type="float">
            <text:p>34</text:p>
          </table:table-cell>
          <table:table-cell table:number-columns-repeated="6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2.525003" calcext:value-type="float">
            <text:p>2,525003</text:p>
          </table:table-cell>
          <table:table-cell office:value-type="float" office:value="2.32663" calcext:value-type="float">
            <text:p>2,32663</text:p>
          </table:table-cell>
          <table:table-cell office:value-type="float" office:value="2.606958" calcext:value-type="float">
            <text:p>2,606958</text:p>
          </table:table-cell>
          <table:table-cell office:value-type="float" office:value="0.044505" calcext:value-type="float">
            <text:p>0,044505</text:p>
          </table:table-cell>
          <table:table-cell office:value-type="float" office:value="25" calcext:value-type="float">
            <text:p>25</text:p>
          </table:table-cell>
          <table:table-cell table:number-columns-repeated="6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2.659628" calcext:value-type="float">
            <text:p>2,659628</text:p>
          </table:table-cell>
          <table:table-cell office:value-type="float" office:value="2.439134" calcext:value-type="float">
            <text:p>2,439134</text:p>
          </table:table-cell>
          <table:table-cell office:value-type="float" office:value="2.748519" calcext:value-type="float">
            <text:p>2,748519</text:p>
          </table:table-cell>
          <table:table-cell office:value-type="float" office:value="0.019777" calcext:value-type="float">
            <text:p>0,019777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2.732861" calcext:value-type="float">
            <text:p>2,732861</text:p>
          </table:table-cell>
          <table:table-cell office:value-type="float" office:value="2.515502" calcext:value-type="float">
            <text:p>2,515502</text:p>
          </table:table-cell>
          <table:table-cell office:value-type="float" office:value="3.030337" calcext:value-type="float">
            <text:p>3,030337</text:p>
          </table:table-cell>
          <table:table-cell office:value-type="float" office:value="0.035391" calcext:value-type="float">
            <text:p>0,035391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2.713491" calcext:value-type="float">
            <text:p>2,713491</text:p>
          </table:table-cell>
          <table:table-cell office:value-type="float" office:value="2.514198" calcext:value-type="float">
            <text:p>2,514198</text:p>
          </table:table-cell>
          <table:table-cell office:value-type="float" office:value="2.792291" calcext:value-type="float">
            <text:p>2,792291</text:p>
          </table:table-cell>
          <table:table-cell office:value-type="float" office:value="0.017887" calcext:value-type="float">
            <text:p>0,017887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2.721089" calcext:value-type="float">
            <text:p>2,721089</text:p>
          </table:table-cell>
          <table:table-cell office:value-type="float" office:value="2.432056" calcext:value-type="float">
            <text:p>2,432056</text:p>
          </table:table-cell>
          <table:table-cell office:value-type="float" office:value="2.816506" calcext:value-type="float">
            <text:p>2,816506</text:p>
          </table:table-cell>
          <table:table-cell office:value-type="float" office:value="0.087587" calcext:value-type="float">
            <text:p>0,087587</text:p>
          </table:table-cell>
          <table:table-cell office:value-type="float" office:value="29" calcext:value-type="float">
            <text:p>29</text:p>
          </table:table-cell>
          <table:table-cell table:number-columns-repeated="6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2.861132" calcext:value-type="float">
            <text:p>2,861132</text:p>
          </table:table-cell>
          <table:table-cell office:value-type="float" office:value="2.603047" calcext:value-type="float">
            <text:p>2,603047</text:p>
          </table:table-cell>
          <table:table-cell office:value-type="float" office:value="2.939068" calcext:value-type="float">
            <text:p>2,939068</text:p>
          </table:table-cell>
          <table:table-cell office:value-type="float" office:value="0.042907" calcext:value-type="float">
            <text:p>0,042907</text:p>
          </table:table-cell>
          <table:table-cell office:value-type="float" office:value="14" calcext:value-type="float">
            <text:p>14</text:p>
          </table:table-cell>
          <table:table-cell table:number-columns-repeated="6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2.842464" calcext:value-type="float">
            <text:p>2,842464</text:p>
          </table:table-cell>
          <table:table-cell office:value-type="float" office:value="2.599321" calcext:value-type="float">
            <text:p>2,599321</text:p>
          </table:table-cell>
          <table:table-cell office:value-type="float" office:value="2.953969" calcext:value-type="float">
            <text:p>2,953969</text:p>
          </table:table-cell>
          <table:table-cell office:value-type="float" office:value="0.046864" calcext:value-type="float">
            <text:p>0,046864</text:p>
          </table:table-cell>
          <table:table-cell office:value-type="float" office:value="17" calcext:value-type="float">
            <text:p>17</text:p>
          </table:table-cell>
          <table:table-cell table:number-columns-repeated="6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2.926313" calcext:value-type="float">
            <text:p>2,926313</text:p>
          </table:table-cell>
          <table:table-cell office:value-type="float" office:value="2.667122" calcext:value-type="float">
            <text:p>2,667122</text:p>
          </table:table-cell>
          <table:table-cell office:value-type="float" office:value="3.086776" calcext:value-type="float">
            <text:p>3,086776</text:p>
          </table:table-cell>
          <table:table-cell office:value-type="float" office:value="0.017641" calcext:value-type="float">
            <text:p>0,017641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.945301" calcext:value-type="float">
            <text:p>2,945301</text:p>
          </table:table-cell>
          <table:table-cell office:value-type="float" office:value="2.59541" calcext:value-type="float">
            <text:p>2,59541</text:p>
          </table:table-cell>
          <table:table-cell office:value-type="float" office:value="3.321841" calcext:value-type="float">
            <text:p>3,321841</text:p>
          </table:table-cell>
          <table:table-cell office:value-type="float" office:value="0.04177" calcext:value-type="float">
            <text:p>0,04177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3.116596" calcext:value-type="float">
            <text:p>3,116596</text:p>
          </table:table-cell>
          <table:table-cell office:value-type="float" office:value="2.8532" calcext:value-type="float">
            <text:p>2,8532</text:p>
          </table:table-cell>
          <table:table-cell office:value-type="float" office:value="3.276393" calcext:value-type="float">
            <text:p>3,276393</text:p>
          </table:table-cell>
          <table:table-cell office:value-type="float" office:value="0.057672" calcext:value-type="float">
            <text:p>0,057672</text:p>
          </table:table-cell>
          <table:table-cell office:value-type="float" office:value="21" calcext:value-type="float">
            <text:p>21</text:p>
          </table:table-cell>
          <table:table-cell table:number-columns-repeated="6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3.105249" calcext:value-type="float">
            <text:p>3,105249</text:p>
          </table:table-cell>
          <table:table-cell office:value-type="float" office:value="2.845377" calcext:value-type="float">
            <text:p>2,845377</text:p>
          </table:table-cell>
          <table:table-cell office:value-type="float" office:value="3.286079" calcext:value-type="float">
            <text:p>3,286079</text:p>
          </table:table-cell>
          <table:table-cell office:value-type="float" office:value="0.094241" calcext:value-type="float">
            <text:p>0,094241</text:p>
          </table:table-cell>
          <table:table-cell office:value-type="float" office:value="0" calcext:value-type="float">
            <text:p>0</text:p>
          </table:table-cell>
          <table:table-cell table:number-columns-repeated="6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3.09087" calcext:value-type="float">
            <text:p>3,09087</text:p>
          </table:table-cell>
          <table:table-cell office:value-type="float" office:value="2.835877" calcext:value-type="float">
            <text:p>2,835877</text:p>
          </table:table-cell>
          <table:table-cell office:value-type="float" office:value="3.18829" calcext:value-type="float">
            <text:p>3,18829</text:p>
          </table:table-cell>
          <table:table-cell office:value-type="float" office:value="0.041283" calcext:value-type="float">
            <text:p>0,041283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3.124685" calcext:value-type="float">
            <text:p>3,124685</text:p>
          </table:table-cell>
          <table:table-cell office:value-type="float" office:value="2.826378" calcext:value-type="float">
            <text:p>2,826378</text:p>
          </table:table-cell>
          <table:table-cell office:value-type="float" office:value="4.109368" calcext:value-type="float">
            <text:p>4,109368</text:p>
          </table:table-cell>
          <table:table-cell office:value-type="float" office:value="0.075797" calcext:value-type="float">
            <text:p>0,075797</text:p>
          </table:table-cell>
          <table:table-cell office:value-type="float" office:value="15" calcext:value-type="float">
            <text:p>15</text:p>
          </table:table-cell>
          <table:table-cell table:number-columns-repeated="6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3.122558" calcext:value-type="float">
            <text:p>3,122558</text:p>
          </table:table-cell>
          <table:table-cell office:value-type="float" office:value="2.832152" calcext:value-type="float">
            <text:p>2,832152</text:p>
          </table:table-cell>
          <table:table-cell office:value-type="float" office:value="3.3563" calcext:value-type="float">
            <text:p>3,3563</text:p>
          </table:table-cell>
          <table:table-cell office:value-type="float" office:value="0.11197" calcext:value-type="float">
            <text:p>0,11197</text:p>
          </table:table-cell>
          <table:table-cell office:value-type="float" office:value="0" calcext:value-type="float">
            <text:p>0</text:p>
          </table:table-cell>
          <table:table-cell table:number-columns-repeated="6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3.142457" calcext:value-type="float">
            <text:p>3,142457</text:p>
          </table:table-cell>
          <table:table-cell office:value-type="float" office:value="2.810732" calcext:value-type="float">
            <text:p>2,810732</text:p>
          </table:table-cell>
          <table:table-cell office:value-type="float" office:value="3.298372" calcext:value-type="float">
            <text:p>3,298372</text:p>
          </table:table-cell>
          <table:table-cell office:value-type="float" office:value="0.108854" calcext:value-type="float">
            <text:p>0,108854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3.184947" calcext:value-type="float">
            <text:p>3,184947</text:p>
          </table:table-cell>
          <table:table-cell office:value-type="float" office:value="2.909452" calcext:value-type="float">
            <text:p>2,909452</text:p>
          </table:table-cell>
          <table:table-cell office:value-type="float" office:value="4.229695" calcext:value-type="float">
            <text:p>4,229695</text:p>
          </table:table-cell>
          <table:table-cell office:value-type="float" office:value="0.134476" calcext:value-type="float">
            <text:p>0,134476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3.215633" calcext:value-type="float">
            <text:p>3,215633</text:p>
          </table:table-cell>
          <table:table-cell office:value-type="float" office:value="2.885982" calcext:value-type="float">
            <text:p>2,885982</text:p>
          </table:table-cell>
          <table:table-cell office:value-type="float" office:value="4.246831" calcext:value-type="float">
            <text:p>4,246831</text:p>
          </table:table-cell>
          <table:table-cell office:value-type="float" office:value="0.116012" calcext:value-type="float">
            <text:p>0,116012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3.181115" calcext:value-type="float">
            <text:p>3,181115</text:p>
          </table:table-cell>
          <table:table-cell office:value-type="float" office:value="2.906285" calcext:value-type="float">
            <text:p>2,906285</text:p>
          </table:table-cell>
          <table:table-cell office:value-type="float" office:value="4.438311" calcext:value-type="float">
            <text:p>4,438311</text:p>
          </table:table-cell>
          <table:table-cell office:value-type="float" office:value="0.174316" calcext:value-type="float">
            <text:p>0,174316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3.237364" calcext:value-type="float">
            <text:p>3,237364</text:p>
          </table:table-cell>
          <table:table-cell office:value-type="float" office:value="2.922677" calcext:value-type="float">
            <text:p>2,922677</text:p>
          </table:table-cell>
          <table:table-cell office:value-type="float" office:value="4.637614" calcext:value-type="float">
            <text:p>4,637614</text:p>
          </table:table-cell>
          <table:table-cell office:value-type="float" office:value="0.155517" calcext:value-type="float">
            <text:p>0,155517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3.131359" calcext:value-type="float">
            <text:p>3,131359</text:p>
          </table:table-cell>
          <table:table-cell office:value-type="float" office:value="2.976507" calcext:value-type="float">
            <text:p>2,976507</text:p>
          </table:table-cell>
          <table:table-cell office:value-type="float" office:value="3.971905" calcext:value-type="float">
            <text:p>3,971905</text:p>
          </table:table-cell>
          <table:table-cell office:value-type="float" office:value="0.164681" calcext:value-type="float">
            <text:p>0,164681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3.404945" calcext:value-type="float">
            <text:p>3,404945</text:p>
          </table:table-cell>
          <table:table-cell office:value-type="float" office:value="3.021955" calcext:value-type="float">
            <text:p>3,021955</text:p>
          </table:table-cell>
          <table:table-cell office:value-type="float" office:value="6.059185" calcext:value-type="float">
            <text:p>6,059185</text:p>
          </table:table-cell>
          <table:table-cell office:value-type="float" office:value="0.220181" calcext:value-type="float">
            <text:p>0,220181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3.351698" calcext:value-type="float">
            <text:p>3,351698</text:p>
          </table:table-cell>
          <table:table-cell office:value-type="float" office:value="2.996065" calcext:value-type="float">
            <text:p>2,996065</text:p>
          </table:table-cell>
          <table:table-cell office:value-type="float" office:value="4.680455" calcext:value-type="float">
            <text:p>4,680455</text:p>
          </table:table-cell>
          <table:table-cell office:value-type="float" office:value="0.196933" calcext:value-type="float">
            <text:p>0,196933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3.34945" calcext:value-type="float">
            <text:p>3,34945</text:p>
          </table:table-cell>
          <table:table-cell office:value-type="float" office:value="2.977997" calcext:value-type="float">
            <text:p>2,977997</text:p>
          </table:table-cell>
          <table:table-cell office:value-type="float" office:value="5.871803" calcext:value-type="float">
            <text:p>5,871803</text:p>
          </table:table-cell>
          <table:table-cell office:value-type="float" office:value="0.266326" calcext:value-type="float">
            <text:p>0,266326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3.53072" calcext:value-type="float">
            <text:p>3,53072</text:p>
          </table:table-cell>
          <table:table-cell office:value-type="float" office:value="3.093481" calcext:value-type="float">
            <text:p>3,093481</text:p>
          </table:table-cell>
          <table:table-cell office:value-type="float" office:value="6.198511" calcext:value-type="float">
            <text:p>6,198511</text:p>
          </table:table-cell>
          <table:table-cell office:value-type="float" office:value="0.2066" calcext:value-type="float">
            <text:p>0,2066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3.637646" calcext:value-type="float">
            <text:p>3,637646</text:p>
          </table:table-cell>
          <table:table-cell office:value-type="float" office:value="3.135949" calcext:value-type="float">
            <text:p>3,135949</text:p>
          </table:table-cell>
          <table:table-cell office:value-type="float" office:value="16.046688" calcext:value-type="float">
            <text:p>16,046688</text:p>
          </table:table-cell>
          <table:table-cell office:value-type="float" office:value="0.732251" calcext:value-type="float">
            <text:p>0,732251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3.516606" calcext:value-type="float">
            <text:p>3,516606</text:p>
          </table:table-cell>
          <table:table-cell office:value-type="float" office:value="3.234297" calcext:value-type="float">
            <text:p>3,234297</text:p>
          </table:table-cell>
          <table:table-cell office:value-type="float" office:value="6.215647" calcext:value-type="float">
            <text:p>6,215647</text:p>
          </table:table-cell>
          <table:table-cell office:value-type="float" office:value="0.233116" calcext:value-type="float">
            <text:p>0,233116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.433516" calcext:value-type="float">
            <text:p>3,433516</text:p>
          </table:table-cell>
          <table:table-cell office:value-type="float" office:value="3.23914" calcext:value-type="float">
            <text:p>3,23914</text:p>
          </table:table-cell>
          <table:table-cell office:value-type="float" office:value="5.032867" calcext:value-type="float">
            <text:p>5,032867</text:p>
          </table:table-cell>
          <table:table-cell office:value-type="float" office:value="0.214522" calcext:value-type="float">
            <text:p>0,214522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3.492957" calcext:value-type="float">
            <text:p>3,492957</text:p>
          </table:table-cell>
          <table:table-cell office:value-type="float" office:value="3.23765" calcext:value-type="float">
            <text:p>3,23765</text:p>
          </table:table-cell>
          <table:table-cell office:value-type="float" office:value="5.017221" calcext:value-type="float">
            <text:p>5,017221</text:p>
          </table:table-cell>
          <table:table-cell office:value-type="float" office:value="0.18191" calcext:value-type="float">
            <text:p>0,18191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3.501389" calcext:value-type="float">
            <text:p>3,501389</text:p>
          </table:table-cell>
          <table:table-cell office:value-type="float" office:value="3.23765" calcext:value-type="float">
            <text:p>3,23765</text:p>
          </table:table-cell>
          <table:table-cell office:value-type="float" office:value="6.24992" calcext:value-type="float">
            <text:p>6,24992</text:p>
          </table:table-cell>
          <table:table-cell office:value-type="float" office:value="0.234517" calcext:value-type="float">
            <text:p>0,234517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3.269547" calcext:value-type="float">
            <text:p>3,269547</text:p>
          </table:table-cell>
          <table:table-cell office:value-type="float" office:value="3.185868" calcext:value-type="float">
            <text:p>3,185868</text:p>
          </table:table-cell>
          <table:table-cell office:value-type="float" office:value="5.853176" calcext:value-type="float">
            <text:p>5,853176</text:p>
          </table:table-cell>
          <table:table-cell office:value-type="float" office:value="0.21719" calcext:value-type="float">
            <text:p>0,21719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3.337713" calcext:value-type="float">
            <text:p>3,337713</text:p>
          </table:table-cell>
          <table:table-cell office:value-type="float" office:value="3.235787" calcext:value-type="float">
            <text:p>3,235787</text:p>
          </table:table-cell>
          <table:table-cell office:value-type="float" office:value="4.75347" calcext:value-type="float">
            <text:p>4,75347</text:p>
          </table:table-cell>
          <table:table-cell office:value-type="float" office:value="0.194703" calcext:value-type="float">
            <text:p>0,194703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3.472347" calcext:value-type="float">
            <text:p>3,472347</text:p>
          </table:table-cell>
          <table:table-cell office:value-type="float" office:value="3.24361" calcext:value-type="float">
            <text:p>3,24361</text:p>
          </table:table-cell>
          <table:table-cell office:value-type="float" office:value="5.19529" calcext:value-type="float">
            <text:p>5,19529</text:p>
          </table:table-cell>
          <table:table-cell office:value-type="float" office:value="0.225442" calcext:value-type="float">
            <text:p>0,225442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3.501485" calcext:value-type="float">
            <text:p>3,501485</text:p>
          </table:table-cell>
          <table:table-cell office:value-type="float" office:value="3.268942" calcext:value-type="float">
            <text:p>3,268942</text:p>
          </table:table-cell>
          <table:table-cell office:value-type="float" office:value="5.213916" calcext:value-type="float">
            <text:p>5,213916</text:p>
          </table:table-cell>
          <table:table-cell office:value-type="float" office:value="0.233058" calcext:value-type="float">
            <text:p>0,233058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3.450576" calcext:value-type="float">
            <text:p>3,450576</text:p>
          </table:table-cell>
          <table:table-cell office:value-type="float" office:value="3.259256" calcext:value-type="float">
            <text:p>3,259256</text:p>
          </table:table-cell>
          <table:table-cell office:value-type="float" office:value="5.182624" calcext:value-type="float">
            <text:p>5,182624</text:p>
          </table:table-cell>
          <table:table-cell office:value-type="float" office:value="0.230501" calcext:value-type="float">
            <text:p>0,230501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3.598856" calcext:value-type="float">
            <text:p>3,598856</text:p>
          </table:table-cell>
          <table:table-cell office:value-type="float" office:value="3.276765" calcext:value-type="float">
            <text:p>3,276765</text:p>
          </table:table-cell>
          <table:table-cell office:value-type="float" office:value="5.181506" calcext:value-type="float">
            <text:p>5,181506</text:p>
          </table:table-cell>
          <table:table-cell office:value-type="float" office:value="0.225014" calcext:value-type="float">
            <text:p>0,225014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3.702953" calcext:value-type="float">
            <text:p>3,702953</text:p>
          </table:table-cell>
          <table:table-cell office:value-type="float" office:value="3.37027" calcext:value-type="float">
            <text:p>3,37027</text:p>
          </table:table-cell>
          <table:table-cell office:value-type="float" office:value="6.558001" calcext:value-type="float">
            <text:p>6,558001</text:p>
          </table:table-cell>
          <table:table-cell office:value-type="float" office:value="0.306137" calcext:value-type="float">
            <text:p>0,306137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3.827967" calcext:value-type="float">
            <text:p>3,827967</text:p>
          </table:table-cell>
          <table:table-cell office:value-type="float" office:value="3.36729" calcext:value-type="float">
            <text:p>3,36729</text:p>
          </table:table-cell>
          <table:table-cell office:value-type="float" office:value="6.570294" calcext:value-type="float">
            <text:p>6,570294</text:p>
          </table:table-cell>
          <table:table-cell office:value-type="float" office:value="0.284847" calcext:value-type="float">
            <text:p>0,284847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3.698374" calcext:value-type="float">
            <text:p>3,698374</text:p>
          </table:table-cell>
          <table:table-cell office:value-type="float" office:value="3.440678" calcext:value-type="float">
            <text:p>3,440678</text:p>
          </table:table-cell>
          <table:table-cell office:value-type="float" office:value="6.37956" calcext:value-type="float">
            <text:p>6,37956</text:p>
          </table:table-cell>
          <table:table-cell office:value-type="float" office:value="0.259168" calcext:value-type="float">
            <text:p>0,259168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3.681488" calcext:value-type="float">
            <text:p>3,681488</text:p>
          </table:table-cell>
          <table:table-cell office:value-type="float" office:value="3.409386" calcext:value-type="float">
            <text:p>3,409386</text:p>
          </table:table-cell>
          <table:table-cell office:value-type="float" office:value="5.398318" calcext:value-type="float">
            <text:p>5,398318</text:p>
          </table:table-cell>
          <table:table-cell office:value-type="float" office:value="0.256529" calcext:value-type="float">
            <text:p>0,256529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3.705978" calcext:value-type="float">
            <text:p>3,705978</text:p>
          </table:table-cell>
          <table:table-cell office:value-type="float" office:value="3.390387" calcext:value-type="float">
            <text:p>3,390387</text:p>
          </table:table-cell>
          <table:table-cell office:value-type="float" office:value="6.268919" calcext:value-type="float">
            <text:p>6,268919</text:p>
          </table:table-cell>
          <table:table-cell office:value-type="float" office:value="0.274479" calcext:value-type="float">
            <text:p>0,274479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4.092482" calcext:value-type="float">
            <text:p>4,092482</text:p>
          </table:table-cell>
          <table:table-cell office:value-type="float" office:value="3.518537" calcext:value-type="float">
            <text:p>3,518537</text:p>
          </table:table-cell>
          <table:table-cell office:value-type="float" office:value="6.768852" calcext:value-type="float">
            <text:p>6,768852</text:p>
          </table:table-cell>
          <table:table-cell office:value-type="float" office:value="0.256579" calcext:value-type="float">
            <text:p>0,256579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3.926846" calcext:value-type="float">
            <text:p>3,926846</text:p>
          </table:table-cell>
          <table:table-cell office:value-type="float" office:value="3.698468" calcext:value-type="float">
            <text:p>3,698468</text:p>
          </table:table-cell>
          <table:table-cell office:value-type="float" office:value="6.522238" calcext:value-type="float">
            <text:p>6,522238</text:p>
          </table:table-cell>
          <table:table-cell office:value-type="float" office:value="0.253786" calcext:value-type="float">
            <text:p>0,253786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4.007313" calcext:value-type="float">
            <text:p>4,007313</text:p>
          </table:table-cell>
          <table:table-cell office:value-type="float" office:value="3.701448" calcext:value-type="float">
            <text:p>3,701448</text:p>
          </table:table-cell>
          <table:table-cell office:value-type="float" office:value="5.675107" calcext:value-type="float">
            <text:p>5,675107</text:p>
          </table:table-cell>
          <table:table-cell office:value-type="float" office:value="0.247926" calcext:value-type="float">
            <text:p>0,247926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3.958104" calcext:value-type="float">
            <text:p>3,958104</text:p>
          </table:table-cell>
          <table:table-cell office:value-type="float" office:value="3.665686" calcext:value-type="float">
            <text:p>3,665686</text:p>
          </table:table-cell>
          <table:table-cell office:value-type="float" office:value="25.220588" calcext:value-type="float">
            <text:p>25,220588</text:p>
          </table:table-cell>
          <table:table-cell office:value-type="float" office:value="0.993156" calcext:value-type="float">
            <text:p>0,993156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3.966997" calcext:value-type="float">
            <text:p>3,966997</text:p>
          </table:table-cell>
          <table:table-cell office:value-type="float" office:value="3.702939" calcext:value-type="float">
            <text:p>3,702939</text:p>
          </table:table-cell>
          <table:table-cell office:value-type="float" office:value="5.621836" calcext:value-type="float">
            <text:p>5,621836</text:p>
          </table:table-cell>
          <table:table-cell office:value-type="float" office:value="0.246628" calcext:value-type="float">
            <text:p>0,246628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3.945865" calcext:value-type="float">
            <text:p>3,945865</text:p>
          </table:table-cell>
          <table:table-cell office:value-type="float" office:value="3.737584" calcext:value-type="float">
            <text:p>3,737584</text:p>
          </table:table-cell>
          <table:table-cell office:value-type="float" office:value="6.926805" calcext:value-type="float">
            <text:p>6,926805</text:p>
          </table:table-cell>
          <table:table-cell office:value-type="float" office:value="0.258124" calcext:value-type="float">
            <text:p>0,258124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3.954767" calcext:value-type="float">
            <text:p>3,954767</text:p>
          </table:table-cell>
          <table:table-cell office:value-type="float" office:value="3.703311" calcext:value-type="float">
            <text:p>3,703311</text:p>
          </table:table-cell>
          <table:table-cell office:value-type="float" office:value="5.789101" calcext:value-type="float">
            <text:p>5,789101</text:p>
          </table:table-cell>
          <table:table-cell office:value-type="float" office:value="0.254761" calcext:value-type="float">
            <text:p>0,254761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3.95468" calcext:value-type="float">
            <text:p>3,95468</text:p>
          </table:table-cell>
          <table:table-cell office:value-type="float" office:value="3.665686" calcext:value-type="float">
            <text:p>3,665686</text:p>
          </table:table-cell>
          <table:table-cell office:value-type="float" office:value="6.690621" calcext:value-type="float">
            <text:p>6,690621</text:p>
          </table:table-cell>
          <table:table-cell office:value-type="float" office:value="0.291042" calcext:value-type="float">
            <text:p>0,291042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4.013149" calcext:value-type="float">
            <text:p>4,013149</text:p>
          </table:table-cell>
          <table:table-cell office:value-type="float" office:value="3.695488" calcext:value-type="float">
            <text:p>3,695488</text:p>
          </table:table-cell>
          <table:table-cell office:value-type="float" office:value="33.393502" calcext:value-type="float">
            <text:p>33,393502</text:p>
          </table:table-cell>
          <table:table-cell office:value-type="float" office:value="1.362401" calcext:value-type="float">
            <text:p>1,362401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 table:number-rows-repeated="2">
          <table:table-cell table:number-columns-repeated="73"/>
        </table:table-row>
        <table:table-row table:style-name="ro1">
          <table:table-cell office:value-type="string" calcext:value-type="string">
            <text:p>REDUCTION time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814386" calcext:value-type="float">
            <text:p>0,814386</text:p>
          </table:table-cell>
          <table:table-cell office:value-type="float" office:value="0.800006" calcext:value-type="float">
            <text:p>0,800006</text:p>
          </table:table-cell>
          <table:table-cell office:value-type="float" office:value="0.887923" calcext:value-type="float">
            <text:p>0,887923</text:p>
          </table:table-cell>
          <table:table-cell office:value-type="float" office:value="0.020815" calcext:value-type="float">
            <text:p>0,020815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.656249" calcext:value-type="float">
            <text:p>1,656249</text:p>
          </table:table-cell>
          <table:table-cell office:value-type="float" office:value="1.555495" calcext:value-type="float">
            <text:p>1,555495</text:p>
          </table:table-cell>
          <table:table-cell office:value-type="float" office:value="1.76169" calcext:value-type="float">
            <text:p>1,76169</text:p>
          </table:table-cell>
          <table:table-cell office:value-type="float" office:value="0.03452" calcext:value-type="float">
            <text:p>0,03452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2.266256" calcext:value-type="float">
            <text:p>2,266256</text:p>
          </table:table-cell>
          <table:table-cell office:value-type="float" office:value="2.136081" calcext:value-type="float">
            <text:p>2,136081</text:p>
          </table:table-cell>
          <table:table-cell office:value-type="float" office:value="2.34209" calcext:value-type="float">
            <text:p>2,34209</text:p>
          </table:table-cell>
          <table:table-cell office:value-type="float" office:value="0.017962" calcext:value-type="float">
            <text:p>0,017962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.361791" calcext:value-type="float">
            <text:p>2,361791</text:p>
          </table:table-cell>
          <table:table-cell office:value-type="float" office:value="2.248399" calcext:value-type="float">
            <text:p>2,248399</text:p>
          </table:table-cell>
          <table:table-cell office:value-type="float" office:value="2.432056" calcext:value-type="float">
            <text:p>2,432056</text:p>
          </table:table-cell>
          <table:table-cell office:value-type="float" office:value="0.020608" calcext:value-type="float">
            <text:p>0,020608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.551125" calcext:value-type="float">
            <text:p>2,551125</text:p>
          </table:table-cell>
          <table:table-cell office:value-type="float" office:value="2.453849" calcext:value-type="float">
            <text:p>2,453849</text:p>
          </table:table-cell>
          <table:table-cell office:value-type="float" office:value="2.649985" calcext:value-type="float">
            <text:p>2,649985</text:p>
          </table:table-cell>
          <table:table-cell office:value-type="float" office:value="0.027491" calcext:value-type="float">
            <text:p>0,027491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2.698553" calcext:value-type="float">
            <text:p>2,698553</text:p>
          </table:table-cell>
          <table:table-cell office:value-type="float" office:value="2.540648" calcext:value-type="float">
            <text:p>2,540648</text:p>
          </table:table-cell>
          <table:table-cell office:value-type="float" office:value="2.768636" calcext:value-type="float">
            <text:p>2,768636</text:p>
          </table:table-cell>
          <table:table-cell office:value-type="float" office:value="0.028728" calcext:value-type="float">
            <text:p>0,028728</text:p>
          </table:table-cell>
          <table:table-cell office:value-type="float" office:value="18" calcext:value-type="float">
            <text:p>18</text:p>
          </table:table-cell>
          <table:table-cell table:number-columns-repeated="6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2.865703" calcext:value-type="float">
            <text:p>2,865703</text:p>
          </table:table-cell>
          <table:table-cell office:value-type="float" office:value="2.724305" calcext:value-type="float">
            <text:p>2,724305</text:p>
          </table:table-cell>
          <table:table-cell office:value-type="float" office:value="2.949126" calcext:value-type="float">
            <text:p>2,949126</text:p>
          </table:table-cell>
          <table:table-cell office:value-type="float" office:value="0.012872" calcext:value-type="float">
            <text:p>0,012872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2.991659" calcext:value-type="float">
            <text:p>2,991659</text:p>
          </table:table-cell>
          <table:table-cell office:value-type="float" office:value="2.948567" calcext:value-type="float">
            <text:p>2,948567</text:p>
          </table:table-cell>
          <table:table-cell office:value-type="float" office:value="3.048405" calcext:value-type="float">
            <text:p>3,048405</text:p>
          </table:table-cell>
          <table:table-cell office:value-type="float" office:value="0.013976" calcext:value-type="float">
            <text:p>0,013976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5.686837" calcext:value-type="float">
            <text:p>5,686837</text:p>
          </table:table-cell>
          <table:table-cell office:value-type="float" office:value="5.620345" calcext:value-type="float">
            <text:p>5,620345</text:p>
          </table:table-cell>
          <table:table-cell office:value-type="float" office:value="5.856156" calcext:value-type="float">
            <text:p>5,856156</text:p>
          </table:table-cell>
          <table:table-cell office:value-type="float" office:value="0.025722" calcext:value-type="float">
            <text:p>0,025722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5.692311" calcext:value-type="float">
            <text:p>5,692311</text:p>
          </table:table-cell>
          <table:table-cell office:value-type="float" office:value="5.539134" calcext:value-type="float">
            <text:p>5,539134</text:p>
          </table:table-cell>
          <table:table-cell office:value-type="float" office:value="5.917251" calcext:value-type="float">
            <text:p>5,917251</text:p>
          </table:table-cell>
          <table:table-cell office:value-type="float" office:value="0.038974" calcext:value-type="float">
            <text:p>0,038974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5.648291" calcext:value-type="float">
            <text:p>5,648291</text:p>
          </table:table-cell>
          <table:table-cell office:value-type="float" office:value="5.531311" calcext:value-type="float">
            <text:p>5,531311</text:p>
          </table:table-cell>
          <table:table-cell office:value-type="float" office:value="5.787611" calcext:value-type="float">
            <text:p>5,787611</text:p>
          </table:table-cell>
          <table:table-cell office:value-type="float" office:value="0.039801" calcext:value-type="float">
            <text:p>0,039801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5.827875" calcext:value-type="float">
            <text:p>5,827875</text:p>
          </table:table-cell>
          <table:table-cell office:value-type="float" office:value="5.623698" calcext:value-type="float">
            <text:p>5,623698</text:p>
          </table:table-cell>
          <table:table-cell office:value-type="float" office:value="6.037578" calcext:value-type="float">
            <text:p>6,037578</text:p>
          </table:table-cell>
          <table:table-cell office:value-type="float" office:value="0.057835" calcext:value-type="float">
            <text:p>0,057835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5.943883" calcext:value-type="float">
            <text:p>5,943883</text:p>
          </table:table-cell>
          <table:table-cell office:value-type="float" office:value="5.749986" calcext:value-type="float">
            <text:p>5,749986</text:p>
          </table:table-cell>
          <table:table-cell office:value-type="float" office:value="6.190687" calcext:value-type="float">
            <text:p>6,190687</text:p>
          </table:table-cell>
          <table:table-cell office:value-type="float" office:value="0.07227" calcext:value-type="float">
            <text:p>0,07227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5.955136" calcext:value-type="float">
            <text:p>5,955136</text:p>
          </table:table-cell>
          <table:table-cell office:value-type="float" office:value="5.771965" calcext:value-type="float">
            <text:p>5,771965</text:p>
          </table:table-cell>
          <table:table-cell office:value-type="float" office:value="6.09234" calcext:value-type="float">
            <text:p>6,09234</text:p>
          </table:table-cell>
          <table:table-cell office:value-type="float" office:value="0.037267" calcext:value-type="float">
            <text:p>0,037267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6.043605" calcext:value-type="float">
            <text:p>6,043605</text:p>
          </table:table-cell>
          <table:table-cell office:value-type="float" office:value="5.831197" calcext:value-type="float">
            <text:p>5,831197</text:p>
          </table:table-cell>
          <table:table-cell office:value-type="float" office:value="6.181002" calcext:value-type="float">
            <text:p>6,181002</text:p>
          </table:table-cell>
          <table:table-cell office:value-type="float" office:value="0.041145" calcext:value-type="float">
            <text:p>0,041145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6.11841" calcext:value-type="float">
            <text:p>6,11841</text:p>
          </table:table-cell>
          <table:table-cell office:value-type="float" office:value="5.906448" calcext:value-type="float">
            <text:p>5,906448</text:p>
          </table:table-cell>
          <table:table-cell office:value-type="float" office:value="6.292388" calcext:value-type="float">
            <text:p>6,292388</text:p>
          </table:table-cell>
          <table:table-cell office:value-type="float" office:value="0.054057" calcext:value-type="float">
            <text:p>0,054057</text:p>
          </table:table-cell>
          <table:table-cell office:value-type="float" office:value="15" calcext:value-type="float">
            <text:p>15</text:p>
          </table:table-cell>
          <table:table-cell table:number-columns-repeated="6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6.903212" calcext:value-type="float">
            <text:p>6,903212</text:p>
          </table:table-cell>
          <table:table-cell office:value-type="float" office:value="6.555766" calcext:value-type="float">
            <text:p>6,555766</text:p>
          </table:table-cell>
          <table:table-cell office:value-type="float" office:value="7.212162" calcext:value-type="float">
            <text:p>7,212162</text:p>
          </table:table-cell>
          <table:table-cell office:value-type="float" office:value="0.078732" calcext:value-type="float">
            <text:p>0,078732</text:p>
          </table:table-cell>
          <table:table-cell office:value-type="float" office:value="19" calcext:value-type="float">
            <text:p>19</text:p>
          </table:table-cell>
          <table:table-cell table:number-columns-repeated="6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6.956622" calcext:value-type="float">
            <text:p>6,956622</text:p>
          </table:table-cell>
          <table:table-cell office:value-type="float" office:value="6.633997" calcext:value-type="float">
            <text:p>6,633997</text:p>
          </table:table-cell>
          <table:table-cell office:value-type="float" office:value="7.147342" calcext:value-type="float">
            <text:p>7,147342</text:p>
          </table:table-cell>
          <table:table-cell office:value-type="float" office:value="0.143625" calcext:value-type="float">
            <text:p>0,143625</text:p>
          </table:table-cell>
          <table:table-cell office:value-type="float" office:value="0" calcext:value-type="float">
            <text:p>0</text:p>
          </table:table-cell>
          <table:table-cell table:number-columns-repeated="6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6.766181" calcext:value-type="float">
            <text:p>6,766181</text:p>
          </table:table-cell>
          <table:table-cell office:value-type="float" office:value="6.643683" calcext:value-type="float">
            <text:p>6,643683</text:p>
          </table:table-cell>
          <table:table-cell office:value-type="float" office:value="7.234514" calcext:value-type="float">
            <text:p>7,234514</text:p>
          </table:table-cell>
          <table:table-cell office:value-type="float" office:value="0.082519" calcext:value-type="float">
            <text:p>0,082519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6.942447" calcext:value-type="float">
            <text:p>6,942447</text:p>
          </table:table-cell>
          <table:table-cell office:value-type="float" office:value="6.74352" calcext:value-type="float">
            <text:p>6,74352</text:p>
          </table:table-cell>
          <table:table-cell office:value-type="float" office:value="7.240474" calcext:value-type="float">
            <text:p>7,240474</text:p>
          </table:table-cell>
          <table:table-cell office:value-type="float" office:value="0.04577" calcext:value-type="float">
            <text:p>0,04577</text:p>
          </table:table-cell>
          <table:table-cell office:value-type="float" office:value="16" calcext:value-type="float">
            <text:p>16</text:p>
          </table:table-cell>
          <table:table-cell table:number-columns-repeated="6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7.044391" calcext:value-type="float">
            <text:p>7,044391</text:p>
          </table:table-cell>
          <table:table-cell office:value-type="float" office:value="6.853044" calcext:value-type="float">
            <text:p>6,853044</text:p>
          </table:table-cell>
          <table:table-cell office:value-type="float" office:value="7.330626" calcext:value-type="float">
            <text:p>7,330626</text:p>
          </table:table-cell>
          <table:table-cell office:value-type="float" office:value="0.054716" calcext:value-type="float">
            <text:p>0,054716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7.028548" calcext:value-type="float">
            <text:p>7,028548</text:p>
          </table:table-cell>
          <table:table-cell office:value-type="float" office:value="6.790459" calcext:value-type="float">
            <text:p>6,790459</text:p>
          </table:table-cell>
          <table:table-cell office:value-type="float" office:value="7.644296" calcext:value-type="float">
            <text:p>7,644296</text:p>
          </table:table-cell>
          <table:table-cell office:value-type="float" office:value="0.073054" calcext:value-type="float">
            <text:p>0,073054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7.151805" calcext:value-type="float">
            <text:p>7,151805</text:p>
          </table:table-cell>
          <table:table-cell office:value-type="float" office:value="6.922334" calcext:value-type="float">
            <text:p>6,922334</text:p>
          </table:table-cell>
          <table:table-cell office:value-type="float" office:value="7.63759" calcext:value-type="float">
            <text:p>7,63759</text:p>
          </table:table-cell>
          <table:table-cell office:value-type="float" office:value="0.068517" calcext:value-type="float">
            <text:p>0,068517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7.161251" calcext:value-type="float">
            <text:p>7,161251</text:p>
          </table:table-cell>
          <table:table-cell office:value-type="float" office:value="6.928295" calcext:value-type="float">
            <text:p>6,928295</text:p>
          </table:table-cell>
          <table:table-cell office:value-type="float" office:value="7.624924" calcext:value-type="float">
            <text:p>7,624924</text:p>
          </table:table-cell>
          <table:table-cell office:value-type="float" office:value="0.065862" calcext:value-type="float">
            <text:p>0,065862</text:p>
          </table:table-cell>
          <table:table-cell office:value-type="float" office:value="14" calcext:value-type="float">
            <text:p>14</text:p>
          </table:table-cell>
          <table:table-cell table:number-columns-repeated="6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7.409492" calcext:value-type="float">
            <text:p>7,409492</text:p>
          </table:table-cell>
          <table:table-cell office:value-type="float" office:value="7.133931" calcext:value-type="float">
            <text:p>7,133931</text:p>
          </table:table-cell>
          <table:table-cell office:value-type="float" office:value="7.718801" calcext:value-type="float">
            <text:p>7,718801</text:p>
          </table:table-cell>
          <table:table-cell office:value-type="float" office:value="0.061599" calcext:value-type="float">
            <text:p>0,061599</text:p>
          </table:table-cell>
          <table:table-cell office:value-type="float" office:value="19" calcext:value-type="float">
            <text:p>19</text:p>
          </table:table-cell>
          <table:table-cell table:number-columns-repeated="6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7.357931" calcext:value-type="float">
            <text:p>7,357931</text:p>
          </table:table-cell>
          <table:table-cell office:value-type="float" office:value="7.171929" calcext:value-type="float">
            <text:p>7,171929</text:p>
          </table:table-cell>
          <table:table-cell office:value-type="float" office:value="7.837266" calcext:value-type="float">
            <text:p>7,837266</text:p>
          </table:table-cell>
          <table:table-cell office:value-type="float" office:value="0.120894" calcext:value-type="float">
            <text:p>0,120894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7.567759" calcext:value-type="float">
            <text:p>7,567759</text:p>
          </table:table-cell>
          <table:table-cell office:value-type="float" office:value="7.341057" calcext:value-type="float">
            <text:p>7,341057</text:p>
          </table:table-cell>
          <table:table-cell office:value-type="float" office:value="7.834285" calcext:value-type="float">
            <text:p>7,834285</text:p>
          </table:table-cell>
          <table:table-cell office:value-type="float" office:value="0.047364" calcext:value-type="float">
            <text:p>0,047364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7.580887" calcext:value-type="float">
            <text:p>7,580887</text:p>
          </table:table-cell>
          <table:table-cell office:value-type="float" office:value="7.341057" calcext:value-type="float">
            <text:p>7,341057</text:p>
          </table:table-cell>
          <table:table-cell office:value-type="float" office:value="7.797033" calcext:value-type="float">
            <text:p>7,797033</text:p>
          </table:table-cell>
          <table:table-cell office:value-type="float" office:value="0.083627" calcext:value-type="float">
            <text:p>0,083627</text:p>
          </table:table-cell>
          <table:table-cell office:value-type="float" office:value="0" calcext:value-type="float">
            <text:p>0</text:p>
          </table:table-cell>
          <table:table-cell table:number-columns-repeated="6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7.715076" calcext:value-type="float">
            <text:p>7,715076</text:p>
          </table:table-cell>
          <table:table-cell office:value-type="float" office:value="7.443875" calcext:value-type="float">
            <text:p>7,443875</text:p>
          </table:table-cell>
          <table:table-cell office:value-type="float" office:value="8.040667" calcext:value-type="float">
            <text:p>8,040667</text:p>
          </table:table-cell>
          <table:table-cell office:value-type="float" office:value="0.048414" calcext:value-type="float">
            <text:p>0,048414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7.674134" calcext:value-type="float">
            <text:p>7,674134</text:p>
          </table:table-cell>
          <table:table-cell office:value-type="float" office:value="7.399917" calcext:value-type="float">
            <text:p>7,399917</text:p>
          </table:table-cell>
          <table:table-cell office:value-type="float" office:value="8.01608" calcext:value-type="float">
            <text:p>8,01608</text:p>
          </table:table-cell>
          <table:table-cell office:value-type="float" office:value="0.050604" calcext:value-type="float">
            <text:p>0,050604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7.854785" calcext:value-type="float">
            <text:p>7,854785</text:p>
          </table:table-cell>
          <table:table-cell office:value-type="float" office:value="7.580966" calcext:value-type="float">
            <text:p>7,580966</text:p>
          </table:table-cell>
          <table:table-cell office:value-type="float" office:value="8.140504" calcext:value-type="float">
            <text:p>8,140504</text:p>
          </table:table-cell>
          <table:table-cell office:value-type="float" office:value="0.057337" calcext:value-type="float">
            <text:p>0,057337</text:p>
          </table:table-cell>
          <table:table-cell office:value-type="float" office:value="15" calcext:value-type="float">
            <text:p>15</text:p>
          </table:table-cell>
          <table:table-cell table:number-columns-repeated="6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7.72655" calcext:value-type="float">
            <text:p>7,72655</text:p>
          </table:table-cell>
          <table:table-cell office:value-type="float" office:value="7.553399" calcext:value-type="float">
            <text:p>7,553399</text:p>
          </table:table-cell>
          <table:table-cell office:value-type="float" office:value="7.972121" calcext:value-type="float">
            <text:p>7,972121</text:p>
          </table:table-cell>
          <table:table-cell office:value-type="float" office:value="0.097957" calcext:value-type="float">
            <text:p>0,097957</text:p>
          </table:table-cell>
          <table:table-cell office:value-type="float" office:value="0" calcext:value-type="float">
            <text:p>0</text:p>
          </table:table-cell>
          <table:table-cell table:number-columns-repeated="6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8.726746" calcext:value-type="float">
            <text:p>8,726746</text:p>
          </table:table-cell>
          <table:table-cell office:value-type="float" office:value="8.077919" calcext:value-type="float">
            <text:p>8,077919</text:p>
          </table:table-cell>
          <table:table-cell office:value-type="float" office:value="9.287149" calcext:value-type="float">
            <text:p>9,287149</text:p>
          </table:table-cell>
          <table:table-cell office:value-type="float" office:value="0.340922" calcext:value-type="float">
            <text:p>0,340922</text:p>
          </table:table-cell>
          <table:table-cell office:value-type="float" office:value="0" calcext:value-type="float">
            <text:p>0</text:p>
          </table:table-cell>
          <table:table-cell table:number-columns-repeated="6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8.872595" calcext:value-type="float">
            <text:p>8,872595</text:p>
          </table:table-cell>
          <table:table-cell office:value-type="float" office:value="8.162111" calcext:value-type="float">
            <text:p>8,162111</text:p>
          </table:table-cell>
          <table:table-cell office:value-type="float" office:value="9.240955" calcext:value-type="float">
            <text:p>9,240955</text:p>
          </table:table-cell>
          <table:table-cell office:value-type="float" office:value="0.236991" calcext:value-type="float">
            <text:p>0,236991</text:p>
          </table:table-cell>
          <table:table-cell office:value-type="float" office:value="0" calcext:value-type="float">
            <text:p>0</text:p>
          </table:table-cell>
          <table:table-cell table:number-columns-repeated="6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8.525962" calcext:value-type="float">
            <text:p>8,525962</text:p>
          </table:table-cell>
          <table:table-cell office:value-type="float" office:value="8.190423" calcext:value-type="float">
            <text:p>8,190423</text:p>
          </table:table-cell>
          <table:table-cell office:value-type="float" office:value="9.337068" calcext:value-type="float">
            <text:p>9,337068</text:p>
          </table:table-cell>
          <table:table-cell office:value-type="float" office:value="0.257561" calcext:value-type="float">
            <text:p>0,257561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8.38199" calcext:value-type="float">
            <text:p>8,38199</text:p>
          </table:table-cell>
          <table:table-cell office:value-type="float" office:value="8.184463" calcext:value-type="float">
            <text:p>8,184463</text:p>
          </table:table-cell>
          <table:table-cell office:value-type="float" office:value="10.39654" calcext:value-type="float">
            <text:p>10,39654</text:p>
          </table:table-cell>
          <table:table-cell office:value-type="float" office:value="0.176342" calcext:value-type="float">
            <text:p>0,176342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8.6513" calcext:value-type="float">
            <text:p>8,6513</text:p>
          </table:table-cell>
          <table:table-cell office:value-type="float" office:value="8.309633" calcext:value-type="float">
            <text:p>8,309633</text:p>
          </table:table-cell>
          <table:table-cell office:value-type="float" office:value="10.602921" calcext:value-type="float">
            <text:p>10,602921</text:p>
          </table:table-cell>
          <table:table-cell office:value-type="float" office:value="0.117944" calcext:value-type="float">
            <text:p>0,117944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8.664416" calcext:value-type="float">
            <text:p>8,664416</text:p>
          </table:table-cell>
          <table:table-cell office:value-type="float" office:value="8.577853" calcext:value-type="float">
            <text:p>8,577853</text:p>
          </table:table-cell>
          <table:table-cell office:value-type="float" office:value="10.553002" calcext:value-type="float">
            <text:p>10,553002</text:p>
          </table:table-cell>
          <table:table-cell office:value-type="float" office:value="0.094571" calcext:value-type="float">
            <text:p>0,094571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8.729149" calcext:value-type="float">
            <text:p>8,729149</text:p>
          </table:table-cell>
          <table:table-cell office:value-type="float" office:value="8.40053" calcext:value-type="float">
            <text:p>8,40053</text:p>
          </table:table-cell>
          <table:table-cell office:value-type="float" office:value="10.687858" calcext:value-type="float">
            <text:p>10,687858</text:p>
          </table:table-cell>
          <table:table-cell office:value-type="float" office:value="0.104121" calcext:value-type="float">
            <text:p>0,104121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8.7779" calcext:value-type="float">
            <text:p>8,7779</text:p>
          </table:table-cell>
          <table:table-cell office:value-type="float" office:value="8.415431" calcext:value-type="float">
            <text:p>8,415431</text:p>
          </table:table-cell>
          <table:table-cell office:value-type="float" office:value="14.062971" calcext:value-type="float">
            <text:p>14,062971</text:p>
          </table:table-cell>
          <table:table-cell office:value-type="float" office:value="0.250987" calcext:value-type="float">
            <text:p>0,250987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8.791293" calcext:value-type="float">
            <text:p>8,791293</text:p>
          </table:table-cell>
          <table:table-cell office:value-type="float" office:value="8.503348" calcext:value-type="float">
            <text:p>8,503348</text:p>
          </table:table-cell>
          <table:table-cell office:value-type="float" office:value="10.562688" calcext:value-type="float">
            <text:p>10,562688</text:p>
          </table:table-cell>
          <table:table-cell office:value-type="float" office:value="0.138834" calcext:value-type="float">
            <text:p>0,138834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8.779703" calcext:value-type="float">
            <text:p>8,779703</text:p>
          </table:table-cell>
          <table:table-cell office:value-type="float" office:value="8.487701" calcext:value-type="float">
            <text:p>8,487701</text:p>
          </table:table-cell>
          <table:table-cell office:value-type="float" office:value="14.140457" calcext:value-type="float">
            <text:p>14,140457</text:p>
          </table:table-cell>
          <table:table-cell office:value-type="float" office:value="0.279689" calcext:value-type="float">
            <text:p>0,279689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8.959058" calcext:value-type="float">
            <text:p>8,959058</text:p>
          </table:table-cell>
          <table:table-cell office:value-type="float" office:value="8.668751" calcext:value-type="float">
            <text:p>8,668751</text:p>
          </table:table-cell>
          <table:table-cell office:value-type="float" office:value="14.409423" calcext:value-type="float">
            <text:p>14,409423</text:p>
          </table:table-cell>
          <table:table-cell office:value-type="float" office:value="0.287252" calcext:value-type="float">
            <text:p>0,287252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8.863313" calcext:value-type="float">
            <text:p>8,863313</text:p>
          </table:table-cell>
          <table:table-cell office:value-type="float" office:value="8.624792" calcext:value-type="float">
            <text:p>8,624792</text:p>
          </table:table-cell>
          <table:table-cell office:value-type="float" office:value="12.037903" calcext:value-type="float">
            <text:p>12,037903</text:p>
          </table:table-cell>
          <table:table-cell office:value-type="float" office:value="0.385543" calcext:value-type="float">
            <text:p>0,385543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9.082083" calcext:value-type="float">
            <text:p>9,082083</text:p>
          </table:table-cell>
          <table:table-cell office:value-type="float" office:value="8.778274" calcext:value-type="float">
            <text:p>8,778274</text:p>
          </table:table-cell>
          <table:table-cell office:value-type="float" office:value="14.527887" calcext:value-type="float">
            <text:p>14,527887</text:p>
          </table:table-cell>
          <table:table-cell office:value-type="float" office:value="0.45292" calcext:value-type="float">
            <text:p>0,45292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9.018451" calcext:value-type="float">
            <text:p>9,018451</text:p>
          </table:table-cell>
          <table:table-cell office:value-type="float" office:value="8.687377" calcext:value-type="float">
            <text:p>8,687377</text:p>
          </table:table-cell>
          <table:table-cell office:value-type="float" office:value="12.233853" calcext:value-type="float">
            <text:p>12,233853</text:p>
          </table:table-cell>
          <table:table-cell office:value-type="float" office:value="0.393984" calcext:value-type="float">
            <text:p>0,393984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9.097292" calcext:value-type="float">
            <text:p>9,097292</text:p>
          </table:table-cell>
          <table:table-cell office:value-type="float" office:value="8.831173" calcext:value-type="float">
            <text:p>8,831173</text:p>
          </table:table-cell>
          <table:table-cell office:value-type="float" office:value="12.078136" calcext:value-type="float">
            <text:p>12,078136</text:p>
          </table:table-cell>
          <table:table-cell office:value-type="float" office:value="0.380796" calcext:value-type="float">
            <text:p>0,380796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9.227023" calcext:value-type="float">
            <text:p>9,227023</text:p>
          </table:table-cell>
          <table:table-cell office:value-type="float" office:value="8.987635" calcext:value-type="float">
            <text:p>8,987635</text:p>
          </table:table-cell>
          <table:table-cell office:value-type="float" office:value="14.603138" calcext:value-type="float">
            <text:p>14,603138</text:p>
          </table:table-cell>
          <table:table-cell office:value-type="float" office:value="0.457963" calcext:value-type="float">
            <text:p>0,457963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10.413171" calcext:value-type="float">
            <text:p>10,413171</text:p>
          </table:table-cell>
          <table:table-cell office:value-type="float" office:value="9.153038" calcext:value-type="float">
            <text:p>9,153038</text:p>
          </table:table-cell>
          <table:table-cell office:value-type="float" office:value="15.828013" calcext:value-type="float">
            <text:p>15,828013</text:p>
          </table:table-cell>
          <table:table-cell office:value-type="float" office:value="0.628587" calcext:value-type="float">
            <text:p>0,628587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0.506773" calcext:value-type="float">
            <text:p>10,506773</text:p>
          </table:table-cell>
          <table:table-cell office:value-type="float" office:value="9.094179" calcext:value-type="float">
            <text:p>9,094179</text:p>
          </table:table-cell>
          <table:table-cell office:value-type="float" office:value="39.690733" calcext:value-type="float">
            <text:p>39,690733</text:p>
          </table:table-cell>
          <table:table-cell office:value-type="float" office:value="1.657183" calcext:value-type="float">
            <text:p>1,657183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10.207593" calcext:value-type="float">
            <text:p>10,207593</text:p>
          </table:table-cell>
          <table:table-cell office:value-type="float" office:value="9.275228" calcext:value-type="float">
            <text:p>9,275228</text:p>
          </table:table-cell>
          <table:table-cell office:value-type="float" office:value="13.4781" calcext:value-type="float">
            <text:p>13,4781</text:p>
          </table:table-cell>
          <table:table-cell office:value-type="float" office:value="0.558353" calcext:value-type="float">
            <text:p>0,558353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9.93713" calcext:value-type="float">
            <text:p>9,93713</text:p>
          </table:table-cell>
          <table:table-cell office:value-type="float" office:value="9.202957" calcext:value-type="float">
            <text:p>9,202957</text:p>
          </table:table-cell>
          <table:table-cell office:value-type="float" office:value="13.203174" calcext:value-type="float">
            <text:p>13,203174</text:p>
          </table:table-cell>
          <table:table-cell office:value-type="float" office:value="0.533209" calcext:value-type="float">
            <text:p>0,533209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10.04377" calcext:value-type="float">
            <text:p>10,04377</text:p>
          </table:table-cell>
          <table:table-cell office:value-type="float" office:value="9.759516" calcext:value-type="float">
            <text:p>9,759516</text:p>
          </table:table-cell>
          <table:table-cell office:value-type="float" office:value="13.050437" calcext:value-type="float">
            <text:p>13,050437</text:p>
          </table:table-cell>
          <table:table-cell office:value-type="float" office:value="0.397099" calcext:value-type="float">
            <text:p>0,397099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10.081077" calcext:value-type="float">
            <text:p>10,081077</text:p>
          </table:table-cell>
          <table:table-cell office:value-type="float" office:value="9.456277" calcext:value-type="float">
            <text:p>9,456277</text:p>
          </table:table-cell>
          <table:table-cell office:value-type="float" office:value="15.481561" calcext:value-type="float">
            <text:p>15,481561</text:p>
          </table:table-cell>
          <table:table-cell office:value-type="float" office:value="0.473331" calcext:value-type="float">
            <text:p>0,473331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10.111111" calcext:value-type="float">
            <text:p>10,111111</text:p>
          </table:table-cell>
          <table:table-cell office:value-type="float" office:value="9.530783" calcext:value-type="float">
            <text:p>9,530783</text:p>
          </table:table-cell>
          <table:table-cell office:value-type="float" office:value="15.534461" calcext:value-type="float">
            <text:p>15,534461</text:p>
          </table:table-cell>
          <table:table-cell office:value-type="float" office:value="0.534348" calcext:value-type="float">
            <text:p>0,534348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10.266861" calcext:value-type="float">
            <text:p>10,266861</text:p>
          </table:table-cell>
          <table:table-cell office:value-type="float" office:value="9.550154" calcext:value-type="float">
            <text:p>9,550154</text:p>
          </table:table-cell>
          <table:table-cell office:value-type="float" office:value="13.328344" calcext:value-type="float">
            <text:p>13,328344</text:p>
          </table:table-cell>
          <table:table-cell office:value-type="float" office:value="0.408682" calcext:value-type="float">
            <text:p>0,408682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10.117525" calcext:value-type="float">
            <text:p>10,117525</text:p>
          </table:table-cell>
          <table:table-cell office:value-type="float" office:value="9.656698" calcext:value-type="float">
            <text:p>9,656698</text:p>
          </table:table-cell>
          <table:table-cell office:value-type="float" office:value="15.131384" calcext:value-type="float">
            <text:p>15,131384</text:p>
          </table:table-cell>
          <table:table-cell office:value-type="float" office:value="0.478189" calcext:value-type="float">
            <text:p>0,478189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11.015719" calcext:value-type="float">
            <text:p>11,015719</text:p>
          </table:table-cell>
          <table:table-cell office:value-type="float" office:value="9.703636" calcext:value-type="float">
            <text:p>9,703636</text:p>
          </table:table-cell>
          <table:table-cell office:value-type="float" office:value="14.328212" calcext:value-type="float">
            <text:p>14,328212</text:p>
          </table:table-cell>
          <table:table-cell office:value-type="float" office:value="0.525698" calcext:value-type="float">
            <text:p>0,525698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10.09558" calcext:value-type="float">
            <text:p>10,09558</text:p>
          </table:table-cell>
          <table:table-cell office:value-type="float" office:value="9.727478" calcext:value-type="float">
            <text:p>9,727478</text:p>
          </table:table-cell>
          <table:table-cell office:value-type="float" office:value="15.559793" calcext:value-type="float">
            <text:p>15,559793</text:p>
          </table:table-cell>
          <table:table-cell office:value-type="float" office:value="0.49194" calcext:value-type="float">
            <text:p>0,49194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0.309452" calcext:value-type="float">
            <text:p>10,309452</text:p>
          </table:table-cell>
          <table:table-cell office:value-type="float" office:value="9.646267" calcext:value-type="float">
            <text:p>9,646267</text:p>
          </table:table-cell>
          <table:table-cell office:value-type="float" office:value="15.809387" calcext:value-type="float">
            <text:p>15,809387</text:p>
          </table:table-cell>
          <table:table-cell office:value-type="float" office:value="0.521673" calcext:value-type="float">
            <text:p>0,521673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0.240737" calcext:value-type="float">
            <text:p>10,240737</text:p>
          </table:table-cell>
          <table:table-cell office:value-type="float" office:value="10.00613" calcext:value-type="float">
            <text:p>10,00613</text:p>
          </table:table-cell>
          <table:table-cell office:value-type="float" office:value="15.591085" calcext:value-type="float">
            <text:p>15,591085</text:p>
          </table:table-cell>
          <table:table-cell office:value-type="float" office:value="0.534679" calcext:value-type="float">
            <text:p>0,534679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0.600324" calcext:value-type="float">
            <text:p>10,600324</text:p>
          </table:table-cell>
          <table:table-cell office:value-type="float" office:value="10.156631" calcext:value-type="float">
            <text:p>10,156631</text:p>
          </table:table-cell>
          <table:table-cell office:value-type="float" office:value="16.040355" calcext:value-type="float">
            <text:p>16,040355</text:p>
          </table:table-cell>
          <table:table-cell office:value-type="float" office:value="0.474721" calcext:value-type="float">
            <text:p>0,474721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0.494411" calcext:value-type="float">
            <text:p>10,494411</text:p>
          </table:table-cell>
          <table:table-cell office:value-type="float" office:value="10.156631" calcext:value-type="float">
            <text:p>10,156631</text:p>
          </table:table-cell>
          <table:table-cell office:value-type="float" office:value="13.500452" calcext:value-type="float">
            <text:p>13,500452</text:p>
          </table:table-cell>
          <table:table-cell office:value-type="float" office:value="0.392576" calcext:value-type="float">
            <text:p>0,392576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0.447817" calcext:value-type="float">
            <text:p>10,447817</text:p>
          </table:table-cell>
          <table:table-cell office:value-type="float" office:value="10.021776" calcext:value-type="float">
            <text:p>10,021776</text:p>
          </table:table-cell>
          <table:table-cell office:value-type="float" office:value="15.693158" calcext:value-type="float">
            <text:p>15,693158</text:p>
          </table:table-cell>
          <table:table-cell office:value-type="float" office:value="0.485309" calcext:value-type="float">
            <text:p>0,485309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11.595023" calcext:value-type="float">
            <text:p>11,595023</text:p>
          </table:table-cell>
          <table:table-cell office:value-type="float" office:value="10.642409" calcext:value-type="float">
            <text:p>10,642409</text:p>
          </table:table-cell>
          <table:table-cell office:value-type="float" office:value="18.338859" calcext:value-type="float">
            <text:p>18,338859</text:p>
          </table:table-cell>
          <table:table-cell office:value-type="float" office:value="0.877627" calcext:value-type="float">
            <text:p>0,877627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10.880022" calcext:value-type="float">
            <text:p>10,880022</text:p>
          </table:table-cell>
          <table:table-cell office:value-type="float" office:value="10.543317" calcext:value-type="float">
            <text:p>10,543317</text:p>
          </table:table-cell>
          <table:table-cell office:value-type="float" office:value="16.378611" calcext:value-type="float">
            <text:p>16,378611</text:p>
          </table:table-cell>
          <table:table-cell office:value-type="float" office:value="0.501829" calcext:value-type="float">
            <text:p>0,501829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11.646636" calcext:value-type="float">
            <text:p>11,646636</text:p>
          </table:table-cell>
          <table:table-cell office:value-type="float" office:value="10.693818" calcext:value-type="float">
            <text:p>10,693818</text:p>
          </table:table-cell>
          <table:table-cell office:value-type="float" office:value="17.409027" calcext:value-type="float">
            <text:p>17,409027</text:p>
          </table:table-cell>
          <table:table-cell office:value-type="float" office:value="0.693953" calcext:value-type="float">
            <text:p>0,693953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11.777705" calcext:value-type="float">
            <text:p>11,777705</text:p>
          </table:table-cell>
          <table:table-cell office:value-type="float" office:value="10.64688" calcext:value-type="float">
            <text:p>10,64688</text:p>
          </table:table-cell>
          <table:table-cell office:value-type="float" office:value="17.693639" calcext:value-type="float">
            <text:p>17,693639</text:p>
          </table:table-cell>
          <table:table-cell office:value-type="float" office:value="0.694646" calcext:value-type="float">
            <text:p>0,694646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11.302501" calcext:value-type="float">
            <text:p>11,302501</text:p>
          </table:table-cell>
          <table:table-cell office:value-type="float" office:value="10.77503" calcext:value-type="float">
            <text:p>10,77503</text:p>
          </table:table-cell>
          <table:table-cell office:value-type="float" office:value="16.159564" calcext:value-type="float">
            <text:p>16,159564</text:p>
          </table:table-cell>
          <table:table-cell office:value-type="float" office:value="0.583747" calcext:value-type="float">
            <text:p>0,583747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11.063284" calcext:value-type="float">
            <text:p>11,063284</text:p>
          </table:table-cell>
          <table:table-cell office:value-type="float" office:value="10.65284" calcext:value-type="float">
            <text:p>10,65284</text:p>
          </table:table-cell>
          <table:table-cell office:value-type="float" office:value="14.752895" calcext:value-type="float">
            <text:p>14,752895</text:p>
          </table:table-cell>
          <table:table-cell office:value-type="float" office:value="0.541807" calcext:value-type="float">
            <text:p>0,541807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11.203668" calcext:value-type="float">
            <text:p>11,203668</text:p>
          </table:table-cell>
          <table:table-cell office:value-type="float" office:value="10.849535" calcext:value-type="float">
            <text:p>10,849535</text:p>
          </table:table-cell>
          <table:table-cell office:value-type="float" office:value="16.30336" calcext:value-type="float">
            <text:p>16,30336</text:p>
          </table:table-cell>
          <table:table-cell office:value-type="float" office:value="0.57017" calcext:value-type="float">
            <text:p>0,57017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11.820325" calcext:value-type="float">
            <text:p>11,820325</text:p>
          </table:table-cell>
          <table:table-cell office:value-type="float" office:value="10.884553" calcext:value-type="float">
            <text:p>10,884553</text:p>
          </table:table-cell>
          <table:table-cell office:value-type="float" office:value="17.294288" calcext:value-type="float">
            <text:p>17,294288</text:p>
          </table:table-cell>
          <table:table-cell office:value-type="float" office:value="0.766696" calcext:value-type="float">
            <text:p>0,766696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 table:number-rows-repeated="2">
          <table:table-cell table:number-columns-repeated="73"/>
        </table:table-row>
        <table:table-row table:style-name="ro1">
          <table:table-cell office:value-type="string" calcext:value-type="string">
            <text:p>_FOR REDUCTION time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349194" calcext:value-type="float">
            <text:p>0,349194</text:p>
          </table:table-cell>
          <table:table-cell office:value-type="float" office:value="0.344822" calcext:value-type="float">
            <text:p>0,344822</text:p>
          </table:table-cell>
          <table:table-cell office:value-type="float" office:value="0.379677" calcext:value-type="float">
            <text:p>0,379677</text:p>
          </table:table-cell>
          <table:table-cell office:value-type="float" office:value="0.005078" calcext:value-type="float">
            <text:p>0,005078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800994" calcext:value-type="float">
            <text:p>0,800994</text:p>
          </table:table-cell>
          <table:table-cell office:value-type="float" office:value="0.749622" calcext:value-type="float">
            <text:p>0,749622</text:p>
          </table:table-cell>
          <table:table-cell office:value-type="float" office:value="0.863615" calcext:value-type="float">
            <text:p>0,863615</text:p>
          </table:table-cell>
          <table:table-cell office:value-type="float" office:value="0.019686" calcext:value-type="float">
            <text:p>0,019686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.164893" calcext:value-type="float">
            <text:p>1,164893</text:p>
          </table:table-cell>
          <table:table-cell office:value-type="float" office:value="1.159031" calcext:value-type="float">
            <text:p>1,159031</text:p>
          </table:table-cell>
          <table:table-cell office:value-type="float" office:value="1.198798" calcext:value-type="float">
            <text:p>1,198798</text:p>
          </table:table-cell>
          <table:table-cell office:value-type="float" office:value="0.004595" calcext:value-type="float">
            <text:p>0,004595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.300259" calcext:value-type="float">
            <text:p>1,300259</text:p>
          </table:table-cell>
          <table:table-cell office:value-type="float" office:value="1.261383" calcext:value-type="float">
            <text:p>1,261383</text:p>
          </table:table-cell>
          <table:table-cell office:value-type="float" office:value="1.359358" calcext:value-type="float">
            <text:p>1,359358</text:p>
          </table:table-cell>
          <table:table-cell office:value-type="float" office:value="0.019123" calcext:value-type="float">
            <text:p>0,019123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.70093" calcext:value-type="float">
            <text:p>1,70093</text:p>
          </table:table-cell>
          <table:table-cell office:value-type="float" office:value="1.637451" calcext:value-type="float">
            <text:p>1,637451</text:p>
          </table:table-cell>
          <table:table-cell office:value-type="float" office:value="1.781993" calcext:value-type="float">
            <text:p>1,781993</text:p>
          </table:table-cell>
          <table:table-cell office:value-type="float" office:value="0.011506" calcext:value-type="float">
            <text:p>0,011506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.760568" calcext:value-type="float">
            <text:p>1,760568</text:p>
          </table:table-cell>
          <table:table-cell office:value-type="float" office:value="1.650117" calcext:value-type="float">
            <text:p>1,650117</text:p>
          </table:table-cell>
          <table:table-cell office:value-type="float" office:value="1.842156" calcext:value-type="float">
            <text:p>1,842156</text:p>
          </table:table-cell>
          <table:table-cell office:value-type="float" office:value="0.031761" calcext:value-type="float">
            <text:p>0,031761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.917212" calcext:value-type="float">
            <text:p>1,917212</text:p>
          </table:table-cell>
          <table:table-cell office:value-type="float" office:value="1.874194" calcext:value-type="float">
            <text:p>1,874194</text:p>
          </table:table-cell>
          <table:table-cell office:value-type="float" office:value="1.998432" calcext:value-type="float">
            <text:p>1,998432</text:p>
          </table:table-cell>
          <table:table-cell office:value-type="float" office:value="0.01957" calcext:value-type="float">
            <text:p>0,01957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2.144621" calcext:value-type="float">
            <text:p>2,144621</text:p>
          </table:table-cell>
          <table:table-cell office:value-type="float" office:value="2.03196" calcext:value-type="float">
            <text:p>2,03196</text:p>
          </table:table-cell>
          <table:table-cell office:value-type="float" office:value="2.252311" calcext:value-type="float">
            <text:p>2,252311</text:p>
          </table:table-cell>
          <table:table-cell office:value-type="float" office:value="0.037986" calcext:value-type="float">
            <text:p>0,037986</text:p>
          </table:table-cell>
          <table:table-cell office:value-type="float" office:value="0" calcext:value-type="float">
            <text:p>0</text:p>
          </table:table-cell>
          <table:table-cell table:number-columns-repeated="6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3.132536" calcext:value-type="float">
            <text:p>3,132536</text:p>
          </table:table-cell>
          <table:table-cell office:value-type="float" office:value="3.096834" calcext:value-type="float">
            <text:p>3,096834</text:p>
          </table:table-cell>
          <table:table-cell office:value-type="float" office:value="3.271922" calcext:value-type="float">
            <text:p>3,271922</text:p>
          </table:table-cell>
          <table:table-cell office:value-type="float" office:value="0.012204" calcext:value-type="float">
            <text:p>0,012204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.093242" calcext:value-type="float">
            <text:p>3,093242</text:p>
          </table:table-cell>
          <table:table-cell office:value-type="float" office:value="3.041327" calcext:value-type="float">
            <text:p>3,041327</text:p>
          </table:table-cell>
          <table:table-cell office:value-type="float" office:value="3.215484" calcext:value-type="float">
            <text:p>3,215484</text:p>
          </table:table-cell>
          <table:table-cell office:value-type="float" office:value="0.014221" calcext:value-type="float">
            <text:p>0,014221</text:p>
          </table:table-cell>
          <table:table-cell office:value-type="float" office:value="16" calcext:value-type="float">
            <text:p>16</text:p>
          </table:table-cell>
          <table:table-cell table:number-columns-repeated="6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3.103015" calcext:value-type="float">
            <text:p>3,103015</text:p>
          </table:table-cell>
          <table:table-cell office:value-type="float" office:value="3.056228" calcext:value-type="float">
            <text:p>3,056228</text:p>
          </table:table-cell>
          <table:table-cell office:value-type="float" office:value="3.182143" calcext:value-type="float">
            <text:p>3,182143</text:p>
          </table:table-cell>
          <table:table-cell office:value-type="float" office:value="0.012032" calcext:value-type="float">
            <text:p>0,012032</text:p>
          </table:table-cell>
          <table:table-cell office:value-type="float" office:value="21" calcext:value-type="float">
            <text:p>21</text:p>
          </table:table-cell>
          <table:table-cell table:number-columns-repeated="6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3.134414" calcext:value-type="float">
            <text:p>3,134414</text:p>
          </table:table-cell>
          <table:table-cell office:value-type="float" office:value="3.067218" calcext:value-type="float">
            <text:p>3,067218</text:p>
          </table:table-cell>
          <table:table-cell office:value-type="float" office:value="3.260933" calcext:value-type="float">
            <text:p>3,260933</text:p>
          </table:table-cell>
          <table:table-cell office:value-type="float" office:value="0.020733" calcext:value-type="float">
            <text:p>0,020733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3.193804" calcext:value-type="float">
            <text:p>3,193804</text:p>
          </table:table-cell>
          <table:table-cell office:value-type="float" office:value="3.164262" calcext:value-type="float">
            <text:p>3,164262</text:p>
          </table:table-cell>
          <table:table-cell office:value-type="float" office:value="3.329664" calcext:value-type="float">
            <text:p>3,329664</text:p>
          </table:table-cell>
          <table:table-cell office:value-type="float" office:value="0.010364" calcext:value-type="float">
            <text:p>0,010364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3.20348" calcext:value-type="float">
            <text:p>3,20348</text:p>
          </table:table-cell>
          <table:table-cell office:value-type="float" office:value="3.142282" calcext:value-type="float">
            <text:p>3,142282</text:p>
          </table:table-cell>
          <table:table-cell office:value-type="float" office:value="3.340468" calcext:value-type="float">
            <text:p>3,340468</text:p>
          </table:table-cell>
          <table:table-cell office:value-type="float" office:value="0.017037" calcext:value-type="float">
            <text:p>0,017037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3.292952" calcext:value-type="float">
            <text:p>3,292952</text:p>
          </table:table-cell>
          <table:table-cell office:value-type="float" office:value="3.195554" calcext:value-type="float">
            <text:p>3,195554</text:p>
          </table:table-cell>
          <table:table-cell office:value-type="float" office:value="3.418699" calcext:value-type="float">
            <text:p>3,418699</text:p>
          </table:table-cell>
          <table:table-cell office:value-type="float" office:value="0.014964" calcext:value-type="float">
            <text:p>0,014964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3.430369" calcext:value-type="float">
            <text:p>3,430369</text:p>
          </table:table-cell>
          <table:table-cell office:value-type="float" office:value="3.359467" calcext:value-type="float">
            <text:p>3,359467</text:p>
          </table:table-cell>
          <table:table-cell office:value-type="float" office:value="3.562495" calcext:value-type="float">
            <text:p>3,562495</text:p>
          </table:table-cell>
          <table:table-cell office:value-type="float" office:value="0.01367" calcext:value-type="float">
            <text:p>0,01367</text:p>
          </table:table-cell>
          <table:table-cell office:value-type="float" office:value="17" calcext:value-type="float">
            <text:p>17</text:p>
          </table:table-cell>
          <table:table-cell table:number-columns-repeated="6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4.000217" calcext:value-type="float">
            <text:p>4,000217</text:p>
          </table:table-cell>
          <table:table-cell office:value-type="float" office:value="3.973395" calcext:value-type="float">
            <text:p>3,973395</text:p>
          </table:table-cell>
          <table:table-cell office:value-type="float" office:value="4.135817" calcext:value-type="float">
            <text:p>4,135817</text:p>
          </table:table-cell>
          <table:table-cell office:value-type="float" office:value="0.011453" calcext:value-type="float">
            <text:p>0,011453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4.030117" calcext:value-type="float">
            <text:p>4,030117</text:p>
          </table:table-cell>
          <table:table-cell office:value-type="float" office:value="3.976747" calcext:value-type="float">
            <text:p>3,976747</text:p>
          </table:table-cell>
          <table:table-cell office:value-type="float" office:value="4.173443" calcext:value-type="float">
            <text:p>4,173443</text:p>
          </table:table-cell>
          <table:table-cell office:value-type="float" office:value="0.013818" calcext:value-type="float">
            <text:p>0,013818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3.988353" calcext:value-type="float">
            <text:p>3,988353</text:p>
          </table:table-cell>
          <table:table-cell office:value-type="float" office:value="3.901497" calcext:value-type="float">
            <text:p>3,901497</text:p>
          </table:table-cell>
          <table:table-cell office:value-type="float" office:value="4.149973" calcext:value-type="float">
            <text:p>4,149973</text:p>
          </table:table-cell>
          <table:table-cell office:value-type="float" office:value="0.015095" calcext:value-type="float">
            <text:p>0,015095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3.925971" calcext:value-type="float">
            <text:p>3,925971</text:p>
          </table:table-cell>
          <table:table-cell office:value-type="float" office:value="3.842264" calcext:value-type="float">
            <text:p>3,842264</text:p>
          </table:table-cell>
          <table:table-cell office:value-type="float" office:value="4.070252" calcext:value-type="float">
            <text:p>4,070252</text:p>
          </table:table-cell>
          <table:table-cell office:value-type="float" office:value="0.012936" calcext:value-type="float">
            <text:p>0,012936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3.983632" calcext:value-type="float">
            <text:p>3,983632</text:p>
          </table:table-cell>
          <table:table-cell office:value-type="float" office:value="3.88436" calcext:value-type="float">
            <text:p>3,88436</text:p>
          </table:table-cell>
          <table:table-cell office:value-type="float" office:value="4.132837" calcext:value-type="float">
            <text:p>4,132837</text:p>
          </table:table-cell>
          <table:table-cell office:value-type="float" office:value="0.015279" calcext:value-type="float">
            <text:p>0,015279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4.008134" calcext:value-type="float">
            <text:p>4,008134</text:p>
          </table:table-cell>
          <table:table-cell office:value-type="float" office:value="3.918633" calcext:value-type="float">
            <text:p>3,918633</text:p>
          </table:table-cell>
          <table:table-cell office:value-type="float" office:value="4.128367" calcext:value-type="float">
            <text:p>4,128367</text:p>
          </table:table-cell>
          <table:table-cell office:value-type="float" office:value="0.016101" calcext:value-type="float">
            <text:p>0,016101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4.03889" calcext:value-type="float">
            <text:p>4,03889</text:p>
          </table:table-cell>
          <table:table-cell office:value-type="float" office:value="3.921613" calcext:value-type="float">
            <text:p>3,921613</text:p>
          </table:table-cell>
          <table:table-cell office:value-type="float" office:value="4.170462" calcext:value-type="float">
            <text:p>4,170462</text:p>
          </table:table-cell>
          <table:table-cell office:value-type="float" office:value="0.024641" calcext:value-type="float">
            <text:p>0,024641</text:p>
          </table:table-cell>
          <table:table-cell office:value-type="float" office:value="21" calcext:value-type="float">
            <text:p>21</text:p>
          </table:table-cell>
          <table:table-cell table:number-columns-repeated="6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4.084039" calcext:value-type="float">
            <text:p>4,084039</text:p>
          </table:table-cell>
          <table:table-cell office:value-type="float" office:value="3.973767" calcext:value-type="float">
            <text:p>3,973767</text:p>
          </table:table-cell>
          <table:table-cell office:value-type="float" office:value="4.224852" calcext:value-type="float">
            <text:p>4,224852</text:p>
          </table:table-cell>
          <table:table-cell office:value-type="float" office:value="0.024152" calcext:value-type="float">
            <text:p>0,024152</text:p>
          </table:table-cell>
          <table:table-cell office:value-type="float" office:value="20" calcext:value-type="float">
            <text:p>20</text:p>
          </table:table-cell>
          <table:table-cell table:number-columns-repeated="6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4.12485" calcext:value-type="float">
            <text:p>4,12485</text:p>
          </table:table-cell>
          <table:table-cell office:value-type="float" office:value="4.009157" calcext:value-type="float">
            <text:p>4,009157</text:p>
          </table:table-cell>
          <table:table-cell office:value-type="float" office:value="4.314259" calcext:value-type="float">
            <text:p>4,314259</text:p>
          </table:table-cell>
          <table:table-cell office:value-type="float" office:value="0.025128" calcext:value-type="float">
            <text:p>0,025128</text:p>
          </table:table-cell>
          <table:table-cell office:value-type="float" office:value="14" calcext:value-type="float">
            <text:p>14</text:p>
          </table:table-cell>
          <table:table-cell table:number-columns-repeated="6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4.180729" calcext:value-type="float">
            <text:p>4,180729</text:p>
          </table:table-cell>
          <table:table-cell office:value-type="float" office:value="4.087389" calcext:value-type="float">
            <text:p>4,087389</text:p>
          </table:table-cell>
          <table:table-cell office:value-type="float" office:value="4.318729" calcext:value-type="float">
            <text:p>4,318729</text:p>
          </table:table-cell>
          <table:table-cell office:value-type="float" office:value="0.016407" calcext:value-type="float">
            <text:p>0,016407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4.230429" calcext:value-type="float">
            <text:p>4,230429</text:p>
          </table:table-cell>
          <table:table-cell office:value-type="float" office:value="4.113838" calcext:value-type="float">
            <text:p>4,113838</text:p>
          </table:table-cell>
          <table:table-cell office:value-type="float" office:value="4.39845" calcext:value-type="float">
            <text:p>4,39845</text:p>
          </table:table-cell>
          <table:table-cell office:value-type="float" office:value="0.029183" calcext:value-type="float">
            <text:p>0,029183</text:p>
          </table:table-cell>
          <table:table-cell office:value-type="float" office:value="27" calcext:value-type="float">
            <text:p>27</text:p>
          </table:table-cell>
          <table:table-cell table:number-columns-repeated="6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4.251852" calcext:value-type="float">
            <text:p>4,251852</text:p>
          </table:table-cell>
          <table:table-cell office:value-type="float" office:value="4.212558" calcext:value-type="float">
            <text:p>4,212558</text:p>
          </table:table-cell>
          <table:table-cell office:value-type="float" office:value="4.428253" calcext:value-type="float">
            <text:p>4,428253</text:p>
          </table:table-cell>
          <table:table-cell office:value-type="float" office:value="0.017167" calcext:value-type="float">
            <text:p>0,017167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4.365699" calcext:value-type="float">
            <text:p>4,365699</text:p>
          </table:table-cell>
          <table:table-cell office:value-type="float" office:value="4.24087" calcext:value-type="float">
            <text:p>4,24087</text:p>
          </table:table-cell>
          <table:table-cell office:value-type="float" office:value="4.521757" calcext:value-type="float">
            <text:p>4,521757</text:p>
          </table:table-cell>
          <table:table-cell office:value-type="float" office:value="0.034158" calcext:value-type="float">
            <text:p>0,034158</text:p>
          </table:table-cell>
          <table:table-cell office:value-type="float" office:value="23" calcext:value-type="float">
            <text:p>23</text:p>
          </table:table-cell>
          <table:table-cell table:number-columns-repeated="6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4.358333" calcext:value-type="float">
            <text:p>4,358333</text:p>
          </table:table-cell>
          <table:table-cell office:value-type="float" office:value="4.225224" calcext:value-type="float">
            <text:p>4,225224</text:p>
          </table:table-cell>
          <table:table-cell office:value-type="float" office:value="4.590675" calcext:value-type="float">
            <text:p>4,590675</text:p>
          </table:table-cell>
          <table:table-cell office:value-type="float" office:value="0.023699" calcext:value-type="float">
            <text:p>0,023699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4.472342" calcext:value-type="float">
            <text:p>4,472342</text:p>
          </table:table-cell>
          <table:table-cell office:value-type="float" office:value="4.345179" calcext:value-type="float">
            <text:p>4,345179</text:p>
          </table:table-cell>
          <table:table-cell office:value-type="float" office:value="4.596636" calcext:value-type="float">
            <text:p>4,596636</text:p>
          </table:table-cell>
          <table:table-cell office:value-type="float" office:value="0.026385" calcext:value-type="float">
            <text:p>0,026385</text:p>
          </table:table-cell>
          <table:table-cell office:value-type="float" office:value="19" calcext:value-type="float">
            <text:p>19</text:p>
          </table:table-cell>
          <table:table-cell table:number-columns-repeated="6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4.536242" calcext:value-type="float">
            <text:p>4,536242</text:p>
          </table:table-cell>
          <table:table-cell office:value-type="float" office:value="4.42192" calcext:value-type="float">
            <text:p>4,42192</text:p>
          </table:table-cell>
          <table:table-cell office:value-type="float" office:value="4.68269" calcext:value-type="float">
            <text:p>4,68269</text:p>
          </table:table-cell>
          <table:table-cell office:value-type="float" office:value="0.01803" calcext:value-type="float">
            <text:p>0,01803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5.12068" calcext:value-type="float">
            <text:p>5,12068</text:p>
          </table:table-cell>
          <table:table-cell office:value-type="float" office:value="5.026534" calcext:value-type="float">
            <text:p>5,026534</text:p>
          </table:table-cell>
          <table:table-cell office:value-type="float" office:value="5.251542" calcext:value-type="float">
            <text:p>5,251542</text:p>
          </table:table-cell>
          <table:table-cell office:value-type="float" office:value="0.024857" calcext:value-type="float">
            <text:p>0,024857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5.121943" calcext:value-type="float">
            <text:p>5,121943</text:p>
          </table:table-cell>
          <table:table-cell office:value-type="float" office:value="4.835799" calcext:value-type="float">
            <text:p>4,835799</text:p>
          </table:table-cell>
          <table:table-cell office:value-type="float" office:value="5.328283" calcext:value-type="float">
            <text:p>5,328283</text:p>
          </table:table-cell>
          <table:table-cell office:value-type="float" office:value="0.073268" calcext:value-type="float">
            <text:p>0,073268</text:p>
          </table:table-cell>
          <table:table-cell office:value-type="float" office:value="32" calcext:value-type="float">
            <text:p>32</text:p>
          </table:table-cell>
          <table:table-cell table:number-columns-repeated="6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5.075103" calcext:value-type="float">
            <text:p>5,075103</text:p>
          </table:table-cell>
          <table:table-cell office:value-type="float" office:value="5.010888" calcext:value-type="float">
            <text:p>5,010888</text:p>
          </table:table-cell>
          <table:table-cell office:value-type="float" office:value="5.218759" calcext:value-type="float">
            <text:p>5,218759</text:p>
          </table:table-cell>
          <table:table-cell office:value-type="float" office:value="0.015526" calcext:value-type="float">
            <text:p>0,01552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5.076358" calcext:value-type="float">
            <text:p>5,076358</text:p>
          </table:table-cell>
          <table:table-cell office:value-type="float" office:value="4.845485" calcext:value-type="float">
            <text:p>4,845485</text:p>
          </table:table-cell>
          <table:table-cell office:value-type="float" office:value="6.043911" calcext:value-type="float">
            <text:p>6,043911</text:p>
          </table:table-cell>
          <table:table-cell office:value-type="float" office:value="0.053257" calcext:value-type="float">
            <text:p>0,053257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5.017006" calcext:value-type="float">
            <text:p>5,017006</text:p>
          </table:table-cell>
          <table:table-cell office:value-type="float" office:value="4.861131" calcext:value-type="float">
            <text:p>4,861131</text:p>
          </table:table-cell>
          <table:table-cell office:value-type="float" office:value="5.146861" calcext:value-type="float">
            <text:p>5,146861</text:p>
          </table:table-cell>
          <table:table-cell office:value-type="float" office:value="0.021353" calcext:value-type="float">
            <text:p>0,021353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5.030672" calcext:value-type="float">
            <text:p>5,030672</text:p>
          </table:table-cell>
          <table:table-cell office:value-type="float" office:value="4.871935" calcext:value-type="float">
            <text:p>4,871935</text:p>
          </table:table-cell>
          <table:table-cell office:value-type="float" office:value="5.999953" calcext:value-type="float">
            <text:p>5,999953</text:p>
          </table:table-cell>
          <table:table-cell office:value-type="float" office:value="0.049588" calcext:value-type="float">
            <text:p>0,049588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5.103669" calcext:value-type="float">
            <text:p>5,103669</text:p>
          </table:table-cell>
          <table:table-cell office:value-type="float" office:value="4.898757" calcext:value-type="float">
            <text:p>4,898757</text:p>
          </table:table-cell>
          <table:table-cell office:value-type="float" office:value="7.754937" calcext:value-type="float">
            <text:p>7,754937</text:p>
          </table:table-cell>
          <table:table-cell office:value-type="float" office:value="0.129232" calcext:value-type="float">
            <text:p>0,129232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5.128997" calcext:value-type="float">
            <text:p>5,128997</text:p>
          </table:table-cell>
          <table:table-cell office:value-type="float" office:value="4.956499" calcext:value-type="float">
            <text:p>4,956499</text:p>
          </table:table-cell>
          <table:table-cell office:value-type="float" office:value="7.770583" calcext:value-type="float">
            <text:p>7,770583</text:p>
          </table:table-cell>
          <table:table-cell office:value-type="float" office:value="0.128519" calcext:value-type="float">
            <text:p>0,128519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5.174364" calcext:value-type="float">
            <text:p>5,174364</text:p>
          </table:table-cell>
          <table:table-cell office:value-type="float" office:value="4.981086" calcext:value-type="float">
            <text:p>4,981086</text:p>
          </table:table-cell>
          <table:table-cell office:value-type="float" office:value="7.814169" calcext:value-type="float">
            <text:p>7,814169</text:p>
          </table:table-cell>
          <table:table-cell office:value-type="float" office:value="0.156061" calcext:value-type="float">
            <text:p>0,156061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5.225246" calcext:value-type="float">
            <text:p>5,225246</text:p>
          </table:table-cell>
          <table:table-cell office:value-type="float" office:value="5.062297" calcext:value-type="float">
            <text:p>5,062297</text:p>
          </table:table-cell>
          <table:table-cell office:value-type="float" office:value="7.879362" calcext:value-type="float">
            <text:p>7,879362</text:p>
          </table:table-cell>
          <table:table-cell office:value-type="float" office:value="0.121179" calcext:value-type="float">
            <text:p>0,121179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5.314579" calcext:value-type="float">
            <text:p>5,314579</text:p>
          </table:table-cell>
          <table:table-cell office:value-type="float" office:value="5.16735" calcext:value-type="float">
            <text:p>5,16735</text:p>
          </table:table-cell>
          <table:table-cell office:value-type="float" office:value="7.957965" calcext:value-type="float">
            <text:p>7,957965</text:p>
          </table:table-cell>
          <table:table-cell office:value-type="float" office:value="0.127178" calcext:value-type="float">
            <text:p>0,127178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5.34729" calcext:value-type="float">
            <text:p>5,34729</text:p>
          </table:table-cell>
          <table:table-cell office:value-type="float" office:value="5.142018" calcext:value-type="float">
            <text:p>5,142018</text:p>
          </table:table-cell>
          <table:table-cell office:value-type="float" office:value="7.971749" calcext:value-type="float">
            <text:p>7,971749</text:p>
          </table:table-cell>
          <table:table-cell office:value-type="float" office:value="0.235914" calcext:value-type="float">
            <text:p>0,235914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5.459127" calcext:value-type="float">
            <text:p>5,459127</text:p>
          </table:table-cell>
          <table:table-cell office:value-type="float" office:value="5.210936" calcext:value-type="float">
            <text:p>5,210936</text:p>
          </table:table-cell>
          <table:table-cell office:value-type="float" office:value="8.014217" calcext:value-type="float">
            <text:p>8,014217</text:p>
          </table:table-cell>
          <table:table-cell office:value-type="float" office:value="0.237576" calcext:value-type="float">
            <text:p>0,237576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5.42719" calcext:value-type="float">
            <text:p>5,42719</text:p>
          </table:table-cell>
          <table:table-cell office:value-type="float" office:value="5.203113" calcext:value-type="float">
            <text:p>5,203113</text:p>
          </table:table-cell>
          <table:table-cell office:value-type="float" office:value="8.045509" calcext:value-type="float">
            <text:p>8,045509</text:p>
          </table:table-cell>
          <table:table-cell office:value-type="float" office:value="0.241944" calcext:value-type="float">
            <text:p>0,241944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5.485786" calcext:value-type="float">
            <text:p>5,485786</text:p>
          </table:table-cell>
          <table:table-cell office:value-type="float" office:value="5.226582" calcext:value-type="float">
            <text:p>5,226582</text:p>
          </table:table-cell>
          <table:table-cell office:value-type="float" office:value="8.104742" calcext:value-type="float">
            <text:p>8,104742</text:p>
          </table:table-cell>
          <table:table-cell office:value-type="float" office:value="0.237504" calcext:value-type="float">
            <text:p>0,237504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5.473563" calcext:value-type="float">
            <text:p>5,473563</text:p>
          </table:table-cell>
          <table:table-cell office:value-type="float" office:value="5.218759" calcext:value-type="float">
            <text:p>5,218759</text:p>
          </table:table-cell>
          <table:table-cell office:value-type="float" office:value="8.095428" calcext:value-type="float">
            <text:p>8,095428</text:p>
          </table:table-cell>
          <table:table-cell office:value-type="float" office:value="0.238026" calcext:value-type="float">
            <text:p>0,238026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5.686041" calcext:value-type="float">
            <text:p>5,686041</text:p>
          </table:table-cell>
          <table:table-cell office:value-type="float" office:value="5.589053" calcext:value-type="float">
            <text:p>5,589053</text:p>
          </table:table-cell>
          <table:table-cell office:value-type="float" office:value="7.168949" calcext:value-type="float">
            <text:p>7,168949</text:p>
          </table:table-cell>
          <table:table-cell office:value-type="float" office:value="0.204445" calcext:value-type="float">
            <text:p>0,204445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5.616372" calcext:value-type="float">
            <text:p>5,616372</text:p>
          </table:table-cell>
          <table:table-cell office:value-type="float" office:value="5.349889" calcext:value-type="float">
            <text:p>5,349889</text:p>
          </table:table-cell>
          <table:table-cell office:value-type="float" office:value="8.228049" calcext:value-type="float">
            <text:p>8,228049</text:p>
          </table:table-cell>
          <table:table-cell office:value-type="float" office:value="0.316447" calcext:value-type="float">
            <text:p>0,316447</text:p>
          </table:table-cell>
          <table:table-cell office:value-type="float" office:value="16" calcext:value-type="float">
            <text:p>16</text:p>
          </table:table-cell>
          <table:table-cell table:number-columns-repeated="6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5.771871" calcext:value-type="float">
            <text:p>5,771871</text:p>
          </table:table-cell>
          <table:table-cell office:value-type="float" office:value="5.576387" calcext:value-type="float">
            <text:p>5,576387</text:p>
          </table:table-cell>
          <table:table-cell office:value-type="float" office:value="8.404627" calcext:value-type="float">
            <text:p>8,404627</text:p>
          </table:table-cell>
          <table:table-cell office:value-type="float" office:value="0.238147" calcext:value-type="float">
            <text:p>0,238147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5.721303" calcext:value-type="float">
            <text:p>5,721303</text:p>
          </table:table-cell>
          <table:table-cell office:value-type="float" office:value="5.481392" calcext:value-type="float">
            <text:p>5,481392</text:p>
          </table:table-cell>
          <table:table-cell office:value-type="float" office:value="8.3372" calcext:value-type="float">
            <text:p>8,3372</text:p>
          </table:table-cell>
          <table:table-cell office:value-type="float" office:value="0.235925" calcext:value-type="float">
            <text:p>0,235925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5.831932" calcext:value-type="float">
            <text:p>5,831932</text:p>
          </table:table-cell>
          <table:table-cell office:value-type="float" office:value="5.574897" calcext:value-type="float">
            <text:p>5,574897</text:p>
          </table:table-cell>
          <table:table-cell office:value-type="float" office:value="8.454546" calcext:value-type="float">
            <text:p>8,454546</text:p>
          </table:table-cell>
          <table:table-cell office:value-type="float" office:value="0.237872" calcext:value-type="float">
            <text:p>0,237872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5.827959" calcext:value-type="float">
            <text:p>5,827959</text:p>
          </table:table-cell>
          <table:table-cell office:value-type="float" office:value="5.57825" calcext:value-type="float">
            <text:p>5,57825</text:p>
          </table:table-cell>
          <table:table-cell office:value-type="float" office:value="8.446723" calcext:value-type="float">
            <text:p>8,446723</text:p>
          </table:table-cell>
          <table:table-cell office:value-type="float" office:value="0.235837" calcext:value-type="float">
            <text:p>0,235837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5.899854" calcext:value-type="float">
            <text:p>5,899854</text:p>
          </table:table-cell>
          <table:table-cell office:value-type="float" office:value="5.768612" calcext:value-type="float">
            <text:p>5,768612</text:p>
          </table:table-cell>
          <table:table-cell office:value-type="float" office:value="8.488819" calcext:value-type="float">
            <text:p>8,488819</text:p>
          </table:table-cell>
          <table:table-cell office:value-type="float" office:value="0.245157" calcext:value-type="float">
            <text:p>0,245157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5.87934" calcext:value-type="float">
            <text:p>5,87934</text:p>
          </table:table-cell>
          <table:table-cell office:value-type="float" office:value="5.626306" calcext:value-type="float">
            <text:p>5,626306</text:p>
          </table:table-cell>
          <table:table-cell office:value-type="float" office:value="8.480996" calcext:value-type="float">
            <text:p>8,480996</text:p>
          </table:table-cell>
          <table:table-cell office:value-type="float" office:value="0.250677" calcext:value-type="float">
            <text:p>0,250677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6.00399" calcext:value-type="float">
            <text:p>6,00399</text:p>
          </table:table-cell>
          <table:table-cell office:value-type="float" office:value="5.777925" calcext:value-type="float">
            <text:p>5,777925</text:p>
          </table:table-cell>
          <table:table-cell office:value-type="float" office:value="8.637458" calcext:value-type="float">
            <text:p>8,637458</text:p>
          </table:table-cell>
          <table:table-cell office:value-type="float" office:value="0.249629" calcext:value-type="float">
            <text:p>0,249629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5.993865" calcext:value-type="float">
            <text:p>5,993865</text:p>
          </table:table-cell>
          <table:table-cell office:value-type="float" office:value="5.771965" calcext:value-type="float">
            <text:p>5,771965</text:p>
          </table:table-cell>
          <table:table-cell office:value-type="float" office:value="8.69073" calcext:value-type="float">
            <text:p>8,69073</text:p>
          </table:table-cell>
          <table:table-cell office:value-type="float" office:value="0.276276" calcext:value-type="float">
            <text:p>0,276276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6.097572" calcext:value-type="float">
            <text:p>6,097572</text:p>
          </table:table-cell>
          <table:table-cell office:value-type="float" office:value="5.83753" calcext:value-type="float">
            <text:p>5,83753</text:p>
          </table:table-cell>
          <table:table-cell office:value-type="float" office:value="8.717179" calcext:value-type="float">
            <text:p>8,717179</text:p>
          </table:table-cell>
          <table:table-cell office:value-type="float" office:value="0.252049" calcext:value-type="float">
            <text:p>0,252049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6.046331" calcext:value-type="float">
            <text:p>6,046331</text:p>
          </table:table-cell>
          <table:table-cell office:value-type="float" office:value="5.757809" calcext:value-type="float">
            <text:p>5,757809</text:p>
          </table:table-cell>
          <table:table-cell office:value-type="float" office:value="8.656085" calcext:value-type="float">
            <text:p>8,656085</text:p>
          </table:table-cell>
          <table:table-cell office:value-type="float" office:value="0.238027" calcext:value-type="float">
            <text:p>0,238027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6.247179" calcext:value-type="float">
            <text:p>6,247179</text:p>
          </table:table-cell>
          <table:table-cell office:value-type="float" office:value="5.999953" calcext:value-type="float">
            <text:p>5,999953</text:p>
          </table:table-cell>
          <table:table-cell office:value-type="float" office:value="8.833036" calcext:value-type="float">
            <text:p>8,833036</text:p>
          </table:table-cell>
          <table:table-cell office:value-type="float" office:value="0.24686" calcext:value-type="float">
            <text:p>0,24686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6.164462" calcext:value-type="float">
            <text:p>6,164462</text:p>
          </table:table-cell>
          <table:table-cell office:value-type="float" office:value="5.878136" calcext:value-type="float">
            <text:p>5,878136</text:p>
          </table:table-cell>
          <table:table-cell office:value-type="float" office:value="8.787587" calcext:value-type="float">
            <text:p>8,787587</text:p>
          </table:table-cell>
          <table:table-cell office:value-type="float" office:value="0.234053" calcext:value-type="float">
            <text:p>0,234053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6.266021" calcext:value-type="float">
            <text:p>6,266021</text:p>
          </table:table-cell>
          <table:table-cell office:value-type="float" office:value="6.009266" calcext:value-type="float">
            <text:p>6,009266</text:p>
          </table:table-cell>
          <table:table-cell office:value-type="float" office:value="8.918718" calcext:value-type="float">
            <text:p>8,918718</text:p>
          </table:table-cell>
          <table:table-cell office:value-type="float" office:value="0.245647" calcext:value-type="float">
            <text:p>0,245647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6.302439" calcext:value-type="float">
            <text:p>6,302439</text:p>
          </table:table-cell>
          <table:table-cell office:value-type="float" office:value="5.990267" calcext:value-type="float">
            <text:p>5,990267</text:p>
          </table:table-cell>
          <table:table-cell office:value-type="float" office:value="11.578202" calcext:value-type="float">
            <text:p>11,578202</text:p>
          </table:table-cell>
          <table:table-cell office:value-type="float" office:value="0.384022" calcext:value-type="float">
            <text:p>0,384022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6.911546" calcext:value-type="float">
            <text:p>6,911546</text:p>
          </table:table-cell>
          <table:table-cell office:value-type="float" office:value="6.506592" calcext:value-type="float">
            <text:p>6,506592</text:p>
          </table:table-cell>
          <table:table-cell office:value-type="float" office:value="12.156367" calcext:value-type="float">
            <text:p>12,156367</text:p>
          </table:table-cell>
          <table:table-cell office:value-type="float" office:value="0.40776" calcext:value-type="float">
            <text:p>0,40776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6.887227" calcext:value-type="float">
            <text:p>6,887227</text:p>
          </table:table-cell>
          <table:table-cell office:value-type="float" office:value="6.656349" calcext:value-type="float">
            <text:p>6,656349</text:p>
          </table:table-cell>
          <table:table-cell office:value-type="float" office:value="12.143701" calcext:value-type="float">
            <text:p>12,143701</text:p>
          </table:table-cell>
          <table:table-cell office:value-type="float" office:value="0.403263" calcext:value-type="float">
            <text:p>0,403263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6.949414" calcext:value-type="float">
            <text:p>6,949414</text:p>
          </table:table-cell>
          <table:table-cell office:value-type="float" office:value="6.465614" calcext:value-type="float">
            <text:p>6,465614</text:p>
          </table:table-cell>
          <table:table-cell office:value-type="float" office:value="12.218952" calcext:value-type="float">
            <text:p>12,218952</text:p>
          </table:table-cell>
          <table:table-cell office:value-type="float" office:value="0.391604" calcext:value-type="float">
            <text:p>0,391604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6.936537" calcext:value-type="float">
            <text:p>6,936537</text:p>
          </table:table-cell>
          <table:table-cell office:value-type="float" office:value="6.48126" calcext:value-type="float">
            <text:p>6,48126</text:p>
          </table:table-cell>
          <table:table-cell office:value-type="float" office:value="12.209266" calcext:value-type="float">
            <text:p>12,209266</text:p>
          </table:table-cell>
          <table:table-cell office:value-type="float" office:value="0.387552" calcext:value-type="float">
            <text:p>0,387552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6.923786" calcext:value-type="float">
            <text:p>6,923786</text:p>
          </table:table-cell>
          <table:table-cell office:value-type="float" office:value="6.546825" calcext:value-type="float">
            <text:p>6,546825</text:p>
          </table:table-cell>
          <table:table-cell office:value-type="float" office:value="13.305992" calcext:value-type="float">
            <text:p>13,305992</text:p>
          </table:table-cell>
          <table:table-cell office:value-type="float" office:value="0.488353" calcext:value-type="float">
            <text:p>0,488353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7.061741" calcext:value-type="float">
            <text:p>7,061741</text:p>
          </table:table-cell>
          <table:table-cell office:value-type="float" office:value="6.400049" calcext:value-type="float">
            <text:p>6,400049</text:p>
          </table:table-cell>
          <table:table-cell office:value-type="float" office:value="12.371689" calcext:value-type="float">
            <text:p>12,371689</text:p>
          </table:table-cell>
          <table:table-cell office:value-type="float" office:value="0.424604" calcext:value-type="float">
            <text:p>0,424604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7.161403" calcext:value-type="float">
            <text:p>7,161403</text:p>
          </table:table-cell>
          <table:table-cell office:value-type="float" office:value="6.490946" calcext:value-type="float">
            <text:p>6,490946</text:p>
          </table:table-cell>
          <table:table-cell office:value-type="float" office:value="10.175258" calcext:value-type="float">
            <text:p>10,175258</text:p>
          </table:table-cell>
          <table:table-cell office:value-type="float" office:value="0.35269" calcext:value-type="float">
            <text:p>0,35269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7.184443" calcext:value-type="float">
            <text:p>7,184443</text:p>
          </table:table-cell>
          <table:table-cell office:value-type="float" office:value="6.531179" calcext:value-type="float">
            <text:p>6,531179</text:p>
          </table:table-cell>
          <table:table-cell office:value-type="float" office:value="10.165572" calcext:value-type="float">
            <text:p>10,165572</text:p>
          </table:table-cell>
          <table:table-cell office:value-type="float" office:value="0.337453" calcext:value-type="float">
            <text:p>0,337453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 table:number-rows-repeated="2">
          <table:table-cell table:number-columns-repeated="73"/>
        </table:table-row>
        <table:table-row table:style-name="ro1">
          <table:table-cell office:value-type="string" calcext:value-type="string">
            <text:p>_CENTRALIZED BARRIER time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89526" calcext:value-type="float">
            <text:p>0,089526</text:p>
          </table:table-cell>
          <table:table-cell office:value-type="float" office:value="0.085129" calcext:value-type="float">
            <text:p>0,085129</text:p>
          </table:table-cell>
          <table:table-cell office:value-type="float" office:value="0.098289" calcext:value-type="float">
            <text:p>0,098289</text:p>
          </table:table-cell>
          <table:table-cell office:value-type="float" office:value="0.002535" calcext:value-type="float">
            <text:p>0,002535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204644" calcext:value-type="float">
            <text:p>0,204644</text:p>
          </table:table-cell>
          <table:table-cell office:value-type="float" office:value="0.196241" calcext:value-type="float">
            <text:p>0,196241</text:p>
          </table:table-cell>
          <table:table-cell office:value-type="float" office:value="0.21396" calcext:value-type="float">
            <text:p>0,21396</text:p>
          </table:table-cell>
          <table:table-cell office:value-type="float" office:value="0.002779" calcext:value-type="float">
            <text:p>0,002779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433369" calcext:value-type="float">
            <text:p>0,433369</text:p>
          </table:table-cell>
          <table:table-cell office:value-type="float" office:value="0.430271" calcext:value-type="float">
            <text:p>0,430271</text:p>
          </table:table-cell>
          <table:table-cell office:value-type="float" office:value="0.45565" calcext:value-type="float">
            <text:p>0,45565</text:p>
          </table:table-cell>
          <table:table-cell office:value-type="float" office:value="0.001596" calcext:value-type="float">
            <text:p>0,001596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472466" calcext:value-type="float">
            <text:p>0,472466</text:p>
          </table:table-cell>
          <table:table-cell office:value-type="float" office:value="0.47069" calcext:value-type="float">
            <text:p>0,47069</text:p>
          </table:table-cell>
          <table:table-cell office:value-type="float" office:value="0.490993" calcext:value-type="float">
            <text:p>0,490993</text:p>
          </table:table-cell>
          <table:table-cell office:value-type="float" office:value="0.001419" calcext:value-type="float">
            <text:p>0,001419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604202" calcext:value-type="float">
            <text:p>0,604202</text:p>
          </table:table-cell>
          <table:table-cell office:value-type="float" office:value="0.602705" calcext:value-type="float">
            <text:p>0,602705</text:p>
          </table:table-cell>
          <table:table-cell office:value-type="float" office:value="0.621472" calcext:value-type="float">
            <text:p>0,621472</text:p>
          </table:table-cell>
          <table:table-cell office:value-type="float" office:value="0.001292" calcext:value-type="float">
            <text:p>0,001292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574212" calcext:value-type="float">
            <text:p>0,574212</text:p>
          </table:table-cell>
          <table:table-cell office:value-type="float" office:value="0.572437" calcext:value-type="float">
            <text:p>0,572437</text:p>
          </table:table-cell>
          <table:table-cell office:value-type="float" office:value="0.59451" calcext:value-type="float">
            <text:p>0,59451</text:p>
          </table:table-cell>
          <table:table-cell office:value-type="float" office:value="0.001232" calcext:value-type="float">
            <text:p>0,001232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693562" calcext:value-type="float">
            <text:p>0,693562</text:p>
          </table:table-cell>
          <table:table-cell office:value-type="float" office:value="0.6916" calcext:value-type="float">
            <text:p>0,6916</text:p>
          </table:table-cell>
          <table:table-cell office:value-type="float" office:value="0.715256" calcext:value-type="float">
            <text:p>0,715256</text:p>
          </table:table-cell>
          <table:table-cell office:value-type="float" office:value="0.001701" calcext:value-type="float">
            <text:p>0,001701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719716" calcext:value-type="float">
            <text:p>0,719716</text:p>
          </table:table-cell>
          <table:table-cell office:value-type="float" office:value="0.71777" calcext:value-type="float">
            <text:p>0,71777</text:p>
          </table:table-cell>
          <table:table-cell office:value-type="float" office:value="0.744546" calcext:value-type="float">
            <text:p>0,744546</text:p>
          </table:table-cell>
          <table:table-cell office:value-type="float" office:value="0.001919" calcext:value-type="float">
            <text:p>0,001919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.80692" calcext:value-type="float">
            <text:p>0,80692</text:p>
          </table:table-cell>
          <table:table-cell office:value-type="float" office:value="0.804663" calcext:value-type="float">
            <text:p>0,804663</text:p>
          </table:table-cell>
          <table:table-cell office:value-type="float" office:value="0.850391" calcext:value-type="float">
            <text:p>0,850391</text:p>
          </table:table-cell>
          <table:table-cell office:value-type="float" office:value="0.00256" calcext:value-type="float">
            <text:p>0,00256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821425" calcext:value-type="float">
            <text:p>0,821425</text:p>
          </table:table-cell>
          <table:table-cell office:value-type="float" office:value="0.817887" calcext:value-type="float">
            <text:p>0,817887</text:p>
          </table:table-cell>
          <table:table-cell office:value-type="float" office:value="0.949949" calcext:value-type="float">
            <text:p>0,949949</text:p>
          </table:table-cell>
          <table:table-cell office:value-type="float" office:value="0.006946" calcext:value-type="float">
            <text:p>0,00694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.904639" calcext:value-type="float">
            <text:p>0,904639</text:p>
          </table:table-cell>
          <table:table-cell office:value-type="float" office:value="0.90152" calcext:value-type="float">
            <text:p>0,90152</text:p>
          </table:table-cell>
          <table:table-cell office:value-type="float" office:value="0.928529" calcext:value-type="float">
            <text:p>0,928529</text:p>
          </table:table-cell>
          <table:table-cell office:value-type="float" office:value="0.002527" calcext:value-type="float">
            <text:p>0,002527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913029" calcext:value-type="float">
            <text:p>0,913029</text:p>
          </table:table-cell>
          <table:table-cell office:value-type="float" office:value="0.909343" calcext:value-type="float">
            <text:p>0,909343</text:p>
          </table:table-cell>
          <table:table-cell office:value-type="float" office:value="0.936724" calcext:value-type="float">
            <text:p>0,936724</text:p>
          </table:table-cell>
          <table:table-cell office:value-type="float" office:value="0.003023" calcext:value-type="float">
            <text:p>0,003023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1.035105" calcext:value-type="float">
            <text:p>1,035105</text:p>
          </table:table-cell>
          <table:table-cell office:value-type="float" office:value="1.030788" calcext:value-type="float">
            <text:p>1,030788</text:p>
          </table:table-cell>
          <table:table-cell office:value-type="float" office:value="1.081638" calcext:value-type="float">
            <text:p>1,081638</text:p>
          </table:table-cell>
          <table:table-cell office:value-type="float" office:value="0.003434" calcext:value-type="float">
            <text:p>0,003434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.038448" calcext:value-type="float">
            <text:p>1,038448</text:p>
          </table:table-cell>
          <table:table-cell office:value-type="float" office:value="1.033954" calcext:value-type="float">
            <text:p>1,033954</text:p>
          </table:table-cell>
          <table:table-cell office:value-type="float" office:value="1.084339" calcext:value-type="float">
            <text:p>1,084339</text:p>
          </table:table-cell>
          <table:table-cell office:value-type="float" office:value="0.00373" calcext:value-type="float">
            <text:p>0,00373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1.115134" calcext:value-type="float">
            <text:p>1,115134</text:p>
          </table:table-cell>
          <table:table-cell office:value-type="float" office:value="1.109391" calcext:value-type="float">
            <text:p>1,109391</text:p>
          </table:table-cell>
          <table:table-cell office:value-type="float" office:value="1.159776" calcext:value-type="float">
            <text:p>1,159776</text:p>
          </table:table-cell>
          <table:table-cell office:value-type="float" office:value="0.003118" calcext:value-type="float">
            <text:p>0,003118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.13369" calcext:value-type="float">
            <text:p>1,13369</text:p>
          </table:table-cell>
          <table:table-cell office:value-type="float" office:value="1.128111" calcext:value-type="float">
            <text:p>1,128111</text:p>
          </table:table-cell>
          <table:table-cell office:value-type="float" office:value="1.187064" calcext:value-type="float">
            <text:p>1,187064</text:p>
          </table:table-cell>
          <table:table-cell office:value-type="float" office:value="0.003548" calcext:value-type="float">
            <text:p>0,003548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1.247908" calcext:value-type="float">
            <text:p>1,247908</text:p>
          </table:table-cell>
          <table:table-cell office:value-type="float" office:value="1.243688" calcext:value-type="float">
            <text:p>1,243688</text:p>
          </table:table-cell>
          <table:table-cell office:value-type="float" office:value="1.299568" calcext:value-type="float">
            <text:p>1,299568</text:p>
          </table:table-cell>
          <table:table-cell office:value-type="float" office:value="0.003931" calcext:value-type="float">
            <text:p>0,003931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1.265898" calcext:value-type="float">
            <text:p>1,265898</text:p>
          </table:table-cell>
          <table:table-cell office:value-type="float" office:value="1.257379" calcext:value-type="float">
            <text:p>1,257379</text:p>
          </table:table-cell>
          <table:table-cell office:value-type="float" office:value="1.370348" calcext:value-type="float">
            <text:p>1,370348</text:p>
          </table:table-cell>
          <table:table-cell office:value-type="float" office:value="0.00855" calcext:value-type="float">
            <text:p>0,00855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1.322812" calcext:value-type="float">
            <text:p>1,322812</text:p>
          </table:table-cell>
          <table:table-cell office:value-type="float" office:value="1.317542" calcext:value-type="float">
            <text:p>1,317542</text:p>
          </table:table-cell>
          <table:table-cell office:value-type="float" office:value="1.360103" calcext:value-type="float">
            <text:p>1,360103</text:p>
          </table:table-cell>
          <table:table-cell office:value-type="float" office:value="0.003632" calcext:value-type="float">
            <text:p>0,003632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.384796" calcext:value-type="float">
            <text:p>1,384796</text:p>
          </table:table-cell>
          <table:table-cell office:value-type="float" office:value="1.378544" calcext:value-type="float">
            <text:p>1,378544</text:p>
          </table:table-cell>
          <table:table-cell office:value-type="float" office:value="1.428928" calcext:value-type="float">
            <text:p>1,428928</text:p>
          </table:table-cell>
          <table:table-cell office:value-type="float" office:value="0.004179" calcext:value-type="float">
            <text:p>0,004179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1.456613" calcext:value-type="float">
            <text:p>1,456613</text:p>
          </table:table-cell>
          <table:table-cell office:value-type="float" office:value="1.449604" calcext:value-type="float">
            <text:p>1,449604</text:p>
          </table:table-cell>
          <table:table-cell office:value-type="float" office:value="1.500454" calcext:value-type="float">
            <text:p>1,500454</text:p>
          </table:table-cell>
          <table:table-cell office:value-type="float" office:value="0.004434" calcext:value-type="float">
            <text:p>0,004434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1.456923" calcext:value-type="float">
            <text:p>1,456923</text:p>
          </table:table-cell>
          <table:table-cell office:value-type="float" office:value="1.448113" calcext:value-type="float">
            <text:p>1,448113</text:p>
          </table:table-cell>
          <table:table-cell office:value-type="float" office:value="1.510885" calcext:value-type="float">
            <text:p>1,510885</text:p>
          </table:table-cell>
          <table:table-cell office:value-type="float" office:value="0.005512" calcext:value-type="float">
            <text:p>0,005512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1.543118" calcext:value-type="float">
            <text:p>1,543118</text:p>
          </table:table-cell>
          <table:table-cell office:value-type="float" office:value="1.533981" calcext:value-type="float">
            <text:p>1,533981</text:p>
          </table:table-cell>
          <table:table-cell office:value-type="float" office:value="1.697987" calcext:value-type="float">
            <text:p>1,697987</text:p>
          </table:table-cell>
          <table:table-cell office:value-type="float" office:value="0.008997" calcext:value-type="float">
            <text:p>0,008997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1.584735" calcext:value-type="float">
            <text:p>1,584735</text:p>
          </table:table-cell>
          <table:table-cell office:value-type="float" office:value="1.575053" calcext:value-type="float">
            <text:p>1,575053</text:p>
          </table:table-cell>
          <table:table-cell office:value-type="float" office:value="1.68439" calcext:value-type="float">
            <text:p>1,68439</text:p>
          </table:table-cell>
          <table:table-cell office:value-type="float" office:value="0.007861" calcext:value-type="float">
            <text:p>0,007861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.659555" calcext:value-type="float">
            <text:p>1,659555</text:p>
          </table:table-cell>
          <table:table-cell office:value-type="float" office:value="1.646206" calcext:value-type="float">
            <text:p>1,646206</text:p>
          </table:table-cell>
          <table:table-cell office:value-type="float" office:value="1.746789" calcext:value-type="float">
            <text:p>1,746789</text:p>
          </table:table-cell>
          <table:table-cell office:value-type="float" office:value="0.008978" calcext:value-type="float">
            <text:p>0,008978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1.715496" calcext:value-type="float">
            <text:p>1,715496</text:p>
          </table:table-cell>
          <table:table-cell office:value-type="float" office:value="1.702458" calcext:value-type="float">
            <text:p>1,702458</text:p>
          </table:table-cell>
          <table:table-cell office:value-type="float" office:value="1.808442" calcext:value-type="float">
            <text:p>1,808442</text:p>
          </table:table-cell>
          <table:table-cell office:value-type="float" office:value="0.009807" calcext:value-type="float">
            <text:p>0,009807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1.774717" calcext:value-type="float">
            <text:p>1,774717</text:p>
          </table:table-cell>
          <table:table-cell office:value-type="float" office:value="1.763366" calcext:value-type="float">
            <text:p>1,763366</text:p>
          </table:table-cell>
          <table:table-cell office:value-type="float" office:value="1.882017" calcext:value-type="float">
            <text:p>1,882017</text:p>
          </table:table-cell>
          <table:table-cell office:value-type="float" office:value="0.009443" calcext:value-type="float">
            <text:p>0,009443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1.795312" calcext:value-type="float">
            <text:p>1,795312</text:p>
          </table:table-cell>
          <table:table-cell office:value-type="float" office:value="1.777336" calcext:value-type="float">
            <text:p>1,777336</text:p>
          </table:table-cell>
          <table:table-cell office:value-type="float" office:value="2.218597" calcext:value-type="float">
            <text:p>2,218597</text:p>
          </table:table-cell>
          <table:table-cell office:value-type="float" office:value="0.024374" calcext:value-type="float">
            <text:p>0,024374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1.919422" calcext:value-type="float">
            <text:p>1,919422</text:p>
          </table:table-cell>
          <table:table-cell office:value-type="float" office:value="1.905486" calcext:value-type="float">
            <text:p>1,905486</text:p>
          </table:table-cell>
          <table:table-cell office:value-type="float" office:value="1.968071" calcext:value-type="float">
            <text:p>1,968071</text:p>
          </table:table-cell>
          <table:table-cell office:value-type="float" office:value="0.008589" calcext:value-type="float">
            <text:p>0,008589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.906673" calcext:value-type="float">
            <text:p>1,906673</text:p>
          </table:table-cell>
          <table:table-cell office:value-type="float" office:value="1.893751" calcext:value-type="float">
            <text:p>1,893751</text:p>
          </table:table-cell>
          <table:table-cell office:value-type="float" office:value="2.001412" calcext:value-type="float">
            <text:p>2,001412</text:p>
          </table:table-cell>
          <table:table-cell office:value-type="float" office:value="0.009944" calcext:value-type="float">
            <text:p>0,009944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1.987289" calcext:value-type="float">
            <text:p>1,987289</text:p>
          </table:table-cell>
          <table:table-cell office:value-type="float" office:value="1.974218" calcext:value-type="float">
            <text:p>1,974218</text:p>
          </table:table-cell>
          <table:table-cell office:value-type="float" office:value="2.08281" calcext:value-type="float">
            <text:p>2,08281</text:p>
          </table:table-cell>
          <table:table-cell office:value-type="float" office:value="0.009256" calcext:value-type="float">
            <text:p>0,009256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.084169" calcext:value-type="float">
            <text:p>2,084169</text:p>
          </table:table-cell>
          <table:table-cell office:value-type="float" office:value="2.068095" calcext:value-type="float">
            <text:p>2,068095</text:p>
          </table:table-cell>
          <table:table-cell office:value-type="float" office:value="2.19699" calcext:value-type="float">
            <text:p>2,19699</text:p>
          </table:table-cell>
          <table:table-cell office:value-type="float" office:value="0.010368" calcext:value-type="float">
            <text:p>0,010368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2.057698" calcext:value-type="float">
            <text:p>2,057698</text:p>
          </table:table-cell>
          <table:table-cell office:value-type="float" office:value="2.042204" calcext:value-type="float">
            <text:p>2,042204</text:p>
          </table:table-cell>
          <table:table-cell office:value-type="float" office:value="2.155453" calcext:value-type="float">
            <text:p>2,155453</text:p>
          </table:table-cell>
          <table:table-cell office:value-type="float" office:value="0.01048" calcext:value-type="float">
            <text:p>0,01048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2.135479" calcext:value-type="float">
            <text:p>2,135479</text:p>
          </table:table-cell>
          <table:table-cell office:value-type="float" office:value="2.118573" calcext:value-type="float">
            <text:p>2,118573</text:p>
          </table:table-cell>
          <table:table-cell office:value-type="float" office:value="2.229773" calcext:value-type="float">
            <text:p>2,229773</text:p>
          </table:table-cell>
          <table:table-cell office:value-type="float" office:value="0.010333" calcext:value-type="float">
            <text:p>0,010333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2.22243" calcext:value-type="float">
            <text:p>2,22243</text:p>
          </table:table-cell>
          <table:table-cell office:value-type="float" office:value="2.205558" calcext:value-type="float">
            <text:p>2,205558</text:p>
          </table:table-cell>
          <table:table-cell office:value-type="float" office:value="2.321973" calcext:value-type="float">
            <text:p>2,321973</text:p>
          </table:table-cell>
          <table:table-cell office:value-type="float" office:value="0.010649" calcext:value-type="float">
            <text:p>0,010649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2.233032" calcext:value-type="float">
            <text:p>2,233032</text:p>
          </table:table-cell>
          <table:table-cell office:value-type="float" office:value="2.215616" calcext:value-type="float">
            <text:p>2,215616</text:p>
          </table:table-cell>
          <table:table-cell office:value-type="float" office:value="2.720207" calcext:value-type="float">
            <text:p>2,720207</text:p>
          </table:table-cell>
          <table:table-cell office:value-type="float" office:value="0.023271" calcext:value-type="float">
            <text:p>0,023271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2.306383" calcext:value-type="float">
            <text:p>2,306383</text:p>
          </table:table-cell>
          <table:table-cell office:value-type="float" office:value="2.290495" calcext:value-type="float">
            <text:p>2,290495</text:p>
          </table:table-cell>
          <table:table-cell office:value-type="float" office:value="2.795458" calcext:value-type="float">
            <text:p>2,795458</text:p>
          </table:table-cell>
          <table:table-cell office:value-type="float" office:value="0.024604" calcext:value-type="float">
            <text:p>0,024604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2.350286" calcext:value-type="float">
            <text:p>2,350286</text:p>
          </table:table-cell>
          <table:table-cell office:value-type="float" office:value="2.335943" calcext:value-type="float">
            <text:p>2,335943</text:p>
          </table:table-cell>
          <table:table-cell office:value-type="float" office:value="2.836809" calcext:value-type="float">
            <text:p>2,836809</text:p>
          </table:table-cell>
          <table:table-cell office:value-type="float" office:value="0.02367" calcext:value-type="float">
            <text:p>0,02367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2.39489" calcext:value-type="float">
            <text:p>2,39489</text:p>
          </table:table-cell>
          <table:table-cell office:value-type="float" office:value="2.380461" calcext:value-type="float">
            <text:p>2,380461</text:p>
          </table:table-cell>
          <table:table-cell office:value-type="float" office:value="2.875738" calcext:value-type="float">
            <text:p>2,875738</text:p>
          </table:table-cell>
          <table:table-cell office:value-type="float" office:value="0.032456" calcext:value-type="float">
            <text:p>0,03245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2.433586" calcext:value-type="float">
            <text:p>2,433586</text:p>
          </table:table-cell>
          <table:table-cell office:value-type="float" office:value="2.411567" calcext:value-type="float">
            <text:p>2,411567</text:p>
          </table:table-cell>
          <table:table-cell office:value-type="float" office:value="3.761798" calcext:value-type="float">
            <text:p>3,761798</text:p>
          </table:table-cell>
          <table:table-cell office:value-type="float" office:value="0.087176" calcext:value-type="float">
            <text:p>0,08717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2.499237" calcext:value-type="float">
            <text:p>2,499237</text:p>
          </table:table-cell>
          <table:table-cell office:value-type="float" office:value="2.481975" calcext:value-type="float">
            <text:p>2,481975</text:p>
          </table:table-cell>
          <table:table-cell office:value-type="float" office:value="3.832951" calcext:value-type="float">
            <text:p>3,832951</text:p>
          </table:table-cell>
          <table:table-cell office:value-type="float" office:value="0.060625" calcext:value-type="float">
            <text:p>0,060625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2.554313" calcext:value-type="float">
            <text:p>2,554313</text:p>
          </table:table-cell>
          <table:table-cell office:value-type="float" office:value="2.511032" calcext:value-type="float">
            <text:p>2,511032</text:p>
          </table:table-cell>
          <table:table-cell office:value-type="float" office:value="3.862381" calcext:value-type="float">
            <text:p>3,862381</text:p>
          </table:table-cell>
          <table:table-cell office:value-type="float" office:value="0.138145" calcext:value-type="float">
            <text:p>0,138145</text:p>
          </table:table-cell>
          <table:table-cell office:value-type="float" office:value="14" calcext:value-type="float">
            <text:p>14</text:p>
          </table:table-cell>
          <table:table-cell table:number-columns-repeated="6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2.710759" calcext:value-type="float">
            <text:p>2,710759</text:p>
          </table:table-cell>
          <table:table-cell office:value-type="float" office:value="2.693012" calcext:value-type="float">
            <text:p>2,693012</text:p>
          </table:table-cell>
          <table:table-cell office:value-type="float" office:value="2.804771" calcext:value-type="float">
            <text:p>2,804771</text:p>
          </table:table-cell>
          <table:table-cell office:value-type="float" office:value="0.011125" calcext:value-type="float">
            <text:p>0,011125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2.641713" calcext:value-type="float">
            <text:p>2,641713</text:p>
          </table:table-cell>
          <table:table-cell office:value-type="float" office:value="2.610125" calcext:value-type="float">
            <text:p>2,610125</text:p>
          </table:table-cell>
          <table:table-cell office:value-type="float" office:value="3.955513" calcext:value-type="float">
            <text:p>3,955513</text:p>
          </table:table-cell>
          <table:table-cell office:value-type="float" office:value="0.113874" calcext:value-type="float">
            <text:p>0,113874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2.755639" calcext:value-type="float">
            <text:p>2,755639</text:p>
          </table:table-cell>
          <table:table-cell office:value-type="float" office:value="2.719462" calcext:value-type="float">
            <text:p>2,719462</text:p>
          </table:table-cell>
          <table:table-cell office:value-type="float" office:value="4.064851" calcext:value-type="float">
            <text:p>4,064851</text:p>
          </table:table-cell>
          <table:table-cell office:value-type="float" office:value="0.119511" calcext:value-type="float">
            <text:p>0,119511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2.767478" calcext:value-type="float">
            <text:p>2,767478</text:p>
          </table:table-cell>
          <table:table-cell office:value-type="float" office:value="2.725795" calcext:value-type="float">
            <text:p>2,725795</text:p>
          </table:table-cell>
          <table:table-cell office:value-type="float" office:value="4.083477" calcext:value-type="float">
            <text:p>4,083477</text:p>
          </table:table-cell>
          <table:table-cell office:value-type="float" office:value="0.139305" calcext:value-type="float">
            <text:p>0,139305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2.85348" calcext:value-type="float">
            <text:p>2,85348</text:p>
          </table:table-cell>
          <table:table-cell office:value-type="float" office:value="2.817251" calcext:value-type="float">
            <text:p>2,817251</text:p>
          </table:table-cell>
          <table:table-cell office:value-type="float" office:value="4.151464" calcext:value-type="float">
            <text:p>4,151464</text:p>
          </table:table-cell>
          <table:table-cell office:value-type="float" office:value="0.126211" calcext:value-type="float">
            <text:p>0,126211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2.940177" calcext:value-type="float">
            <text:p>2,940177</text:p>
          </table:table-cell>
          <table:table-cell office:value-type="float" office:value="2.905354" calcext:value-type="float">
            <text:p>2,905354</text:p>
          </table:table-cell>
          <table:table-cell office:value-type="float" office:value="3.694557" calcext:value-type="float">
            <text:p>3,694557</text:p>
          </table:table-cell>
          <table:table-cell office:value-type="float" office:value="0.112031" calcext:value-type="float">
            <text:p>0,112031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2.941174" calcext:value-type="float">
            <text:p>2,941174</text:p>
          </table:table-cell>
          <table:table-cell office:value-type="float" office:value="2.90703" calcext:value-type="float">
            <text:p>2,90703</text:p>
          </table:table-cell>
          <table:table-cell office:value-type="float" office:value="4.246086" calcext:value-type="float">
            <text:p>4,246086</text:p>
          </table:table-cell>
          <table:table-cell office:value-type="float" office:value="0.110231" calcext:value-type="float">
            <text:p>0,110231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.012902" calcext:value-type="float">
            <text:p>3,012902</text:p>
          </table:table-cell>
          <table:table-cell office:value-type="float" office:value="2.975017" calcext:value-type="float">
            <text:p>2,975017</text:p>
          </table:table-cell>
          <table:table-cell office:value-type="float" office:value="4.498288" calcext:value-type="float">
            <text:p>4,498288</text:p>
          </table:table-cell>
          <table:table-cell office:value-type="float" office:value="0.116883" calcext:value-type="float">
            <text:p>0,116883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3.087992" calcext:value-type="float">
            <text:p>3,087992</text:p>
          </table:table-cell>
          <table:table-cell office:value-type="float" office:value="3.05064" calcext:value-type="float">
            <text:p>3,05064</text:p>
          </table:table-cell>
          <table:table-cell office:value-type="float" office:value="4.391372" calcext:value-type="float">
            <text:p>4,391372</text:p>
          </table:table-cell>
          <table:table-cell office:value-type="float" office:value="0.121344" calcext:value-type="float">
            <text:p>0,121344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3.18226" calcext:value-type="float">
            <text:p>3,18226</text:p>
          </table:table-cell>
          <table:table-cell office:value-type="float" office:value="3.131106" calcext:value-type="float">
            <text:p>3,131106</text:p>
          </table:table-cell>
          <table:table-cell office:value-type="float" office:value="5.804747" calcext:value-type="float">
            <text:p>5,804747</text:p>
          </table:table-cell>
          <table:table-cell office:value-type="float" office:value="0.215388" calcext:value-type="float">
            <text:p>0,215388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3.242133" calcext:value-type="float">
            <text:p>3,242133</text:p>
          </table:table-cell>
          <table:table-cell office:value-type="float" office:value="3.182888" calcext:value-type="float">
            <text:p>3,182888</text:p>
          </table:table-cell>
          <table:table-cell office:value-type="float" office:value="5.860999" calcext:value-type="float">
            <text:p>5,860999</text:p>
          </table:table-cell>
          <table:table-cell office:value-type="float" office:value="0.232472" calcext:value-type="float">
            <text:p>0,232472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3.22621" calcext:value-type="float">
            <text:p>3,22621</text:p>
          </table:table-cell>
          <table:table-cell office:value-type="float" office:value="3.184378" calcext:value-type="float">
            <text:p>3,184378</text:p>
          </table:table-cell>
          <table:table-cell office:value-type="float" office:value="5.868822" calcext:value-type="float">
            <text:p>5,868822</text:p>
          </table:table-cell>
          <table:table-cell office:value-type="float" office:value="0.184906" calcext:value-type="float">
            <text:p>0,184906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3.341808" calcext:value-type="float">
            <text:p>3,341808</text:p>
          </table:table-cell>
          <table:table-cell office:value-type="float" office:value="3.298745" calcext:value-type="float">
            <text:p>3,298745</text:p>
          </table:table-cell>
          <table:table-cell office:value-type="float" office:value="5.962327" calcext:value-type="float">
            <text:p>5,962327</text:p>
          </table:table-cell>
          <table:table-cell office:value-type="float" office:value="0.17898" calcext:value-type="float">
            <text:p>0,17898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3.476785" calcext:value-type="float">
            <text:p>3,476785</text:p>
          </table:table-cell>
          <table:table-cell office:value-type="float" office:value="3.37027" calcext:value-type="float">
            <text:p>3,37027</text:p>
          </table:table-cell>
          <table:table-cell office:value-type="float" office:value="10.442361" calcext:value-type="float">
            <text:p>10,442361</text:p>
          </table:table-cell>
          <table:table-cell office:value-type="float" office:value="0.632451" calcext:value-type="float">
            <text:p>0,632451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3.422713" calcext:value-type="float">
            <text:p>3,422713</text:p>
          </table:table-cell>
          <table:table-cell office:value-type="float" office:value="3.387406" calcext:value-type="float">
            <text:p>3,387406</text:p>
          </table:table-cell>
          <table:table-cell office:value-type="float" office:value="4.920363" calcext:value-type="float">
            <text:p>4,920363</text:p>
          </table:table-cell>
          <table:table-cell office:value-type="float" office:value="0.134994" calcext:value-type="float">
            <text:p>0,134994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3.451617" calcext:value-type="float">
            <text:p>3,451617</text:p>
          </table:table-cell>
          <table:table-cell office:value-type="float" office:value="3.414229" calcext:value-type="float">
            <text:p>3,414229</text:p>
          </table:table-cell>
          <table:table-cell office:value-type="float" office:value="6.09234" calcext:value-type="float">
            <text:p>6,09234</text:p>
          </table:table-cell>
          <table:table-cell office:value-type="float" office:value="0.16798" calcext:value-type="float">
            <text:p>0,16798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3.545292" calcext:value-type="float">
            <text:p>3,545292</text:p>
          </table:table-cell>
          <table:table-cell office:value-type="float" office:value="3.492087" calcext:value-type="float">
            <text:p>3,492087</text:p>
          </table:table-cell>
          <table:table-cell office:value-type="float" office:value="5.029887" calcext:value-type="float">
            <text:p>5,029887</text:p>
          </table:table-cell>
          <table:table-cell office:value-type="float" office:value="0.190241" calcext:value-type="float">
            <text:p>0,190241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3.583434" calcext:value-type="float">
            <text:p>3,583434</text:p>
          </table:table-cell>
          <table:table-cell office:value-type="float" office:value="3.521889" calcext:value-type="float">
            <text:p>3,521889</text:p>
          </table:table-cell>
          <table:table-cell office:value-type="float" office:value="6.184354" calcext:value-type="float">
            <text:p>6,184354</text:p>
          </table:table-cell>
          <table:table-cell office:value-type="float" office:value="0.226359" calcext:value-type="float">
            <text:p>0,226359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3.660754" calcext:value-type="float">
            <text:p>3,660754</text:p>
          </table:table-cell>
          <table:table-cell office:value-type="float" office:value="3.63104" calcext:value-type="float">
            <text:p>3,63104</text:p>
          </table:table-cell>
          <table:table-cell office:value-type="float" office:value="5.139038" calcext:value-type="float">
            <text:p>5,139038</text:p>
          </table:table-cell>
          <table:table-cell office:value-type="float" office:value="0.070253" calcext:value-type="float">
            <text:p>0,070253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3.652382" calcext:value-type="float">
            <text:p>3,652382</text:p>
          </table:table-cell>
          <table:table-cell office:value-type="float" office:value="3.606081" calcext:value-type="float">
            <text:p>3,606081</text:p>
          </table:table-cell>
          <table:table-cell office:value-type="float" office:value="5.132705" calcext:value-type="float">
            <text:p>5,132705</text:p>
          </table:table-cell>
          <table:table-cell office:value-type="float" office:value="0.169061" calcext:value-type="float">
            <text:p>0,169061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3.793874" calcext:value-type="float">
            <text:p>3,793874</text:p>
          </table:table-cell>
          <table:table-cell office:value-type="float" office:value="3.749877" calcext:value-type="float">
            <text:p>3,749877</text:p>
          </table:table-cell>
          <table:table-cell office:value-type="float" office:value="5.259365" calcext:value-type="float">
            <text:p>5,259365</text:p>
          </table:table-cell>
          <table:table-cell office:value-type="float" office:value="0.148518" calcext:value-type="float">
            <text:p>0,148518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3.775288" calcext:value-type="float">
            <text:p>3,775288</text:p>
          </table:table-cell>
          <table:table-cell office:value-type="float" office:value="3.727898" calcext:value-type="float">
            <text:p>3,727898</text:p>
          </table:table-cell>
          <table:table-cell office:value-type="float" office:value="5.262718" calcext:value-type="float">
            <text:p>5,262718</text:p>
          </table:table-cell>
          <table:table-cell office:value-type="float" office:value="0.164089" calcext:value-type="float">
            <text:p>0,164089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3.882921" calcext:value-type="float">
            <text:p>3,882921</text:p>
          </table:table-cell>
          <table:table-cell office:value-type="float" office:value="3.813952" calcext:value-type="float">
            <text:p>3,813952</text:p>
          </table:table-cell>
          <table:table-cell office:value-type="float" office:value="6.528199" calcext:value-type="float">
            <text:p>6,528199</text:p>
          </table:table-cell>
          <table:table-cell office:value-type="float" office:value="0.263901" calcext:value-type="float">
            <text:p>0,263901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3.901725" calcext:value-type="float">
            <text:p>3,901725</text:p>
          </table:table-cell>
          <table:table-cell office:value-type="float" office:value="3.851578" calcext:value-type="float">
            <text:p>3,851578</text:p>
          </table:table-cell>
          <table:table-cell office:value-type="float" office:value="5.397201" calcext:value-type="float">
            <text:p>5,397201</text:p>
          </table:table-cell>
          <table:table-cell office:value-type="float" office:value="0.17026" calcext:value-type="float">
            <text:p>0,17026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3.979094" calcext:value-type="float">
            <text:p>3,979094</text:p>
          </table:table-cell>
          <table:table-cell office:value-type="float" office:value="3.915653" calcext:value-type="float">
            <text:p>3,915653</text:p>
          </table:table-cell>
          <table:table-cell office:value-type="float" office:value="6.600097" calcext:value-type="float">
            <text:p>6,600097</text:p>
          </table:table-cell>
          <table:table-cell office:value-type="float" office:value="0.228512" calcext:value-type="float">
            <text:p>0,228512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3.981302" calcext:value-type="float">
            <text:p>3,981302</text:p>
          </table:table-cell>
          <table:table-cell office:value-type="float" office:value="3.926456" calcext:value-type="float">
            <text:p>3,926456</text:p>
          </table:table-cell>
          <table:table-cell office:value-type="float" office:value="5.469099" calcext:value-type="float">
            <text:p>5,469099</text:p>
          </table:table-cell>
          <table:table-cell office:value-type="float" office:value="0.188496" calcext:value-type="float">
            <text:p>0,188496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4.174838" calcext:value-type="float">
            <text:p>4,174838</text:p>
          </table:table-cell>
          <table:table-cell office:value-type="float" office:value="4.104525" calcext:value-type="float">
            <text:p>4,104525</text:p>
          </table:table-cell>
          <table:table-cell office:value-type="float" office:value="7.084385" calcext:value-type="float">
            <text:p>7,084385</text:p>
          </table:table-cell>
          <table:table-cell office:value-type="float" office:value="0.261197" calcext:value-type="float">
            <text:p>0,261197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4.061896" calcext:value-type="float">
            <text:p>4,061896</text:p>
          </table:table-cell>
          <table:table-cell office:value-type="float" office:value="4.00655" calcext:value-type="float">
            <text:p>4,00655</text:p>
          </table:table-cell>
          <table:table-cell office:value-type="float" office:value="5.596876" calcext:value-type="float">
            <text:p>5,596876</text:p>
          </table:table-cell>
          <table:table-cell office:value-type="float" office:value="0.166021" calcext:value-type="float">
            <text:p>0,166021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4.144838" calcext:value-type="float">
            <text:p>4,144838</text:p>
          </table:table-cell>
          <table:table-cell office:value-type="float" office:value="4.087389" calcext:value-type="float">
            <text:p>4,087389</text:p>
          </table:table-cell>
          <table:table-cell office:value-type="float" office:value="6.774813" calcext:value-type="float">
            <text:p>6,774813</text:p>
          </table:table-cell>
          <table:table-cell office:value-type="float" office:value="0.211756" calcext:value-type="float">
            <text:p>0,211756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4.230116" calcext:value-type="float">
            <text:p>4,230116</text:p>
          </table:table-cell>
          <table:table-cell office:value-type="float" office:value="4.174933" calcext:value-type="float">
            <text:p>4,174933</text:p>
          </table:table-cell>
          <table:table-cell office:value-type="float" office:value="5.701557" calcext:value-type="float">
            <text:p>5,701557</text:p>
          </table:table-cell>
          <table:table-cell office:value-type="float" office:value="0.160903" calcext:value-type="float">
            <text:p>0,160903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 table:number-rows-repeated="2">
          <table:table-cell table:number-columns-repeated="73"/>
        </table:table-row>
        <table:table-row table:style-name="ro1">
          <table:table-cell office:value-type="string" calcext:value-type="string">
            <text:p>COMBINING TREE BARRIER time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1788" calcext:value-type="float">
            <text:p>0,091788</text:p>
          </table:table-cell>
          <table:table-cell office:value-type="float" office:value="0.091013" calcext:value-type="float">
            <text:p>0,091013</text:p>
          </table:table-cell>
          <table:table-cell office:value-type="float" office:value="0.098191" calcext:value-type="float">
            <text:p>0,098191</text:p>
          </table:table-cell>
          <table:table-cell office:value-type="float" office:value="0.001352" calcext:value-type="float">
            <text:p>0,001352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238193" calcext:value-type="float">
            <text:p>0,238193</text:p>
          </table:table-cell>
          <table:table-cell office:value-type="float" office:value="0.228896" calcext:value-type="float">
            <text:p>0,228896</text:p>
          </table:table-cell>
          <table:table-cell office:value-type="float" office:value="0.251853" calcext:value-type="float">
            <text:p>0,251853</text:p>
          </table:table-cell>
          <table:table-cell office:value-type="float" office:value="0.004377" calcext:value-type="float">
            <text:p>0,004377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711242" calcext:value-type="float">
            <text:p>0,711242</text:p>
          </table:table-cell>
          <table:table-cell office:value-type="float" office:value="0.70706" calcext:value-type="float">
            <text:p>0,70706</text:p>
          </table:table-cell>
          <table:table-cell office:value-type="float" office:value="0.723219" calcext:value-type="float">
            <text:p>0,723219</text:p>
          </table:table-cell>
          <table:table-cell office:value-type="float" office:value="0.002323" calcext:value-type="float">
            <text:p>0,002323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804184" calcext:value-type="float">
            <text:p>0,804184</text:p>
          </table:table-cell>
          <table:table-cell office:value-type="float" office:value="0.793766" calcext:value-type="float">
            <text:p>0,793766</text:p>
          </table:table-cell>
          <table:table-cell office:value-type="float" office:value="0.843685" calcext:value-type="float">
            <text:p>0,843685</text:p>
          </table:table-cell>
          <table:table-cell office:value-type="float" office:value="0.004277" calcext:value-type="float">
            <text:p>0,004277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.029801" calcext:value-type="float">
            <text:p>1,029801</text:p>
          </table:table-cell>
          <table:table-cell office:value-type="float" office:value="1.02343" calcext:value-type="float">
            <text:p>1,02343</text:p>
          </table:table-cell>
          <table:table-cell office:value-type="float" office:value="1.070369" calcext:value-type="float">
            <text:p>1,070369</text:p>
          </table:table-cell>
          <table:table-cell office:value-type="float" office:value="0.00437" calcext:value-type="float">
            <text:p>0,00437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.100798" calcext:value-type="float">
            <text:p>1,100798</text:p>
          </table:table-cell>
          <table:table-cell office:value-type="float" office:value="1.07456" calcext:value-type="float">
            <text:p>1,07456</text:p>
          </table:table-cell>
          <table:table-cell office:value-type="float" office:value="1.15037" calcext:value-type="float">
            <text:p>1,15037</text:p>
          </table:table-cell>
          <table:table-cell office:value-type="float" office:value="0.008705" calcext:value-type="float">
            <text:p>0,008705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.239707" calcext:value-type="float">
            <text:p>1,239707</text:p>
          </table:table-cell>
          <table:table-cell office:value-type="float" office:value="1.214445" calcext:value-type="float">
            <text:p>1,214445</text:p>
          </table:table-cell>
          <table:table-cell office:value-type="float" office:value="1.279358" calcext:value-type="float">
            <text:p>1,279358</text:p>
          </table:table-cell>
          <table:table-cell office:value-type="float" office:value="0.00636" calcext:value-type="float">
            <text:p>0,00636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.239097" calcext:value-type="float">
            <text:p>1,239097</text:p>
          </table:table-cell>
          <table:table-cell office:value-type="float" office:value="1.188647" calcext:value-type="float">
            <text:p>1,188647</text:p>
          </table:table-cell>
          <table:table-cell office:value-type="float" office:value="1.283269" calcext:value-type="float">
            <text:p>1,283269</text:p>
          </table:table-cell>
          <table:table-cell office:value-type="float" office:value="0.010127" calcext:value-type="float">
            <text:p>0,010127</text:p>
          </table:table-cell>
          <table:table-cell office:value-type="float" office:value="18" calcext:value-type="float">
            <text:p>18</text:p>
          </table:table-cell>
          <table:table-cell table:number-columns-repeated="6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1.411707" calcext:value-type="float">
            <text:p>1,411707</text:p>
          </table:table-cell>
          <table:table-cell office:value-type="float" office:value="1.399964" calcext:value-type="float">
            <text:p>1,399964</text:p>
          </table:table-cell>
          <table:table-cell office:value-type="float" office:value="1.457799" calcext:value-type="float">
            <text:p>1,457799</text:p>
          </table:table-cell>
          <table:table-cell office:value-type="float" office:value="0.005345" calcext:value-type="float">
            <text:p>0,005345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.418419" calcext:value-type="float">
            <text:p>1,418419</text:p>
          </table:table-cell>
          <table:table-cell office:value-type="float" office:value="1.339521" calcext:value-type="float">
            <text:p>1,339521</text:p>
          </table:table-cell>
          <table:table-cell office:value-type="float" office:value="1.52532" calcext:value-type="float">
            <text:p>1,52532</text:p>
          </table:table-cell>
          <table:table-cell office:value-type="float" office:value="0.024974" calcext:value-type="float">
            <text:p>0,024974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1.549036" calcext:value-type="float">
            <text:p>1,549036</text:p>
          </table:table-cell>
          <table:table-cell office:value-type="float" office:value="1.499243" calcext:value-type="float">
            <text:p>1,499243</text:p>
          </table:table-cell>
          <table:table-cell office:value-type="float" office:value="1.640618" calcext:value-type="float">
            <text:p>1,640618</text:p>
          </table:table-cell>
          <table:table-cell office:value-type="float" office:value="0.013453" calcext:value-type="float">
            <text:p>0,013453</text:p>
          </table:table-cell>
          <table:table-cell office:value-type="float" office:value="15" calcext:value-type="float">
            <text:p>15</text:p>
          </table:table-cell>
          <table:table-cell table:number-columns-repeated="6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.581037" calcext:value-type="float">
            <text:p>1,581037</text:p>
          </table:table-cell>
          <table:table-cell office:value-type="float" office:value="1.511723" calcext:value-type="float">
            <text:p>1,511723</text:p>
          </table:table-cell>
          <table:table-cell office:value-type="float" office:value="1.680478" calcext:value-type="float">
            <text:p>1,680478</text:p>
          </table:table-cell>
          <table:table-cell office:value-type="float" office:value="0.017975" calcext:value-type="float">
            <text:p>0,017975</text:p>
          </table:table-cell>
          <table:table-cell office:value-type="float" office:value="14" calcext:value-type="float">
            <text:p>14</text:p>
          </table:table-cell>
          <table:table-cell table:number-columns-repeated="6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1.613022" calcext:value-type="float">
            <text:p>1,613022</text:p>
          </table:table-cell>
          <table:table-cell office:value-type="float" office:value="1.585297" calcext:value-type="float">
            <text:p>1,585297</text:p>
          </table:table-cell>
          <table:table-cell office:value-type="float" office:value="1.700781" calcext:value-type="float">
            <text:p>1,700781</text:p>
          </table:table-cell>
          <table:table-cell office:value-type="float" office:value="0.011755" calcext:value-type="float">
            <text:p>0,011755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.625998" calcext:value-type="float">
            <text:p>1,625998</text:p>
          </table:table-cell>
          <table:table-cell office:value-type="float" office:value="1.589209" calcext:value-type="float">
            <text:p>1,589209</text:p>
          </table:table-cell>
          <table:table-cell office:value-type="float" office:value="1.700036" calcext:value-type="float">
            <text:p>1,700036</text:p>
          </table:table-cell>
          <table:table-cell office:value-type="float" office:value="0.016342" calcext:value-type="float">
            <text:p>0,016342</text:p>
          </table:table-cell>
          <table:table-cell office:value-type="float" office:value="15" calcext:value-type="float">
            <text:p>15</text:p>
          </table:table-cell>
          <table:table-cell table:number-columns-repeated="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1.751993" calcext:value-type="float">
            <text:p>1,751993</text:p>
          </table:table-cell>
          <table:table-cell office:value-type="float" office:value="1.714006" calcext:value-type="float">
            <text:p>1,714006</text:p>
          </table:table-cell>
          <table:table-cell office:value-type="float" office:value="1.833588" calcext:value-type="float">
            <text:p>1,833588</text:p>
          </table:table-cell>
          <table:table-cell office:value-type="float" office:value="0.014205" calcext:value-type="float">
            <text:p>0,014205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.68037" calcext:value-type="float">
            <text:p>1,68037</text:p>
          </table:table-cell>
          <table:table-cell office:value-type="float" office:value="1.653098" calcext:value-type="float">
            <text:p>1,653098</text:p>
          </table:table-cell>
          <table:table-cell office:value-type="float" office:value="1.724251" calcext:value-type="float">
            <text:p>1,724251</text:p>
          </table:table-cell>
          <table:table-cell office:value-type="float" office:value="0.010841" calcext:value-type="float">
            <text:p>0,010841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1.757364" calcext:value-type="float">
            <text:p>1,757364</text:p>
          </table:table-cell>
          <table:table-cell office:value-type="float" office:value="1.733564" calcext:value-type="float">
            <text:p>1,733564</text:p>
          </table:table-cell>
          <table:table-cell office:value-type="float" office:value="1.850724" calcext:value-type="float">
            <text:p>1,850724</text:p>
          </table:table-cell>
          <table:table-cell office:value-type="float" office:value="0.01038" calcext:value-type="float">
            <text:p>0,01038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1.708103" calcext:value-type="float">
            <text:p>1,708103</text:p>
          </table:table-cell>
          <table:table-cell office:value-type="float" office:value="1.650862" calcext:value-type="float">
            <text:p>1,650862</text:p>
          </table:table-cell>
          <table:table-cell office:value-type="float" office:value="1.809373" calcext:value-type="float">
            <text:p>1,809373</text:p>
          </table:table-cell>
          <table:table-cell office:value-type="float" office:value="0.014801" calcext:value-type="float">
            <text:p>0,014801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1.887862" calcext:value-type="float">
            <text:p>1,887862</text:p>
          </table:table-cell>
          <table:table-cell office:value-type="float" office:value="1.842156" calcext:value-type="float">
            <text:p>1,842156</text:p>
          </table:table-cell>
          <table:table-cell office:value-type="float" office:value="1.983531" calcext:value-type="float">
            <text:p>1,983531</text:p>
          </table:table-cell>
          <table:table-cell office:value-type="float" office:value="0.017492" calcext:value-type="float">
            <text:p>0,017492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.818356" calcext:value-type="float">
            <text:p>1,818356</text:p>
          </table:table-cell>
          <table:table-cell office:value-type="float" office:value="1.780502" calcext:value-type="float">
            <text:p>1,780502</text:p>
          </table:table-cell>
          <table:table-cell office:value-type="float" office:value="1.896918" calcext:value-type="float">
            <text:p>1,896918</text:p>
          </table:table-cell>
          <table:table-cell office:value-type="float" office:value="0.017733" calcext:value-type="float">
            <text:p>0,017733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1.90948" calcext:value-type="float">
            <text:p>1,90948</text:p>
          </table:table-cell>
          <table:table-cell office:value-type="float" office:value="1.857057" calcext:value-type="float">
            <text:p>1,857057</text:p>
          </table:table-cell>
          <table:table-cell office:value-type="float" office:value="1.983717" calcext:value-type="float">
            <text:p>1,983717</text:p>
          </table:table-cell>
          <table:table-cell office:value-type="float" office:value="0.020571" calcext:value-type="float">
            <text:p>0,020571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1.934564" calcext:value-type="float">
            <text:p>1,934564</text:p>
          </table:table-cell>
          <table:table-cell office:value-type="float" office:value="1.89133" calcext:value-type="float">
            <text:p>1,89133</text:p>
          </table:table-cell>
          <table:table-cell office:value-type="float" office:value="2.05785" calcext:value-type="float">
            <text:p>2,05785</text:p>
          </table:table-cell>
          <table:table-cell office:value-type="float" office:value="0.019156" calcext:value-type="float">
            <text:p>0,019156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2.034201" calcext:value-type="float">
            <text:p>2,034201</text:p>
          </table:table-cell>
          <table:table-cell office:value-type="float" office:value="1.983531" calcext:value-type="float">
            <text:p>1,983531</text:p>
          </table:table-cell>
          <table:table-cell office:value-type="float" office:value="2.180412" calcext:value-type="float">
            <text:p>2,180412</text:p>
          </table:table-cell>
          <table:table-cell office:value-type="float" office:value="0.020156" calcext:value-type="float">
            <text:p>0,020156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2.043409" calcext:value-type="float">
            <text:p>2,043409</text:p>
          </table:table-cell>
          <table:table-cell office:value-type="float" office:value="2.003089" calcext:value-type="float">
            <text:p>2,003089</text:p>
          </table:table-cell>
          <table:table-cell office:value-type="float" office:value="2.130494" calcext:value-type="float">
            <text:p>2,130494</text:p>
          </table:table-cell>
          <table:table-cell office:value-type="float" office:value="0.018521" calcext:value-type="float">
            <text:p>0,018521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2.013604" calcext:value-type="float">
            <text:p>2,013604</text:p>
          </table:table-cell>
          <table:table-cell office:value-type="float" office:value="1.965649" calcext:value-type="float">
            <text:p>1,965649</text:p>
          </table:table-cell>
          <table:table-cell office:value-type="float" office:value="2.114102" calcext:value-type="float">
            <text:p>2,114102</text:p>
          </table:table-cell>
          <table:table-cell office:value-type="float" office:value="0.02269" calcext:value-type="float">
            <text:p>0,02269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2.051067" calcext:value-type="float">
            <text:p>2,051067</text:p>
          </table:table-cell>
          <table:table-cell office:value-type="float" office:value="1.990609" calcext:value-type="float">
            <text:p>1,990609</text:p>
          </table:table-cell>
          <table:table-cell office:value-type="float" office:value="2.169609" calcext:value-type="float">
            <text:p>2,169609</text:p>
          </table:table-cell>
          <table:table-cell office:value-type="float" office:value="0.026055" calcext:value-type="float">
            <text:p>0,026055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2.047678" calcext:value-type="float">
            <text:p>2,047678</text:p>
          </table:table-cell>
          <table:table-cell office:value-type="float" office:value="2.004765" calcext:value-type="float">
            <text:p>2,004765</text:p>
          </table:table-cell>
          <table:table-cell office:value-type="float" office:value="2.13515" calcext:value-type="float">
            <text:p>2,13515</text:p>
          </table:table-cell>
          <table:table-cell office:value-type="float" office:value="0.015231" calcext:value-type="float">
            <text:p>0,015231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2.103529" calcext:value-type="float">
            <text:p>2,103529</text:p>
          </table:table-cell>
          <table:table-cell office:value-type="float" office:value="2.050772" calcext:value-type="float">
            <text:p>2,050772</text:p>
          </table:table-cell>
          <table:table-cell office:value-type="float" office:value="2.332777" calcext:value-type="float">
            <text:p>2,332777</text:p>
          </table:table-cell>
          <table:table-cell office:value-type="float" office:value="0.02536" calcext:value-type="float">
            <text:p>0,0253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2.181346" calcext:value-type="float">
            <text:p>2,181346</text:p>
          </table:table-cell>
          <table:table-cell office:value-type="float" office:value="2.134405" calcext:value-type="float">
            <text:p>2,134405</text:p>
          </table:table-cell>
          <table:table-cell office:value-type="float" office:value="2.270192" calcext:value-type="float">
            <text:p>2,270192</text:p>
          </table:table-cell>
          <table:table-cell office:value-type="float" office:value="0.020981" calcext:value-type="float">
            <text:p>0,020981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2.217026" calcext:value-type="float">
            <text:p>2,217026</text:p>
          </table:table-cell>
          <table:table-cell office:value-type="float" office:value="2.164207" calcext:value-type="float">
            <text:p>2,164207</text:p>
          </table:table-cell>
          <table:table-cell office:value-type="float" office:value="2.302416" calcext:value-type="float">
            <text:p>2,302416</text:p>
          </table:table-cell>
          <table:table-cell office:value-type="float" office:value="0.022016" calcext:value-type="float">
            <text:p>0,022016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2.225051" calcext:value-type="float">
            <text:p>2,225051</text:p>
          </table:table-cell>
          <table:table-cell office:value-type="float" office:value="2.161786" calcext:value-type="float">
            <text:p>2,161786</text:p>
          </table:table-cell>
          <table:table-cell office:value-type="float" office:value="2.329051" calcext:value-type="float">
            <text:p>2,329051</text:p>
          </table:table-cell>
          <table:table-cell office:value-type="float" office:value="0.027901" calcext:value-type="float">
            <text:p>0,027901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.191919" calcext:value-type="float">
            <text:p>2,191919</text:p>
          </table:table-cell>
          <table:table-cell office:value-type="float" office:value="2.126582" calcext:value-type="float">
            <text:p>2,126582</text:p>
          </table:table-cell>
          <table:table-cell office:value-type="float" office:value="2.305396" calcext:value-type="float">
            <text:p>2,305396</text:p>
          </table:table-cell>
          <table:table-cell office:value-type="float" office:value="0.023618" calcext:value-type="float">
            <text:p>0,023618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2.165235" calcext:value-type="float">
            <text:p>2,165235</text:p>
          </table:table-cell>
          <table:table-cell office:value-type="float" office:value="2.132915" calcext:value-type="float">
            <text:p>2,132915</text:p>
          </table:table-cell>
          <table:table-cell office:value-type="float" office:value="2.249889" calcext:value-type="float">
            <text:p>2,249889</text:p>
          </table:table-cell>
          <table:table-cell office:value-type="float" office:value="0.012935" calcext:value-type="float">
            <text:p>0,012935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2.161979" calcext:value-type="float">
            <text:p>2,161979</text:p>
          </table:table-cell>
          <table:table-cell office:value-type="float" office:value="2.106279" calcext:value-type="float">
            <text:p>2,106279</text:p>
          </table:table-cell>
          <table:table-cell office:value-type="float" office:value="2.250634" calcext:value-type="float">
            <text:p>2,250634</text:p>
          </table:table-cell>
          <table:table-cell office:value-type="float" office:value="0.016052" calcext:value-type="float">
            <text:p>0,016052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2.247914" calcext:value-type="float">
            <text:p>2,247914</text:p>
          </table:table-cell>
          <table:table-cell office:value-type="float" office:value="2.205372" calcext:value-type="float">
            <text:p>2,205372</text:p>
          </table:table-cell>
          <table:table-cell office:value-type="float" office:value="2.30018" calcext:value-type="float">
            <text:p>2,30018</text:p>
          </table:table-cell>
          <table:table-cell office:value-type="float" office:value="0.013856" calcext:value-type="float">
            <text:p>0,01385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2.267113" calcext:value-type="float">
            <text:p>2,267113</text:p>
          </table:table-cell>
          <table:table-cell office:value-type="float" office:value="2.195314" calcext:value-type="float">
            <text:p>2,195314</text:p>
          </table:table-cell>
          <table:table-cell office:value-type="float" office:value="2.774224" calcext:value-type="float">
            <text:p>2,774224</text:p>
          </table:table-cell>
          <table:table-cell office:value-type="float" office:value="0.035376" calcext:value-type="float">
            <text:p>0,035376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2.325515" calcext:value-type="float">
            <text:p>2,325515</text:p>
          </table:table-cell>
          <table:table-cell office:value-type="float" office:value="2.27578" calcext:value-type="float">
            <text:p>2,27578</text:p>
          </table:table-cell>
          <table:table-cell office:value-type="float" office:value="2.435967" calcext:value-type="float">
            <text:p>2,435967</text:p>
          </table:table-cell>
          <table:table-cell office:value-type="float" office:value="0.030662" calcext:value-type="float">
            <text:p>0,030662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2.276808" calcext:value-type="float">
            <text:p>2,276808</text:p>
          </table:table-cell>
          <table:table-cell office:value-type="float" office:value="2.224185" calcext:value-type="float">
            <text:p>2,224185</text:p>
          </table:table-cell>
          <table:table-cell office:value-type="float" office:value="2.80384" calcext:value-type="float">
            <text:p>2,80384</text:p>
          </table:table-cell>
          <table:table-cell office:value-type="float" office:value="0.034715" calcext:value-type="float">
            <text:p>0,034715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2.30074" calcext:value-type="float">
            <text:p>2,30074</text:p>
          </table:table-cell>
          <table:table-cell office:value-type="float" office:value="2.242997" calcext:value-type="float">
            <text:p>2,242997</text:p>
          </table:table-cell>
          <table:table-cell office:value-type="float" office:value="3.594533" calcext:value-type="float">
            <text:p>3,594533</text:p>
          </table:table-cell>
          <table:table-cell office:value-type="float" office:value="0.06179" calcext:value-type="float">
            <text:p>0,06179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2.410737" calcext:value-type="float">
            <text:p>2,410737</text:p>
          </table:table-cell>
          <table:table-cell office:value-type="float" office:value="2.377294" calcext:value-type="float">
            <text:p>2,377294</text:p>
          </table:table-cell>
          <table:table-cell office:value-type="float" office:value="2.526678" calcext:value-type="float">
            <text:p>2,526678</text:p>
          </table:table-cell>
          <table:table-cell office:value-type="float" office:value="0.017906" calcext:value-type="float">
            <text:p>0,017906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2.393346" calcext:value-type="float">
            <text:p>2,393346</text:p>
          </table:table-cell>
          <table:table-cell office:value-type="float" office:value="2.345443" calcext:value-type="float">
            <text:p>2,345443</text:p>
          </table:table-cell>
          <table:table-cell office:value-type="float" office:value="3.710948" calcext:value-type="float">
            <text:p>3,710948</text:p>
          </table:table-cell>
          <table:table-cell office:value-type="float" office:value="0.063211" calcext:value-type="float">
            <text:p>0,063211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2.414585" calcext:value-type="float">
            <text:p>2,414585</text:p>
          </table:table-cell>
          <table:table-cell office:value-type="float" office:value="2.35308" calcext:value-type="float">
            <text:p>2,35308</text:p>
          </table:table-cell>
          <table:table-cell office:value-type="float" office:value="3.714859" calcext:value-type="float">
            <text:p>3,714859</text:p>
          </table:table-cell>
          <table:table-cell office:value-type="float" office:value="0.067262" calcext:value-type="float">
            <text:p>0,067262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2.436342" calcext:value-type="float">
            <text:p>2,436342</text:p>
          </table:table-cell>
          <table:table-cell office:value-type="float" office:value="2.377294" calcext:value-type="float">
            <text:p>2,377294</text:p>
          </table:table-cell>
          <table:table-cell office:value-type="float" office:value="3.799237" calcext:value-type="float">
            <text:p>3,799237</text:p>
          </table:table-cell>
          <table:table-cell office:value-type="float" office:value="0.069287" calcext:value-type="float">
            <text:p>0,069287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2.421125" calcext:value-type="float">
            <text:p>2,421125</text:p>
          </table:table-cell>
          <table:table-cell office:value-type="float" office:value="2.347678" calcext:value-type="float">
            <text:p>2,347678</text:p>
          </table:table-cell>
          <table:table-cell office:value-type="float" office:value="3.732927" calcext:value-type="float">
            <text:p>3,732927</text:p>
          </table:table-cell>
          <table:table-cell office:value-type="float" office:value="0.111662" calcext:value-type="float">
            <text:p>0,111662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2.475044" calcext:value-type="float">
            <text:p>2,475044</text:p>
          </table:table-cell>
          <table:table-cell office:value-type="float" office:value="2.386607" calcext:value-type="float">
            <text:p>2,386607</text:p>
          </table:table-cell>
          <table:table-cell office:value-type="float" office:value="3.246218" calcext:value-type="float">
            <text:p>3,246218</text:p>
          </table:table-cell>
          <table:table-cell office:value-type="float" office:value="0.103902" calcext:value-type="float">
            <text:p>0,103902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2.561433" calcext:value-type="float">
            <text:p>2,561433</text:p>
          </table:table-cell>
          <table:table-cell office:value-type="float" office:value="2.494454" calcext:value-type="float">
            <text:p>2,494454</text:p>
          </table:table-cell>
          <table:table-cell office:value-type="float" office:value="3.345311" calcext:value-type="float">
            <text:p>3,345311</text:p>
          </table:table-cell>
          <table:table-cell office:value-type="float" office:value="0.11347" calcext:value-type="float">
            <text:p>0,11347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2.542385" calcext:value-type="float">
            <text:p>2,542385</text:p>
          </table:table-cell>
          <table:table-cell office:value-type="float" office:value="2.489798" calcext:value-type="float">
            <text:p>2,489798</text:p>
          </table:table-cell>
          <table:table-cell office:value-type="float" office:value="3.850833" calcext:value-type="float">
            <text:p>3,850833</text:p>
          </table:table-cell>
          <table:table-cell office:value-type="float" office:value="0.117776" calcext:value-type="float">
            <text:p>0,117776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2.539738" calcext:value-type="float">
            <text:p>2,539738</text:p>
          </table:table-cell>
          <table:table-cell office:value-type="float" office:value="2.479739" calcext:value-type="float">
            <text:p>2,479739</text:p>
          </table:table-cell>
          <table:table-cell office:value-type="float" office:value="3.889203" calcext:value-type="float">
            <text:p>3,889203</text:p>
          </table:table-cell>
          <table:table-cell office:value-type="float" office:value="0.123101" calcext:value-type="float">
            <text:p>0,123101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2.551937" calcext:value-type="float">
            <text:p>2,551937</text:p>
          </table:table-cell>
          <table:table-cell office:value-type="float" office:value="2.46875" calcext:value-type="float">
            <text:p>2,46875</text:p>
          </table:table-cell>
          <table:table-cell office:value-type="float" office:value="3.290735" calcext:value-type="float">
            <text:p>3,290735</text:p>
          </table:table-cell>
          <table:table-cell office:value-type="float" office:value="0.080016" calcext:value-type="float">
            <text:p>0,080016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2.496487" calcext:value-type="float">
            <text:p>2,496487</text:p>
          </table:table-cell>
          <table:table-cell office:value-type="float" office:value="2.412498" calcext:value-type="float">
            <text:p>2,412498</text:p>
          </table:table-cell>
          <table:table-cell office:value-type="float" office:value="3.816374" calcext:value-type="float">
            <text:p>3,816374</text:p>
          </table:table-cell>
          <table:table-cell office:value-type="float" office:value="0.102905" calcext:value-type="float">
            <text:p>0,102905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2.524379" calcext:value-type="float">
            <text:p>2,524379</text:p>
          </table:table-cell>
          <table:table-cell office:value-type="float" office:value="2.445281" calcext:value-type="float">
            <text:p>2,445281</text:p>
          </table:table-cell>
          <table:table-cell office:value-type="float" office:value="3.820285" calcext:value-type="float">
            <text:p>3,820285</text:p>
          </table:table-cell>
          <table:table-cell office:value-type="float" office:value="0.11896" calcext:value-type="float">
            <text:p>0,11896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2.703808" calcext:value-type="float">
            <text:p>2,703808</text:p>
          </table:table-cell>
          <table:table-cell office:value-type="float" office:value="2.588332" calcext:value-type="float">
            <text:p>2,588332</text:p>
          </table:table-cell>
          <table:table-cell office:value-type="float" office:value="8.833595" calcext:value-type="float">
            <text:p>8,833595</text:p>
          </table:table-cell>
          <table:table-cell office:value-type="float" office:value="0.335212" calcext:value-type="float">
            <text:p>0,335212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2.611925" calcext:value-type="float">
            <text:p>2,611925</text:p>
          </table:table-cell>
          <table:table-cell office:value-type="float" office:value="2.540648" calcext:value-type="float">
            <text:p>2,540648</text:p>
          </table:table-cell>
          <table:table-cell office:value-type="float" office:value="3.35779" calcext:value-type="float">
            <text:p>3,35779</text:p>
          </table:table-cell>
          <table:table-cell office:value-type="float" office:value="0.1165" calcext:value-type="float">
            <text:p>0,1165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2.634974" calcext:value-type="float">
            <text:p>2,634974</text:p>
          </table:table-cell>
          <table:table-cell office:value-type="float" office:value="2.554618" calcext:value-type="float">
            <text:p>2,554618</text:p>
          </table:table-cell>
          <table:table-cell office:value-type="float" office:value="4.001521" calcext:value-type="float">
            <text:p>4,001521</text:p>
          </table:table-cell>
          <table:table-cell office:value-type="float" office:value="0.126052" calcext:value-type="float">
            <text:p>0,126052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2.612134" calcext:value-type="float">
            <text:p>2,612134</text:p>
          </table:table-cell>
          <table:table-cell office:value-type="float" office:value="2.542883" calcext:value-type="float">
            <text:p>2,542883</text:p>
          </table:table-cell>
          <table:table-cell office:value-type="float" office:value="3.922544" calcext:value-type="float">
            <text:p>3,922544</text:p>
          </table:table-cell>
          <table:table-cell office:value-type="float" office:value="0.115863" calcext:value-type="float">
            <text:p>0,115863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2.611198" calcext:value-type="float">
            <text:p>2,611198</text:p>
          </table:table-cell>
          <table:table-cell office:value-type="float" office:value="2.526492" calcext:value-type="float">
            <text:p>2,526492</text:p>
          </table:table-cell>
          <table:table-cell office:value-type="float" office:value="3.409386" calcext:value-type="float">
            <text:p>3,409386</text:p>
          </table:table-cell>
          <table:table-cell office:value-type="float" office:value="0.11915" calcext:value-type="float">
            <text:p>0,11915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2.680099" calcext:value-type="float">
            <text:p>2,680099</text:p>
          </table:table-cell>
          <table:table-cell office:value-type="float" office:value="2.607144" calcext:value-type="float">
            <text:p>2,607144</text:p>
          </table:table-cell>
          <table:table-cell office:value-type="float" office:value="3.983453" calcext:value-type="float">
            <text:p>3,983453</text:p>
          </table:table-cell>
          <table:table-cell office:value-type="float" office:value="0.129268" calcext:value-type="float">
            <text:p>0,129268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2.674722" calcext:value-type="float">
            <text:p>2,674722</text:p>
          </table:table-cell>
          <table:table-cell office:value-type="float" office:value="2.622604" calcext:value-type="float">
            <text:p>2,622604</text:p>
          </table:table-cell>
          <table:table-cell office:value-type="float" office:value="3.974885" calcext:value-type="float">
            <text:p>3,974885</text:p>
          </table:table-cell>
          <table:table-cell office:value-type="float" office:value="0.115569" calcext:value-type="float">
            <text:p>0,115569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2.708232" calcext:value-type="float">
            <text:p>2,708232</text:p>
          </table:table-cell>
          <table:table-cell office:value-type="float" office:value="2.614036" calcext:value-type="float">
            <text:p>2,614036</text:p>
          </table:table-cell>
          <table:table-cell office:value-type="float" office:value="3.467873" calcext:value-type="float">
            <text:p>3,467873</text:p>
          </table:table-cell>
          <table:table-cell office:value-type="float" office:value="0.135422" calcext:value-type="float">
            <text:p>0,135422</text:p>
          </table:table-cell>
          <table:table-cell office:value-type="float" office:value="17" calcext:value-type="float">
            <text:p>17</text:p>
          </table:table-cell>
          <table:table-cell table:number-columns-repeated="6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2.756894" calcext:value-type="float">
            <text:p>2,756894</text:p>
          </table:table-cell>
          <table:table-cell office:value-type="float" office:value="2.688356" calcext:value-type="float">
            <text:p>2,688356</text:p>
          </table:table-cell>
          <table:table-cell office:value-type="float" office:value="3.526546" calcext:value-type="float">
            <text:p>3,526546</text:p>
          </table:table-cell>
          <table:table-cell office:value-type="float" office:value="0.110701" calcext:value-type="float">
            <text:p>0,110701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2.672439" calcext:value-type="float">
            <text:p>2,672439</text:p>
          </table:table-cell>
          <table:table-cell office:value-type="float" office:value="2.592243" calcext:value-type="float">
            <text:p>2,592243</text:p>
          </table:table-cell>
          <table:table-cell office:value-type="float" office:value="4.057772" calcext:value-type="float">
            <text:p>4,057772</text:p>
          </table:table-cell>
          <table:table-cell office:value-type="float" office:value="0.114721" calcext:value-type="float">
            <text:p>0,114721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2.689264" calcext:value-type="float">
            <text:p>2,689264</text:p>
          </table:table-cell>
          <table:table-cell office:value-type="float" office:value="2.608635" calcext:value-type="float">
            <text:p>2,608635</text:p>
          </table:table-cell>
          <table:table-cell office:value-type="float" office:value="3.987364" calcext:value-type="float">
            <text:p>3,987364</text:p>
          </table:table-cell>
          <table:table-cell office:value-type="float" office:value="0.128027" calcext:value-type="float">
            <text:p>0,128027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2.725003" calcext:value-type="float">
            <text:p>2,725003</text:p>
          </table:table-cell>
          <table:table-cell office:value-type="float" office:value="2.664141" calcext:value-type="float">
            <text:p>2,664141</text:p>
          </table:table-cell>
          <table:table-cell office:value-type="float" office:value="4.022568" calcext:value-type="float">
            <text:p>4,022568</text:p>
          </table:table-cell>
          <table:table-cell office:value-type="float" office:value="0.112931" calcext:value-type="float">
            <text:p>0,112931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2.7846" calcext:value-type="float">
            <text:p>2,7846</text:p>
          </table:table-cell>
          <table:table-cell office:value-type="float" office:value="2.717227" calcext:value-type="float">
            <text:p>2,717227</text:p>
          </table:table-cell>
          <table:table-cell office:value-type="float" office:value="4.131906" calcext:value-type="float">
            <text:p>4,131906</text:p>
          </table:table-cell>
          <table:table-cell office:value-type="float" office:value="0.138826" calcext:value-type="float">
            <text:p>0,138826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2.658594" calcext:value-type="float">
            <text:p>2,658594</text:p>
          </table:table-cell>
          <table:table-cell office:value-type="float" office:value="2.596155" calcext:value-type="float">
            <text:p>2,596155</text:p>
          </table:table-cell>
          <table:table-cell office:value-type="float" office:value="3.993697" calcext:value-type="float">
            <text:p>3,993697</text:p>
          </table:table-cell>
          <table:table-cell office:value-type="float" office:value="0.132103" calcext:value-type="float">
            <text:p>0,132103</text:p>
          </table:table-cell>
          <table:table-cell office:value-type="float" office:value="14" calcext:value-type="float">
            <text:p>14</text:p>
          </table:table-cell>
          <table:table-cell table:number-columns-repeated="6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2.645086" calcext:value-type="float">
            <text:p>2,645086</text:p>
          </table:table-cell>
          <table:table-cell office:value-type="float" office:value="2.50861" calcext:value-type="float">
            <text:p>2,50861</text:p>
          </table:table-cell>
          <table:table-cell office:value-type="float" office:value="3.922544" calcext:value-type="float">
            <text:p>3,922544</text:p>
          </table:table-cell>
          <table:table-cell office:value-type="float" office:value="0.135218" calcext:value-type="float">
            <text:p>0,135218</text:p>
          </table:table-cell>
          <table:table-cell office:value-type="float" office:value="15" calcext:value-type="float">
            <text:p>15</text:p>
          </table:table-cell>
          <table:table-cell table:number-columns-repeated="6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2.612909" calcext:value-type="float">
            <text:p>2,612909</text:p>
          </table:table-cell>
          <table:table-cell office:value-type="float" office:value="2.554059" calcext:value-type="float">
            <text:p>2,554059</text:p>
          </table:table-cell>
          <table:table-cell office:value-type="float" office:value="3.347546" calcext:value-type="float">
            <text:p>3,347546</text:p>
          </table:table-cell>
          <table:table-cell office:value-type="float" office:value="0.072146" calcext:value-type="float">
            <text:p>0,072146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2.658395" calcext:value-type="float">
            <text:p>2,658395</text:p>
          </table:table-cell>
          <table:table-cell office:value-type="float" office:value="2.58442" calcext:value-type="float">
            <text:p>2,58442</text:p>
          </table:table-cell>
          <table:table-cell office:value-type="float" office:value="3.967062" calcext:value-type="float">
            <text:p>3,967062</text:p>
          </table:table-cell>
          <table:table-cell office:value-type="float" office:value="0.132121" calcext:value-type="float">
            <text:p>0,132121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2.722927" calcext:value-type="float">
            <text:p>2,722927</text:p>
          </table:table-cell>
          <table:table-cell office:value-type="float" office:value="2.680346" calcext:value-type="float">
            <text:p>2,680346</text:p>
          </table:table-cell>
          <table:table-cell office:value-type="float" office:value="3.485195" calcext:value-type="float">
            <text:p>3,485195</text:p>
          </table:table-cell>
          <table:table-cell office:value-type="float" office:value="0.085515" calcext:value-type="float">
            <text:p>0,085515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2.746642" calcext:value-type="float">
            <text:p>2,746642</text:p>
          </table:table-cell>
          <table:table-cell office:value-type="float" office:value="2.696924" calcext:value-type="float">
            <text:p>2,696924</text:p>
          </table:table-cell>
          <table:table-cell office:value-type="float" office:value="3.495254" calcext:value-type="float">
            <text:p>3,495254</text:p>
          </table:table-cell>
          <table:table-cell office:value-type="float" office:value="0.091486" calcext:value-type="float">
            <text:p>0,091486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2.800283" calcext:value-type="float">
            <text:p>2,800283</text:p>
          </table:table-cell>
          <table:table-cell office:value-type="float" office:value="2.725795" calcext:value-type="float">
            <text:p>2,725795</text:p>
          </table:table-cell>
          <table:table-cell office:value-type="float" office:value="4.106946" calcext:value-type="float">
            <text:p>4,106946</text:p>
          </table:table-cell>
          <table:table-cell office:value-type="float" office:value="0.144467" calcext:value-type="float">
            <text:p>0,144467</text:p>
          </table:table-cell>
          <table:table-cell office:value-type="float" office:value="15" calcext:value-type="float">
            <text:p>15</text:p>
          </table:table-cell>
          <table:table-cell table:number-columns-repeated="6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2.724227" calcext:value-type="float">
            <text:p>2,724227</text:p>
          </table:table-cell>
          <table:table-cell office:value-type="float" office:value="2.656318" calcext:value-type="float">
            <text:p>2,656318</text:p>
          </table:table-cell>
          <table:table-cell office:value-type="float" office:value="4.017167" calcext:value-type="float">
            <text:p>4,017167</text:p>
          </table:table-cell>
          <table:table-cell office:value-type="float" office:value="0.119325" calcext:value-type="float">
            <text:p>0,119325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 table:number-rows-repeated="2">
          <table:table-cell table:number-columns-repeated="73"/>
        </table:table-row>
        <table:table-row table:style-name="ro1">
          <table:table-cell office:value-type="string" calcext:value-type="string">
            <text:p>DISSEMINATION BARRIER time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65204" calcext:value-type="float">
            <text:p>0,065204</text:p>
          </table:table-cell>
          <table:table-cell office:value-type="float" office:value="0.064139" calcext:value-type="float">
            <text:p>0,064139</text:p>
          </table:table-cell>
          <table:table-cell office:value-type="float" office:value="0.072265" calcext:value-type="float">
            <text:p>0,072265</text:p>
          </table:table-cell>
          <table:table-cell office:value-type="float" office:value="0.001592" calcext:value-type="float">
            <text:p>0,001592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176593" calcext:value-type="float">
            <text:p>0,176593</text:p>
          </table:table-cell>
          <table:table-cell office:value-type="float" office:value="0.163727" calcext:value-type="float">
            <text:p>0,163727</text:p>
          </table:table-cell>
          <table:table-cell office:value-type="float" office:value="0.190479" calcext:value-type="float">
            <text:p>0,190479</text:p>
          </table:table-cell>
          <table:table-cell office:value-type="float" office:value="0.004664" calcext:value-type="float">
            <text:p>0,004664</text:p>
          </table:table-cell>
          <table:table-cell office:value-type="float" office:value="0" calcext:value-type="float">
            <text:p>0</text:p>
          </table:table-cell>
          <table:table-cell table:number-columns-repeated="6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500057" calcext:value-type="float">
            <text:p>0,500057</text:p>
          </table:table-cell>
          <table:table-cell office:value-type="float" office:value="0.468735" calcext:value-type="float">
            <text:p>0,468735</text:p>
          </table:table-cell>
          <table:table-cell office:value-type="float" office:value="0.529084" calcext:value-type="float">
            <text:p>0,529084</text:p>
          </table:table-cell>
          <table:table-cell office:value-type="float" office:value="0.012124" calcext:value-type="float">
            <text:p>0,012124</text:p>
          </table:table-cell>
          <table:table-cell office:value-type="float" office:value="0" calcext:value-type="float">
            <text:p>0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487482" calcext:value-type="float">
            <text:p>0,487482</text:p>
          </table:table-cell>
          <table:table-cell office:value-type="float" office:value="0.480097" calcext:value-type="float">
            <text:p>0,480097</text:p>
          </table:table-cell>
          <table:table-cell office:value-type="float" office:value="0.508595" calcext:value-type="float">
            <text:p>0,508595</text:p>
          </table:table-cell>
          <table:table-cell office:value-type="float" office:value="0.002964" calcext:value-type="float">
            <text:p>0,002964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705277" calcext:value-type="float">
            <text:p>0,705277</text:p>
          </table:table-cell>
          <table:table-cell office:value-type="float" office:value="0.691833" calcext:value-type="float">
            <text:p>0,691833</text:p>
          </table:table-cell>
          <table:table-cell office:value-type="float" office:value="0.723824" calcext:value-type="float">
            <text:p>0,723824</text:p>
          </table:table-cell>
          <table:table-cell office:value-type="float" office:value="0.005244" calcext:value-type="float">
            <text:p>0,005244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674184" calcext:value-type="float">
            <text:p>0,674184</text:p>
          </table:table-cell>
          <table:table-cell office:value-type="float" office:value="0.667572" calcext:value-type="float">
            <text:p>0,667572</text:p>
          </table:table-cell>
          <table:table-cell office:value-type="float" office:value="0.708969" calcext:value-type="float">
            <text:p>0,708969</text:p>
          </table:table-cell>
          <table:table-cell office:value-type="float" office:value="0.003594" calcext:value-type="float">
            <text:p>0,003594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773012" calcext:value-type="float">
            <text:p>0,773012</text:p>
          </table:table-cell>
          <table:table-cell office:value-type="float" office:value="0.728108" calcext:value-type="float">
            <text:p>0,728108</text:p>
          </table:table-cell>
          <table:table-cell office:value-type="float" office:value="0.822451" calcext:value-type="float">
            <text:p>0,822451</text:p>
          </table:table-cell>
          <table:table-cell office:value-type="float" office:value="0.020211" calcext:value-type="float">
            <text:p>0,020211</text:p>
          </table:table-cell>
          <table:table-cell office:value-type="float" office:value="0" calcext:value-type="float">
            <text:p>0</text:p>
          </table:table-cell>
          <table:table-cell table:number-columns-repeated="6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70176" calcext:value-type="float">
            <text:p>0,70176</text:p>
          </table:table-cell>
          <table:table-cell office:value-type="float" office:value="0.691973" calcext:value-type="float">
            <text:p>0,691973</text:p>
          </table:table-cell>
          <table:table-cell office:value-type="float" office:value="0.727316" calcext:value-type="float">
            <text:p>0,727316</text:p>
          </table:table-cell>
          <table:table-cell office:value-type="float" office:value="0.003527" calcext:value-type="float">
            <text:p>0,003527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.925515" calcext:value-type="float">
            <text:p>0,925515</text:p>
          </table:table-cell>
          <table:table-cell office:value-type="float" office:value="0.915211" calcext:value-type="float">
            <text:p>0,915211</text:p>
          </table:table-cell>
          <table:table-cell office:value-type="float" office:value="0.942592" calcext:value-type="float">
            <text:p>0,942592</text:p>
          </table:table-cell>
          <table:table-cell office:value-type="float" office:value="0.004144" calcext:value-type="float">
            <text:p>0,004144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926105" calcext:value-type="float">
            <text:p>0,926105</text:p>
          </table:table-cell>
          <table:table-cell office:value-type="float" office:value="0.916794" calcext:value-type="float">
            <text:p>0,916794</text:p>
          </table:table-cell>
          <table:table-cell office:value-type="float" office:value="0.975747" calcext:value-type="float">
            <text:p>0,975747</text:p>
          </table:table-cell>
          <table:table-cell office:value-type="float" office:value="0.004988" calcext:value-type="float">
            <text:p>0,004988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.954838" calcext:value-type="float">
            <text:p>0,954838</text:p>
          </table:table-cell>
          <table:table-cell office:value-type="float" office:value="0.94492" calcext:value-type="float">
            <text:p>0,94492</text:p>
          </table:table-cell>
          <table:table-cell office:value-type="float" office:value="1.020357" calcext:value-type="float">
            <text:p>1,020357</text:p>
          </table:table-cell>
          <table:table-cell office:value-type="float" office:value="0.005229" calcext:value-type="float">
            <text:p>0,005229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917272" calcext:value-type="float">
            <text:p>0,917272</text:p>
          </table:table-cell>
          <table:table-cell office:value-type="float" office:value="0.907481" calcext:value-type="float">
            <text:p>0,907481</text:p>
          </table:table-cell>
          <table:table-cell office:value-type="float" office:value="0.9601" calcext:value-type="float">
            <text:p>0,9601</text:p>
          </table:table-cell>
          <table:table-cell office:value-type="float" office:value="0.00449" calcext:value-type="float">
            <text:p>0,00449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.967744" calcext:value-type="float">
            <text:p>0,967744</text:p>
          </table:table-cell>
          <table:table-cell office:value-type="float" office:value="0.953116" calcext:value-type="float">
            <text:p>0,953116</text:p>
          </table:table-cell>
          <table:table-cell office:value-type="float" office:value="1.012068" calcext:value-type="float">
            <text:p>1,012068</text:p>
          </table:table-cell>
          <table:table-cell office:value-type="float" office:value="0.00601" calcext:value-type="float">
            <text:p>0,00601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.928759" calcext:value-type="float">
            <text:p>0,928759</text:p>
          </table:table-cell>
          <table:table-cell office:value-type="float" office:value="0.919122" calcext:value-type="float">
            <text:p>0,919122</text:p>
          </table:table-cell>
          <table:table-cell office:value-type="float" office:value="0.975374" calcext:value-type="float">
            <text:p>0,975374</text:p>
          </table:table-cell>
          <table:table-cell office:value-type="float" office:value="0.004682" calcext:value-type="float">
            <text:p>0,004682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1.026845" calcext:value-type="float">
            <text:p>1,026845</text:p>
          </table:table-cell>
          <table:table-cell office:value-type="float" office:value="0.996049" calcext:value-type="float">
            <text:p>0,996049</text:p>
          </table:table-cell>
          <table:table-cell office:value-type="float" office:value="1.066737" calcext:value-type="float">
            <text:p>1,066737</text:p>
          </table:table-cell>
          <table:table-cell office:value-type="float" office:value="0.013076" calcext:value-type="float">
            <text:p>0,013076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0.930876" calcext:value-type="float">
            <text:p>0,930876</text:p>
          </table:table-cell>
          <table:table-cell office:value-type="float" office:value="0.922661" calcext:value-type="float">
            <text:p>0,922661</text:p>
          </table:table-cell>
          <table:table-cell office:value-type="float" office:value="0.98357" calcext:value-type="float">
            <text:p>0,98357</text:p>
          </table:table-cell>
          <table:table-cell office:value-type="float" office:value="0.00472" calcext:value-type="float">
            <text:p>0,00472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1.130222" calcext:value-type="float">
            <text:p>1,130222</text:p>
          </table:table-cell>
          <table:table-cell office:value-type="float" office:value="1.115166" calcext:value-type="float">
            <text:p>1,115166</text:p>
          </table:table-cell>
          <table:table-cell office:value-type="float" office:value="1.173094" calcext:value-type="float">
            <text:p>1,173094</text:p>
          </table:table-cell>
          <table:table-cell office:value-type="float" office:value="0.005223" calcext:value-type="float">
            <text:p>0,005223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1.151022" calcext:value-type="float">
            <text:p>1,151022</text:p>
          </table:table-cell>
          <table:table-cell office:value-type="float" office:value="1.135934" calcext:value-type="float">
            <text:p>1,135934</text:p>
          </table:table-cell>
          <table:table-cell office:value-type="float" office:value="1.197308" calcext:value-type="float">
            <text:p>1,197308</text:p>
          </table:table-cell>
          <table:table-cell office:value-type="float" office:value="0.004882" calcext:value-type="float">
            <text:p>0,004882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1.171409" calcext:value-type="float">
            <text:p>1,171409</text:p>
          </table:table-cell>
          <table:table-cell office:value-type="float" office:value="1.15931" calcext:value-type="float">
            <text:p>1,15931</text:p>
          </table:table-cell>
          <table:table-cell office:value-type="float" office:value="1.192186" calcext:value-type="float">
            <text:p>1,192186</text:p>
          </table:table-cell>
          <table:table-cell office:value-type="float" office:value="0.004679" calcext:value-type="float">
            <text:p>0,004679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.154406" calcext:value-type="float">
            <text:p>1,154406</text:p>
          </table:table-cell>
          <table:table-cell office:value-type="float" office:value="1.142547" calcext:value-type="float">
            <text:p>1,142547</text:p>
          </table:table-cell>
          <table:table-cell office:value-type="float" office:value="1.238659" calcext:value-type="float">
            <text:p>1,238659</text:p>
          </table:table-cell>
          <table:table-cell office:value-type="float" office:value="0.005827" calcext:value-type="float">
            <text:p>0,005827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1.179227" calcext:value-type="float">
            <text:p>1,179227</text:p>
          </table:table-cell>
          <table:table-cell office:value-type="float" office:value="1.167599" calcext:value-type="float">
            <text:p>1,167599</text:p>
          </table:table-cell>
          <table:table-cell office:value-type="float" office:value="1.217518" calcext:value-type="float">
            <text:p>1,217518</text:p>
          </table:table-cell>
          <table:table-cell office:value-type="float" office:value="0.004199" calcext:value-type="float">
            <text:p>0,004199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1.156756" calcext:value-type="float">
            <text:p>1,156756</text:p>
          </table:table-cell>
          <table:table-cell office:value-type="float" office:value="1.14562" calcext:value-type="float">
            <text:p>1,14562</text:p>
          </table:table-cell>
          <table:table-cell office:value-type="float" office:value="1.209415" calcext:value-type="float">
            <text:p>1,209415</text:p>
          </table:table-cell>
          <table:table-cell office:value-type="float" office:value="0.005478" calcext:value-type="float">
            <text:p>0,005478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1.194667" calcext:value-type="float">
            <text:p>1,194667</text:p>
          </table:table-cell>
          <table:table-cell office:value-type="float" office:value="1.180451" calcext:value-type="float">
            <text:p>1,180451</text:p>
          </table:table-cell>
          <table:table-cell office:value-type="float" office:value="1.229718" calcext:value-type="float">
            <text:p>1,229718</text:p>
          </table:table-cell>
          <table:table-cell office:value-type="float" office:value="0.006411" calcext:value-type="float">
            <text:p>0,006411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1.146292" calcext:value-type="float">
            <text:p>1,146292</text:p>
          </table:table-cell>
          <table:table-cell office:value-type="float" office:value="1.134723" calcext:value-type="float">
            <text:p>1,134723</text:p>
          </table:table-cell>
          <table:table-cell office:value-type="float" office:value="1.238659" calcext:value-type="float">
            <text:p>1,238659</text:p>
          </table:table-cell>
          <table:table-cell office:value-type="float" office:value="0.007418" calcext:value-type="float">
            <text:p>0,007418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.198781" calcext:value-type="float">
            <text:p>1,198781</text:p>
          </table:table-cell>
          <table:table-cell office:value-type="float" office:value="1.185481" calcext:value-type="float">
            <text:p>1,185481</text:p>
          </table:table-cell>
          <table:table-cell office:value-type="float" office:value="1.270324" calcext:value-type="float">
            <text:p>1,270324</text:p>
          </table:table-cell>
          <table:table-cell office:value-type="float" office:value="0.007519" calcext:value-type="float">
            <text:p>0,007519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1.165069" calcext:value-type="float">
            <text:p>1,165069</text:p>
          </table:table-cell>
          <table:table-cell office:value-type="float" office:value="1.151953" calcext:value-type="float">
            <text:p>1,151953</text:p>
          </table:table-cell>
          <table:table-cell office:value-type="float" office:value="1.217239" calcext:value-type="float">
            <text:p>1,217239</text:p>
          </table:table-cell>
          <table:table-cell office:value-type="float" office:value="0.005705" calcext:value-type="float">
            <text:p>0,005705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1.224983" calcext:value-type="float">
            <text:p>1,224983</text:p>
          </table:table-cell>
          <table:table-cell office:value-type="float" office:value="1.205131" calcext:value-type="float">
            <text:p>1,205131</text:p>
          </table:table-cell>
          <table:table-cell office:value-type="float" office:value="1.256168" calcext:value-type="float">
            <text:p>1,256168</text:p>
          </table:table-cell>
          <table:table-cell office:value-type="float" office:value="0.006905" calcext:value-type="float">
            <text:p>0,006905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1.164567" calcext:value-type="float">
            <text:p>1,164567</text:p>
          </table:table-cell>
          <table:table-cell office:value-type="float" office:value="1.151115" calcext:value-type="float">
            <text:p>1,151115</text:p>
          </table:table-cell>
          <table:table-cell office:value-type="float" office:value="1.2164" calcext:value-type="float">
            <text:p>1,2164</text:p>
          </table:table-cell>
          <table:table-cell office:value-type="float" office:value="0.006514" calcext:value-type="float">
            <text:p>0,006514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1.213229" calcext:value-type="float">
            <text:p>1,213229</text:p>
          </table:table-cell>
          <table:table-cell office:value-type="float" office:value="1.196936" calcext:value-type="float">
            <text:p>1,196936</text:p>
          </table:table-cell>
          <table:table-cell office:value-type="float" office:value="1.27973" calcext:value-type="float">
            <text:p>1,27973</text:p>
          </table:table-cell>
          <table:table-cell office:value-type="float" office:value="0.007917" calcext:value-type="float">
            <text:p>0,007917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.152922" calcext:value-type="float">
            <text:p>1,152922</text:p>
          </table:table-cell>
          <table:table-cell office:value-type="float" office:value="1.140218" calcext:value-type="float">
            <text:p>1,140218</text:p>
          </table:table-cell>
          <table:table-cell office:value-type="float" office:value="1.243409" calcext:value-type="float">
            <text:p>1,243409</text:p>
          </table:table-cell>
          <table:table-cell office:value-type="float" office:value="0.006692" calcext:value-type="float">
            <text:p>0,006692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1.260146" calcext:value-type="float">
            <text:p>1,260146</text:p>
          </table:table-cell>
          <table:table-cell office:value-type="float" office:value="1.236703" calcext:value-type="float">
            <text:p>1,236703</text:p>
          </table:table-cell>
          <table:table-cell office:value-type="float" office:value="1.315679" calcext:value-type="float">
            <text:p>1,315679</text:p>
          </table:table-cell>
          <table:table-cell office:value-type="float" office:value="0.011262" calcext:value-type="float">
            <text:p>0,011262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.167736" calcext:value-type="float">
            <text:p>1,167736</text:p>
          </table:table-cell>
          <table:table-cell office:value-type="float" office:value="1.155119" calcext:value-type="float">
            <text:p>1,155119</text:p>
          </table:table-cell>
          <table:table-cell office:value-type="float" office:value="1.209695" calcext:value-type="float">
            <text:p>1,209695</text:p>
          </table:table-cell>
          <table:table-cell office:value-type="float" office:value="0.005468" calcext:value-type="float">
            <text:p>0,005468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1.351486" calcext:value-type="float">
            <text:p>1,351486</text:p>
          </table:table-cell>
          <table:table-cell office:value-type="float" office:value="1.338311" calcext:value-type="float">
            <text:p>1,338311</text:p>
          </table:table-cell>
          <table:table-cell office:value-type="float" office:value="1.396518" calcext:value-type="float">
            <text:p>1,396518</text:p>
          </table:table-cell>
          <table:table-cell office:value-type="float" office:value="0.006624" calcext:value-type="float">
            <text:p>0,006624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1.392068" calcext:value-type="float">
            <text:p>1,392068</text:p>
          </table:table-cell>
          <table:table-cell office:value-type="float" office:value="1.378451" calcext:value-type="float">
            <text:p>1,378451</text:p>
          </table:table-cell>
          <table:table-cell office:value-type="float" office:value="1.44029" calcext:value-type="float">
            <text:p>1,44029</text:p>
          </table:table-cell>
          <table:table-cell office:value-type="float" office:value="0.006831" calcext:value-type="float">
            <text:p>0,006831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.419694" calcext:value-type="float">
            <text:p>1,419694</text:p>
          </table:table-cell>
          <table:table-cell office:value-type="float" office:value="1.396518" calcext:value-type="float">
            <text:p>1,396518</text:p>
          </table:table-cell>
          <table:table-cell office:value-type="float" office:value="1.649279" calcext:value-type="float">
            <text:p>1,649279</text:p>
          </table:table-cell>
          <table:table-cell office:value-type="float" office:value="0.019912" calcext:value-type="float">
            <text:p>0,019912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1.39324" calcext:value-type="float">
            <text:p>1,39324</text:p>
          </table:table-cell>
          <table:table-cell office:value-type="float" office:value="1.379754" calcext:value-type="float">
            <text:p>1,379754</text:p>
          </table:table-cell>
          <table:table-cell office:value-type="float" office:value="1.461711" calcext:value-type="float">
            <text:p>1,461711</text:p>
          </table:table-cell>
          <table:table-cell office:value-type="float" office:value="0.008046" calcext:value-type="float">
            <text:p>0,008046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1.416181" calcext:value-type="float">
            <text:p>1,416181</text:p>
          </table:table-cell>
          <table:table-cell office:value-type="float" office:value="1.40043" calcext:value-type="float">
            <text:p>1,40043</text:p>
          </table:table-cell>
          <table:table-cell office:value-type="float" office:value="1.655892" calcext:value-type="float">
            <text:p>1,655892</text:p>
          </table:table-cell>
          <table:table-cell office:value-type="float" office:value="0.012904" calcext:value-type="float">
            <text:p>0,012904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1.396534" calcext:value-type="float">
            <text:p>1,396534</text:p>
          </table:table-cell>
          <table:table-cell office:value-type="float" office:value="1.382455" calcext:value-type="float">
            <text:p>1,382455</text:p>
          </table:table-cell>
          <table:table-cell office:value-type="float" office:value="1.637544" calcext:value-type="float">
            <text:p>1,637544</text:p>
          </table:table-cell>
          <table:table-cell office:value-type="float" office:value="0.016963" calcext:value-type="float">
            <text:p>0,016963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1.424565" calcext:value-type="float">
            <text:p>1,424565</text:p>
          </table:table-cell>
          <table:table-cell office:value-type="float" office:value="1.407042" calcext:value-type="float">
            <text:p>1,407042</text:p>
          </table:table-cell>
          <table:table-cell office:value-type="float" office:value="2.092961" calcext:value-type="float">
            <text:p>2,092961</text:p>
          </table:table-cell>
          <table:table-cell office:value-type="float" office:value="0.044268" calcext:value-type="float">
            <text:p>0,044268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.394807" calcext:value-type="float">
            <text:p>1,394807</text:p>
          </table:table-cell>
          <table:table-cell office:value-type="float" office:value="1.379661" calcext:value-type="float">
            <text:p>1,379661</text:p>
          </table:table-cell>
          <table:table-cell office:value-type="float" office:value="1.64574" calcext:value-type="float">
            <text:p>1,64574</text:p>
          </table:table-cell>
          <table:table-cell office:value-type="float" office:value="0.017373" calcext:value-type="float">
            <text:p>0,017373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1.401427" calcext:value-type="float">
            <text:p>1,401427</text:p>
          </table:table-cell>
          <table:table-cell office:value-type="float" office:value="1.385994" calcext:value-type="float">
            <text:p>1,385994</text:p>
          </table:table-cell>
          <table:table-cell office:value-type="float" office:value="2.060924" calcext:value-type="float">
            <text:p>2,060924</text:p>
          </table:table-cell>
          <table:table-cell office:value-type="float" office:value="0.032141" calcext:value-type="float">
            <text:p>0,032141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1.39379" calcext:value-type="float">
            <text:p>1,39379</text:p>
          </table:table-cell>
          <table:table-cell office:value-type="float" office:value="1.373794" calcext:value-type="float">
            <text:p>1,373794</text:p>
          </table:table-cell>
          <table:table-cell office:value-type="float" office:value="2.054311" calcext:value-type="float">
            <text:p>2,054311</text:p>
          </table:table-cell>
          <table:table-cell office:value-type="float" office:value="0.034838" calcext:value-type="float">
            <text:p>0,034838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1.443735" calcext:value-type="float">
            <text:p>1,443735</text:p>
          </table:table-cell>
          <table:table-cell office:value-type="float" office:value="1.40937" calcext:value-type="float">
            <text:p>1,40937</text:p>
          </table:table-cell>
          <table:table-cell office:value-type="float" office:value="4.72581" calcext:value-type="float">
            <text:p>4,72581</text:p>
          </table:table-cell>
          <table:table-cell office:value-type="float" office:value="0.189859" calcext:value-type="float">
            <text:p>0,189859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1.393865" calcext:value-type="float">
            <text:p>1,393865</text:p>
          </table:table-cell>
          <table:table-cell office:value-type="float" office:value="1.373887" calcext:value-type="float">
            <text:p>1,373887</text:p>
          </table:table-cell>
          <table:table-cell office:value-type="float" office:value="2.048444" calcext:value-type="float">
            <text:p>2,048444</text:p>
          </table:table-cell>
          <table:table-cell office:value-type="float" office:value="0.057422" calcext:value-type="float">
            <text:p>0,057422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1.434264" calcext:value-type="float">
            <text:p>1,434264</text:p>
          </table:table-cell>
          <table:table-cell office:value-type="float" office:value="1.413655" calcext:value-type="float">
            <text:p>1,413655</text:p>
          </table:table-cell>
          <table:table-cell office:value-type="float" office:value="1.807418" calcext:value-type="float">
            <text:p>1,807418</text:p>
          </table:table-cell>
          <table:table-cell office:value-type="float" office:value="0.04636" calcext:value-type="float">
            <text:p>0,04636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1.408655" calcext:value-type="float">
            <text:p>1,408655</text:p>
          </table:table-cell>
          <table:table-cell office:value-type="float" office:value="1.386367" calcext:value-type="float">
            <text:p>1,386367</text:p>
          </table:table-cell>
          <table:table-cell office:value-type="float" office:value="2.073403" calcext:value-type="float">
            <text:p>2,073403</text:p>
          </table:table-cell>
          <table:table-cell office:value-type="float" office:value="0.061966" calcext:value-type="float">
            <text:p>0,061966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1.439774" calcext:value-type="float">
            <text:p>1,439774</text:p>
          </table:table-cell>
          <table:table-cell office:value-type="float" office:value="1.416076" calcext:value-type="float">
            <text:p>1,416076</text:p>
          </table:table-cell>
          <table:table-cell office:value-type="float" office:value="2.098083" calcext:value-type="float">
            <text:p>2,098083</text:p>
          </table:table-cell>
          <table:table-cell office:value-type="float" office:value="0.053206" calcext:value-type="float">
            <text:p>0,053206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1.389081" calcext:value-type="float">
            <text:p>1,389081</text:p>
          </table:table-cell>
          <table:table-cell office:value-type="float" office:value="1.368299" calcext:value-type="float">
            <text:p>1,368299</text:p>
          </table:table-cell>
          <table:table-cell office:value-type="float" office:value="1.758244" calcext:value-type="float">
            <text:p>1,758244</text:p>
          </table:table-cell>
          <table:table-cell office:value-type="float" office:value="0.054664" calcext:value-type="float">
            <text:p>0,054664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1.443472" calcext:value-type="float">
            <text:p>1,443472</text:p>
          </table:table-cell>
          <table:table-cell office:value-type="float" office:value="1.419894" calcext:value-type="float">
            <text:p>1,419894</text:p>
          </table:table-cell>
          <table:table-cell office:value-type="float" office:value="1.822691" calcext:value-type="float">
            <text:p>1,822691</text:p>
          </table:table-cell>
          <table:table-cell office:value-type="float" office:value="0.054701" calcext:value-type="float">
            <text:p>0,054701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.406707" calcext:value-type="float">
            <text:p>1,406707</text:p>
          </table:table-cell>
          <table:table-cell office:value-type="float" office:value="1.386274" calcext:value-type="float">
            <text:p>1,386274</text:p>
          </table:table-cell>
          <table:table-cell office:value-type="float" office:value="1.773052" calcext:value-type="float">
            <text:p>1,773052</text:p>
          </table:table-cell>
          <table:table-cell office:value-type="float" office:value="0.053318" calcext:value-type="float">
            <text:p>0,053318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1.460363" calcext:value-type="float">
            <text:p>1,460363</text:p>
          </table:table-cell>
          <table:table-cell office:value-type="float" office:value="1.429301" calcext:value-type="float">
            <text:p>1,429301</text:p>
          </table:table-cell>
          <table:table-cell office:value-type="float" office:value="2.103951" calcext:value-type="float">
            <text:p>2,103951</text:p>
          </table:table-cell>
          <table:table-cell office:value-type="float" office:value="0.062082" calcext:value-type="float">
            <text:p>0,062082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1.413262" calcext:value-type="float">
            <text:p>1,413262</text:p>
          </table:table-cell>
          <table:table-cell office:value-type="float" office:value="1.386739" calcext:value-type="float">
            <text:p>1,386739</text:p>
          </table:table-cell>
          <table:table-cell office:value-type="float" office:value="2.066046" calcext:value-type="float">
            <text:p>2,066046</text:p>
          </table:table-cell>
          <table:table-cell office:value-type="float" office:value="0.064278" calcext:value-type="float">
            <text:p>0,064278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1.45813" calcext:value-type="float">
            <text:p>1,45813</text:p>
          </table:table-cell>
          <table:table-cell office:value-type="float" office:value="1.435913" calcext:value-type="float">
            <text:p>1,435913</text:p>
          </table:table-cell>
          <table:table-cell office:value-type="float" office:value="1.842156" calcext:value-type="float">
            <text:p>1,842156</text:p>
          </table:table-cell>
          <table:table-cell office:value-type="float" office:value="0.058732" calcext:value-type="float">
            <text:p>0,058732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1.416837" calcext:value-type="float">
            <text:p>1,416837</text:p>
          </table:table-cell>
          <table:table-cell office:value-type="float" office:value="1.393352" calcext:value-type="float">
            <text:p>1,393352</text:p>
          </table:table-cell>
          <table:table-cell office:value-type="float" office:value="2.062973" calcext:value-type="float">
            <text:p>2,062973</text:p>
          </table:table-cell>
          <table:table-cell office:value-type="float" office:value="0.061752" calcext:value-type="float">
            <text:p>0,061752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1.479441" calcext:value-type="float">
            <text:p>1,479441</text:p>
          </table:table-cell>
          <table:table-cell office:value-type="float" office:value="1.445692" calcext:value-type="float">
            <text:p>1,445692</text:p>
          </table:table-cell>
          <table:table-cell office:value-type="float" office:value="1.868419" calcext:value-type="float">
            <text:p>1,868419</text:p>
          </table:table-cell>
          <table:table-cell office:value-type="float" office:value="0.050629" calcext:value-type="float">
            <text:p>0,050629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1.411524" calcext:value-type="float">
            <text:p>1,411524</text:p>
          </table:table-cell>
          <table:table-cell office:value-type="float" office:value="1.393724" calcext:value-type="float">
            <text:p>1,393724</text:p>
          </table:table-cell>
          <table:table-cell office:value-type="float" office:value="2.063997" calcext:value-type="float">
            <text:p>2,063997</text:p>
          </table:table-cell>
          <table:table-cell office:value-type="float" office:value="0.054393" calcext:value-type="float">
            <text:p>0,054393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1.468417" calcext:value-type="float">
            <text:p>1,468417</text:p>
          </table:table-cell>
          <table:table-cell office:value-type="float" office:value="1.44057" calcext:value-type="float">
            <text:p>1,44057</text:p>
          </table:table-cell>
          <table:table-cell office:value-type="float" office:value="2.12742" calcext:value-type="float">
            <text:p>2,12742</text:p>
          </table:table-cell>
          <table:table-cell office:value-type="float" office:value="0.075273" calcext:value-type="float">
            <text:p>0,075273</text:p>
          </table:table-cell>
          <table:table-cell office:value-type="float" office:value="17" calcext:value-type="float">
            <text:p>17</text:p>
          </table:table-cell>
          <table:table-cell table:number-columns-repeated="6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1.417448" calcext:value-type="float">
            <text:p>1,417448</text:p>
          </table:table-cell>
          <table:table-cell office:value-type="float" office:value="1.396518" calcext:value-type="float">
            <text:p>1,396518</text:p>
          </table:table-cell>
          <table:table-cell office:value-type="float" office:value="1.790281" calcext:value-type="float">
            <text:p>1,790281</text:p>
          </table:table-cell>
          <table:table-cell office:value-type="float" office:value="0.051939" calcext:value-type="float">
            <text:p>0,051939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1.488774" calcext:value-type="float">
            <text:p>1,488774</text:p>
          </table:table-cell>
          <table:table-cell office:value-type="float" office:value="1.457427" calcext:value-type="float">
            <text:p>1,457427</text:p>
          </table:table-cell>
          <table:table-cell office:value-type="float" office:value="2.150796" calcext:value-type="float">
            <text:p>2,150796</text:p>
          </table:table-cell>
          <table:table-cell office:value-type="float" office:value="0.062321" calcext:value-type="float">
            <text:p>0,062321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.409434" calcext:value-type="float">
            <text:p>1,409434</text:p>
          </table:table-cell>
          <table:table-cell office:value-type="float" office:value="1.394562" calcext:value-type="float">
            <text:p>1,394562</text:p>
          </table:table-cell>
          <table:table-cell office:value-type="float" office:value="1.788232" calcext:value-type="float">
            <text:p>1,788232</text:p>
          </table:table-cell>
          <table:table-cell office:value-type="float" office:value="0.02488" calcext:value-type="float">
            <text:p>0,02488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.482208" calcext:value-type="float">
            <text:p>1,482208</text:p>
          </table:table-cell>
          <table:table-cell office:value-type="float" office:value="1.454633" calcext:value-type="float">
            <text:p>1,454633</text:p>
          </table:table-cell>
          <table:table-cell office:value-type="float" office:value="2.129283" calcext:value-type="float">
            <text:p>2,129283</text:p>
          </table:table-cell>
          <table:table-cell office:value-type="float" office:value="0.068037" calcext:value-type="float">
            <text:p>0,068037</text:p>
          </table:table-cell>
          <table:table-cell office:value-type="float" office:value="16" calcext:value-type="float">
            <text:p>16</text:p>
          </table:table-cell>
          <table:table-cell table:number-columns-repeated="6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.425437" calcext:value-type="float">
            <text:p>1,425437</text:p>
          </table:table-cell>
          <table:table-cell office:value-type="float" office:value="1.399964" calcext:value-type="float">
            <text:p>1,399964</text:p>
          </table:table-cell>
          <table:table-cell office:value-type="float" office:value="2.076942" calcext:value-type="float">
            <text:p>2,076942</text:p>
          </table:table-cell>
          <table:table-cell office:value-type="float" office:value="0.059351" calcext:value-type="float">
            <text:p>0,059351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.528315" calcext:value-type="float">
            <text:p>1,528315</text:p>
          </table:table-cell>
          <table:table-cell office:value-type="float" office:value="1.489464" calcext:value-type="float">
            <text:p>1,489464</text:p>
          </table:table-cell>
          <table:table-cell office:value-type="float" office:value="2.179295" calcext:value-type="float">
            <text:p>2,179295</text:p>
          </table:table-cell>
          <table:table-cell office:value-type="float" office:value="0.076561" calcext:value-type="float">
            <text:p>0,076561</text:p>
          </table:table-cell>
          <table:table-cell office:value-type="float" office:value="18" calcext:value-type="float">
            <text:p>18</text:p>
          </table:table-cell>
          <table:table-cell table:number-columns-repeated="6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.425015" calcext:value-type="float">
            <text:p>1,425015</text:p>
          </table:table-cell>
          <table:table-cell office:value-type="float" office:value="1.398008" calcext:value-type="float">
            <text:p>1,398008</text:p>
          </table:table-cell>
          <table:table-cell office:value-type="float" office:value="2.137851" calcext:value-type="float">
            <text:p>2,137851</text:p>
          </table:table-cell>
          <table:table-cell office:value-type="float" office:value="0.072216" calcext:value-type="float">
            <text:p>0,072216</text:p>
          </table:table-cell>
          <table:table-cell office:value-type="float" office:value="17" calcext:value-type="float">
            <text:p>17</text:p>
          </table:table-cell>
          <table:table-cell table:number-columns-repeated="6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1.650904" calcext:value-type="float">
            <text:p>1,650904</text:p>
          </table:table-cell>
          <table:table-cell office:value-type="float" office:value="1.618825" calcext:value-type="float">
            <text:p>1,618825</text:p>
          </table:table-cell>
          <table:table-cell office:value-type="float" office:value="2.976507" calcext:value-type="float">
            <text:p>2,976507</text:p>
          </table:table-cell>
          <table:table-cell office:value-type="float" office:value="0.116643" calcext:value-type="float">
            <text:p>0,116643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1.664206" calcext:value-type="float">
            <text:p>1,664206</text:p>
          </table:table-cell>
          <table:table-cell office:value-type="float" office:value="1.635961" calcext:value-type="float">
            <text:p>1,635961</text:p>
          </table:table-cell>
          <table:table-cell office:value-type="float" office:value="2.985261" calcext:value-type="float">
            <text:p>2,985261</text:p>
          </table:table-cell>
          <table:table-cell office:value-type="float" office:value="0.101433" calcext:value-type="float">
            <text:p>0,101433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1.673083" calcext:value-type="float">
            <text:p>1,673083</text:p>
          </table:table-cell>
          <table:table-cell office:value-type="float" office:value="1.653843" calcext:value-type="float">
            <text:p>1,653843</text:p>
          </table:table-cell>
          <table:table-cell office:value-type="float" office:value="2.167933" calcext:value-type="float">
            <text:p>2,167933</text:p>
          </table:table-cell>
          <table:table-cell office:value-type="float" office:value="0.024607" calcext:value-type="float">
            <text:p>0,024607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1.641504" calcext:value-type="float">
            <text:p>1,641504</text:p>
          </table:table-cell>
          <table:table-cell office:value-type="float" office:value="1.617894" calcext:value-type="float">
            <text:p>1,617894</text:p>
          </table:table-cell>
          <table:table-cell office:value-type="float" office:value="2.393872" calcext:value-type="float">
            <text:p>2,393872</text:p>
          </table:table-cell>
          <table:table-cell office:value-type="float" office:value="0.066219" calcext:value-type="float">
            <text:p>0,066219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1.672054" calcext:value-type="float">
            <text:p>1,672054</text:p>
          </table:table-cell>
          <table:table-cell office:value-type="float" office:value="1.648441" calcext:value-type="float">
            <text:p>1,648441</text:p>
          </table:table-cell>
          <table:table-cell office:value-type="float" office:value="2.420321" calcext:value-type="float">
            <text:p>2,420321</text:p>
          </table:table-cell>
          <table:table-cell office:value-type="float" office:value="0.075371" calcext:value-type="float">
            <text:p>0,075371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1.674394" calcext:value-type="float">
            <text:p>1,674394</text:p>
          </table:table-cell>
          <table:table-cell office:value-type="float" office:value="1.641363" calcext:value-type="float">
            <text:p>1,641363</text:p>
          </table:table-cell>
          <table:table-cell office:value-type="float" office:value="2.40542" calcext:value-type="float">
            <text:p>2,40542</text:p>
          </table:table-cell>
          <table:table-cell office:value-type="float" office:value="0.112093" calcext:value-type="float">
            <text:p>0,112093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1.69185" calcext:value-type="float">
            <text:p>1,69185</text:p>
          </table:table-cell>
          <table:table-cell office:value-type="float" office:value="1.664087" calcext:value-type="float">
            <text:p>1,664087</text:p>
          </table:table-cell>
          <table:table-cell office:value-type="float" office:value="2.444535" calcext:value-type="float">
            <text:p>2,444535</text:p>
          </table:table-cell>
          <table:table-cell office:value-type="float" office:value="0.093206" calcext:value-type="float">
            <text:p>0,093206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1.742985" calcext:value-type="float">
            <text:p>1,742985</text:p>
          </table:table-cell>
          <table:table-cell office:value-type="float" office:value="1.62255" calcext:value-type="float">
            <text:p>1,62255</text:p>
          </table:table-cell>
          <table:table-cell office:value-type="float" office:value="7.314794" calcext:value-type="float">
            <text:p>7,314794</text:p>
          </table:table-cell>
          <table:table-cell office:value-type="float" office:value="0.536656" calcext:value-type="float">
            <text:p>0,536656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 table:number-rows-repeated="2">
          <table:table-cell table:number-columns-repeated="73"/>
        </table:table-row>
        <table:table-row table:style-name="ro1">
          <table:table-cell office:value-type="string" calcext:value-type="string">
            <text:p>LINEAR CENTRALIZED BARRIER time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59648" calcext:value-type="float">
            <text:p>0,059648</text:p>
          </table:table-cell>
          <table:table-cell office:value-type="float" office:value="0.059151" calcext:value-type="float">
            <text:p>0,059151</text:p>
          </table:table-cell>
          <table:table-cell office:value-type="float" office:value="0.063964" calcext:value-type="float">
            <text:p>0,063964</text:p>
          </table:table-cell>
          <table:table-cell office:value-type="float" office:value="0.000996" calcext:value-type="float">
            <text:p>0,000996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184992" calcext:value-type="float">
            <text:p>0,184992</text:p>
          </table:table-cell>
          <table:table-cell office:value-type="float" office:value="0.178465" calcext:value-type="float">
            <text:p>0,178465</text:p>
          </table:table-cell>
          <table:table-cell office:value-type="float" office:value="0.193168" calcext:value-type="float">
            <text:p>0,193168</text:p>
          </table:table-cell>
          <table:table-cell office:value-type="float" office:value="0.002472" calcext:value-type="float">
            <text:p>0,002472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466439" calcext:value-type="float">
            <text:p>0,466439</text:p>
          </table:table-cell>
          <table:table-cell office:value-type="float" office:value="0.464637" calcext:value-type="float">
            <text:p>0,464637</text:p>
          </table:table-cell>
          <table:table-cell office:value-type="float" office:value="0.48629" calcext:value-type="float">
            <text:p>0,48629</text:p>
          </table:table-cell>
          <table:table-cell office:value-type="float" office:value="0.001298" calcext:value-type="float">
            <text:p>0,001298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536187" calcext:value-type="float">
            <text:p>0,536187</text:p>
          </table:table-cell>
          <table:table-cell office:value-type="float" office:value="0.533974" calcext:value-type="float">
            <text:p>0,533974</text:p>
          </table:table-cell>
          <table:table-cell office:value-type="float" office:value="0.554696" calcext:value-type="float">
            <text:p>0,554696</text:p>
          </table:table-cell>
          <table:table-cell office:value-type="float" office:value="0.001276" calcext:value-type="float">
            <text:p>0,001276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547603" calcext:value-type="float">
            <text:p>0,547603</text:p>
          </table:table-cell>
          <table:table-cell office:value-type="float" office:value="0.545103" calcext:value-type="float">
            <text:p>0,545103</text:p>
          </table:table-cell>
          <table:table-cell office:value-type="float" office:value="0.567595" calcext:value-type="float">
            <text:p>0,567595</text:p>
          </table:table-cell>
          <table:table-cell office:value-type="float" office:value="0.001452" calcext:value-type="float">
            <text:p>0,001452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585629" calcext:value-type="float">
            <text:p>0,585629</text:p>
          </table:table-cell>
          <table:table-cell office:value-type="float" office:value="0.581844" calcext:value-type="float">
            <text:p>0,581844</text:p>
          </table:table-cell>
          <table:table-cell office:value-type="float" office:value="0.609178" calcext:value-type="float">
            <text:p>0,609178</text:p>
          </table:table-cell>
          <table:table-cell office:value-type="float" office:value="0.002076" calcext:value-type="float">
            <text:p>0,002076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637389" calcext:value-type="float">
            <text:p>0,637389</text:p>
          </table:table-cell>
          <table:table-cell office:value-type="float" office:value="0.623427" calcext:value-type="float">
            <text:p>0,623427</text:p>
          </table:table-cell>
          <table:table-cell office:value-type="float" office:value="0.659982" calcext:value-type="float">
            <text:p>0,659982</text:p>
          </table:table-cell>
          <table:table-cell office:value-type="float" office:value="0.002411" calcext:value-type="float">
            <text:p>0,002411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728523" calcext:value-type="float">
            <text:p>0,728523</text:p>
          </table:table-cell>
          <table:table-cell office:value-type="float" office:value="0.722427" calcext:value-type="float">
            <text:p>0,722427</text:p>
          </table:table-cell>
          <table:table-cell office:value-type="float" office:value="0.750599" calcext:value-type="float">
            <text:p>0,750599</text:p>
          </table:table-cell>
          <table:table-cell office:value-type="float" office:value="0.002124" calcext:value-type="float">
            <text:p>0,002124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.776816" calcext:value-type="float">
            <text:p>0,776816</text:p>
          </table:table-cell>
          <table:table-cell office:value-type="float" office:value="0.767596" calcext:value-type="float">
            <text:p>0,767596</text:p>
          </table:table-cell>
          <table:table-cell office:value-type="float" office:value="0.825338" calcext:value-type="float">
            <text:p>0,825338</text:p>
          </table:table-cell>
          <table:table-cell office:value-type="float" office:value="0.003777" calcext:value-type="float">
            <text:p>0,003777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754952" calcext:value-type="float">
            <text:p>0,754952</text:p>
          </table:table-cell>
          <table:table-cell office:value-type="float" office:value="0.749435" calcext:value-type="float">
            <text:p>0,749435</text:p>
          </table:table-cell>
          <table:table-cell office:value-type="float" office:value="0.793952" calcext:value-type="float">
            <text:p>0,793952</text:p>
          </table:table-cell>
          <table:table-cell office:value-type="float" office:value="0.003018" calcext:value-type="float">
            <text:p>0,003018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.734181" calcext:value-type="float">
            <text:p>0,734181</text:p>
          </table:table-cell>
          <table:table-cell office:value-type="float" office:value="0.668131" calcext:value-type="float">
            <text:p>0,668131</text:p>
          </table:table-cell>
          <table:table-cell office:value-type="float" office:value="0.759959" calcext:value-type="float">
            <text:p>0,759959</text:p>
          </table:table-cell>
          <table:table-cell office:value-type="float" office:value="0.004873" calcext:value-type="float">
            <text:p>0,004873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706173" calcext:value-type="float">
            <text:p>0,706173</text:p>
          </table:table-cell>
          <table:table-cell office:value-type="float" office:value="0.699982" calcext:value-type="float">
            <text:p>0,699982</text:p>
          </table:table-cell>
          <table:table-cell office:value-type="float" office:value="0.726758" calcext:value-type="float">
            <text:p>0,726758</text:p>
          </table:table-cell>
          <table:table-cell office:value-type="float" office:value="0.002978" calcext:value-type="float">
            <text:p>0,002978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.883098" calcext:value-type="float">
            <text:p>0,883098</text:p>
          </table:table-cell>
          <table:table-cell office:value-type="float" office:value="0.873394" calcext:value-type="float">
            <text:p>0,873394</text:p>
          </table:table-cell>
          <table:table-cell office:value-type="float" office:value="0.927411" calcext:value-type="float">
            <text:p>0,927411</text:p>
          </table:table-cell>
          <table:table-cell office:value-type="float" office:value="0.004625" calcext:value-type="float">
            <text:p>0,004625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.847076" calcext:value-type="float">
            <text:p>0,847076</text:p>
          </table:table-cell>
          <table:table-cell office:value-type="float" office:value="0.833627" calcext:value-type="float">
            <text:p>0,833627</text:p>
          </table:table-cell>
          <table:table-cell office:value-type="float" office:value="0.994932" calcext:value-type="float">
            <text:p>0,994932</text:p>
          </table:table-cell>
          <table:table-cell office:value-type="float" office:value="0.011166" calcext:value-type="float">
            <text:p>0,011166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0.85448" calcext:value-type="float">
            <text:p>0,85448</text:p>
          </table:table-cell>
          <table:table-cell office:value-type="float" office:value="0.840239" calcext:value-type="float">
            <text:p>0,840239</text:p>
          </table:table-cell>
          <table:table-cell office:value-type="float" office:value="0.900775" calcext:value-type="float">
            <text:p>0,900775</text:p>
          </table:table-cell>
          <table:table-cell office:value-type="float" office:value="0.005795" calcext:value-type="float">
            <text:p>0,005795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0.989424" calcext:value-type="float">
            <text:p>0,989424</text:p>
          </table:table-cell>
          <table:table-cell office:value-type="float" office:value="0.91875" calcext:value-type="float">
            <text:p>0,91875</text:p>
          </table:table-cell>
          <table:table-cell office:value-type="float" office:value="1.158565" calcext:value-type="float">
            <text:p>1,158565</text:p>
          </table:table-cell>
          <table:table-cell office:value-type="float" office:value="0.013681" calcext:value-type="float">
            <text:p>0,013681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0.93846" calcext:value-type="float">
            <text:p>0,93846</text:p>
          </table:table-cell>
          <table:table-cell office:value-type="float" office:value="0.919588" calcext:value-type="float">
            <text:p>0,919588</text:p>
          </table:table-cell>
          <table:table-cell office:value-type="float" office:value="1.005456" calcext:value-type="float">
            <text:p>1,005456</text:p>
          </table:table-cell>
          <table:table-cell office:value-type="float" office:value="0.007452" calcext:value-type="float">
            <text:p>0,007452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0.884291" calcext:value-type="float">
            <text:p>0,884291</text:p>
          </table:table-cell>
          <table:table-cell office:value-type="float" office:value="0.874605" calcext:value-type="float">
            <text:p>0,874605</text:p>
          </table:table-cell>
          <table:table-cell office:value-type="float" office:value="0.932068" calcext:value-type="float">
            <text:p>0,932068</text:p>
          </table:table-cell>
          <table:table-cell office:value-type="float" office:value="0.004692" calcext:value-type="float">
            <text:p>0,004692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0.95566" calcext:value-type="float">
            <text:p>0,95566</text:p>
          </table:table-cell>
          <table:table-cell office:value-type="float" office:value="0.943802" calcext:value-type="float">
            <text:p>0,943802</text:p>
          </table:table-cell>
          <table:table-cell office:value-type="float" office:value="1.005456" calcext:value-type="float">
            <text:p>1,005456</text:p>
          </table:table-cell>
          <table:table-cell office:value-type="float" office:value="0.005094" calcext:value-type="float">
            <text:p>0,005094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.980549" calcext:value-type="float">
            <text:p>0,980549</text:p>
          </table:table-cell>
          <table:table-cell office:value-type="float" office:value="0.968762" calcext:value-type="float">
            <text:p>0,968762</text:p>
          </table:table-cell>
          <table:table-cell office:value-type="float" office:value="1.028087" calcext:value-type="float">
            <text:p>1,028087</text:p>
          </table:table-cell>
          <table:table-cell office:value-type="float" office:value="0.005585" calcext:value-type="float">
            <text:p>0,005585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1.348715" calcext:value-type="float">
            <text:p>1,348715</text:p>
          </table:table-cell>
          <table:table-cell office:value-type="float" office:value="1.322292" calcext:value-type="float">
            <text:p>1,322292</text:p>
          </table:table-cell>
          <table:table-cell office:value-type="float" office:value="1.395307" calcext:value-type="float">
            <text:p>1,395307</text:p>
          </table:table-cell>
          <table:table-cell office:value-type="float" office:value="0.008839" calcext:value-type="float">
            <text:p>0,008839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1.107011" calcext:value-type="float">
            <text:p>1,107011</text:p>
          </table:table-cell>
          <table:table-cell office:value-type="float" office:value="1.083594" calcext:value-type="float">
            <text:p>1,083594</text:p>
          </table:table-cell>
          <table:table-cell office:value-type="float" office:value="1.167599" calcext:value-type="float">
            <text:p>1,167599</text:p>
          </table:table-cell>
          <table:table-cell office:value-type="float" office:value="0.008929" calcext:value-type="float">
            <text:p>0,008929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1.267256" calcext:value-type="float">
            <text:p>1,267256</text:p>
          </table:table-cell>
          <table:table-cell office:value-type="float" office:value="1.245737" calcext:value-type="float">
            <text:p>1,245737</text:p>
          </table:table-cell>
          <table:table-cell office:value-type="float" office:value="1.33086" calcext:value-type="float">
            <text:p>1,33086</text:p>
          </table:table-cell>
          <table:table-cell office:value-type="float" office:value="0.008103" calcext:value-type="float">
            <text:p>0,008103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1.358582" calcext:value-type="float">
            <text:p>1,358582</text:p>
          </table:table-cell>
          <table:table-cell office:value-type="float" office:value="1.33086" calcext:value-type="float">
            <text:p>1,33086</text:p>
          </table:table-cell>
          <table:table-cell office:value-type="float" office:value="1.403131" calcext:value-type="float">
            <text:p>1,403131</text:p>
          </table:table-cell>
          <table:table-cell office:value-type="float" office:value="0.008492" calcext:value-type="float">
            <text:p>0,008492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.311292" calcext:value-type="float">
            <text:p>1,311292</text:p>
          </table:table-cell>
          <table:table-cell office:value-type="float" office:value="1.286343" calcext:value-type="float">
            <text:p>1,286343</text:p>
          </table:table-cell>
          <table:table-cell office:value-type="float" office:value="1.36327" calcext:value-type="float">
            <text:p>1,36327</text:p>
          </table:table-cell>
          <table:table-cell office:value-type="float" office:value="0.009126" calcext:value-type="float">
            <text:p>0,00912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1.274727" calcext:value-type="float">
            <text:p>1,274727</text:p>
          </table:table-cell>
          <table:table-cell office:value-type="float" office:value="1.256261" calcext:value-type="float">
            <text:p>1,256261</text:p>
          </table:table-cell>
          <table:table-cell office:value-type="float" office:value="1.32462" calcext:value-type="float">
            <text:p>1,32462</text:p>
          </table:table-cell>
          <table:table-cell office:value-type="float" office:value="0.00822" calcext:value-type="float">
            <text:p>0,00822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1.441913" calcext:value-type="float">
            <text:p>1,441913</text:p>
          </table:table-cell>
          <table:table-cell office:value-type="float" office:value="1.419522" calcext:value-type="float">
            <text:p>1,419522</text:p>
          </table:table-cell>
          <table:table-cell office:value-type="float" office:value="1.490675" calcext:value-type="float">
            <text:p>1,490675</text:p>
          </table:table-cell>
          <table:table-cell office:value-type="float" office:value="0.009331" calcext:value-type="float">
            <text:p>0,009331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1.606114" calcext:value-type="float">
            <text:p>1,606114</text:p>
          </table:table-cell>
          <table:table-cell office:value-type="float" office:value="1.565553" calcext:value-type="float">
            <text:p>1,565553</text:p>
          </table:table-cell>
          <table:table-cell office:value-type="float" office:value="1.658686" calcext:value-type="float">
            <text:p>1,658686</text:p>
          </table:table-cell>
          <table:table-cell office:value-type="float" office:value="0.014849" calcext:value-type="float">
            <text:p>0,014849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1.701781" calcext:value-type="float">
            <text:p>1,701781</text:p>
          </table:table-cell>
          <table:table-cell office:value-type="float" office:value="1.647696" calcext:value-type="float">
            <text:p>1,647696</text:p>
          </table:table-cell>
          <table:table-cell office:value-type="float" office:value="1.804717" calcext:value-type="float">
            <text:p>1,804717</text:p>
          </table:table-cell>
          <table:table-cell office:value-type="float" office:value="0.01878" calcext:value-type="float">
            <text:p>0,01878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.528862" calcext:value-type="float">
            <text:p>1,528862</text:p>
          </table:table-cell>
          <table:table-cell office:value-type="float" office:value="1.486763" calcext:value-type="float">
            <text:p>1,486763</text:p>
          </table:table-cell>
          <table:table-cell office:value-type="float" office:value="1.60709" calcext:value-type="float">
            <text:p>1,60709</text:p>
          </table:table-cell>
          <table:table-cell office:value-type="float" office:value="0.013536" calcext:value-type="float">
            <text:p>0,013536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1.690492" calcext:value-type="float">
            <text:p>1,690492</text:p>
          </table:table-cell>
          <table:table-cell office:value-type="float" office:value="1.660921" calcext:value-type="float">
            <text:p>1,660921</text:p>
          </table:table-cell>
          <table:table-cell office:value-type="float" office:value="1.756102" calcext:value-type="float">
            <text:p>1,756102</text:p>
          </table:table-cell>
          <table:table-cell office:value-type="float" office:value="0.013182" calcext:value-type="float">
            <text:p>0,013182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.799428" calcext:value-type="float">
            <text:p>1,799428</text:p>
          </table:table-cell>
          <table:table-cell office:value-type="float" office:value="1.718663" calcext:value-type="float">
            <text:p>1,718663</text:p>
          </table:table-cell>
          <table:table-cell office:value-type="float" office:value="1.920201" calcext:value-type="float">
            <text:p>1,920201</text:p>
          </table:table-cell>
          <table:table-cell office:value-type="float" office:value="0.01618" calcext:value-type="float">
            <text:p>0,01618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2.217825" calcext:value-type="float">
            <text:p>2,217825</text:p>
          </table:table-cell>
          <table:table-cell office:value-type="float" office:value="2.119504" calcext:value-type="float">
            <text:p>2,119504</text:p>
          </table:table-cell>
          <table:table-cell office:value-type="float" office:value="2.313964" calcext:value-type="float">
            <text:p>2,313964</text:p>
          </table:table-cell>
          <table:table-cell office:value-type="float" office:value="0.020466" calcext:value-type="float">
            <text:p>0,02046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2.350063" calcext:value-type="float">
            <text:p>2,350063</text:p>
          </table:table-cell>
          <table:table-cell office:value-type="float" office:value="2.295338" calcext:value-type="float">
            <text:p>2,295338</text:p>
          </table:table-cell>
          <table:table-cell office:value-type="float" office:value="2.469495" calcext:value-type="float">
            <text:p>2,469495</text:p>
          </table:table-cell>
          <table:table-cell office:value-type="float" office:value="0.02012" calcext:value-type="float">
            <text:p>0,02012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.95284" calcext:value-type="float">
            <text:p>1,95284</text:p>
          </table:table-cell>
          <table:table-cell office:value-type="float" office:value="1.910143" calcext:value-type="float">
            <text:p>1,910143</text:p>
          </table:table-cell>
          <table:table-cell office:value-type="float" office:value="2.085976" calcext:value-type="float">
            <text:p>2,085976</text:p>
          </table:table-cell>
          <table:table-cell office:value-type="float" office:value="0.018604" calcext:value-type="float">
            <text:p>0,018604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2.058361" calcext:value-type="float">
            <text:p>2,058361</text:p>
          </table:table-cell>
          <table:table-cell office:value-type="float" office:value="2.011657" calcext:value-type="float">
            <text:p>2,011657</text:p>
          </table:table-cell>
          <table:table-cell office:value-type="float" office:value="2.163276" calcext:value-type="float">
            <text:p>2,163276</text:p>
          </table:table-cell>
          <table:table-cell office:value-type="float" office:value="0.018509" calcext:value-type="float">
            <text:p>0,018509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2.27176" calcext:value-type="float">
            <text:p>2,27176</text:p>
          </table:table-cell>
          <table:table-cell office:value-type="float" office:value="2.226606" calcext:value-type="float">
            <text:p>2,226606</text:p>
          </table:table-cell>
          <table:table-cell office:value-type="float" office:value="2.855435" calcext:value-type="float">
            <text:p>2,855435</text:p>
          </table:table-cell>
          <table:table-cell office:value-type="float" office:value="0.031245" calcext:value-type="float">
            <text:p>0,031245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2.71876" calcext:value-type="float">
            <text:p>2,71876</text:p>
          </table:table-cell>
          <table:table-cell office:value-type="float" office:value="2.451614" calcext:value-type="float">
            <text:p>2,451614</text:p>
          </table:table-cell>
          <table:table-cell office:value-type="float" office:value="2.84221" calcext:value-type="float">
            <text:p>2,84221</text:p>
          </table:table-cell>
          <table:table-cell office:value-type="float" office:value="0.031699" calcext:value-type="float">
            <text:p>0,031699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2.748522" calcext:value-type="float">
            <text:p>2,748522</text:p>
          </table:table-cell>
          <table:table-cell office:value-type="float" office:value="2.53357" calcext:value-type="float">
            <text:p>2,53357</text:p>
          </table:table-cell>
          <table:table-cell office:value-type="float" office:value="3.147684" calcext:value-type="float">
            <text:p>3,147684</text:p>
          </table:table-cell>
          <table:table-cell office:value-type="float" office:value="0.033771" calcext:value-type="float">
            <text:p>0,033771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3.299189" calcext:value-type="float">
            <text:p>3,299189</text:p>
          </table:table-cell>
          <table:table-cell office:value-type="float" office:value="2.865866" calcext:value-type="float">
            <text:p>2,865866</text:p>
          </table:table-cell>
          <table:table-cell office:value-type="float" office:value="5.947053" calcext:value-type="float">
            <text:p>5,947053</text:p>
          </table:table-cell>
          <table:table-cell office:value-type="float" office:value="0.124189" calcext:value-type="float">
            <text:p>0,124189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2.494913" calcext:value-type="float">
            <text:p>2,494913</text:p>
          </table:table-cell>
          <table:table-cell office:value-type="float" office:value="2.437644" calcext:value-type="float">
            <text:p>2,437644</text:p>
          </table:table-cell>
          <table:table-cell office:value-type="float" office:value="3.83053" calcext:value-type="float">
            <text:p>3,83053</text:p>
          </table:table-cell>
          <table:table-cell office:value-type="float" office:value="0.088237" calcext:value-type="float">
            <text:p>0,088237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3.283582" calcext:value-type="float">
            <text:p>3,283582</text:p>
          </table:table-cell>
          <table:table-cell office:value-type="float" office:value="2.799928" calcext:value-type="float">
            <text:p>2,799928</text:p>
          </table:table-cell>
          <table:table-cell office:value-type="float" office:value="5.942211" calcext:value-type="float">
            <text:p>5,942211</text:p>
          </table:table-cell>
          <table:table-cell office:value-type="float" office:value="0.125204" calcext:value-type="float">
            <text:p>0,125204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3.230821" calcext:value-type="float">
            <text:p>3,230821</text:p>
          </table:table-cell>
          <table:table-cell office:value-type="float" office:value="2.98731" calcext:value-type="float">
            <text:p>2,98731</text:p>
          </table:table-cell>
          <table:table-cell office:value-type="float" office:value="5.851686" calcext:value-type="float">
            <text:p>5,851686</text:p>
          </table:table-cell>
          <table:table-cell office:value-type="float" office:value="0.243969" calcext:value-type="float">
            <text:p>0,243969</text:p>
          </table:table-cell>
          <table:table-cell office:value-type="float" office:value="16" calcext:value-type="float">
            <text:p>16</text:p>
          </table:table-cell>
          <table:table-cell table:number-columns-repeated="6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3.000405" calcext:value-type="float">
            <text:p>3,000405</text:p>
          </table:table-cell>
          <table:table-cell office:value-type="float" office:value="2.906285" calcext:value-type="float">
            <text:p>2,906285</text:p>
          </table:table-cell>
          <table:table-cell office:value-type="float" office:value="4.281104" calcext:value-type="float">
            <text:p>4,281104</text:p>
          </table:table-cell>
          <table:table-cell office:value-type="float" office:value="0.143453" calcext:value-type="float">
            <text:p>0,143453</text:p>
          </table:table-cell>
          <table:table-cell office:value-type="float" office:value="16" calcext:value-type="float">
            <text:p>16</text:p>
          </table:table-cell>
          <table:table-cell table:number-columns-repeated="6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3.194603" calcext:value-type="float">
            <text:p>3,194603</text:p>
          </table:table-cell>
          <table:table-cell office:value-type="float" office:value="2.95639" calcext:value-type="float">
            <text:p>2,95639</text:p>
          </table:table-cell>
          <table:table-cell office:value-type="float" office:value="4.731491" calcext:value-type="float">
            <text:p>4,731491</text:p>
          </table:table-cell>
          <table:table-cell office:value-type="float" office:value="0.179019" calcext:value-type="float">
            <text:p>0,179019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3.287919" calcext:value-type="float">
            <text:p>3,287919</text:p>
          </table:table-cell>
          <table:table-cell office:value-type="float" office:value="3.056228" calcext:value-type="float">
            <text:p>3,056228</text:p>
          </table:table-cell>
          <table:table-cell office:value-type="float" office:value="4.786253" calcext:value-type="float">
            <text:p>4,786253</text:p>
          </table:table-cell>
          <table:table-cell office:value-type="float" office:value="0.120793" calcext:value-type="float">
            <text:p>0,120793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3.122099" calcext:value-type="float">
            <text:p>3,122099</text:p>
          </table:table-cell>
          <table:table-cell office:value-type="float" office:value="3.057159" calcext:value-type="float">
            <text:p>3,057159</text:p>
          </table:table-cell>
          <table:table-cell office:value-type="float" office:value="3.881939" calcext:value-type="float">
            <text:p>3,881939</text:p>
          </table:table-cell>
          <table:table-cell office:value-type="float" office:value="0.10979" calcext:value-type="float">
            <text:p>0,10979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3.398074" calcext:value-type="float">
            <text:p>3,398074</text:p>
          </table:table-cell>
          <table:table-cell office:value-type="float" office:value="3.296882" calcext:value-type="float">
            <text:p>3,296882</text:p>
          </table:table-cell>
          <table:table-cell office:value-type="float" office:value="6.043911" calcext:value-type="float">
            <text:p>6,043911</text:p>
          </table:table-cell>
          <table:table-cell office:value-type="float" office:value="0.211082" calcext:value-type="float">
            <text:p>0,211082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3.69079" calcext:value-type="float">
            <text:p>3,69079</text:p>
          </table:table-cell>
          <table:table-cell office:value-type="float" office:value="3.546849" calcext:value-type="float">
            <text:p>3,546849</text:p>
          </table:table-cell>
          <table:table-cell office:value-type="float" office:value="6.298348" calcext:value-type="float">
            <text:p>6,298348</text:p>
          </table:table-cell>
          <table:table-cell office:value-type="float" office:value="0.223019" calcext:value-type="float">
            <text:p>0,223019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.788389" calcext:value-type="float">
            <text:p>3,788389</text:p>
          </table:table-cell>
          <table:table-cell office:value-type="float" office:value="3.698468" calcext:value-type="float">
            <text:p>3,698468</text:p>
          </table:table-cell>
          <table:table-cell office:value-type="float" office:value="5.278364" calcext:value-type="float">
            <text:p>5,278364</text:p>
          </table:table-cell>
          <table:table-cell office:value-type="float" office:value="0.164956" calcext:value-type="float">
            <text:p>0,164956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3.801452" calcext:value-type="float">
            <text:p>3,801452</text:p>
          </table:table-cell>
          <table:table-cell office:value-type="float" office:value="3.695488" calcext:value-type="float">
            <text:p>3,695488</text:p>
          </table:table-cell>
          <table:table-cell office:value-type="float" office:value="6.525218" calcext:value-type="float">
            <text:p>6,525218</text:p>
          </table:table-cell>
          <table:table-cell office:value-type="float" office:value="0.194887" calcext:value-type="float">
            <text:p>0,194887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3.936056" calcext:value-type="float">
            <text:p>3,936056</text:p>
          </table:table-cell>
          <table:table-cell office:value-type="float" office:value="3.832579" calcext:value-type="float">
            <text:p>3,832579</text:p>
          </table:table-cell>
          <table:table-cell office:value-type="float" office:value="5.448237" calcext:value-type="float">
            <text:p>5,448237</text:p>
          </table:table-cell>
          <table:table-cell office:value-type="float" office:value="0.213927" calcext:value-type="float">
            <text:p>0,213927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4.065763" calcext:value-type="float">
            <text:p>4,065763</text:p>
          </table:table-cell>
          <table:table-cell office:value-type="float" office:value="3.879517" calcext:value-type="float">
            <text:p>3,879517</text:p>
          </table:table-cell>
          <table:table-cell office:value-type="float" office:value="9.306148" calcext:value-type="float">
            <text:p>9,306148</text:p>
          </table:table-cell>
          <table:table-cell office:value-type="float" office:value="0.427228" calcext:value-type="float">
            <text:p>0,427228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4.056954" calcext:value-type="float">
            <text:p>4,056954</text:p>
          </table:table-cell>
          <table:table-cell office:value-type="float" office:value="3.965572" calcext:value-type="float">
            <text:p>3,965572</text:p>
          </table:table-cell>
          <table:table-cell office:value-type="float" office:value="6.698444" calcext:value-type="float">
            <text:p>6,698444</text:p>
          </table:table-cell>
          <table:table-cell office:value-type="float" office:value="0.211957" calcext:value-type="float">
            <text:p>0,211957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4.16681" calcext:value-type="float">
            <text:p>4,16681</text:p>
          </table:table-cell>
          <table:table-cell office:value-type="float" office:value="4.063919" calcext:value-type="float">
            <text:p>4,063919</text:p>
          </table:table-cell>
          <table:table-cell office:value-type="float" office:value="5.646795" calcext:value-type="float">
            <text:p>5,646795</text:p>
          </table:table-cell>
          <table:table-cell office:value-type="float" office:value="0.170307" calcext:value-type="float">
            <text:p>0,170307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4.46868" calcext:value-type="float">
            <text:p>4,46868</text:p>
          </table:table-cell>
          <table:table-cell office:value-type="float" office:value="4.367158" calcext:value-type="float">
            <text:p>4,367158</text:p>
          </table:table-cell>
          <table:table-cell office:value-type="float" office:value="5.953014" calcext:value-type="float">
            <text:p>5,953014</text:p>
          </table:table-cell>
          <table:table-cell office:value-type="float" office:value="0.20165" calcext:value-type="float">
            <text:p>0,20165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4.84633" calcext:value-type="float">
            <text:p>4,84633</text:p>
          </table:table-cell>
          <table:table-cell office:value-type="float" office:value="4.753098" calcext:value-type="float">
            <text:p>4,753098</text:p>
          </table:table-cell>
          <table:table-cell office:value-type="float" office:value="7.473305" calcext:value-type="float">
            <text:p>7,473305</text:p>
          </table:table-cell>
          <table:table-cell office:value-type="float" office:value="0.229481" calcext:value-type="float">
            <text:p>0,229481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4.856785" calcext:value-type="float">
            <text:p>4,856785</text:p>
          </table:table-cell>
          <table:table-cell office:value-type="float" office:value="4.737452" calcext:value-type="float">
            <text:p>4,737452</text:p>
          </table:table-cell>
          <table:table-cell office:value-type="float" office:value="7.491931" calcext:value-type="float">
            <text:p>7,491931</text:p>
          </table:table-cell>
          <table:table-cell office:value-type="float" office:value="0.222492" calcext:value-type="float">
            <text:p>0,222492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4.910512" calcext:value-type="float">
            <text:p>4,910512</text:p>
          </table:table-cell>
          <table:table-cell office:value-type="float" office:value="4.811212" calcext:value-type="float">
            <text:p>4,811212</text:p>
          </table:table-cell>
          <table:table-cell office:value-type="float" office:value="7.503107" calcext:value-type="float">
            <text:p>7,503107</text:p>
          </table:table-cell>
          <table:table-cell office:value-type="float" office:value="0.234983" calcext:value-type="float">
            <text:p>0,234983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5.028904" calcext:value-type="float">
            <text:p>5,028904</text:p>
          </table:table-cell>
          <table:table-cell office:value-type="float" office:value="4.918873" calcext:value-type="float">
            <text:p>4,918873</text:p>
          </table:table-cell>
          <table:table-cell office:value-type="float" office:value="7.688999" calcext:value-type="float">
            <text:p>7,688999</text:p>
          </table:table-cell>
          <table:table-cell office:value-type="float" office:value="0.19295" calcext:value-type="float">
            <text:p>0,19295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5.172054" calcext:value-type="float">
            <text:p>5,172054</text:p>
          </table:table-cell>
          <table:table-cell office:value-type="float" office:value="5.06416" calcext:value-type="float">
            <text:p>5,06416</text:p>
          </table:table-cell>
          <table:table-cell office:value-type="float" office:value="7.778034" calcext:value-type="float">
            <text:p>7,778034</text:p>
          </table:table-cell>
          <table:table-cell office:value-type="float" office:value="0.223482" calcext:value-type="float">
            <text:p>0,223482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5.445307" calcext:value-type="float">
            <text:p>5,445307</text:p>
          </table:table-cell>
          <table:table-cell office:value-type="float" office:value="5.32642" calcext:value-type="float">
            <text:p>5,32642</text:p>
          </table:table-cell>
          <table:table-cell office:value-type="float" office:value="8.090585" calcext:value-type="float">
            <text:p>8,090585</text:p>
          </table:table-cell>
          <table:table-cell office:value-type="float" office:value="0.236538" calcext:value-type="float">
            <text:p>0,236538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5.621434" calcext:value-type="float">
            <text:p>5,621434</text:p>
          </table:table-cell>
          <table:table-cell office:value-type="float" office:value="5.500019" calcext:value-type="float">
            <text:p>5,500019</text:p>
          </table:table-cell>
          <table:table-cell office:value-type="float" office:value="8.270144" calcext:value-type="float">
            <text:p>8,270144</text:p>
          </table:table-cell>
          <table:table-cell office:value-type="float" office:value="0.250776" calcext:value-type="float">
            <text:p>0,250776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5.787207" calcext:value-type="float">
            <text:p>5,787207</text:p>
          </table:table-cell>
          <table:table-cell office:value-type="float" office:value="5.68293" calcext:value-type="float">
            <text:p>5,68293</text:p>
          </table:table-cell>
          <table:table-cell office:value-type="float" office:value="8.40798" calcext:value-type="float">
            <text:p>8,40798</text:p>
          </table:table-cell>
          <table:table-cell office:value-type="float" office:value="0.209075" calcext:value-type="float">
            <text:p>0,209075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5.815104" calcext:value-type="float">
            <text:p>5,815104</text:p>
          </table:table-cell>
          <table:table-cell office:value-type="float" office:value="5.70938" calcext:value-type="float">
            <text:p>5,70938</text:p>
          </table:table-cell>
          <table:table-cell office:value-type="float" office:value="7.301569" calcext:value-type="float">
            <text:p>7,301569</text:p>
          </table:table-cell>
          <table:table-cell office:value-type="float" office:value="0.200562" calcext:value-type="float">
            <text:p>0,200562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5.98404" calcext:value-type="float">
            <text:p>5,98404</text:p>
          </table:table-cell>
          <table:table-cell office:value-type="float" office:value="5.845353" calcext:value-type="float">
            <text:p>5,845353</text:p>
          </table:table-cell>
          <table:table-cell office:value-type="float" office:value="8.625165" calcext:value-type="float">
            <text:p>8,625165</text:p>
          </table:table-cell>
          <table:table-cell office:value-type="float" office:value="0.232564" calcext:value-type="float">
            <text:p>0,232564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5.895224" calcext:value-type="float">
            <text:p>5,895224</text:p>
          </table:table-cell>
          <table:table-cell office:value-type="float" office:value="5.759671" calcext:value-type="float">
            <text:p>5,759671</text:p>
          </table:table-cell>
          <table:table-cell office:value-type="float" office:value="8.503348" calcext:value-type="float">
            <text:p>8,503348</text:p>
          </table:table-cell>
          <table:table-cell office:value-type="float" office:value="0.247617" calcext:value-type="float">
            <text:p>0,247617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6.09957" calcext:value-type="float">
            <text:p>6,09957</text:p>
          </table:table-cell>
          <table:table-cell office:value-type="float" office:value="5.982816" calcext:value-type="float">
            <text:p>5,982816</text:p>
          </table:table-cell>
          <table:table-cell office:value-type="float" office:value="8.649752" calcext:value-type="float">
            <text:p>8,649752</text:p>
          </table:table-cell>
          <table:table-cell office:value-type="float" office:value="0.248896" calcext:value-type="float">
            <text:p>0,248896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6.087528" calcext:value-type="float">
            <text:p>6,087528</text:p>
          </table:table-cell>
          <table:table-cell office:value-type="float" office:value="5.96717" calcext:value-type="float">
            <text:p>5,96717</text:p>
          </table:table-cell>
          <table:table-cell office:value-type="float" office:value="8.698553" calcext:value-type="float">
            <text:p>8,698553</text:p>
          </table:table-cell>
          <table:table-cell office:value-type="float" office:value="0.250318" calcext:value-type="float">
            <text:p>0,250318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6.343596" calcext:value-type="float">
            <text:p>6,343596</text:p>
          </table:table-cell>
          <table:table-cell office:value-type="float" office:value="6.156415" calcext:value-type="float">
            <text:p>6,156415</text:p>
          </table:table-cell>
          <table:table-cell office:value-type="float" office:value="11.755526" calcext:value-type="float">
            <text:p>11,755526</text:p>
          </table:table-cell>
          <table:table-cell office:value-type="float" office:value="0.512427" calcext:value-type="float">
            <text:p>0,512427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6.414524" calcext:value-type="float">
            <text:p>6,414524</text:p>
          </table:table-cell>
          <table:table-cell office:value-type="float" office:value="6.277859" calcext:value-type="float">
            <text:p>6,277859</text:p>
          </table:table-cell>
          <table:table-cell office:value-type="float" office:value="9.375066" calcext:value-type="float">
            <text:p>9,375066</text:p>
          </table:table-cell>
          <table:table-cell office:value-type="float" office:value="0.298997" calcext:value-type="float">
            <text:p>0,298997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6.999612" calcext:value-type="float">
            <text:p>6,999612</text:p>
          </table:table-cell>
          <table:table-cell office:value-type="float" office:value="6.331503" calcext:value-type="float">
            <text:p>6,331503</text:p>
          </table:table-cell>
          <table:table-cell office:value-type="float" office:value="37.334114" calcext:value-type="float">
            <text:p>37,334114</text:p>
          </table:table-cell>
          <table:table-cell office:value-type="float" office:value="2.601618" calcext:value-type="float">
            <text:p>2,601618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 table:number-rows-repeated="2">
          <table:table-cell table:number-columns-repeated="73"/>
        </table:table-row>
        <table:table-row table:style-name="ro1">
          <table:table-cell office:value-type="string" calcext:value-type="string">
            <text:p>HYBRID BARRIER time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72487" calcext:value-type="float">
            <text:p>0,072487</text:p>
          </table:table-cell>
          <table:table-cell office:value-type="float" office:value="0.071799" calcext:value-type="float">
            <text:p>0,071799</text:p>
          </table:table-cell>
          <table:table-cell office:value-type="float" office:value="0.078056" calcext:value-type="float">
            <text:p>0,078056</text:p>
          </table:table-cell>
          <table:table-cell office:value-type="float" office:value="0.001185" calcext:value-type="float">
            <text:p>0,001185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169514" calcext:value-type="float">
            <text:p>0,169514</text:p>
          </table:table-cell>
          <table:table-cell office:value-type="float" office:value="0.154891" calcext:value-type="float">
            <text:p>0,154891</text:p>
          </table:table-cell>
          <table:table-cell office:value-type="float" office:value="0.189792" calcext:value-type="float">
            <text:p>0,189792</text:p>
          </table:table-cell>
          <table:table-cell office:value-type="float" office:value="0.007312" calcext:value-type="float">
            <text:p>0,007312</text:p>
          </table:table-cell>
          <table:table-cell office:value-type="float" office:value="0" calcext:value-type="float">
            <text:p>0</text:p>
          </table:table-cell>
          <table:table-cell table:number-columns-repeated="6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371321" calcext:value-type="float">
            <text:p>0,371321</text:p>
          </table:table-cell>
          <table:table-cell office:value-type="float" office:value="0.365241" calcext:value-type="float">
            <text:p>0,365241</text:p>
          </table:table-cell>
          <table:table-cell office:value-type="float" office:value="0.387104" calcext:value-type="float">
            <text:p>0,387104</text:p>
          </table:table-cell>
          <table:table-cell office:value-type="float" office:value="0.003352" calcext:value-type="float">
            <text:p>0,003352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401869" calcext:value-type="float">
            <text:p>0,401869</text:p>
          </table:table-cell>
          <table:table-cell office:value-type="float" office:value="0.393763" calcext:value-type="float">
            <text:p>0,393763</text:p>
          </table:table-cell>
          <table:table-cell office:value-type="float" office:value="0.419142" calcext:value-type="float">
            <text:p>0,419142</text:p>
          </table:table-cell>
          <table:table-cell office:value-type="float" office:value="0.002827" calcext:value-type="float">
            <text:p>0,002827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601768" calcext:value-type="float">
            <text:p>0,601768</text:p>
          </table:table-cell>
          <table:table-cell office:value-type="float" office:value="0.586128" calcext:value-type="float">
            <text:p>0,586128</text:p>
          </table:table-cell>
          <table:table-cell office:value-type="float" office:value="0.62678" calcext:value-type="float">
            <text:p>0,62678</text:p>
          </table:table-cell>
          <table:table-cell office:value-type="float" office:value="0.006635" calcext:value-type="float">
            <text:p>0,006635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568315" calcext:value-type="float">
            <text:p>0,568315</text:p>
          </table:table-cell>
          <table:table-cell office:value-type="float" office:value="0.559399" calcext:value-type="float">
            <text:p>0,559399</text:p>
          </table:table-cell>
          <table:table-cell office:value-type="float" office:value="0.584964" calcext:value-type="float">
            <text:p>0,584964</text:p>
          </table:table-cell>
          <table:table-cell office:value-type="float" office:value="0.004529" calcext:value-type="float">
            <text:p>0,004529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657278" calcext:value-type="float">
            <text:p>0,657278</text:p>
          </table:table-cell>
          <table:table-cell office:value-type="float" office:value="0.63302" calcext:value-type="float">
            <text:p>0,63302</text:p>
          </table:table-cell>
          <table:table-cell office:value-type="float" office:value="0.685919" calcext:value-type="float">
            <text:p>0,685919</text:p>
          </table:table-cell>
          <table:table-cell office:value-type="float" office:value="0.007509" calcext:value-type="float">
            <text:p>0,007509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60587" calcext:value-type="float">
            <text:p>0,60587</text:p>
          </table:table-cell>
          <table:table-cell office:value-type="float" office:value="0.596885" calcext:value-type="float">
            <text:p>0,596885</text:p>
          </table:table-cell>
          <table:table-cell office:value-type="float" office:value="0.627106" calcext:value-type="float">
            <text:p>0,627106</text:p>
          </table:table-cell>
          <table:table-cell office:value-type="float" office:value="0.004687" calcext:value-type="float">
            <text:p>0,004687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.803709" calcext:value-type="float">
            <text:p>0,803709</text:p>
          </table:table-cell>
          <table:table-cell office:value-type="float" office:value="0.779331" calcext:value-type="float">
            <text:p>0,779331</text:p>
          </table:table-cell>
          <table:table-cell office:value-type="float" office:value="0.846107" calcext:value-type="float">
            <text:p>0,846107</text:p>
          </table:table-cell>
          <table:table-cell office:value-type="float" office:value="0.010426" calcext:value-type="float">
            <text:p>0,01042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746453" calcext:value-type="float">
            <text:p>0,746453</text:p>
          </table:table-cell>
          <table:table-cell office:value-type="float" office:value="0.731647" calcext:value-type="float">
            <text:p>0,731647</text:p>
          </table:table-cell>
          <table:table-cell office:value-type="float" office:value="0.770111" calcext:value-type="float">
            <text:p>0,770111</text:p>
          </table:table-cell>
          <table:table-cell office:value-type="float" office:value="0.005238" calcext:value-type="float">
            <text:p>0,005238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.814327" calcext:value-type="float">
            <text:p>0,814327</text:p>
          </table:table-cell>
          <table:table-cell office:value-type="float" office:value="0.79684" calcext:value-type="float">
            <text:p>0,79684</text:p>
          </table:table-cell>
          <table:table-cell office:value-type="float" office:value="0.863615" calcext:value-type="float">
            <text:p>0,863615</text:p>
          </table:table-cell>
          <table:table-cell office:value-type="float" office:value="0.006137" calcext:value-type="float">
            <text:p>0,006137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787895" calcext:value-type="float">
            <text:p>0,787895</text:p>
          </table:table-cell>
          <table:table-cell office:value-type="float" office:value="0.773091" calcext:value-type="float">
            <text:p>0,773091</text:p>
          </table:table-cell>
          <table:table-cell office:value-type="float" office:value="0.830926" calcext:value-type="float">
            <text:p>0,830926</text:p>
          </table:table-cell>
          <table:table-cell office:value-type="float" office:value="0.005462" calcext:value-type="float">
            <text:p>0,005462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.868648" calcext:value-type="float">
            <text:p>0,868648</text:p>
          </table:table-cell>
          <table:table-cell office:value-type="float" office:value="0.837911" calcext:value-type="float">
            <text:p>0,837911</text:p>
          </table:table-cell>
          <table:table-cell office:value-type="float" office:value="0.910554" calcext:value-type="float">
            <text:p>0,910554</text:p>
          </table:table-cell>
          <table:table-cell office:value-type="float" office:value="0.010349" calcext:value-type="float">
            <text:p>0,010349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.872526" calcext:value-type="float">
            <text:p>0,872526</text:p>
          </table:table-cell>
          <table:table-cell office:value-type="float" office:value="0.852719" calcext:value-type="float">
            <text:p>0,852719</text:p>
          </table:table-cell>
          <table:table-cell office:value-type="float" office:value="0.936352" calcext:value-type="float">
            <text:p>0,936352</text:p>
          </table:table-cell>
          <table:table-cell office:value-type="float" office:value="0.009028" calcext:value-type="float">
            <text:p>0,009028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0.868636" calcext:value-type="float">
            <text:p>0,868636</text:p>
          </table:table-cell>
          <table:table-cell office:value-type="float" office:value="0.851601" calcext:value-type="float">
            <text:p>0,851601</text:p>
          </table:table-cell>
          <table:table-cell office:value-type="float" office:value="0.91875" calcext:value-type="float">
            <text:p>0,91875</text:p>
          </table:table-cell>
          <table:table-cell office:value-type="float" office:value="0.007303" calcext:value-type="float">
            <text:p>0,007303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0.829464" calcext:value-type="float">
            <text:p>0,829464</text:p>
          </table:table-cell>
          <table:table-cell office:value-type="float" office:value="0.818726" calcext:value-type="float">
            <text:p>0,818726</text:p>
          </table:table-cell>
          <table:table-cell office:value-type="float" office:value="0.884756" calcext:value-type="float">
            <text:p>0,884756</text:p>
          </table:table-cell>
          <table:table-cell office:value-type="float" office:value="0.005435" calcext:value-type="float">
            <text:p>0,005435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1.011272" calcext:value-type="float">
            <text:p>1,011272</text:p>
          </table:table-cell>
          <table:table-cell office:value-type="float" office:value="0.980124" calcext:value-type="float">
            <text:p>0,980124</text:p>
          </table:table-cell>
          <table:table-cell office:value-type="float" office:value="1.057796" calcext:value-type="float">
            <text:p>1,057796</text:p>
          </table:table-cell>
          <table:table-cell office:value-type="float" office:value="0.012932" calcext:value-type="float">
            <text:p>0,012932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0.952435" calcext:value-type="float">
            <text:p>0,952435</text:p>
          </table:table-cell>
          <table:table-cell office:value-type="float" office:value="0.929739" calcext:value-type="float">
            <text:p>0,929739</text:p>
          </table:table-cell>
          <table:table-cell office:value-type="float" office:value="0.999216" calcext:value-type="float">
            <text:p>0,999216</text:p>
          </table:table-cell>
          <table:table-cell office:value-type="float" office:value="0.010056" calcext:value-type="float">
            <text:p>0,010056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1.017592" calcext:value-type="float">
            <text:p>1,017592</text:p>
          </table:table-cell>
          <table:table-cell office:value-type="float" office:value="0.995304" calcext:value-type="float">
            <text:p>0,995304</text:p>
          </table:table-cell>
          <table:table-cell office:value-type="float" office:value="1.057424" calcext:value-type="float">
            <text:p>1,057424</text:p>
          </table:table-cell>
          <table:table-cell office:value-type="float" office:value="0.009398" calcext:value-type="float">
            <text:p>0,009398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.961914" calcext:value-type="float">
            <text:p>0,961914</text:p>
          </table:table-cell>
          <table:table-cell office:value-type="float" office:value="0.947248" calcext:value-type="float">
            <text:p>0,947248</text:p>
          </table:table-cell>
          <table:table-cell office:value-type="float" office:value="0.99875" calcext:value-type="float">
            <text:p>0,99875</text:p>
          </table:table-cell>
          <table:table-cell office:value-type="float" office:value="0.006567" calcext:value-type="float">
            <text:p>0,006567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1.033858" calcext:value-type="float">
            <text:p>1,033858</text:p>
          </table:table-cell>
          <table:table-cell office:value-type="float" office:value="1.016352" calcext:value-type="float">
            <text:p>1,016352</text:p>
          </table:table-cell>
          <table:table-cell office:value-type="float" office:value="1.065619" calcext:value-type="float">
            <text:p>1,065619</text:p>
          </table:table-cell>
          <table:table-cell office:value-type="float" office:value="0.008009" calcext:value-type="float">
            <text:p>0,008009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1.008204" calcext:value-type="float">
            <text:p>1,008204</text:p>
          </table:table-cell>
          <table:table-cell office:value-type="float" office:value="0.98832" calcext:value-type="float">
            <text:p>0,98832</text:p>
          </table:table-cell>
          <table:table-cell office:value-type="float" office:value="1.050066" calcext:value-type="float">
            <text:p>1,050066</text:p>
          </table:table-cell>
          <table:table-cell office:value-type="float" office:value="0.007439" calcext:value-type="float">
            <text:p>0,007439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1.035362" calcext:value-type="float">
            <text:p>1,035362</text:p>
          </table:table-cell>
          <table:table-cell office:value-type="float" office:value="1.019519" calcext:value-type="float">
            <text:p>1,019519</text:p>
          </table:table-cell>
          <table:table-cell office:value-type="float" office:value="1.083221" calcext:value-type="float">
            <text:p>1,083221</text:p>
          </table:table-cell>
          <table:table-cell office:value-type="float" office:value="0.007273" calcext:value-type="float">
            <text:p>0,007273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1.00908" calcext:value-type="float">
            <text:p>1,00908</text:p>
          </table:table-cell>
          <table:table-cell office:value-type="float" office:value="0.993349" calcext:value-type="float">
            <text:p>0,993349</text:p>
          </table:table-cell>
          <table:table-cell office:value-type="float" office:value="1.065247" calcext:value-type="float">
            <text:p>1,065247</text:p>
          </table:table-cell>
          <table:table-cell office:value-type="float" office:value="0.006945" calcext:value-type="float">
            <text:p>0,006945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.082482" calcext:value-type="float">
            <text:p>1,082482</text:p>
          </table:table-cell>
          <table:table-cell office:value-type="float" office:value="1.044944" calcext:value-type="float">
            <text:p>1,044944</text:p>
          </table:table-cell>
          <table:table-cell office:value-type="float" office:value="1.145247" calcext:value-type="float">
            <text:p>1,145247</text:p>
          </table:table-cell>
          <table:table-cell office:value-type="float" office:value="0.014753" calcext:value-type="float">
            <text:p>0,014753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1.077884" calcext:value-type="float">
            <text:p>1,077884</text:p>
          </table:table-cell>
          <table:table-cell office:value-type="float" office:value="1.053885" calcext:value-type="float">
            <text:p>1,053885</text:p>
          </table:table-cell>
          <table:table-cell office:value-type="float" office:value="1.133606" calcext:value-type="float">
            <text:p>1,133606</text:p>
          </table:table-cell>
          <table:table-cell office:value-type="float" office:value="0.009687" calcext:value-type="float">
            <text:p>0,009687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1.087914" calcext:value-type="float">
            <text:p>1,087914</text:p>
          </table:table-cell>
          <table:table-cell office:value-type="float" office:value="1.062453" calcext:value-type="float">
            <text:p>1,062453</text:p>
          </table:table-cell>
          <table:table-cell office:value-type="float" office:value="1.136307" calcext:value-type="float">
            <text:p>1,136307</text:p>
          </table:table-cell>
          <table:table-cell office:value-type="float" office:value="0.011086" calcext:value-type="float">
            <text:p>0,01108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1.088108" calcext:value-type="float">
            <text:p>1,088108</text:p>
          </table:table-cell>
          <table:table-cell office:value-type="float" office:value="1.063664" calcext:value-type="float">
            <text:p>1,063664</text:p>
          </table:table-cell>
          <table:table-cell office:value-type="float" office:value="1.125783" calcext:value-type="float">
            <text:p>1,125783</text:p>
          </table:table-cell>
          <table:table-cell office:value-type="float" office:value="0.009049" calcext:value-type="float">
            <text:p>0,009049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1.090721" calcext:value-type="float">
            <text:p>1,090721</text:p>
          </table:table-cell>
          <table:table-cell office:value-type="float" office:value="1.073442" calcext:value-type="float">
            <text:p>1,073442</text:p>
          </table:table-cell>
          <table:table-cell office:value-type="float" office:value="1.126528" calcext:value-type="float">
            <text:p>1,126528</text:p>
          </table:table-cell>
          <table:table-cell office:value-type="float" office:value="0.007316" calcext:value-type="float">
            <text:p>0,007316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.078438" calcext:value-type="float">
            <text:p>1,078438</text:p>
          </table:table-cell>
          <table:table-cell office:value-type="float" office:value="1.061335" calcext:value-type="float">
            <text:p>1,061335</text:p>
          </table:table-cell>
          <table:table-cell office:value-type="float" office:value="1.128111" calcext:value-type="float">
            <text:p>1,128111</text:p>
          </table:table-cell>
          <table:table-cell office:value-type="float" office:value="0.006703" calcext:value-type="float">
            <text:p>0,006703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1.094851" calcext:value-type="float">
            <text:p>1,094851</text:p>
          </table:table-cell>
          <table:table-cell office:value-type="float" office:value="1.075771" calcext:value-type="float">
            <text:p>1,075771</text:p>
          </table:table-cell>
          <table:table-cell office:value-type="float" office:value="1.140684" calcext:value-type="float">
            <text:p>1,140684</text:p>
          </table:table-cell>
          <table:table-cell office:value-type="float" office:value="0.007116" calcext:value-type="float">
            <text:p>0,00711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.062105" calcext:value-type="float">
            <text:p>1,062105</text:p>
          </table:table-cell>
          <table:table-cell office:value-type="float" office:value="1.048017" calcext:value-type="float">
            <text:p>1,048017</text:p>
          </table:table-cell>
          <table:table-cell office:value-type="float" office:value="1.109764" calcext:value-type="float">
            <text:p>1,109764</text:p>
          </table:table-cell>
          <table:table-cell office:value-type="float" office:value="0.006626" calcext:value-type="float">
            <text:p>0,00662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1.212818" calcext:value-type="float">
            <text:p>1,212818</text:p>
          </table:table-cell>
          <table:table-cell office:value-type="float" office:value="1.185946" calcext:value-type="float">
            <text:p>1,185946</text:p>
          </table:table-cell>
          <table:table-cell office:value-type="float" office:value="1.253933" calcext:value-type="float">
            <text:p>1,253933</text:p>
          </table:table-cell>
          <table:table-cell office:value-type="float" office:value="0.011648" calcext:value-type="float">
            <text:p>0,011648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1.183537" calcext:value-type="float">
            <text:p>1,183537</text:p>
          </table:table-cell>
          <table:table-cell office:value-type="float" office:value="1.159776" calcext:value-type="float">
            <text:p>1,159776</text:p>
          </table:table-cell>
          <table:table-cell office:value-type="float" office:value="1.240615" calcext:value-type="float">
            <text:p>1,240615</text:p>
          </table:table-cell>
          <table:table-cell office:value-type="float" office:value="0.010023" calcext:value-type="float">
            <text:p>0,010023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.245699" calcext:value-type="float">
            <text:p>1,245699</text:p>
          </table:table-cell>
          <table:table-cell office:value-type="float" office:value="1.218729" calcext:value-type="float">
            <text:p>1,218729</text:p>
          </table:table-cell>
          <table:table-cell office:value-type="float" office:value="1.293328" calcext:value-type="float">
            <text:p>1,293328</text:p>
          </table:table-cell>
          <table:table-cell office:value-type="float" office:value="0.00907" calcext:value-type="float">
            <text:p>0,00907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1.182572" calcext:value-type="float">
            <text:p>1,182572</text:p>
          </table:table-cell>
          <table:table-cell office:value-type="float" office:value="1.158565" calcext:value-type="float">
            <text:p>1,158565</text:p>
          </table:table-cell>
          <table:table-cell office:value-type="float" office:value="1.415238" calcext:value-type="float">
            <text:p>1,415238</text:p>
          </table:table-cell>
          <table:table-cell office:value-type="float" office:value="0.013497" calcext:value-type="float">
            <text:p>0,013497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1.252421" calcext:value-type="float">
            <text:p>1,252421</text:p>
          </table:table-cell>
          <table:table-cell office:value-type="float" office:value="1.231581" calcext:value-type="float">
            <text:p>1,231581</text:p>
          </table:table-cell>
          <table:table-cell office:value-type="float" office:value="1.493003" calcext:value-type="float">
            <text:p>1,493003</text:p>
          </table:table-cell>
          <table:table-cell office:value-type="float" office:value="0.014279" calcext:value-type="float">
            <text:p>0,014279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1.194384" calcext:value-type="float">
            <text:p>1,194384</text:p>
          </table:table-cell>
          <table:table-cell office:value-type="float" office:value="1.175329" calcext:value-type="float">
            <text:p>1,175329</text:p>
          </table:table-cell>
          <table:table-cell office:value-type="float" office:value="1.439452" calcext:value-type="float">
            <text:p>1,439452</text:p>
          </table:table-cell>
          <table:table-cell office:value-type="float" office:value="0.013663" calcext:value-type="float">
            <text:p>0,013663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1.257467" calcext:value-type="float">
            <text:p>1,257467</text:p>
          </table:table-cell>
          <table:table-cell office:value-type="float" office:value="1.236796" calcext:value-type="float">
            <text:p>1,236796</text:p>
          </table:table-cell>
          <table:table-cell office:value-type="float" office:value="1.924206" calcext:value-type="float">
            <text:p>1,924206</text:p>
          </table:table-cell>
          <table:table-cell office:value-type="float" office:value="0.033141" calcext:value-type="float">
            <text:p>0,033141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.190508" calcext:value-type="float">
            <text:p>1,190508</text:p>
          </table:table-cell>
          <table:table-cell office:value-type="float" office:value="1.173094" calcext:value-type="float">
            <text:p>1,173094</text:p>
          </table:table-cell>
          <table:table-cell office:value-type="float" office:value="1.849141" calcext:value-type="float">
            <text:p>1,849141</text:p>
          </table:table-cell>
          <table:table-cell office:value-type="float" office:value="0.030404" calcext:value-type="float">
            <text:p>0,030404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1.240225" calcext:value-type="float">
            <text:p>1,240225</text:p>
          </table:table-cell>
          <table:table-cell office:value-type="float" office:value="1.220312" calcext:value-type="float">
            <text:p>1,220312</text:p>
          </table:table-cell>
          <table:table-cell office:value-type="float" office:value="1.90353" calcext:value-type="float">
            <text:p>1,90353</text:p>
          </table:table-cell>
          <table:table-cell office:value-type="float" office:value="0.030879" calcext:value-type="float">
            <text:p>0,030879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1.223594" calcext:value-type="float">
            <text:p>1,223594</text:p>
          </table:table-cell>
          <table:table-cell office:value-type="float" office:value="1.200009" calcext:value-type="float">
            <text:p>1,200009</text:p>
          </table:table-cell>
          <table:table-cell office:value-type="float" office:value="1.888257" calcext:value-type="float">
            <text:p>1,888257</text:p>
          </table:table-cell>
          <table:table-cell office:value-type="float" office:value="0.044292" calcext:value-type="float">
            <text:p>0,044292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1.260957" calcext:value-type="float">
            <text:p>1,260957</text:p>
          </table:table-cell>
          <table:table-cell office:value-type="float" office:value="1.246482" calcext:value-type="float">
            <text:p>1,246482</text:p>
          </table:table-cell>
          <table:table-cell office:value-type="float" office:value="1.506601" calcext:value-type="float">
            <text:p>1,506601</text:p>
          </table:table-cell>
          <table:table-cell office:value-type="float" office:value="0.013705" calcext:value-type="float">
            <text:p>0,013705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1.232532" calcext:value-type="float">
            <text:p>1,232532</text:p>
          </table:table-cell>
          <table:table-cell office:value-type="float" office:value="1.205783" calcext:value-type="float">
            <text:p>1,205783</text:p>
          </table:table-cell>
          <table:table-cell office:value-type="float" office:value="1.649652" calcext:value-type="float">
            <text:p>1,649652</text:p>
          </table:table-cell>
          <table:table-cell office:value-type="float" office:value="0.055551" calcext:value-type="float">
            <text:p>0,055551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1.271736" calcext:value-type="float">
            <text:p>1,271736</text:p>
          </table:table-cell>
          <table:table-cell office:value-type="float" office:value="1.245365" calcext:value-type="float">
            <text:p>1,245365</text:p>
          </table:table-cell>
          <table:table-cell office:value-type="float" office:value="1.940224" calcext:value-type="float">
            <text:p>1,940224</text:p>
          </table:table-cell>
          <table:table-cell office:value-type="float" office:value="0.061704" calcext:value-type="float">
            <text:p>0,061704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1.25079" calcext:value-type="float">
            <text:p>1,25079</text:p>
          </table:table-cell>
          <table:table-cell office:value-type="float" office:value="1.223385" calcext:value-type="float">
            <text:p>1,223385</text:p>
          </table:table-cell>
          <table:table-cell office:value-type="float" office:value="1.903065" calcext:value-type="float">
            <text:p>1,903065</text:p>
          </table:table-cell>
          <table:table-cell office:value-type="float" office:value="0.064629" calcext:value-type="float">
            <text:p>0,064629</text:p>
          </table:table-cell>
          <table:table-cell office:value-type="float" office:value="14" calcext:value-type="float">
            <text:p>14</text:p>
          </table:table-cell>
          <table:table-cell table:number-columns-repeated="6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1.259827" calcext:value-type="float">
            <text:p>1,259827</text:p>
          </table:table-cell>
          <table:table-cell office:value-type="float" office:value="1.236331" calcext:value-type="float">
            <text:p>1,236331</text:p>
          </table:table-cell>
          <table:table-cell office:value-type="float" office:value="1.91601" calcext:value-type="float">
            <text:p>1,91601</text:p>
          </table:table-cell>
          <table:table-cell office:value-type="float" office:value="0.062082" calcext:value-type="float">
            <text:p>0,062082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1.232588" calcext:value-type="float">
            <text:p>1,232588</text:p>
          </table:table-cell>
          <table:table-cell office:value-type="float" office:value="1.210533" calcext:value-type="float">
            <text:p>1,210533</text:p>
          </table:table-cell>
          <table:table-cell office:value-type="float" office:value="1.614075" calcext:value-type="float">
            <text:p>1,614075</text:p>
          </table:table-cell>
          <table:table-cell office:value-type="float" office:value="0.045778" calcext:value-type="float">
            <text:p>0,045778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1.299474" calcext:value-type="float">
            <text:p>1,299474</text:p>
          </table:table-cell>
          <table:table-cell office:value-type="float" office:value="1.265574" calcext:value-type="float">
            <text:p>1,265574</text:p>
          </table:table-cell>
          <table:table-cell office:value-type="float" office:value="1.977384" calcext:value-type="float">
            <text:p>1,977384</text:p>
          </table:table-cell>
          <table:table-cell office:value-type="float" office:value="0.058041" calcext:value-type="float">
            <text:p>0,058041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.303649" calcext:value-type="float">
            <text:p>1,303649</text:p>
          </table:table-cell>
          <table:table-cell office:value-type="float" office:value="1.264922" calcext:value-type="float">
            <text:p>1,264922</text:p>
          </table:table-cell>
          <table:table-cell office:value-type="float" office:value="1.957361" calcext:value-type="float">
            <text:p>1,957361</text:p>
          </table:table-cell>
          <table:table-cell office:value-type="float" office:value="0.065186" calcext:value-type="float">
            <text:p>0,065186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1.310113" calcext:value-type="float">
            <text:p>1,310113</text:p>
          </table:table-cell>
          <table:table-cell office:value-type="float" office:value="1.277775" calcext:value-type="float">
            <text:p>1,277775</text:p>
          </table:table-cell>
          <table:table-cell office:value-type="float" office:value="1.964066" calcext:value-type="float">
            <text:p>1,964066</text:p>
          </table:table-cell>
          <table:table-cell office:value-type="float" office:value="0.058947" calcext:value-type="float">
            <text:p>0,058947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1.312714" calcext:value-type="float">
            <text:p>1,312714</text:p>
          </table:table-cell>
          <table:table-cell office:value-type="float" office:value="1.284387" calcext:value-type="float">
            <text:p>1,284387</text:p>
          </table:table-cell>
          <table:table-cell office:value-type="float" office:value="1.689885" calcext:value-type="float">
            <text:p>1,689885</text:p>
          </table:table-cell>
          <table:table-cell office:value-type="float" office:value="0.053376" calcext:value-type="float">
            <text:p>0,053376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1.316058" calcext:value-type="float">
            <text:p>1,316058</text:p>
          </table:table-cell>
          <table:table-cell office:value-type="float" office:value="1.291092" calcext:value-type="float">
            <text:p>1,291092</text:p>
          </table:table-cell>
          <table:table-cell office:value-type="float" office:value="1.977012" calcext:value-type="float">
            <text:p>1,977012</text:p>
          </table:table-cell>
          <table:table-cell office:value-type="float" office:value="0.055511" calcext:value-type="float">
            <text:p>0,055511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1.344608" calcext:value-type="float">
            <text:p>1,344608</text:p>
          </table:table-cell>
          <table:table-cell office:value-type="float" office:value="1.290999" calcext:value-type="float">
            <text:p>1,290999</text:p>
          </table:table-cell>
          <table:table-cell office:value-type="float" office:value="2.360158" calcext:value-type="float">
            <text:p>2,360158</text:p>
          </table:table-cell>
          <table:table-cell office:value-type="float" office:value="0.107717" calcext:value-type="float">
            <text:p>0,107717</text:p>
          </table:table-cell>
          <table:table-cell office:value-type="float" office:value="20" calcext:value-type="float">
            <text:p>20</text:p>
          </table:table-cell>
          <table:table-cell table:number-columns-repeated="6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1.324555" calcext:value-type="float">
            <text:p>1,324555</text:p>
          </table:table-cell>
          <table:table-cell office:value-type="float" office:value="1.296028" calcext:value-type="float">
            <text:p>1,296028</text:p>
          </table:table-cell>
          <table:table-cell office:value-type="float" office:value="1.965929" calcext:value-type="float">
            <text:p>1,965929</text:p>
          </table:table-cell>
          <table:table-cell office:value-type="float" office:value="0.067096" calcext:value-type="float">
            <text:p>0,067096</text:p>
          </table:table-cell>
          <table:table-cell office:value-type="float" office:value="15" calcext:value-type="float">
            <text:p>15</text:p>
          </table:table-cell>
          <table:table-cell table:number-columns-repeated="6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1.3233" calcext:value-type="float">
            <text:p>1,3233</text:p>
          </table:table-cell>
          <table:table-cell office:value-type="float" office:value="1.295749" calcext:value-type="float">
            <text:p>1,295749</text:p>
          </table:table-cell>
          <table:table-cell office:value-type="float" office:value="1.973845" calcext:value-type="float">
            <text:p>1,973845</text:p>
          </table:table-cell>
          <table:table-cell office:value-type="float" office:value="0.065051" calcext:value-type="float">
            <text:p>0,065051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1.320516" calcext:value-type="float">
            <text:p>1,320516</text:p>
          </table:table-cell>
          <table:table-cell office:value-type="float" office:value="1.295283" calcext:value-type="float">
            <text:p>1,295283</text:p>
          </table:table-cell>
          <table:table-cell office:value-type="float" office:value="1.987442" calcext:value-type="float">
            <text:p>1,987442</text:p>
          </table:table-cell>
          <table:table-cell office:value-type="float" office:value="0.058011" calcext:value-type="float">
            <text:p>0,058011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1.328306" calcext:value-type="float">
            <text:p>1,328306</text:p>
          </table:table-cell>
          <table:table-cell office:value-type="float" office:value="1.298077" calcext:value-type="float">
            <text:p>1,298077</text:p>
          </table:table-cell>
          <table:table-cell office:value-type="float" office:value="1.985487" calcext:value-type="float">
            <text:p>1,985487</text:p>
          </table:table-cell>
          <table:table-cell office:value-type="float" office:value="0.06034" calcext:value-type="float">
            <text:p>0,06034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1.326437" calcext:value-type="float">
            <text:p>1,326437</text:p>
          </table:table-cell>
          <table:table-cell office:value-type="float" office:value="1.29845" calcext:value-type="float">
            <text:p>1,29845</text:p>
          </table:table-cell>
          <table:table-cell office:value-type="float" office:value="1.989026" calcext:value-type="float">
            <text:p>1,989026</text:p>
          </table:table-cell>
          <table:table-cell office:value-type="float" office:value="0.056158" calcext:value-type="float">
            <text:p>0,056158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.328841" calcext:value-type="float">
            <text:p>1,328841</text:p>
          </table:table-cell>
          <table:table-cell office:value-type="float" office:value="1.305062" calcext:value-type="float">
            <text:p>1,305062</text:p>
          </table:table-cell>
          <table:table-cell office:value-type="float" office:value="1.988281" calcext:value-type="float">
            <text:p>1,988281</text:p>
          </table:table-cell>
          <table:table-cell office:value-type="float" office:value="0.0547" calcext:value-type="float">
            <text:p>0,0547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.324327" calcext:value-type="float">
            <text:p>1,324327</text:p>
          </table:table-cell>
          <table:table-cell office:value-type="float" office:value="1.299568" calcext:value-type="float">
            <text:p>1,299568</text:p>
          </table:table-cell>
          <table:table-cell office:value-type="float" office:value="1.980457" calcext:value-type="float">
            <text:p>1,980457</text:p>
          </table:table-cell>
          <table:table-cell office:value-type="float" office:value="0.049527" calcext:value-type="float">
            <text:p>0,049527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.328016" calcext:value-type="float">
            <text:p>1,328016</text:p>
          </table:table-cell>
          <table:table-cell office:value-type="float" office:value="1.305528" calcext:value-type="float">
            <text:p>1,305528</text:p>
          </table:table-cell>
          <table:table-cell office:value-type="float" office:value="1.702365" calcext:value-type="float">
            <text:p>1,702365</text:p>
          </table:table-cell>
          <table:table-cell office:value-type="float" office:value="0.049603" calcext:value-type="float">
            <text:p>0,049603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.330389" calcext:value-type="float">
            <text:p>1,330389</text:p>
          </table:table-cell>
          <table:table-cell office:value-type="float" office:value="1.305435" calcext:value-type="float">
            <text:p>1,305435</text:p>
          </table:table-cell>
          <table:table-cell office:value-type="float" office:value="1.994148" calcext:value-type="float">
            <text:p>1,994148</text:p>
          </table:table-cell>
          <table:table-cell office:value-type="float" office:value="0.068022" calcext:value-type="float">
            <text:p>0,068022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.304663" calcext:value-type="float">
            <text:p>1,304663</text:p>
          </table:table-cell>
          <table:table-cell office:value-type="float" office:value="1.28122" calcext:value-type="float">
            <text:p>1,28122</text:p>
          </table:table-cell>
          <table:table-cell office:value-type="float" office:value="1.960155" calcext:value-type="float">
            <text:p>1,960155</text:p>
          </table:table-cell>
          <table:table-cell office:value-type="float" office:value="0.060244" calcext:value-type="float">
            <text:p>0,060244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1.483034" calcext:value-type="float">
            <text:p>1,483034</text:p>
          </table:table-cell>
          <table:table-cell office:value-type="float" office:value="1.43908" calcext:value-type="float">
            <text:p>1,43908</text:p>
          </table:table-cell>
          <table:table-cell office:value-type="float" office:value="1.878571" calcext:value-type="float">
            <text:p>1,878571</text:p>
          </table:table-cell>
          <table:table-cell office:value-type="float" office:value="0.053764" calcext:value-type="float">
            <text:p>0,053764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1.42019" calcext:value-type="float">
            <text:p>1,42019</text:p>
          </table:table-cell>
          <table:table-cell office:value-type="float" office:value="1.382828" calcext:value-type="float">
            <text:p>1,382828</text:p>
          </table:table-cell>
          <table:table-cell office:value-type="float" office:value="2.043415" calcext:value-type="float">
            <text:p>2,043415</text:p>
          </table:table-cell>
          <table:table-cell office:value-type="float" office:value="0.059604" calcext:value-type="float">
            <text:p>0,059604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1.49894" calcext:value-type="float">
            <text:p>1,49894</text:p>
          </table:table-cell>
          <table:table-cell office:value-type="float" office:value="1.464039" calcext:value-type="float">
            <text:p>1,464039</text:p>
          </table:table-cell>
          <table:table-cell office:value-type="float" office:value="1.875777" calcext:value-type="float">
            <text:p>1,875777</text:p>
          </table:table-cell>
          <table:table-cell office:value-type="float" office:value="0.055183" calcext:value-type="float">
            <text:p>0,055183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1.411035" calcext:value-type="float">
            <text:p>1,411035</text:p>
          </table:table-cell>
          <table:table-cell office:value-type="float" office:value="1.382455" calcext:value-type="float">
            <text:p>1,382455</text:p>
          </table:table-cell>
          <table:table-cell office:value-type="float" office:value="2.058223" calcext:value-type="float">
            <text:p>2,058223</text:p>
          </table:table-cell>
          <table:table-cell office:value-type="float" office:value="0.054651" calcext:value-type="float">
            <text:p>0,054651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1.489753" calcext:value-type="float">
            <text:p>1,489753</text:p>
          </table:table-cell>
          <table:table-cell office:value-type="float" office:value="1.448859" calcext:value-type="float">
            <text:p>1,448859</text:p>
          </table:table-cell>
          <table:table-cell office:value-type="float" office:value="1.89608" calcext:value-type="float">
            <text:p>1,89608</text:p>
          </table:table-cell>
          <table:table-cell office:value-type="float" office:value="0.053092" calcext:value-type="float">
            <text:p>0,053092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1.431471" calcext:value-type="float">
            <text:p>1,431471</text:p>
          </table:table-cell>
          <table:table-cell office:value-type="float" office:value="1.408532" calcext:value-type="float">
            <text:p>1,408532</text:p>
          </table:table-cell>
          <table:table-cell office:value-type="float" office:value="1.666043" calcext:value-type="float">
            <text:p>1,666043</text:p>
          </table:table-cell>
          <table:table-cell office:value-type="float" office:value="0.015455" calcext:value-type="float">
            <text:p>0,015455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1.508008" calcext:value-type="float">
            <text:p>1,508008</text:p>
          </table:table-cell>
          <table:table-cell office:value-type="float" office:value="1.473073" calcext:value-type="float">
            <text:p>1,473073</text:p>
          </table:table-cell>
          <table:table-cell office:value-type="float" office:value="1.882017" calcext:value-type="float">
            <text:p>1,882017</text:p>
          </table:table-cell>
          <table:table-cell office:value-type="float" office:value="0.061849" calcext:value-type="float">
            <text:p>0,061849</text:p>
          </table:table-cell>
          <table:table-cell office:value-type="float" office:value="15" calcext:value-type="float">
            <text:p>15</text:p>
          </table:table-cell>
          <table:table-cell table:number-columns-repeated="6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1.440866" calcext:value-type="float">
            <text:p>1,440866</text:p>
          </table:table-cell>
          <table:table-cell office:value-type="float" office:value="1.392514" calcext:value-type="float">
            <text:p>1,392514</text:p>
          </table:table-cell>
          <table:table-cell office:value-type="float" office:value="4.106574" calcext:value-type="float">
            <text:p>4,106574</text:p>
          </table:table-cell>
          <table:table-cell office:value-type="float" office:value="0.204936" calcext:value-type="float">
            <text:p>0,204936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 table:number-rows-repeated="2">
          <table:table-cell table:number-columns-repeated="73"/>
        </table:table-row>
        <table:table-row table:style-name="ro1">
          <table:table-cell office:value-type="string" calcext:value-type="string">
            <text:p>LINEAR CENTRALIZED REDUCTION time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02048" calcext:value-type="float">
            <text:p>0,102048</text:p>
          </table:table-cell>
          <table:table-cell office:value-type="float" office:value="0.101258" calcext:value-type="float">
            <text:p>0,101258</text:p>
          </table:table-cell>
          <table:table-cell office:value-type="float" office:value="0.111514" calcext:value-type="float">
            <text:p>0,111514</text:p>
          </table:table-cell>
          <table:table-cell office:value-type="float" office:value="0.001819" calcext:value-type="float">
            <text:p>0,001819</text:p>
          </table:table-cell>
          <table:table-cell office:value-type="float" office:value="22" calcext:value-type="float">
            <text:p>22</text:p>
          </table:table-cell>
          <table:table-cell table:number-columns-repeated="6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291367" calcext:value-type="float">
            <text:p>0,291367</text:p>
          </table:table-cell>
          <table:table-cell office:value-type="float" office:value="0.282913" calcext:value-type="float">
            <text:p>0,282913</text:p>
          </table:table-cell>
          <table:table-cell office:value-type="float" office:value="0.304775" calcext:value-type="float">
            <text:p>0,304775</text:p>
          </table:table-cell>
          <table:table-cell office:value-type="float" office:value="0.003965" calcext:value-type="float">
            <text:p>0,003965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562794" calcext:value-type="float">
            <text:p>0,562794</text:p>
          </table:table-cell>
          <table:table-cell office:value-type="float" office:value="0.561308" calcext:value-type="float">
            <text:p>0,561308</text:p>
          </table:table-cell>
          <table:table-cell office:value-type="float" office:value="0.581658" calcext:value-type="float">
            <text:p>0,581658</text:p>
          </table:table-cell>
          <table:table-cell office:value-type="float" office:value="0.001119" calcext:value-type="float">
            <text:p>0,001119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681331" calcext:value-type="float">
            <text:p>0,681331</text:p>
          </table:table-cell>
          <table:table-cell office:value-type="float" office:value="0.679865" calcext:value-type="float">
            <text:p>0,679865</text:p>
          </table:table-cell>
          <table:table-cell office:value-type="float" office:value="0.70096" calcext:value-type="float">
            <text:p>0,70096</text:p>
          </table:table-cell>
          <table:table-cell office:value-type="float" office:value="0.001493" calcext:value-type="float">
            <text:p>0,001493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817" calcext:value-type="float">
            <text:p>0,817</text:p>
          </table:table-cell>
          <table:table-cell office:value-type="float" office:value="0.814069" calcext:value-type="float">
            <text:p>0,814069</text:p>
          </table:table-cell>
          <table:table-cell office:value-type="float" office:value="0.855047" calcext:value-type="float">
            <text:p>0,855047</text:p>
          </table:table-cell>
          <table:table-cell office:value-type="float" office:value="0.002396" calcext:value-type="float">
            <text:p>0,002396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951563" calcext:value-type="float">
            <text:p>0,951563</text:p>
          </table:table-cell>
          <table:table-cell office:value-type="float" office:value="0.949204" calcext:value-type="float">
            <text:p>0,949204</text:p>
          </table:table-cell>
          <table:table-cell office:value-type="float" office:value="0.989903" calcext:value-type="float">
            <text:p>0,989903</text:p>
          </table:table-cell>
          <table:table-cell office:value-type="float" office:value="0.002271" calcext:value-type="float">
            <text:p>0,002271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.015808" calcext:value-type="float">
            <text:p>1,015808</text:p>
          </table:table-cell>
          <table:table-cell office:value-type="float" office:value="1.011323" calcext:value-type="float">
            <text:p>1,011323</text:p>
          </table:table-cell>
          <table:table-cell office:value-type="float" office:value="1.102407" calcext:value-type="float">
            <text:p>1,102407</text:p>
          </table:table-cell>
          <table:table-cell office:value-type="float" office:value="0.008503" calcext:value-type="float">
            <text:p>0,008503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.019836" calcext:value-type="float">
            <text:p>1,019836</text:p>
          </table:table-cell>
          <table:table-cell office:value-type="float" office:value="1.016445" calcext:value-type="float">
            <text:p>1,016445</text:p>
          </table:table-cell>
          <table:table-cell office:value-type="float" office:value="1.145713" calcext:value-type="float">
            <text:p>1,145713</text:p>
          </table:table-cell>
          <table:table-cell office:value-type="float" office:value="0.006974" calcext:value-type="float">
            <text:p>0,006974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1.043884" calcext:value-type="float">
            <text:p>1,043884</text:p>
          </table:table-cell>
          <table:table-cell office:value-type="float" office:value="1.013279" calcext:value-type="float">
            <text:p>1,013279</text:p>
          </table:table-cell>
          <table:table-cell office:value-type="float" office:value="1.231674" calcext:value-type="float">
            <text:p>1,231674</text:p>
          </table:table-cell>
          <table:table-cell office:value-type="float" office:value="0.012924" calcext:value-type="float">
            <text:p>0,012924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.027127" calcext:value-type="float">
            <text:p>1,027127</text:p>
          </table:table-cell>
          <table:table-cell office:value-type="float" office:value="0.975467" calcext:value-type="float">
            <text:p>0,975467</text:p>
          </table:table-cell>
          <table:table-cell office:value-type="float" office:value="1.245737" calcext:value-type="float">
            <text:p>1,245737</text:p>
          </table:table-cell>
          <table:table-cell office:value-type="float" office:value="0.021274" calcext:value-type="float">
            <text:p>0,021274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.955629" calcext:value-type="float">
            <text:p>0,955629</text:p>
          </table:table-cell>
          <table:table-cell office:value-type="float" office:value="0.950322" calcext:value-type="float">
            <text:p>0,950322</text:p>
          </table:table-cell>
          <table:table-cell office:value-type="float" office:value="0.994932" calcext:value-type="float">
            <text:p>0,994932</text:p>
          </table:table-cell>
          <table:table-cell office:value-type="float" office:value="0.003486" calcext:value-type="float">
            <text:p>0,003486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981391" calcext:value-type="float">
            <text:p>0,981391</text:p>
          </table:table-cell>
          <table:table-cell office:value-type="float" office:value="0.976585" calcext:value-type="float">
            <text:p>0,976585</text:p>
          </table:table-cell>
          <table:table-cell office:value-type="float" office:value="1.032837" calcext:value-type="float">
            <text:p>1,032837</text:p>
          </table:table-cell>
          <table:table-cell office:value-type="float" office:value="0.003618" calcext:value-type="float">
            <text:p>0,003618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1.056481" calcext:value-type="float">
            <text:p>1,056481</text:p>
          </table:table-cell>
          <table:table-cell office:value-type="float" office:value="1.037866" calcext:value-type="float">
            <text:p>1,037866</text:p>
          </table:table-cell>
          <table:table-cell office:value-type="float" office:value="1.104735" calcext:value-type="float">
            <text:p>1,104735</text:p>
          </table:table-cell>
          <table:table-cell office:value-type="float" office:value="0.006102" calcext:value-type="float">
            <text:p>0,006102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.096945" calcext:value-type="float">
            <text:p>1,096945</text:p>
          </table:table-cell>
          <table:table-cell office:value-type="float" office:value="1.086667" calcext:value-type="float">
            <text:p>1,086667</text:p>
          </table:table-cell>
          <table:table-cell office:value-type="float" office:value="1.179706" calcext:value-type="float">
            <text:p>1,179706</text:p>
          </table:table-cell>
          <table:table-cell office:value-type="float" office:value="0.006464" calcext:value-type="float">
            <text:p>0,006464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1.093803" calcext:value-type="float">
            <text:p>1,093803</text:p>
          </table:table-cell>
          <table:table-cell office:value-type="float" office:value="1.082849" calcext:value-type="float">
            <text:p>1,082849</text:p>
          </table:table-cell>
          <table:table-cell office:value-type="float" office:value="1.162477" calcext:value-type="float">
            <text:p>1,162477</text:p>
          </table:table-cell>
          <table:table-cell office:value-type="float" office:value="0.005782" calcext:value-type="float">
            <text:p>0,005782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.312954" calcext:value-type="float">
            <text:p>1,312954</text:p>
          </table:table-cell>
          <table:table-cell office:value-type="float" office:value="1.297239" calcext:value-type="float">
            <text:p>1,297239</text:p>
          </table:table-cell>
          <table:table-cell office:value-type="float" office:value="1.714472" calcext:value-type="float">
            <text:p>1,714472</text:p>
          </table:table-cell>
          <table:table-cell office:value-type="float" office:value="0.018861" calcext:value-type="float">
            <text:p>0,018861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1.331226" calcext:value-type="float">
            <text:p>1,331226</text:p>
          </table:table-cell>
          <table:table-cell office:value-type="float" office:value="1.31838" calcext:value-type="float">
            <text:p>1,31838</text:p>
          </table:table-cell>
          <table:table-cell office:value-type="float" office:value="1.694169" calcext:value-type="float">
            <text:p>1,694169</text:p>
          </table:table-cell>
          <table:table-cell office:value-type="float" office:value="0.017014" calcext:value-type="float">
            <text:p>0,017014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1.329992" calcext:value-type="float">
            <text:p>1,329992</text:p>
          </table:table-cell>
          <table:table-cell office:value-type="float" office:value="1.316331" calcext:value-type="float">
            <text:p>1,316331</text:p>
          </table:table-cell>
          <table:table-cell office:value-type="float" office:value="1.603086" calcext:value-type="float">
            <text:p>1,603086</text:p>
          </table:table-cell>
          <table:table-cell office:value-type="float" office:value="0.013506" calcext:value-type="float">
            <text:p>0,01350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1.403004" calcext:value-type="float">
            <text:p>1,403004</text:p>
          </table:table-cell>
          <table:table-cell office:value-type="float" office:value="1.391396" calcext:value-type="float">
            <text:p>1,391396</text:p>
          </table:table-cell>
          <table:table-cell office:value-type="float" office:value="1.677405" calcext:value-type="float">
            <text:p>1,677405</text:p>
          </table:table-cell>
          <table:table-cell office:value-type="float" office:value="0.013453" calcext:value-type="float">
            <text:p>0,013453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.419184" calcext:value-type="float">
            <text:p>1,419184</text:p>
          </table:table-cell>
          <table:table-cell office:value-type="float" office:value="1.404248" calcext:value-type="float">
            <text:p>1,404248</text:p>
          </table:table-cell>
          <table:table-cell office:value-type="float" office:value="1.594611" calcext:value-type="float">
            <text:p>1,594611</text:p>
          </table:table-cell>
          <table:table-cell office:value-type="float" office:value="0.010957" calcext:value-type="float">
            <text:p>0,010957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1.559138" calcext:value-type="float">
            <text:p>1,559138</text:p>
          </table:table-cell>
          <table:table-cell office:value-type="float" office:value="1.549162" calcext:value-type="float">
            <text:p>1,549162</text:p>
          </table:table-cell>
          <table:table-cell office:value-type="float" office:value="1.833215" calcext:value-type="float">
            <text:p>1,833215</text:p>
          </table:table-cell>
          <table:table-cell office:value-type="float" office:value="0.013411" calcext:value-type="float">
            <text:p>0,013411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1.546561" calcext:value-type="float">
            <text:p>1,546561</text:p>
          </table:table-cell>
          <table:table-cell office:value-type="float" office:value="1.534726" calcext:value-type="float">
            <text:p>1,534726</text:p>
          </table:table-cell>
          <table:table-cell office:value-type="float" office:value="1.650397" calcext:value-type="float">
            <text:p>1,650397</text:p>
          </table:table-cell>
          <table:table-cell office:value-type="float" office:value="0.00735" calcext:value-type="float">
            <text:p>0,00735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1.634254" calcext:value-type="float">
            <text:p>1,634254</text:p>
          </table:table-cell>
          <table:table-cell office:value-type="float" office:value="1.621805" calcext:value-type="float">
            <text:p>1,621805</text:p>
          </table:table-cell>
          <table:table-cell office:value-type="float" office:value="1.777336" calcext:value-type="float">
            <text:p>1,777336</text:p>
          </table:table-cell>
          <table:table-cell office:value-type="float" office:value="0.008581" calcext:value-type="float">
            <text:p>0,008581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1.777001" calcext:value-type="float">
            <text:p>1,777001</text:p>
          </table:table-cell>
          <table:table-cell office:value-type="float" office:value="1.757778" calcext:value-type="float">
            <text:p>1,757778</text:p>
          </table:table-cell>
          <table:table-cell office:value-type="float" office:value="2.088211" calcext:value-type="float">
            <text:p>2,088211</text:p>
          </table:table-cell>
          <table:table-cell office:value-type="float" office:value="0.017522" calcext:value-type="float">
            <text:p>0,017522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.710787" calcext:value-type="float">
            <text:p>1,710787</text:p>
          </table:table-cell>
          <table:table-cell office:value-type="float" office:value="1.692958" calcext:value-type="float">
            <text:p>1,692958</text:p>
          </table:table-cell>
          <table:table-cell office:value-type="float" office:value="1.808628" calcext:value-type="float">
            <text:p>1,808628</text:p>
          </table:table-cell>
          <table:table-cell office:value-type="float" office:value="0.011003" calcext:value-type="float">
            <text:p>0,011003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1.776964" calcext:value-type="float">
            <text:p>1,776964</text:p>
          </table:table-cell>
          <table:table-cell office:value-type="float" office:value="1.751445" calcext:value-type="float">
            <text:p>1,751445</text:p>
          </table:table-cell>
          <table:table-cell office:value-type="float" office:value="2.003089" calcext:value-type="float">
            <text:p>2,003089</text:p>
          </table:table-cell>
          <table:table-cell office:value-type="float" office:value="0.015314" calcext:value-type="float">
            <text:p>0,015314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1.86814" calcext:value-type="float">
            <text:p>1,86814</text:p>
          </table:table-cell>
          <table:table-cell office:value-type="float" office:value="1.844577" calcext:value-type="float">
            <text:p>1,844577</text:p>
          </table:table-cell>
          <table:table-cell office:value-type="float" office:value="2.083555" calcext:value-type="float">
            <text:p>2,083555</text:p>
          </table:table-cell>
          <table:table-cell office:value-type="float" office:value="0.015144" calcext:value-type="float">
            <text:p>0,015144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1.976475" calcext:value-type="float">
            <text:p>1,976475</text:p>
          </table:table-cell>
          <table:table-cell office:value-type="float" office:value="1.950748" calcext:value-type="float">
            <text:p>1,950748</text:p>
          </table:table-cell>
          <table:table-cell office:value-type="float" office:value="2.087466" calcext:value-type="float">
            <text:p>2,087466</text:p>
          </table:table-cell>
          <table:table-cell office:value-type="float" office:value="0.011437" calcext:value-type="float">
            <text:p>0,011437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2.053012" calcext:value-type="float">
            <text:p>2,053012</text:p>
          </table:table-cell>
          <table:table-cell office:value-type="float" office:value="2.025813" calcext:value-type="float">
            <text:p>2,025813</text:p>
          </table:table-cell>
          <table:table-cell office:value-type="float" office:value="2.292171" calcext:value-type="float">
            <text:p>2,292171</text:p>
          </table:table-cell>
          <table:table-cell office:value-type="float" office:value="0.015952" calcext:value-type="float">
            <text:p>0,015952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2.163088" calcext:value-type="float">
            <text:p>2,163088</text:p>
          </table:table-cell>
          <table:table-cell office:value-type="float" office:value="2.123415" calcext:value-type="float">
            <text:p>2,123415</text:p>
          </table:table-cell>
          <table:table-cell office:value-type="float" office:value="2.47024" calcext:value-type="float">
            <text:p>2,47024</text:p>
          </table:table-cell>
          <table:table-cell office:value-type="float" office:value="0.023673" calcext:value-type="float">
            <text:p>0,023673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2.215943" calcext:value-type="float">
            <text:p>2,215943</text:p>
          </table:table-cell>
          <table:table-cell office:value-type="float" office:value="2.181903" calcext:value-type="float">
            <text:p>2,181903</text:p>
          </table:table-cell>
          <table:table-cell office:value-type="float" office:value="2.452359" calcext:value-type="float">
            <text:p>2,452359</text:p>
          </table:table-cell>
          <table:table-cell office:value-type="float" office:value="0.015752" calcext:value-type="float">
            <text:p>0,015752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.327365" calcext:value-type="float">
            <text:p>2,327365</text:p>
          </table:table-cell>
          <table:table-cell office:value-type="float" office:value="2.292171" calcext:value-type="float">
            <text:p>2,292171</text:p>
          </table:table-cell>
          <table:table-cell office:value-type="float" office:value="2.633594" calcext:value-type="float">
            <text:p>2,633594</text:p>
          </table:table-cell>
          <table:table-cell office:value-type="float" office:value="0.019276" calcext:value-type="float">
            <text:p>0,019276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2.376864" calcext:value-type="float">
            <text:p>2,376864</text:p>
          </table:table-cell>
          <table:table-cell office:value-type="float" office:value="2.341345" calcext:value-type="float">
            <text:p>2,341345</text:p>
          </table:table-cell>
          <table:table-cell office:value-type="float" office:value="2.717972" calcext:value-type="float">
            <text:p>2,717972</text:p>
          </table:table-cell>
          <table:table-cell office:value-type="float" office:value="0.020973" calcext:value-type="float">
            <text:p>0,020973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2.655557" calcext:value-type="float">
            <text:p>2,655557</text:p>
          </table:table-cell>
          <table:table-cell office:value-type="float" office:value="2.614036" calcext:value-type="float">
            <text:p>2,614036</text:p>
          </table:table-cell>
          <table:table-cell office:value-type="float" office:value="2.846867" calcext:value-type="float">
            <text:p>2,846867</text:p>
          </table:table-cell>
          <table:table-cell office:value-type="float" office:value="0.016957" calcext:value-type="float">
            <text:p>0,016957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2.526139" calcext:value-type="float">
            <text:p>2,526139</text:p>
          </table:table-cell>
          <table:table-cell office:value-type="float" office:value="2.488308" calcext:value-type="float">
            <text:p>2,488308</text:p>
          </table:table-cell>
          <table:table-cell office:value-type="float" office:value="2.760813" calcext:value-type="float">
            <text:p>2,760813</text:p>
          </table:table-cell>
          <table:table-cell office:value-type="float" office:value="0.019398" calcext:value-type="float">
            <text:p>0,019398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2.727402" calcext:value-type="float">
            <text:p>2,727402</text:p>
          </table:table-cell>
          <table:table-cell office:value-type="float" office:value="2.682954" calcext:value-type="float">
            <text:p>2,682954</text:p>
          </table:table-cell>
          <table:table-cell office:value-type="float" office:value="3.446825" calcext:value-type="float">
            <text:p>3,446825</text:p>
          </table:table-cell>
          <table:table-cell office:value-type="float" office:value="0.03932" calcext:value-type="float">
            <text:p>0,03932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2.866469" calcext:value-type="float">
            <text:p>2,866469</text:p>
          </table:table-cell>
          <table:table-cell office:value-type="float" office:value="2.812594" calcext:value-type="float">
            <text:p>2,812594</text:p>
          </table:table-cell>
          <table:table-cell office:value-type="float" office:value="3.556348" calcext:value-type="float">
            <text:p>3,556348</text:p>
          </table:table-cell>
          <table:table-cell office:value-type="float" office:value="0.048746" calcext:value-type="float">
            <text:p>0,048746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2.802465" calcext:value-type="float">
            <text:p>2,802465</text:p>
          </table:table-cell>
          <table:table-cell office:value-type="float" office:value="2.753921" calcext:value-type="float">
            <text:p>2,753921</text:p>
          </table:table-cell>
          <table:table-cell office:value-type="float" office:value="3.299117" calcext:value-type="float">
            <text:p>3,299117</text:p>
          </table:table-cell>
          <table:table-cell office:value-type="float" office:value="0.029879" calcext:value-type="float">
            <text:p>0,029879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2.799385" calcext:value-type="float">
            <text:p>2,799385</text:p>
          </table:table-cell>
          <table:table-cell office:value-type="float" office:value="2.749078" calcext:value-type="float">
            <text:p>2,749078</text:p>
          </table:table-cell>
          <table:table-cell office:value-type="float" office:value="4.132651" calcext:value-type="float">
            <text:p>4,132651</text:p>
          </table:table-cell>
          <table:table-cell office:value-type="float" office:value="0.08966" calcext:value-type="float">
            <text:p>0,0896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3.01249" calcext:value-type="float">
            <text:p>3,01249</text:p>
          </table:table-cell>
          <table:table-cell office:value-type="float" office:value="2.967939" calcext:value-type="float">
            <text:p>2,967939</text:p>
          </table:table-cell>
          <table:table-cell office:value-type="float" office:value="4.379824" calcext:value-type="float">
            <text:p>4,379824</text:p>
          </table:table-cell>
          <table:table-cell office:value-type="float" office:value="0.069813" calcext:value-type="float">
            <text:p>0,069813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2.988734" calcext:value-type="float">
            <text:p>2,988734</text:p>
          </table:table-cell>
          <table:table-cell office:value-type="float" office:value="2.937578" calcext:value-type="float">
            <text:p>2,937578</text:p>
          </table:table-cell>
          <table:table-cell office:value-type="float" office:value="4.336797" calcext:value-type="float">
            <text:p>4,336797</text:p>
          </table:table-cell>
          <table:table-cell office:value-type="float" office:value="0.072219" calcext:value-type="float">
            <text:p>0,072219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3.218695" calcext:value-type="float">
            <text:p>3,218695</text:p>
          </table:table-cell>
          <table:table-cell office:value-type="float" office:value="3.153086" calcext:value-type="float">
            <text:p>3,153086</text:p>
          </table:table-cell>
          <table:table-cell office:value-type="float" office:value="5.875155" calcext:value-type="float">
            <text:p>5,875155</text:p>
          </table:table-cell>
          <table:table-cell office:value-type="float" office:value="0.122706" calcext:value-type="float">
            <text:p>0,122706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3.263389" calcext:value-type="float">
            <text:p>3,263389</text:p>
          </table:table-cell>
          <table:table-cell office:value-type="float" office:value="3.200024" calcext:value-type="float">
            <text:p>3,200024</text:p>
          </table:table-cell>
          <table:table-cell office:value-type="float" office:value="3.570318" calcext:value-type="float">
            <text:p>3,570318</text:p>
          </table:table-cell>
          <table:table-cell office:value-type="float" office:value="0.030788" calcext:value-type="float">
            <text:p>0,030788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3.417192" calcext:value-type="float">
            <text:p>3,417192</text:p>
          </table:table-cell>
          <table:table-cell office:value-type="float" office:value="3.321841" calcext:value-type="float">
            <text:p>3,321841</text:p>
          </table:table-cell>
          <table:table-cell office:value-type="float" office:value="6.029755" calcext:value-type="float">
            <text:p>6,029755</text:p>
          </table:table-cell>
          <table:table-cell office:value-type="float" office:value="0.211298" calcext:value-type="float">
            <text:p>0,211298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3.680552" calcext:value-type="float">
            <text:p>3,680552</text:p>
          </table:table-cell>
          <table:table-cell office:value-type="float" office:value="3.612414" calcext:value-type="float">
            <text:p>3,612414</text:p>
          </table:table-cell>
          <table:table-cell office:value-type="float" office:value="6.298348" calcext:value-type="float">
            <text:p>6,298348</text:p>
          </table:table-cell>
          <table:table-cell office:value-type="float" office:value="0.139803" calcext:value-type="float">
            <text:p>0,139803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3.762888" calcext:value-type="float">
            <text:p>3,762888</text:p>
          </table:table-cell>
          <table:table-cell office:value-type="float" office:value="3.661215" calcext:value-type="float">
            <text:p>3,661215</text:p>
          </table:table-cell>
          <table:table-cell office:value-type="float" office:value="6.362423" calcext:value-type="float">
            <text:p>6,362423</text:p>
          </table:table-cell>
          <table:table-cell office:value-type="float" office:value="0.226137" calcext:value-type="float">
            <text:p>0,226137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4.000532" calcext:value-type="float">
            <text:p>4,000532</text:p>
          </table:table-cell>
          <table:table-cell office:value-type="float" office:value="3.88138" calcext:value-type="float">
            <text:p>3,88138</text:p>
          </table:table-cell>
          <table:table-cell office:value-type="float" office:value="6.652996" calcext:value-type="float">
            <text:p>6,652996</text:p>
          </table:table-cell>
          <table:table-cell office:value-type="float" office:value="0.244961" calcext:value-type="float">
            <text:p>0,244961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4.022741" calcext:value-type="float">
            <text:p>4,022741</text:p>
          </table:table-cell>
          <table:table-cell office:value-type="float" office:value="3.935769" calcext:value-type="float">
            <text:p>3,935769</text:p>
          </table:table-cell>
          <table:table-cell office:value-type="float" office:value="6.662682" calcext:value-type="float">
            <text:p>6,662682</text:p>
          </table:table-cell>
          <table:table-cell office:value-type="float" office:value="0.235077" calcext:value-type="float">
            <text:p>0,235077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4.23755" calcext:value-type="float">
            <text:p>4,23755</text:p>
          </table:table-cell>
          <table:table-cell office:value-type="float" office:value="4.138798" calcext:value-type="float">
            <text:p>4,138798</text:p>
          </table:table-cell>
          <table:table-cell office:value-type="float" office:value="6.884336" calcext:value-type="float">
            <text:p>6,884336</text:p>
          </table:table-cell>
          <table:table-cell office:value-type="float" office:value="0.223416" calcext:value-type="float">
            <text:p>0,223416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4.26906" calcext:value-type="float">
            <text:p>4,26906</text:p>
          </table:table-cell>
          <table:table-cell office:value-type="float" office:value="4.178286" calcext:value-type="float">
            <text:p>4,178286</text:p>
          </table:table-cell>
          <table:table-cell office:value-type="float" office:value="5.7403" calcext:value-type="float">
            <text:p>5,7403</text:p>
          </table:table-cell>
          <table:table-cell office:value-type="float" office:value="0.215102" calcext:value-type="float">
            <text:p>0,215102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4.30927" calcext:value-type="float">
            <text:p>4,30927</text:p>
          </table:table-cell>
          <table:table-cell office:value-type="float" office:value="4.206225" calcext:value-type="float">
            <text:p>4,206225</text:p>
          </table:table-cell>
          <table:table-cell office:value-type="float" office:value="6.899983" calcext:value-type="float">
            <text:p>6,899983</text:p>
          </table:table-cell>
          <table:table-cell office:value-type="float" office:value="0.219494" calcext:value-type="float">
            <text:p>0,219494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4.55777" calcext:value-type="float">
            <text:p>4,55777</text:p>
          </table:table-cell>
          <table:table-cell office:value-type="float" office:value="4.473329" calcext:value-type="float">
            <text:p>4,473329</text:p>
          </table:table-cell>
          <table:table-cell office:value-type="float" office:value="7.201731" calcext:value-type="float">
            <text:p>7,201731</text:p>
          </table:table-cell>
          <table:table-cell office:value-type="float" office:value="0.214236" calcext:value-type="float">
            <text:p>0,214236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4.611053" calcext:value-type="float">
            <text:p>4,611053</text:p>
          </table:table-cell>
          <table:table-cell office:value-type="float" office:value="4.503131" calcext:value-type="float">
            <text:p>4,503131</text:p>
          </table:table-cell>
          <table:table-cell office:value-type="float" office:value="7.25463" calcext:value-type="float">
            <text:p>7,25463</text:p>
          </table:table-cell>
          <table:table-cell office:value-type="float" office:value="0.219322" calcext:value-type="float">
            <text:p>0,219322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4.807742" calcext:value-type="float">
            <text:p>4,807742</text:p>
          </table:table-cell>
          <table:table-cell office:value-type="float" office:value="4.709139" calcext:value-type="float">
            <text:p>4,709139</text:p>
          </table:table-cell>
          <table:table-cell office:value-type="float" office:value="7.401407" calcext:value-type="float">
            <text:p>7,401407</text:p>
          </table:table-cell>
          <table:table-cell office:value-type="float" office:value="0.224048" calcext:value-type="float">
            <text:p>0,224048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4.845415" calcext:value-type="float">
            <text:p>4,845415</text:p>
          </table:table-cell>
          <table:table-cell office:value-type="float" office:value="4.751608" calcext:value-type="float">
            <text:p>4,751608</text:p>
          </table:table-cell>
          <table:table-cell office:value-type="float" office:value="7.431209" calcext:value-type="float">
            <text:p>7,431209</text:p>
          </table:table-cell>
          <table:table-cell office:value-type="float" office:value="0.250176" calcext:value-type="float">
            <text:p>0,250176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5.208857" calcext:value-type="float">
            <text:p>5,208857</text:p>
          </table:table-cell>
          <table:table-cell office:value-type="float" office:value="5.106255" calcext:value-type="float">
            <text:p>5,106255</text:p>
          </table:table-cell>
          <table:table-cell office:value-type="float" office:value="7.801503" calcext:value-type="float">
            <text:p>7,801503</text:p>
          </table:table-cell>
          <table:table-cell office:value-type="float" office:value="0.230063" calcext:value-type="float">
            <text:p>0,230063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5.507731" calcext:value-type="float">
            <text:p>5,507731</text:p>
          </table:table-cell>
          <table:table-cell office:value-type="float" office:value="5.395338" calcext:value-type="float">
            <text:p>5,395338</text:p>
          </table:table-cell>
          <table:table-cell office:value-type="float" office:value="8.136034" calcext:value-type="float">
            <text:p>8,136034</text:p>
          </table:table-cell>
          <table:table-cell office:value-type="float" office:value="0.247237" calcext:value-type="float">
            <text:p>0,247237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5.5685" calcext:value-type="float">
            <text:p>5,5685</text:p>
          </table:table-cell>
          <table:table-cell office:value-type="float" office:value="5.462393" calcext:value-type="float">
            <text:p>5,462393</text:p>
          </table:table-cell>
          <table:table-cell office:value-type="float" office:value="8.209422" calcext:value-type="float">
            <text:p>8,209422</text:p>
          </table:table-cell>
          <table:table-cell office:value-type="float" office:value="0.258689" calcext:value-type="float">
            <text:p>0,258689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5.731519" calcext:value-type="float">
            <text:p>5,731519</text:p>
          </table:table-cell>
          <table:table-cell office:value-type="float" office:value="5.607679" calcext:value-type="float">
            <text:p>5,607679</text:p>
          </table:table-cell>
          <table:table-cell office:value-type="float" office:value="8.384138" calcext:value-type="float">
            <text:p>8,384138</text:p>
          </table:table-cell>
          <table:table-cell office:value-type="float" office:value="0.277406" calcext:value-type="float">
            <text:p>0,277406</text:p>
          </table:table-cell>
          <table:table-cell office:value-type="float" office:value="16" calcext:value-type="float">
            <text:p>16</text:p>
          </table:table-cell>
          <table:table-cell table:number-columns-repeated="6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5.997099" calcext:value-type="float">
            <text:p>5,997099</text:p>
          </table:table-cell>
          <table:table-cell office:value-type="float" office:value="5.859509" calcext:value-type="float">
            <text:p>5,859509</text:p>
          </table:table-cell>
          <table:table-cell office:value-type="float" office:value="8.568913" calcext:value-type="float">
            <text:p>8,568913</text:p>
          </table:table-cell>
          <table:table-cell office:value-type="float" office:value="0.279228" calcext:value-type="float">
            <text:p>0,279228</text:p>
          </table:table-cell>
          <table:table-cell office:value-type="float" office:value="16" calcext:value-type="float">
            <text:p>16</text:p>
          </table:table-cell>
          <table:table-cell table:number-columns-repeated="6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5.748548" calcext:value-type="float">
            <text:p>5,748548</text:p>
          </table:table-cell>
          <table:table-cell office:value-type="float" office:value="5.651638" calcext:value-type="float">
            <text:p>5,651638</text:p>
          </table:table-cell>
          <table:table-cell office:value-type="float" office:value="8.356199" calcext:value-type="float">
            <text:p>8,356199</text:p>
          </table:table-cell>
          <table:table-cell office:value-type="float" office:value="0.219287" calcext:value-type="float">
            <text:p>0,219287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6.154025" calcext:value-type="float">
            <text:p>6,154025</text:p>
          </table:table-cell>
          <table:table-cell office:value-type="float" office:value="6.037578" calcext:value-type="float">
            <text:p>6,037578</text:p>
          </table:table-cell>
          <table:table-cell office:value-type="float" office:value="7.679686" calcext:value-type="float">
            <text:p>7,679686</text:p>
          </table:table-cell>
          <table:table-cell office:value-type="float" office:value="0.230035" calcext:value-type="float">
            <text:p>0,230035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6.446829" calcext:value-type="float">
            <text:p>6,446829</text:p>
          </table:table-cell>
          <table:table-cell office:value-type="float" office:value="6.309152" calcext:value-type="float">
            <text:p>6,309152</text:p>
          </table:table-cell>
          <table:table-cell office:value-type="float" office:value="9.419024" calcext:value-type="float">
            <text:p>9,419024</text:p>
          </table:table-cell>
          <table:table-cell office:value-type="float" office:value="0.311584" calcext:value-type="float">
            <text:p>0,311584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6.594138" calcext:value-type="float">
            <text:p>6,594138</text:p>
          </table:table-cell>
          <table:table-cell office:value-type="float" office:value="6.449968" calcext:value-type="float">
            <text:p>6,449968</text:p>
          </table:table-cell>
          <table:table-cell office:value-type="float" office:value="11.815131" calcext:value-type="float">
            <text:p>11,815131</text:p>
          </table:table-cell>
          <table:table-cell office:value-type="float" office:value="0.431803" calcext:value-type="float">
            <text:p>0,431803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6.746256" calcext:value-type="float">
            <text:p>6,746256</text:p>
          </table:table-cell>
          <table:table-cell office:value-type="float" office:value="6.599724" calcext:value-type="float">
            <text:p>6,599724</text:p>
          </table:table-cell>
          <table:table-cell office:value-type="float" office:value="11.575222" calcext:value-type="float">
            <text:p>11,575222</text:p>
          </table:table-cell>
          <table:table-cell office:value-type="float" office:value="0.375042" calcext:value-type="float">
            <text:p>0,375042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7.237335" calcext:value-type="float">
            <text:p>7,237335</text:p>
          </table:table-cell>
          <table:table-cell office:value-type="float" office:value="6.893277" calcext:value-type="float">
            <text:p>6,893277</text:p>
          </table:table-cell>
          <table:table-cell office:value-type="float" office:value="36.868453" calcext:value-type="float">
            <text:p>36,868453</text:p>
          </table:table-cell>
          <table:table-cell office:value-type="float" office:value="1.514312" calcext:value-type="float">
            <text:p>1,514312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7.217923" calcext:value-type="float">
            <text:p>7,217923</text:p>
          </table:table-cell>
          <table:table-cell office:value-type="float" office:value="6.884336" calcext:value-type="float">
            <text:p>6,884336</text:p>
          </table:table-cell>
          <table:table-cell office:value-type="float" office:value="34.830719" calcext:value-type="float">
            <text:p>34,830719</text:p>
          </table:table-cell>
          <table:table-cell office:value-type="float" office:value="1.467263" calcext:value-type="float">
            <text:p>1,467263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7.391106" calcext:value-type="float">
            <text:p>7,391106</text:p>
          </table:table-cell>
          <table:table-cell office:value-type="float" office:value="7.021427" calcext:value-type="float">
            <text:p>7,021427</text:p>
          </table:table-cell>
          <table:table-cell office:value-type="float" office:value="27.121603" calcext:value-type="float">
            <text:p>27,121603</text:p>
          </table:table-cell>
          <table:table-cell office:value-type="float" office:value="1.7048" calcext:value-type="float">
            <text:p>1,7048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7.461077" calcext:value-type="float">
            <text:p>7,461077</text:p>
          </table:table-cell>
          <table:table-cell office:value-type="float" office:value="7.221848" calcext:value-type="float">
            <text:p>7,221848</text:p>
          </table:table-cell>
          <table:table-cell office:value-type="float" office:value="27.018785" calcext:value-type="float">
            <text:p>27,018785</text:p>
          </table:table-cell>
          <table:table-cell office:value-type="float" office:value="0.983017" calcext:value-type="float">
            <text:p>0,983017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7.395086" calcext:value-type="float">
            <text:p>7,395086</text:p>
          </table:table-cell>
          <table:table-cell office:value-type="float" office:value="7.25016" calcext:value-type="float">
            <text:p>7,25016</text:p>
          </table:table-cell>
          <table:table-cell office:value-type="float" office:value="12.660027" calcext:value-type="float">
            <text:p>12,660027</text:p>
          </table:table-cell>
          <table:table-cell office:value-type="float" office:value="0.310622" calcext:value-type="float">
            <text:p>0,310622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7.684623" calcext:value-type="float">
            <text:p>7,684623</text:p>
          </table:table-cell>
          <table:table-cell office:value-type="float" office:value="7.543713" calcext:value-type="float">
            <text:p>7,543713</text:p>
          </table:table-cell>
          <table:table-cell office:value-type="float" office:value="12.912601" calcext:value-type="float">
            <text:p>12,912601</text:p>
          </table:table-cell>
          <table:table-cell office:value-type="float" office:value="0.255682" calcext:value-type="float">
            <text:p>0,255682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7.683606" calcext:value-type="float">
            <text:p>7,683606</text:p>
          </table:table-cell>
          <table:table-cell office:value-type="float" office:value="7.487833" calcext:value-type="float">
            <text:p>7,487833</text:p>
          </table:table-cell>
          <table:table-cell office:value-type="float" office:value="12.999773" calcext:value-type="float">
            <text:p>12,999773</text:p>
          </table:table-cell>
          <table:table-cell office:value-type="float" office:value="0.360453" calcext:value-type="float">
            <text:p>0,360453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 table:number-rows-repeated="2">
          <table:table-cell table:number-columns-repeated="73"/>
        </table:table-row>
        <table:table-row table:style-name="ro1">
          <table:table-cell office:value-type="string" calcext:value-type="string">
            <text:p>HYBRID REDUCTION time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1106" calcext:value-type="float">
            <text:p>0,11106</text:p>
          </table:table-cell>
          <table:table-cell office:value-type="float" office:value="0.110106" calcext:value-type="float">
            <text:p>0,110106</text:p>
          </table:table-cell>
          <table:table-cell office:value-type="float" office:value="0.120606" calcext:value-type="float">
            <text:p>0,120606</text:p>
          </table:table-cell>
          <table:table-cell office:value-type="float" office:value="0.001985" calcext:value-type="float">
            <text:p>0,001985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26857" calcext:value-type="float">
            <text:p>0,26857</text:p>
          </table:table-cell>
          <table:table-cell office:value-type="float" office:value="0.259979" calcext:value-type="float">
            <text:p>0,259979</text:p>
          </table:table-cell>
          <table:table-cell office:value-type="float" office:value="0.277837" calcext:value-type="float">
            <text:p>0,277837</text:p>
          </table:table-cell>
          <table:table-cell office:value-type="float" office:value="0.001839" calcext:value-type="float">
            <text:p>0,001839</text:p>
          </table:table-cell>
          <table:table-cell office:value-type="float" office:value="14" calcext:value-type="float">
            <text:p>14</text:p>
          </table:table-cell>
          <table:table-cell table:number-columns-repeated="6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448523" calcext:value-type="float">
            <text:p>0,448523</text:p>
          </table:table-cell>
          <table:table-cell office:value-type="float" office:value="0.43828" calcext:value-type="float">
            <text:p>0,43828</text:p>
          </table:table-cell>
          <table:table-cell office:value-type="float" office:value="0.471063" calcext:value-type="float">
            <text:p>0,471063</text:p>
          </table:table-cell>
          <table:table-cell office:value-type="float" office:value="0.003521" calcext:value-type="float">
            <text:p>0,003521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524108" calcext:value-type="float">
            <text:p>0,524108</text:p>
          </table:table-cell>
          <table:table-cell office:value-type="float" office:value="0.516791" calcext:value-type="float">
            <text:p>0,516791</text:p>
          </table:table-cell>
          <table:table-cell office:value-type="float" office:value="0.558561" calcext:value-type="float">
            <text:p>0,558561</text:p>
          </table:table-cell>
          <table:table-cell office:value-type="float" office:value="0.003277" calcext:value-type="float">
            <text:p>0,003277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683238" calcext:value-type="float">
            <text:p>0,683238</text:p>
          </table:table-cell>
          <table:table-cell office:value-type="float" office:value="0.668922" calcext:value-type="float">
            <text:p>0,668922</text:p>
          </table:table-cell>
          <table:table-cell office:value-type="float" office:value="0.700774" calcext:value-type="float">
            <text:p>0,700774</text:p>
          </table:table-cell>
          <table:table-cell office:value-type="float" office:value="0.005669" calcext:value-type="float">
            <text:p>0,005669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648599" calcext:value-type="float">
            <text:p>0,648599</text:p>
          </table:table-cell>
          <table:table-cell office:value-type="float" office:value="0.642007" calcext:value-type="float">
            <text:p>0,642007</text:p>
          </table:table-cell>
          <table:table-cell office:value-type="float" office:value="0.673626" calcext:value-type="float">
            <text:p>0,673626</text:p>
          </table:table-cell>
          <table:table-cell office:value-type="float" office:value="0.003123" calcext:value-type="float">
            <text:p>0,003123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733861" calcext:value-type="float">
            <text:p>0,733861</text:p>
          </table:table-cell>
          <table:table-cell office:value-type="float" office:value="0.715442" calcext:value-type="float">
            <text:p>0,715442</text:p>
          </table:table-cell>
          <table:table-cell office:value-type="float" office:value="0.777934" calcext:value-type="float">
            <text:p>0,777934</text:p>
          </table:table-cell>
          <table:table-cell office:value-type="float" office:value="0.00742" calcext:value-type="float">
            <text:p>0,00742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774079" calcext:value-type="float">
            <text:p>0,774079</text:p>
          </table:table-cell>
          <table:table-cell office:value-type="float" office:value="0.762101" calcext:value-type="float">
            <text:p>0,762101</text:p>
          </table:table-cell>
          <table:table-cell office:value-type="float" office:value="0.828132" calcext:value-type="float">
            <text:p>0,828132</text:p>
          </table:table-cell>
          <table:table-cell office:value-type="float" office:value="0.005418" calcext:value-type="float">
            <text:p>0,005418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.89833" calcext:value-type="float">
            <text:p>0,89833</text:p>
          </table:table-cell>
          <table:table-cell office:value-type="float" office:value="0.874233" calcext:value-type="float">
            <text:p>0,874233</text:p>
          </table:table-cell>
          <table:table-cell office:value-type="float" office:value="1.071114" calcext:value-type="float">
            <text:p>1,071114</text:p>
          </table:table-cell>
          <table:table-cell office:value-type="float" office:value="0.01205" calcext:value-type="float">
            <text:p>0,01205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837258" calcext:value-type="float">
            <text:p>0,837258</text:p>
          </table:table-cell>
          <table:table-cell office:value-type="float" office:value="0.820309" calcext:value-type="float">
            <text:p>0,820309</text:p>
          </table:table-cell>
          <table:table-cell office:value-type="float" office:value="0.879727" calcext:value-type="float">
            <text:p>0,879727</text:p>
          </table:table-cell>
          <table:table-cell office:value-type="float" office:value="0.007915" calcext:value-type="float">
            <text:p>0,007915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.901766" calcext:value-type="float">
            <text:p>0,901766</text:p>
          </table:table-cell>
          <table:table-cell office:value-type="float" office:value="0.884756" calcext:value-type="float">
            <text:p>0,884756</text:p>
          </table:table-cell>
          <table:table-cell office:value-type="float" office:value="0.956655" calcext:value-type="float">
            <text:p>0,956655</text:p>
          </table:table-cell>
          <table:table-cell office:value-type="float" office:value="0.006765" calcext:value-type="float">
            <text:p>0,006765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876593" calcext:value-type="float">
            <text:p>0,876593</text:p>
          </table:table-cell>
          <table:table-cell office:value-type="float" office:value="0.865571" calcext:value-type="float">
            <text:p>0,865571</text:p>
          </table:table-cell>
          <table:table-cell office:value-type="float" office:value="0.928063" calcext:value-type="float">
            <text:p>0,928063</text:p>
          </table:table-cell>
          <table:table-cell office:value-type="float" office:value="0.005778" calcext:value-type="float">
            <text:p>0,005778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.948931" calcext:value-type="float">
            <text:p>0,948931</text:p>
          </table:table-cell>
          <table:table-cell office:value-type="float" office:value="0.92499" calcext:value-type="float">
            <text:p>0,92499</text:p>
          </table:table-cell>
          <table:table-cell office:value-type="float" office:value="1.018774" calcext:value-type="float">
            <text:p>1,018774</text:p>
          </table:table-cell>
          <table:table-cell office:value-type="float" office:value="0.009604" calcext:value-type="float">
            <text:p>0,009604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.95547" calcext:value-type="float">
            <text:p>0,95547</text:p>
          </table:table-cell>
          <table:table-cell office:value-type="float" office:value="0.929646" calcext:value-type="float">
            <text:p>0,929646</text:p>
          </table:table-cell>
          <table:table-cell office:value-type="float" office:value="1.008995" calcext:value-type="float">
            <text:p>1,008995</text:p>
          </table:table-cell>
          <table:table-cell office:value-type="float" office:value="0.008667" calcext:value-type="float">
            <text:p>0,008667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0.961313" calcext:value-type="float">
            <text:p>0,961313</text:p>
          </table:table-cell>
          <table:table-cell office:value-type="float" office:value="0.940263" calcext:value-type="float">
            <text:p>0,940263</text:p>
          </table:table-cell>
          <table:table-cell office:value-type="float" office:value="1.070742" calcext:value-type="float">
            <text:p>1,070742</text:p>
          </table:table-cell>
          <table:table-cell office:value-type="float" office:value="0.01022" calcext:value-type="float">
            <text:p>0,01022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.029718" calcext:value-type="float">
            <text:p>1,029718</text:p>
          </table:table-cell>
          <table:table-cell office:value-type="float" office:value="1.01598" calcext:value-type="float">
            <text:p>1,01598</text:p>
          </table:table-cell>
          <table:table-cell office:value-type="float" office:value="1.10073" calcext:value-type="float">
            <text:p>1,10073</text:p>
          </table:table-cell>
          <table:table-cell office:value-type="float" office:value="0.006621" calcext:value-type="float">
            <text:p>0,006621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1.116499" calcext:value-type="float">
            <text:p>1,116499</text:p>
          </table:table-cell>
          <table:table-cell office:value-type="float" office:value="1.087133" calcext:value-type="float">
            <text:p>1,087133</text:p>
          </table:table-cell>
          <table:table-cell office:value-type="float" office:value="1.173839" calcext:value-type="float">
            <text:p>1,173839</text:p>
          </table:table-cell>
          <table:table-cell office:value-type="float" office:value="0.01125" calcext:value-type="float">
            <text:p>0,01125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1.063196" calcext:value-type="float">
            <text:p>1,063196</text:p>
          </table:table-cell>
          <table:table-cell office:value-type="float" office:value="1.041777" calcext:value-type="float">
            <text:p>1,041777</text:p>
          </table:table-cell>
          <table:table-cell office:value-type="float" office:value="1.118332" calcext:value-type="float">
            <text:p>1,118332</text:p>
          </table:table-cell>
          <table:table-cell office:value-type="float" office:value="0.009538" calcext:value-type="float">
            <text:p>0,009538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1.128931" calcext:value-type="float">
            <text:p>1,128931</text:p>
          </table:table-cell>
          <table:table-cell office:value-type="float" office:value="1.106225" calcext:value-type="float">
            <text:p>1,106225</text:p>
          </table:table-cell>
          <table:table-cell office:value-type="float" office:value="1.167227" calcext:value-type="float">
            <text:p>1,167227</text:p>
          </table:table-cell>
          <table:table-cell office:value-type="float" office:value="0.00933" calcext:value-type="float">
            <text:p>0,00933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.072239" calcext:value-type="float">
            <text:p>1,072239</text:p>
          </table:table-cell>
          <table:table-cell office:value-type="float" office:value="1.049228" calcext:value-type="float">
            <text:p>1,049228</text:p>
          </table:table-cell>
          <table:table-cell office:value-type="float" office:value="1.129694" calcext:value-type="float">
            <text:p>1,129694</text:p>
          </table:table-cell>
          <table:table-cell office:value-type="float" office:value="0.010628" calcext:value-type="float">
            <text:p>0,010628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1.134483" calcext:value-type="float">
            <text:p>1,134483</text:p>
          </table:table-cell>
          <table:table-cell office:value-type="float" office:value="1.117215" calcext:value-type="float">
            <text:p>1,117215</text:p>
          </table:table-cell>
          <table:table-cell office:value-type="float" office:value="1.190975" calcext:value-type="float">
            <text:p>1,190975</text:p>
          </table:table-cell>
          <table:table-cell office:value-type="float" office:value="0.007838" calcext:value-type="float">
            <text:p>0,007838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1.1098" calcext:value-type="float">
            <text:p>1,1098</text:p>
          </table:table-cell>
          <table:table-cell office:value-type="float" office:value="1.083966" calcext:value-type="float">
            <text:p>1,083966</text:p>
          </table:table-cell>
          <table:table-cell office:value-type="float" office:value="1.177751" calcext:value-type="float">
            <text:p>1,177751</text:p>
          </table:table-cell>
          <table:table-cell office:value-type="float" office:value="0.009069" calcext:value-type="float">
            <text:p>0,009069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1.144195" calcext:value-type="float">
            <text:p>1,144195</text:p>
          </table:table-cell>
          <table:table-cell office:value-type="float" office:value="1.123082" calcext:value-type="float">
            <text:p>1,123082</text:p>
          </table:table-cell>
          <table:table-cell office:value-type="float" office:value="1.20895" calcext:value-type="float">
            <text:p>1,20895</text:p>
          </table:table-cell>
          <table:table-cell office:value-type="float" office:value="0.010565" calcext:value-type="float">
            <text:p>0,010565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1.110376" calcext:value-type="float">
            <text:p>1,110376</text:p>
          </table:table-cell>
          <table:table-cell office:value-type="float" office:value="1.091883" calcext:value-type="float">
            <text:p>1,091883</text:p>
          </table:table-cell>
          <table:table-cell office:value-type="float" office:value="1.156237" calcext:value-type="float">
            <text:p>1,156237</text:p>
          </table:table-cell>
          <table:table-cell office:value-type="float" office:value="0.008079" calcext:value-type="float">
            <text:p>0,008079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.178656" calcext:value-type="float">
            <text:p>1,178656</text:p>
          </table:table-cell>
          <table:table-cell office:value-type="float" office:value="1.145713" calcext:value-type="float">
            <text:p>1,145713</text:p>
          </table:table-cell>
          <table:table-cell office:value-type="float" office:value="1.225434" calcext:value-type="float">
            <text:p>1,225434</text:p>
          </table:table-cell>
          <table:table-cell office:value-type="float" office:value="0.012726" calcext:value-type="float">
            <text:p>0,01272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1.18647" calcext:value-type="float">
            <text:p>1,18647</text:p>
          </table:table-cell>
          <table:table-cell office:value-type="float" office:value="1.160521" calcext:value-type="float">
            <text:p>1,160521</text:p>
          </table:table-cell>
          <table:table-cell office:value-type="float" office:value="1.235213" calcext:value-type="float">
            <text:p>1,235213</text:p>
          </table:table-cell>
          <table:table-cell office:value-type="float" office:value="0.009793" calcext:value-type="float">
            <text:p>0,009793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1.192745" calcext:value-type="float">
            <text:p>1,192745</text:p>
          </table:table-cell>
          <table:table-cell office:value-type="float" office:value="1.167227" calcext:value-type="float">
            <text:p>1,167227</text:p>
          </table:table-cell>
          <table:table-cell office:value-type="float" office:value="1.247227" calcext:value-type="float">
            <text:p>1,247227</text:p>
          </table:table-cell>
          <table:table-cell office:value-type="float" office:value="0.00941" calcext:value-type="float">
            <text:p>0,00941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1.192538" calcext:value-type="float">
            <text:p>1,192538</text:p>
          </table:table-cell>
          <table:table-cell office:value-type="float" office:value="1.170672" calcext:value-type="float">
            <text:p>1,170672</text:p>
          </table:table-cell>
          <table:table-cell office:value-type="float" office:value="1.243316" calcext:value-type="float">
            <text:p>1,243316</text:p>
          </table:table-cell>
          <table:table-cell office:value-type="float" office:value="0.0097" calcext:value-type="float">
            <text:p>0,0097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1.190812" calcext:value-type="float">
            <text:p>1,190812</text:p>
          </table:table-cell>
          <table:table-cell office:value-type="float" office:value="1.168344" calcext:value-type="float">
            <text:p>1,168344</text:p>
          </table:table-cell>
          <table:table-cell office:value-type="float" office:value="1.232047" calcext:value-type="float">
            <text:p>1,232047</text:p>
          </table:table-cell>
          <table:table-cell office:value-type="float" office:value="0.008323" calcext:value-type="float">
            <text:p>0,008323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.180222" calcext:value-type="float">
            <text:p>1,180222</text:p>
          </table:table-cell>
          <table:table-cell office:value-type="float" office:value="1.164433" calcext:value-type="float">
            <text:p>1,164433</text:p>
          </table:table-cell>
          <table:table-cell office:value-type="float" office:value="1.237914" calcext:value-type="float">
            <text:p>1,237914</text:p>
          </table:table-cell>
          <table:table-cell office:value-type="float" office:value="0.008033" calcext:value-type="float">
            <text:p>0,008033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1.198505" calcext:value-type="float">
            <text:p>1,198505</text:p>
          </table:table-cell>
          <table:table-cell office:value-type="float" office:value="1.180917" calcext:value-type="float">
            <text:p>1,180917</text:p>
          </table:table-cell>
          <table:table-cell office:value-type="float" office:value="1.245365" calcext:value-type="float">
            <text:p>1,245365</text:p>
          </table:table-cell>
          <table:table-cell office:value-type="float" office:value="0.007696" calcext:value-type="float">
            <text:p>0,00769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.297814" calcext:value-type="float">
            <text:p>1,297814</text:p>
          </table:table-cell>
          <table:table-cell office:value-type="float" office:value="1.282804" calcext:value-type="float">
            <text:p>1,282804</text:p>
          </table:table-cell>
          <table:table-cell office:value-type="float" office:value="1.344178" calcext:value-type="float">
            <text:p>1,344178</text:p>
          </table:table-cell>
          <table:table-cell office:value-type="float" office:value="0.006961" calcext:value-type="float">
            <text:p>0,006961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1.337404" calcext:value-type="float">
            <text:p>1,337404</text:p>
          </table:table-cell>
          <table:table-cell office:value-type="float" office:value="1.308601" calcext:value-type="float">
            <text:p>1,308601</text:p>
          </table:table-cell>
          <table:table-cell office:value-type="float" office:value="1.459382" calcext:value-type="float">
            <text:p>1,459382</text:p>
          </table:table-cell>
          <table:table-cell office:value-type="float" office:value="0.01252" calcext:value-type="float">
            <text:p>0,01252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1.31737" calcext:value-type="float">
            <text:p>1,31737</text:p>
          </table:table-cell>
          <table:table-cell office:value-type="float" office:value="1.291092" calcext:value-type="float">
            <text:p>1,291092</text:p>
          </table:table-cell>
          <table:table-cell office:value-type="float" office:value="1.371466" calcext:value-type="float">
            <text:p>1,371466</text:p>
          </table:table-cell>
          <table:table-cell office:value-type="float" office:value="0.010976" calcext:value-type="float">
            <text:p>0,010976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.371633" calcext:value-type="float">
            <text:p>1,371633</text:p>
          </table:table-cell>
          <table:table-cell office:value-type="float" office:value="1.348834" calcext:value-type="float">
            <text:p>1,348834</text:p>
          </table:table-cell>
          <table:table-cell office:value-type="float" office:value="1.42036" calcext:value-type="float">
            <text:p>1,42036</text:p>
          </table:table-cell>
          <table:table-cell office:value-type="float" office:value="0.010039" calcext:value-type="float">
            <text:p>0,010039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1.317486" calcext:value-type="float">
            <text:p>1,317486</text:p>
          </table:table-cell>
          <table:table-cell office:value-type="float" office:value="1.295656" calcext:value-type="float">
            <text:p>1,295656</text:p>
          </table:table-cell>
          <table:table-cell office:value-type="float" office:value="1.560152" calcext:value-type="float">
            <text:p>1,560152</text:p>
          </table:table-cell>
          <table:table-cell office:value-type="float" office:value="0.014327" calcext:value-type="float">
            <text:p>0,014327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1.376026" calcext:value-type="float">
            <text:p>1,376026</text:p>
          </table:table-cell>
          <table:table-cell office:value-type="float" office:value="1.353491" calcext:value-type="float">
            <text:p>1,353491</text:p>
          </table:table-cell>
          <table:table-cell office:value-type="float" office:value="1.433585" calcext:value-type="float">
            <text:p>1,433585</text:p>
          </table:table-cell>
          <table:table-cell office:value-type="float" office:value="0.009808" calcext:value-type="float">
            <text:p>0,009808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1.316792" calcext:value-type="float">
            <text:p>1,316792</text:p>
          </table:table-cell>
          <table:table-cell office:value-type="float" office:value="1.291838" calcext:value-type="float">
            <text:p>1,291838</text:p>
          </table:table-cell>
          <table:table-cell office:value-type="float" office:value="1.56993" calcext:value-type="float">
            <text:p>1,56993</text:p>
          </table:table-cell>
          <table:table-cell office:value-type="float" office:value="0.018862" calcext:value-type="float">
            <text:p>0,018862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1.383151" calcext:value-type="float">
            <text:p>1,383151</text:p>
          </table:table-cell>
          <table:table-cell office:value-type="float" office:value="1.361314" calcext:value-type="float">
            <text:p>1,361314</text:p>
          </table:table-cell>
          <table:table-cell office:value-type="float" office:value="2.053101" calcext:value-type="float">
            <text:p>2,053101</text:p>
          </table:table-cell>
          <table:table-cell office:value-type="float" office:value="0.035123" calcext:value-type="float">
            <text:p>0,035123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.318921" calcext:value-type="float">
            <text:p>1,318921</text:p>
          </table:table-cell>
          <table:table-cell office:value-type="float" office:value="1.296028" calcext:value-type="float">
            <text:p>1,296028</text:p>
          </table:table-cell>
          <table:table-cell office:value-type="float" office:value="1.979247" calcext:value-type="float">
            <text:p>1,979247</text:p>
          </table:table-cell>
          <table:table-cell office:value-type="float" office:value="0.033257" calcext:value-type="float">
            <text:p>0,033257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1.357634" calcext:value-type="float">
            <text:p>1,357634</text:p>
          </table:table-cell>
          <table:table-cell office:value-type="float" office:value="1.334026" calcext:value-type="float">
            <text:p>1,334026</text:p>
          </table:table-cell>
          <table:table-cell office:value-type="float" office:value="2.016407" calcext:value-type="float">
            <text:p>2,016407</text:p>
          </table:table-cell>
          <table:table-cell office:value-type="float" office:value="0.031057" calcext:value-type="float">
            <text:p>0,031057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1.340558" calcext:value-type="float">
            <text:p>1,340558</text:p>
          </table:table-cell>
          <table:table-cell office:value-type="float" office:value="1.308136" calcext:value-type="float">
            <text:p>1,308136</text:p>
          </table:table-cell>
          <table:table-cell office:value-type="float" office:value="1.586322" calcext:value-type="float">
            <text:p>1,586322</text:p>
          </table:table-cell>
          <table:table-cell office:value-type="float" office:value="0.018239" calcext:value-type="float">
            <text:p>0,018239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1.378467" calcext:value-type="float">
            <text:p>1,378467</text:p>
          </table:table-cell>
          <table:table-cell office:value-type="float" office:value="1.360476" calcext:value-type="float">
            <text:p>1,360476</text:p>
          </table:table-cell>
          <table:table-cell office:value-type="float" office:value="1.44057" calcext:value-type="float">
            <text:p>1,44057</text:p>
          </table:table-cell>
          <table:table-cell office:value-type="float" office:value="0.008497" calcext:value-type="float">
            <text:p>0,008497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1.349923" calcext:value-type="float">
            <text:p>1,349923</text:p>
          </table:table-cell>
          <table:table-cell office:value-type="float" office:value="1.316052" calcext:value-type="float">
            <text:p>1,316052</text:p>
          </table:table-cell>
          <table:table-cell office:value-type="float" office:value="2.015568" calcext:value-type="float">
            <text:p>2,015568</text:p>
          </table:table-cell>
          <table:table-cell office:value-type="float" office:value="0.059699" calcext:value-type="float">
            <text:p>0,059699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1.395226" calcext:value-type="float">
            <text:p>1,395226</text:p>
          </table:table-cell>
          <table:table-cell office:value-type="float" office:value="1.365971" calcext:value-type="float">
            <text:p>1,365971</text:p>
          </table:table-cell>
          <table:table-cell office:value-type="float" office:value="1.769885" calcext:value-type="float">
            <text:p>1,769885</text:p>
          </table:table-cell>
          <table:table-cell office:value-type="float" office:value="0.058992" calcext:value-type="float">
            <text:p>0,058992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1.360677" calcext:value-type="float">
            <text:p>1,360677</text:p>
          </table:table-cell>
          <table:table-cell office:value-type="float" office:value="1.334026" calcext:value-type="float">
            <text:p>1,334026</text:p>
          </table:table-cell>
          <table:table-cell office:value-type="float" office:value="1.740642" calcext:value-type="float">
            <text:p>1,740642</text:p>
          </table:table-cell>
          <table:table-cell office:value-type="float" office:value="0.055354" calcext:value-type="float">
            <text:p>0,055354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1.377648" calcext:value-type="float">
            <text:p>1,377648</text:p>
          </table:table-cell>
          <table:table-cell office:value-type="float" office:value="1.352746" calcext:value-type="float">
            <text:p>1,352746</text:p>
          </table:table-cell>
          <table:table-cell office:value-type="float" office:value="2.030004" calcext:value-type="float">
            <text:p>2,030004</text:p>
          </table:table-cell>
          <table:table-cell office:value-type="float" office:value="0.055357" calcext:value-type="float">
            <text:p>0,055357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1.348048" calcext:value-type="float">
            <text:p>1,348048</text:p>
          </table:table-cell>
          <table:table-cell office:value-type="float" office:value="1.323037" calcext:value-type="float">
            <text:p>1,323037</text:p>
          </table:table-cell>
          <table:table-cell office:value-type="float" office:value="1.721084" calcext:value-type="float">
            <text:p>1,721084</text:p>
          </table:table-cell>
          <table:table-cell office:value-type="float" office:value="0.043162" calcext:value-type="float">
            <text:p>0,043162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1.415478" calcext:value-type="float">
            <text:p>1,415478</text:p>
          </table:table-cell>
          <table:table-cell office:value-type="float" office:value="1.380406" calcext:value-type="float">
            <text:p>1,380406</text:p>
          </table:table-cell>
          <table:table-cell office:value-type="float" office:value="2.068374" calcext:value-type="float">
            <text:p>2,068374</text:p>
          </table:table-cell>
          <table:table-cell office:value-type="float" office:value="0.063412" calcext:value-type="float">
            <text:p>0,063412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.42962" calcext:value-type="float">
            <text:p>1,42962</text:p>
          </table:table-cell>
          <table:table-cell office:value-type="float" office:value="1.387857" calcext:value-type="float">
            <text:p>1,387857</text:p>
          </table:table-cell>
          <table:table-cell office:value-type="float" office:value="2.076197" calcext:value-type="float">
            <text:p>2,076197</text:p>
          </table:table-cell>
          <table:table-cell office:value-type="float" office:value="0.066503" calcext:value-type="float">
            <text:p>0,066503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1.424428" calcext:value-type="float">
            <text:p>1,424428</text:p>
          </table:table-cell>
          <table:table-cell office:value-type="float" office:value="1.399219" calcext:value-type="float">
            <text:p>1,399219</text:p>
          </table:table-cell>
          <table:table-cell office:value-type="float" office:value="2.085511" calcext:value-type="float">
            <text:p>2,085511</text:p>
          </table:table-cell>
          <table:table-cell office:value-type="float" office:value="0.03954" calcext:value-type="float">
            <text:p>0,03954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1.432912" calcext:value-type="float">
            <text:p>1,432912</text:p>
          </table:table-cell>
          <table:table-cell office:value-type="float" office:value="1.394935" calcext:value-type="float">
            <text:p>1,394935</text:p>
          </table:table-cell>
          <table:table-cell office:value-type="float" office:value="2.07806" calcext:value-type="float">
            <text:p>2,07806</text:p>
          </table:table-cell>
          <table:table-cell office:value-type="float" office:value="0.060821" calcext:value-type="float">
            <text:p>0,060821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1.435492" calcext:value-type="float">
            <text:p>1,435492</text:p>
          </table:table-cell>
          <table:table-cell office:value-type="float" office:value="1.404714" calcext:value-type="float">
            <text:p>1,404714</text:p>
          </table:table-cell>
          <table:table-cell office:value-type="float" office:value="2.086349" calcext:value-type="float">
            <text:p>2,086349</text:p>
          </table:table-cell>
          <table:table-cell office:value-type="float" office:value="0.068322" calcext:value-type="float">
            <text:p>0,068322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1.441933" calcext:value-type="float">
            <text:p>1,441933</text:p>
          </table:table-cell>
          <table:table-cell office:value-type="float" office:value="1.410581" calcext:value-type="float">
            <text:p>1,410581</text:p>
          </table:table-cell>
          <table:table-cell office:value-type="float" office:value="2.093799" calcext:value-type="float">
            <text:p>2,093799</text:p>
          </table:table-cell>
          <table:table-cell office:value-type="float" office:value="0.072705" calcext:value-type="float">
            <text:p>0,072705</text:p>
          </table:table-cell>
          <table:table-cell office:value-type="float" office:value="15" calcext:value-type="float">
            <text:p>15</text:p>
          </table:table-cell>
          <table:table-cell table:number-columns-repeated="6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1.436701" calcext:value-type="float">
            <text:p>1,436701</text:p>
          </table:table-cell>
          <table:table-cell office:value-type="float" office:value="1.40667" calcext:value-type="float">
            <text:p>1,40667</text:p>
          </table:table-cell>
          <table:table-cell office:value-type="float" office:value="2.080109" calcext:value-type="float">
            <text:p>2,080109</text:p>
          </table:table-cell>
          <table:table-cell office:value-type="float" office:value="0.063951" calcext:value-type="float">
            <text:p>0,063951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1.443829" calcext:value-type="float">
            <text:p>1,443829</text:p>
          </table:table-cell>
          <table:table-cell office:value-type="float" office:value="1.412164" calcext:value-type="float">
            <text:p>1,412164</text:p>
          </table:table-cell>
          <table:table-cell office:value-type="float" office:value="2.09026" calcext:value-type="float">
            <text:p>2,09026</text:p>
          </table:table-cell>
          <table:table-cell office:value-type="float" office:value="0.072524" calcext:value-type="float">
            <text:p>0,072524</text:p>
          </table:table-cell>
          <table:table-cell office:value-type="float" office:value="16" calcext:value-type="float">
            <text:p>16</text:p>
          </table:table-cell>
          <table:table-cell table:number-columns-repeated="6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1.440726" calcext:value-type="float">
            <text:p>1,440726</text:p>
          </table:table-cell>
          <table:table-cell office:value-type="float" office:value="1.40667" calcext:value-type="float">
            <text:p>1,40667</text:p>
          </table:table-cell>
          <table:table-cell office:value-type="float" office:value="2.106186" calcext:value-type="float">
            <text:p>2,106186</text:p>
          </table:table-cell>
          <table:table-cell office:value-type="float" office:value="0.060627" calcext:value-type="float">
            <text:p>0,060627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1.442395" calcext:value-type="float">
            <text:p>1,442395</text:p>
          </table:table-cell>
          <table:table-cell office:value-type="float" office:value="1.413748" calcext:value-type="float">
            <text:p>1,413748</text:p>
          </table:table-cell>
          <table:table-cell office:value-type="float" office:value="1.828093" calcext:value-type="float">
            <text:p>1,828093</text:p>
          </table:table-cell>
          <table:table-cell office:value-type="float" office:value="0.056111" calcext:value-type="float">
            <text:p>0,056111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1.443776" calcext:value-type="float">
            <text:p>1,443776</text:p>
          </table:table-cell>
          <table:table-cell office:value-type="float" office:value="1.416355" calcext:value-type="float">
            <text:p>1,416355</text:p>
          </table:table-cell>
          <table:table-cell office:value-type="float" office:value="1.819059" calcext:value-type="float">
            <text:p>1,819059</text:p>
          </table:table-cell>
          <table:table-cell office:value-type="float" office:value="0.042645" calcext:value-type="float">
            <text:p>0,042645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.444208" calcext:value-type="float">
            <text:p>1,444208</text:p>
          </table:table-cell>
          <table:table-cell office:value-type="float" office:value="1.414493" calcext:value-type="float">
            <text:p>1,414493</text:p>
          </table:table-cell>
          <table:table-cell office:value-type="float" office:value="2.0965" calcext:value-type="float">
            <text:p>2,0965</text:p>
          </table:table-cell>
          <table:table-cell office:value-type="float" office:value="0.06145" calcext:value-type="float">
            <text:p>0,06145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.449196" calcext:value-type="float">
            <text:p>1,449196</text:p>
          </table:table-cell>
          <table:table-cell office:value-type="float" office:value="1.418404" calcext:value-type="float">
            <text:p>1,418404</text:p>
          </table:table-cell>
          <table:table-cell office:value-type="float" office:value="2.099946" calcext:value-type="float">
            <text:p>2,099946</text:p>
          </table:table-cell>
          <table:table-cell office:value-type="float" office:value="0.062634" calcext:value-type="float">
            <text:p>0,062634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.446404" calcext:value-type="float">
            <text:p>1,446404</text:p>
          </table:table-cell>
          <table:table-cell office:value-type="float" office:value="1.417939" calcext:value-type="float">
            <text:p>1,417939</text:p>
          </table:table-cell>
          <table:table-cell office:value-type="float" office:value="1.828093" calcext:value-type="float">
            <text:p>1,828093</text:p>
          </table:table-cell>
          <table:table-cell office:value-type="float" office:value="0.052533" calcext:value-type="float">
            <text:p>0,052533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.449374" calcext:value-type="float">
            <text:p>1,449374</text:p>
          </table:table-cell>
          <table:table-cell office:value-type="float" office:value="1.420733" calcext:value-type="float">
            <text:p>1,420733</text:p>
          </table:table-cell>
          <table:table-cell office:value-type="float" office:value="1.823064" calcext:value-type="float">
            <text:p>1,823064</text:p>
          </table:table-cell>
          <table:table-cell office:value-type="float" office:value="0.061839" calcext:value-type="float">
            <text:p>0,061839</text:p>
          </table:table-cell>
          <table:table-cell office:value-type="float" office:value="15" calcext:value-type="float">
            <text:p>15</text:p>
          </table:table-cell>
          <table:table-cell table:number-columns-repeated="6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.604739" calcext:value-type="float">
            <text:p>1,604739</text:p>
          </table:table-cell>
          <table:table-cell office:value-type="float" office:value="1.571886" calcext:value-type="float">
            <text:p>1,571886</text:p>
          </table:table-cell>
          <table:table-cell office:value-type="float" office:value="2.929009" calcext:value-type="float">
            <text:p>2,929009</text:p>
          </table:table-cell>
          <table:table-cell office:value-type="float" office:value="0.098945" calcext:value-type="float">
            <text:p>0,098945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1.640951" calcext:value-type="float">
            <text:p>1,640951</text:p>
          </table:table-cell>
          <table:table-cell office:value-type="float" office:value="1.600757" calcext:value-type="float">
            <text:p>1,600757</text:p>
          </table:table-cell>
          <table:table-cell office:value-type="float" office:value="2.374128" calcext:value-type="float">
            <text:p>2,374128</text:p>
          </table:table-cell>
          <table:table-cell office:value-type="float" office:value="0.070679" calcext:value-type="float">
            <text:p>0,070679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1.589401" calcext:value-type="float">
            <text:p>1,589401</text:p>
          </table:table-cell>
          <table:table-cell office:value-type="float" office:value="1.54376" calcext:value-type="float">
            <text:p>1,54376</text:p>
          </table:table-cell>
          <table:table-cell office:value-type="float" office:value="2.354011" calcext:value-type="float">
            <text:p>2,354011</text:p>
          </table:table-cell>
          <table:table-cell office:value-type="float" office:value="0.103275" calcext:value-type="float">
            <text:p>0,103275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1.665605" calcext:value-type="float">
            <text:p>1,665605</text:p>
          </table:table-cell>
          <table:table-cell office:value-type="float" office:value="1.620315" calcext:value-type="float">
            <text:p>1,620315</text:p>
          </table:table-cell>
          <table:table-cell office:value-type="float" office:value="2.670288" calcext:value-type="float">
            <text:p>2,670288</text:p>
          </table:table-cell>
          <table:table-cell office:value-type="float" office:value="0.115763" calcext:value-type="float">
            <text:p>0,115763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1.598742" calcext:value-type="float">
            <text:p>1,598742</text:p>
          </table:table-cell>
          <table:table-cell office:value-type="float" office:value="1.528859" calcext:value-type="float">
            <text:p>1,528859</text:p>
          </table:table-cell>
          <table:table-cell office:value-type="float" office:value="2.923608" calcext:value-type="float">
            <text:p>2,923608</text:p>
          </table:table-cell>
          <table:table-cell office:value-type="float" office:value="0.144183" calcext:value-type="float">
            <text:p>0,144183</text:p>
          </table:table-cell>
          <table:table-cell office:value-type="float" office:value="16" calcext:value-type="float">
            <text:p>16</text:p>
          </table:table-cell>
          <table:table-cell table:number-columns-repeated="6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1.691963" calcext:value-type="float">
            <text:p>1,691963</text:p>
          </table:table-cell>
          <table:table-cell office:value-type="float" office:value="1.61957" calcext:value-type="float">
            <text:p>1,61957</text:p>
          </table:table-cell>
          <table:table-cell office:value-type="float" office:value="3.981218" calcext:value-type="float">
            <text:p>3,981218</text:p>
          </table:table-cell>
          <table:table-cell office:value-type="float" office:value="0.203293" calcext:value-type="float">
            <text:p>0,203293</text:p>
          </table:table-cell>
          <table:table-cell office:value-type="float" office:value="15" calcext:value-type="float">
            <text:p>15</text:p>
          </table:table-cell>
          <table:table-cell table:number-columns-repeated="6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1.669489" calcext:value-type="float">
            <text:p>1,669489</text:p>
          </table:table-cell>
          <table:table-cell office:value-type="float" office:value="1.563318" calcext:value-type="float">
            <text:p>1,563318</text:p>
          </table:table-cell>
          <table:table-cell office:value-type="float" office:value="8.896179" calcext:value-type="float">
            <text:p>8,896179</text:p>
          </table:table-cell>
          <table:table-cell office:value-type="float" office:value="0.45128" calcext:value-type="float">
            <text:p>0,45128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1.668414" calcext:value-type="float">
            <text:p>1,668414</text:p>
          </table:table-cell>
          <table:table-cell office:value-type="float" office:value="1.631118" calcext:value-type="float">
            <text:p>1,631118</text:p>
          </table:table-cell>
          <table:table-cell office:value-type="float" office:value="2.987497" calcext:value-type="float">
            <text:p>2,987497</text:p>
          </table:table-cell>
          <table:table-cell office:value-type="float" office:value="0.095587" calcext:value-type="float">
            <text:p>0,095587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1.572581" calcext:value-type="float">
            <text:p>1,572581</text:p>
          </table:table-cell>
          <table:table-cell office:value-type="float" office:value="1.535937" calcext:value-type="float">
            <text:p>1,535937</text:p>
          </table:table-cell>
          <table:table-cell office:value-type="float" office:value="2.229307" calcext:value-type="float">
            <text:p>2,229307</text:p>
          </table:table-cell>
          <table:table-cell office:value-type="float" office:value="0.068218" calcext:value-type="float">
            <text:p>0,068218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142" meta:object-count="0"/>
    <meta:generator>LibreOffice/5.3.6.1$Linux_X86_64 LibreOffice_project/30$Build-1</meta:generator>
  </office:meta>
</office:document-meta>
</file>